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68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4.602cm"/>
    </style:style>
    <style:style style:name="co16" style:family="table-column">
      <style:table-column-properties fo:break-before="auto" style:column-width="4.93cm"/>
    </style:style>
    <style:style style:name="co17" style:family="table-column">
      <style:table-column-properties fo:break-before="auto" style:column-width="3.621cm"/>
    </style:style>
    <style:style style:name="co18" style:family="table-column">
      <style:table-column-properties fo:break-before="auto" style:column-width="5.022cm"/>
    </style:style>
    <style:style style:name="co19" style:family="table-column">
      <style:table-column-properties fo:break-before="auto" style:column-width="9.01cm"/>
    </style:style>
    <style:style style:name="co20" style:family="table-column">
      <style:table-column-properties fo:break-before="auto" style:column-width="5.992cm"/>
    </style:style>
    <style:style style:name="co21" style:family="table-column">
      <style:table-column-properties fo:break-before="auto" style:column-width="8.34cm"/>
    </style:style>
    <style:style style:name="co22" style:family="table-column">
      <style:table-column-properties fo:break-before="auto" style:column-width="0.418cm"/>
    </style:style>
    <style:style style:name="co23" style:family="table-column">
      <style:table-column-properties fo:break-before="auto" style:column-width="1.173cm"/>
    </style:style>
    <style:style style:name="co24" style:family="table-column">
      <style:table-column-properties fo:break-before="auto" style:column-width="6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8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2.348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84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2.106cm" fo:break-before="auto" style:use-optimal-row-height="false"/>
    </style:style>
    <style:style style:name="ro13" style:family="table-row">
      <style:table-row-properties style:row-height="1.66cm" fo:break-before="auto" style:use-optimal-row-height="false"/>
    </style:style>
    <style:style style:name="ro14" style:family="table-row">
      <style:table-row-properties style:row-height="1.538cm" fo:break-before="auto" style:use-optimal-row-height="false"/>
    </style:style>
    <style:style style:name="ro15" style:family="table-row">
      <style:table-row-properties style:row-height="2.025cm" fo:break-before="auto" style:use-optimal-row-height="false"/>
    </style:style>
    <style:style style:name="ro16" style:family="table-row">
      <style:table-row-properties style:row-height="1.778cm" fo:break-before="auto" style:use-optimal-row-height="true"/>
    </style:style>
    <style:style style:name="ro17" style:family="table-row">
      <style:table-row-properties style:row-height="1.744cm" fo:break-before="auto" style:use-optimal-row-height="false"/>
    </style:style>
    <style:style style:name="ro18" style:family="table-row">
      <style:table-row-properties style:row-height="0.72cm" fo:break-before="auto" style:use-optimal-row-height="false"/>
    </style:style>
    <style:style style:name="ro19" style:family="table-row">
      <style:table-row-properties style:row-height="0.774cm" fo:break-before="auto" style:use-optimal-row-height="false"/>
    </style:style>
    <style:style style:name="ro20" style:family="table-row">
      <style:table-row-properties style:row-height="1.496cm" fo:break-before="auto" style:use-optimal-row-height="false"/>
    </style:style>
    <style:style style:name="ro21" style:family="table-row">
      <style:table-row-properties style:row-height="0.554cm" fo:break-before="auto" style:use-optimal-row-height="false"/>
    </style:style>
    <style:style style:name="ro22" style:family="table-row">
      <style:table-row-properties style:row-height="0.637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0.803cm" fo:break-before="auto" style:use-optimal-row-height="false"/>
    </style:style>
    <style:style style:name="ro25" style:family="table-row">
      <style:table-row-properties style:row-height="1.662cm" fo:break-before="auto" style:use-optimal-row-height="false"/>
    </style:style>
    <style:style style:name="ro26" style:family="table-row">
      <style:table-row-properties style:row-height="0.609cm" fo:break-before="auto" style:use-optimal-row-height="false"/>
    </style:style>
    <style:style style:name="ro27" style:family="table-row">
      <style:table-row-properties style:row-height="0.931cm" fo:break-before="auto" style:use-optimal-row-height="false"/>
    </style:style>
    <style:style style:name="ro28" style:family="table-row">
      <style:table-row-properties style:row-height="1.6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fo:background-color="#afd095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4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53" style:family="table-cell" style:parent-style-name="Pivot_20_Table_20_Value">
      <style:table-cell-properties fo:border-bottom="none" fo:border-left="0.99pt solid #000000" fo:border-right="none" fo:border-top="none"/>
    </style:style>
    <style:style style:name="ce5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5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8" style:family="table-cell" style:parent-style-name="Pivot_20_Table_20_Value">
      <style:table-cell-properties fo:border-bottom="none" fo:border-left="none" fo:border-right="none" fo:border-top="0.99pt solid #000000"/>
    </style:style>
    <style:style style:name="ce59" style:family="table-cell" style:parent-style-name="Pivot_20_Table_20_Value">
      <style:table-cell-properties fo:border-bottom="0.99pt solid #000000" fo:border-left="none" fo:border-right="none" fo:border-top="none"/>
    </style:style>
    <style:style style:name="ce60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6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2" style:family="table-cell" style:parent-style-name="Pivot_20_Table_20_Value">
      <style:table-cell-properties fo:border-bottom="none" fo:border-left="none" fo:border-right="0.99pt solid #000000" fo:border-top="none"/>
    </style:style>
    <style:style style:name="ce6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64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6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7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68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6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68a1a" style:text-outline="false" style:text-line-through-style="none" style:text-line-through-type="none" style:font-name="Liberation Sans" fo:font-size="36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36pt" style:language-asian="zh" style:country-asian="CN" style:font-style-asian="normal" style:font-weight-asian="bold" style:font-name-complex="Arial1" style:font-size-complex="3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color="#ff0000" fo:font-size="42pt" fo:font-weight="bold" style:font-size-asian="42pt" style:font-weight-asian="bold" style:font-size-complex="4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68a1a" fo:font-size="31pt" fo:font-weight="bold" style:font-size-asian="31pt" style:font-weight-asian="bold" style:font-size-complex="31pt" style:font-weight-complex="bold"/>
    </style:style>
    <style:style style:name="ce83" style:family="table-cell" style:parent-style-name="Default">
      <style:text-properties fo:font-size="28pt" style:font-size-asian="28pt" style:font-size-complex="28pt"/>
    </style:style>
    <style:style style:name="ce84" style:family="table-cell" style:parent-style-name="Default">
      <style:table-cell-properties fo:border-bottom="none" style:text-align-source="fix" style:repeat-content="false" fo:border-left="2.24pt solid #ff0000" fo:border-right="2.24pt solid #ff0000" fo:border-top="2.24pt solid #ff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none" fo:border-left="2.24pt solid #ff0000" fo:border-right="2.24pt solid #ff0000" fo:border-top="none"/>
    </style:style>
    <style:style style:name="ce86" style:family="table-cell" style:parent-style-name="Default" style:data-style-name="N11">
      <style:table-cell-properties fo:border-bottom="none" style:text-align-source="fix" style:repeat-content="false" fo:border-left="2.24pt solid #ff0000" fo:border-right="2.24pt solid #ff0000" fo:border-top="none"/>
      <style:paragraph-properties fo:text-align="center" fo:margin-left="0cm"/>
      <style:text-properties fo:color="#ff0000" fo:font-size="54pt" fo:font-weight="normal" style:font-size-asian="54pt" style:font-weight-asian="normal" style:font-size-complex="54pt" style:font-weight-complex="normal"/>
    </style:style>
    <style:style style:name="ce87" style:family="table-cell" style:parent-style-name="Default">
      <style:table-cell-properties fo:border-bottom="2.24pt solid #ff0000" fo:border-left="2.24pt solid #ff0000" fo:border-right="2.24pt solid #ff0000" fo:border-top="none"/>
    </style:style>
    <style:style style:name="ce8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224b12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style:text-align-source="fix" style:repeat-content="false" fo:border-left="1.5pt double-thin #28471f" style:border-line-width-left="0.018cm 0.018cm 0.018cm" fo:border-right="1.5pt double-thin #28471f" style:border-line-width-right="0.018cm 0.018cm 0.018cm" fo:border-top="1.5pt double-thin #28471f" style:border-line-width-top="0.018cm 0.018cm 0.018cm"/>
      <style:paragraph-properties fo:text-align="center" fo:margin-left="0cm"/>
      <style:text-properties fo:color="#224b12" fo:font-size="18pt" fo:font-weight="bold" style:font-size-asian="18pt" style:font-weight-asian="bold" style:font-size-complex="18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1.5pt double-thin #28471f" style:border-line-width-left="0.018cm 0.018cm 0.018cm" fo:border-right="1.5pt double-thin #28471f" style:border-line-width-right="0.018cm 0.018cm 0.018cm" fo:border-top="none"/>
      <style:paragraph-properties fo:text-align="center" fo:margin-left="0cm"/>
      <style:text-properties fo:color="#224b12" fo:font-size="18pt" fo:font-weight="bold" style:font-size-asian="18pt" style:font-weight-asian="bold" style:font-size-complex="18pt" style:font-weight-complex="bold"/>
    </style:style>
    <style:style style:name="ce91" style:family="table-cell" style:parent-style-name="Default">
      <style:table-cell-properties fo:border-bottom="none" style:text-align-source="fix" style:repeat-content="false" fo:wrap-option="wrap" fo:border-left="1.5pt double-thin #28471f" style:border-line-width-left="0.018cm 0.018cm 0.018cm" fo:border-right="1.5pt double-thin #28471f" style:border-line-width-right="0.018cm 0.018cm 0.018cm" fo:border-top="none"/>
      <style:paragraph-properties fo:text-align="center" fo:margin-left="0cm"/>
      <style:text-properties fo:color="#224b12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style:text-align-source="fix" style:repeat-content="false" fo:wrap-option="wrap" fo:border-left="1.5pt double-thin #28471f" style:border-line-width-left="0.018cm 0.018cm 0.018cm" fo:border-right="1.5pt double-thin #28471f" style:border-line-width-right="0.018cm 0.018cm 0.018cm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order-left="1.5pt double-thin #28471f" style:border-line-width-left="0.018cm 0.018cm 0.018cm" fo:border-right="1.5pt double-thin #28471f" style:border-line-width-right="0.018cm 0.018cm 0.018cm" fo:border-top="none"/>
    </style:style>
    <style:style style:name="ce94" style:family="table-cell" style:parent-style-name="Default">
      <style:table-cell-properties fo:border-bottom="1.5pt double-thin #28471f" style:border-line-width-bottom="0.018cm 0.018cm 0.018cm" style:text-align-source="fix" style:repeat-content="false" fo:wrap-option="wrap" fo:border-left="1.5pt double-thin #28471f" style:border-line-width-left="0.018cm 0.018cm 0.018cm" fo:border-right="1.5pt double-thin #28471f" style:border-line-width-right="0.018cm 0.018cm 0.018cm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font-size="42pt" style:font-size-asian="42pt" style:font-size-complex="42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fo:font-size="28pt" style:font-size-asian="28pt" style:font-size-complex="28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fo:font-size="28pt" fo:font-weight="bold" style:font-size-asian="28pt" style:font-weight-asian="bold" style:font-size-complex="28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wrap-option="wrap" fo:border-left="2.24pt solid #069a2e" fo:border-right="2.24pt solid #069a2e" fo:border-top="2.24pt solid #069a2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2.24pt solid #069a2e" fo:border-right="2.24pt solid #069a2e" fo:border-top="none"/>
    </style:style>
    <style:style style:name="ce101" style:family="table-cell" style:parent-style-name="Default" style:data-style-name="N11">
      <style:table-cell-properties fo:border-bottom="none" style:text-align-source="fix" style:repeat-content="false" fo:border-left="2.24pt solid #069a2e" fo:border-right="2.24pt solid #069a2e" fo:border-top="none"/>
      <style:paragraph-properties fo:text-align="center" fo:margin-left="0cm"/>
      <style:text-properties fo:color="#069a2e" fo:font-size="54pt" fo:font-weight="normal" style:font-size-asian="54pt" style:font-weight-asian="normal" style:font-size-complex="54pt" style:font-weight-complex="normal"/>
    </style:style>
    <style:style style:name="ce102" style:family="table-cell" style:parent-style-name="Default">
      <style:table-cell-properties fo:border-bottom="2.24pt solid #069a2e" fo:border-left="2.24pt solid #069a2e" fo:border-right="2.24pt solid #069a2e" fo:border-top="none"/>
    </style:style>
    <style:style style:name="ce103" style:family="table-cell" style:parent-style-name="Default">
      <style:table-cell-properties style:text-align-source="fix" style:repeat-content="false" fo:wrap-option="wrap" fo:border="0.74pt solid #28471f"/>
      <style:paragraph-properties fo:text-align="start" fo:margin-left="0cm"/>
      <style:text-properties fo:color="#224b12" style:text-outline="false" style:text-line-through-style="none" style:text-line-through-type="none" style:font-name="Bahnschrift Light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fo:color="#224b12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style:text-align-source="fix" style:repeat-content="false" fo:wrap-option="wrap" fo:border-left="1.5pt double-thin #28471f" style:border-line-width-left="0.018cm 0.018cm 0.018cm" fo:border-right="1.5pt double-thin #28471f" style:border-line-width-right="0.018cm 0.018cm 0.018cm" fo:border-top="none"/>
      <style:paragraph-properties fo:text-align="center" fo:margin-left="0cm"/>
      <style:text-properties fo:color="#224b12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ataset_analise_dados_problema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Produto</text:p>
          </table:table-cell>
          <table:table-cell table:style-name="ce7" office:value-type="string" calcext:value-type="string">
            <text:p>Categoria</text:p>
          </table:table-cell>
          <table:table-cell table:style-name="ce7" office:value-type="string" calcext:value-type="string">
            <text:p>Quantidade</text:p>
          </table:table-cell>
          <table:table-cell table:style-name="ce8" office:value-type="string" calcext:value-type="string">
            <text:p>Quantidade_Final </text:p>
          </table:table-cell>
          <table:table-cell table:style-name="ce7" office:value-type="string" calcext:value-type="string">
            <text:p>Preco_Unitario</text:p>
          </table:table-cell>
          <table:table-cell table:style-name="ce8" office:value-type="string" calcext:value-type="string">
            <text:p>Preco_Final </text:p>
          </table:table-cell>
          <table:table-cell table:style-name="ce7" office:value-type="string" calcext:value-type="string">
            <text:p>Forma_Pagamento</text:p>
          </table:table-cell>
          <table:table-cell table:style-name="ce7" office:value-type="string" calcext:value-type="string">
            <text:p>Cidad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total_certo</text:p>
          </table:table-cell>
          <table:table-cell table:style-name="ce8" office:value-type="string" calcext:value-type="string">
            <text:p>Status_Total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2]&lt;=0;1;[.F2])" office:value-type="float" office:value="3" calcext:value-type="float">
            <text:p>3</text:p>
          </table:table-cell>
          <table:table-cell office:value-type="float" office:value="3273.6" calcext:value-type="float">
            <text:p>3273,6</text:p>
          </table:table-cell>
          <table:table-cell table:formula="of:=IF([.H2]&lt;=0;&quot;ERRO&quot;;[.H2])" office:value-type="float" office:value="3273.6" calcext:value-type="float">
            <text:p>3273,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9820.8" calcext:value-type="float">
            <text:p>9820,8</text:p>
          </table:table-cell>
          <table:table-cell table:formula="of:=[.G2]*[.I2]" office:value-type="float" office:value="9820.8" calcext:value-type="float">
            <text:p>9820,8</text:p>
          </table:table-cell>
          <table:table-cell table:formula="of:=IF([.L2] &lt;&gt; [.M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3-10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]&lt;=0;1;[.F3])" office:value-type="float" office:value="1" calcext:value-type="float">
            <text:p>1</text:p>
          </table:table-cell>
          <table:table-cell office:value-type="float" office:value="4438.69" calcext:value-type="float">
            <text:p>4438,69</text:p>
          </table:table-cell>
          <table:table-cell table:formula="of:=IF([.H3]&lt;=0;&quot;ERRO&quot;;[.H3])" office:value-type="float" office:value="4438.69" calcext:value-type="float">
            <text:p>4438,6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-4438.69" calcext:value-type="float">
            <text:p>-4438,69</text:p>
          </table:table-cell>
          <table:table-cell table:formula="of:=[.G3]*[.I3]" office:value-type="float" office:value="4438.69" calcext:value-type="float">
            <text:p>4438,69</text:p>
          </table:table-cell>
          <table:table-cell table:formula="of:=IF([.L3] &lt;&gt; [.M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31-05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]&lt;=0;1;[.F4])" office:value-type="float" office:value="2" calcext:value-type="float">
            <text:p>2</text:p>
          </table:table-cell>
          <table:table-cell office:value-type="float" office:value="4406.39" calcext:value-type="float">
            <text:p>4406,39</text:p>
          </table:table-cell>
          <table:table-cell table:formula="of:=IF([.H4]&lt;=0;&quot;ERRO&quot;;[.H4])" office:value-type="float" office:value="4406.39" calcext:value-type="float">
            <text:p>4406,3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8812.78" calcext:value-type="float">
            <text:p>8812,78</text:p>
          </table:table-cell>
          <table:table-cell table:formula="of:=[.G4]*[.I4]" office:value-type="float" office:value="8812.78" calcext:value-type="float">
            <text:p>8812,78</text:p>
          </table:table-cell>
          <table:table-cell table:formula="of:=IF([.L4] &lt;&gt; [.M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2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5]&lt;=0;1;[.F5])" office:value-type="float" office:value="2" calcext:value-type="float">
            <text:p>2</text:p>
          </table:table-cell>
          <table:table-cell office:value-type="float" office:value="3559.78" calcext:value-type="float">
            <text:p>3559,78</text:p>
          </table:table-cell>
          <table:table-cell table:formula="of:=IF([.H5]&lt;=0;&quot;ERRO&quot;;[.H5])" office:value-type="float" office:value="3559.78" calcext:value-type="float">
            <text:p>3559,7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7119.56" calcext:value-type="float">
            <text:p>7119,56</text:p>
          </table:table-cell>
          <table:table-cell table:formula="of:=[.G5]*[.I5]" office:value-type="float" office:value="7119.56" calcext:value-type="float">
            <text:p>7119,56</text:p>
          </table:table-cell>
          <table:table-cell table:formula="of:=IF([.L5] &lt;&gt; [.M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8-0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6]&lt;=0;1;[.F6])" office:value-type="float" office:value="4" calcext:value-type="float">
            <text:p>4</text:p>
          </table:table-cell>
          <table:table-cell office:value-type="float" office:value="4495.25" calcext:value-type="float">
            <text:p>4495,25</text:p>
          </table:table-cell>
          <table:table-cell table:formula="of:=IF([.H6]&lt;=0;&quot;ERRO&quot;;[.H6])" office:value-type="float" office:value="4495.25" calcext:value-type="float">
            <text:p>4495,2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17981" calcext:value-type="float">
            <text:p>17981</text:p>
          </table:table-cell>
          <table:table-cell table:formula="of:=[.G6]*[.I6]" office:value-type="float" office:value="17981" calcext:value-type="float">
            <text:p>17981</text:p>
          </table:table-cell>
          <table:table-cell table:formula="of:=IF([.L6] &lt;&gt; [.M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2-07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7]&lt;=0;1;[.F7])" office:value-type="float" office:value="5" calcext:value-type="float">
            <text:p>5</text:p>
          </table:table-cell>
          <table:table-cell office:value-type="float" office:value="4907.42" calcext:value-type="float">
            <text:p>4907,42</text:p>
          </table:table-cell>
          <table:table-cell table:formula="of:=IF([.H7]&lt;=0;&quot;ERRO&quot;;[.H7])" office:value-type="float" office:value="4907.42" calcext:value-type="float">
            <text:p>4907,4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24537.1" calcext:value-type="float">
            <text:p>24537,1</text:p>
          </table:table-cell>
          <table:table-cell table:formula="of:=[.G7]*[.I7]" office:value-type="float" office:value="24537.1" calcext:value-type="float">
            <text:p>24537,1</text:p>
          </table:table-cell>
          <table:table-cell table:formula="of:=IF([.L7] &lt;&gt; [.M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4-03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8]&lt;=0;1;[.F8])" office:value-type="float" office:value="2" calcext:value-type="float">
            <text:p>2</text:p>
          </table:table-cell>
          <table:table-cell office:value-type="float" office:value="3594.95" calcext:value-type="float">
            <text:p>3594,95</text:p>
          </table:table-cell>
          <table:table-cell table:formula="of:=IF([.H8]&lt;=0;&quot;ERRO&quot;;[.H8])" office:value-type="float" office:value="3594.95" calcext:value-type="float">
            <text:p>3594,9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7189.9" calcext:value-type="float">
            <text:p>7189,9</text:p>
          </table:table-cell>
          <table:table-cell table:formula="of:=[.G8]*[.I8]" office:value-type="float" office:value="7189.9" calcext:value-type="float">
            <text:p>7189,9</text:p>
          </table:table-cell>
          <table:table-cell table:formula="of:=IF([.L8] &lt;&gt; [.M8];&quot;ERRO&quot;;&quot;OK&quot;)" office:value-type="string" office:string-value="OK" calcext:value-type="string">
            <text:p>OK</text:p>
          </table:table-cell>
          <table:table-cell table:style-name="ce9" table:formula="of:=1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2-05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9]&lt;=0;1;[.F9])" office:value-type="float" office:value="1" calcext:value-type="float">
            <text:p>1</text:p>
          </table:table-cell>
          <table:table-cell office:value-type="float" office:value="1650.69" calcext:value-type="float">
            <text:p>1650,69</text:p>
          </table:table-cell>
          <table:table-cell table:formula="of:=IF([.H9]&lt;=0;&quot;ERRO&quot;;[.H9])" office:value-type="float" office:value="1650.69" calcext:value-type="float">
            <text:p>1650,6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1650.69" calcext:value-type="float">
            <text:p>-1650,69</text:p>
          </table:table-cell>
          <table:table-cell table:formula="of:=[.G9]*[.I9]" office:value-type="float" office:value="1650.69" calcext:value-type="float">
            <text:p>1650,69</text:p>
          </table:table-cell>
          <table:table-cell table:formula="of:=IF([.L9] &lt;&gt; [.M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6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10]&lt;=0;1;[.F10])" office:value-type="float" office:value="5" calcext:value-type="float">
            <text:p>5</text:p>
          </table:table-cell>
          <table:table-cell office:value-type="float" office:value="4970.99" calcext:value-type="float">
            <text:p>4970,99</text:p>
          </table:table-cell>
          <table:table-cell table:formula="of:=IF([.H10]&lt;=0;&quot;ERRO&quot;;[.H10])" office:value-type="float" office:value="4970.99" calcext:value-type="float">
            <text:p>4970,9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24854.95" calcext:value-type="float">
            <text:p>24854,95</text:p>
          </table:table-cell>
          <table:table-cell table:formula="of:=[.G10]*[.I10]" office:value-type="float" office:value="24854.95" calcext:value-type="float">
            <text:p>24854,95</text:p>
          </table:table-cell>
          <table:table-cell table:formula="of:=IF([.L10] &lt;&gt; [.M10];&quot;ERRO&quot;;&quot;OK&quot;)" office:value-type="string" office:string-value="OK" calcext:value-type="string">
            <text:p>OK</text:p>
          </table:table-cell>
          <table:table-cell table:style-name="ce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14-03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11]&lt;=0;1;[.F11])" office:value-type="float" office:value="4" calcext:value-type="float">
            <text:p>4</text:p>
          </table:table-cell>
          <table:table-cell office:value-type="float" office:value="980.72" calcext:value-type="float">
            <text:p>980,72</text:p>
          </table:table-cell>
          <table:table-cell table:formula="of:=IF([.H11]&lt;=0;&quot;ERRO&quot;;[.H11])" office:value-type="float" office:value="980.72" calcext:value-type="float">
            <text:p>980,7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3922.88" calcext:value-type="float">
            <text:p>3922,88</text:p>
          </table:table-cell>
          <table:table-cell table:formula="of:=[.G11]*[.I11]" office:value-type="float" office:value="3922.88" calcext:value-type="float">
            <text:p>3922,88</text:p>
          </table:table-cell>
          <table:table-cell table:formula="of:=IF([.L11] &lt;&gt; [.M11];&quot;ERRO&quot;;&quot;OK&quot;)" office:value-type="string" office:string-value="OK" calcext:value-type="string">
            <text:p>OK</text:p>
          </table:table-cell>
          <table:table-cell table:style-name="ce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7-08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12]&lt;=0;1;[.F12])" office:value-type="float" office:value="4" calcext:value-type="float">
            <text:p>4</text:p>
          </table:table-cell>
          <table:table-cell office:value-type="float" office:value="4817.42" calcext:value-type="float">
            <text:p>4817,42</text:p>
          </table:table-cell>
          <table:table-cell table:formula="of:=IF([.H12]&lt;=0;&quot;ERRO&quot;;[.H12])" office:value-type="float" office:value="4817.42" calcext:value-type="float">
            <text:p>4817,4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24052.1045663294" calcext:value-type="float">
            <text:p>24052,1045663294</text:p>
          </table:table-cell>
          <table:table-cell table:formula="of:=[.G12]*[.I12]" office:value-type="float" office:value="19269.68" calcext:value-type="float">
            <text:p>19269,68</text:p>
          </table:table-cell>
          <table:table-cell table:formula="of:=IF([.L12] &lt;&gt; [.M1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31-12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13]&lt;=0;1;[.F13])" office:value-type="float" office:value="5" calcext:value-type="float">
            <text:p>5</text:p>
          </table:table-cell>
          <table:table-cell office:value-type="float" office:value="3237.33" calcext:value-type="float">
            <text:p>3237,33</text:p>
          </table:table-cell>
          <table:table-cell table:formula="of:=IF([.H13]&lt;=0;&quot;ERRO&quot;;[.H13])" office:value-type="float" office:value="3237.33" calcext:value-type="float">
            <text:p>3237,3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16186.65" calcext:value-type="float">
            <text:p>16186,65</text:p>
          </table:table-cell>
          <table:table-cell table:formula="of:=[.G13]*[.I13]" office:value-type="float" office:value="16186.65" calcext:value-type="float">
            <text:p>16186,65</text:p>
          </table:table-cell>
          <table:table-cell table:formula="of:=IF([.L13] &lt;&gt; [.M1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30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14]&lt;=0;1;[.F14])" office:value-type="float" office:value="1" calcext:value-type="float">
            <text:p>1</text:p>
          </table:table-cell>
          <table:table-cell office:value-type="float" office:value="1780.06" calcext:value-type="float">
            <text:p>1780,06</text:p>
          </table:table-cell>
          <table:table-cell table:formula="of:=IF([.H14]&lt;=0;&quot;ERRO&quot;;[.H14])" office:value-type="float" office:value="1780.06" calcext:value-type="float">
            <text:p>1780,0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1780.06" calcext:value-type="float">
            <text:p>-1780,06</text:p>
          </table:table-cell>
          <table:table-cell table:formula="of:=[.G14]*[.I14]" office:value-type="float" office:value="1780.06" calcext:value-type="float">
            <text:p>1780,06</text:p>
          </table:table-cell>
          <table:table-cell table:formula="of:=IF([.L14] &lt;&gt; [.M14];&quot;ERRO&quot;;&quot;OK&quot;)" office:value-type="string" office:string-value="ERRO" calcext:value-type="string">
            <text:p>ERRO</text:p>
          </table:table-cell>
          <table:table-cell table:style-name="ce9" table:formula="of:=COUNTIF([.N:.N];&quot;ERRO&quot;)/COUNTA([.N:.N])" office:value-type="percentage" office:value="0.413848631239936" calcext:value-type="percentage">
            <text:p>41,38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-10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15]&lt;=0;1;[.F15])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formula="of:=IF([.H15]&lt;=0;&quot;ERRO&quot;;[.H15])" office:value-type="float" office:value="110" calcext:value-type="float">
            <text:p>110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686.501151626865" calcext:value-type="float">
            <text:p>686,501151626865</text:p>
          </table:table-cell>
          <table:table-cell table:formula="of:=[.G15]*[.I15]" office:value-type="float" office:value="550" calcext:value-type="float">
            <text:p>550</text:p>
          </table:table-cell>
          <table:table-cell table:formula="of:=IF([.L15] &lt;&gt; [.M1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3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16]&lt;=0;1;[.F16])" office:value-type="float" office:value="3" calcext:value-type="float">
            <text:p>3</text:p>
          </table:table-cell>
          <table:table-cell office:value-type="float" office:value="3323.78" calcext:value-type="float">
            <text:p>3323,78</text:p>
          </table:table-cell>
          <table:table-cell table:formula="of:=IF([.H16]&lt;=0;&quot;ERRO&quot;;[.H16])" office:value-type="float" office:value="3323.78" calcext:value-type="float">
            <text:p>3323,7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9971.34" calcext:value-type="float">
            <text:p>9971,34</text:p>
          </table:table-cell>
          <table:table-cell table:formula="of:=[.G16]*[.I16]" office:value-type="float" office:value="9971.34" calcext:value-type="float">
            <text:p>9971,34</text:p>
          </table:table-cell>
          <table:table-cell table:formula="of:=IF([.L16] &lt;&gt; [.M1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1-01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17]&lt;=0;1;[.F17])" office:value-type="float" office:value="3" calcext:value-type="float">
            <text:p>3</text:p>
          </table:table-cell>
          <table:table-cell office:value-type="float" office:value="3299.57" calcext:value-type="float">
            <text:p>3299,57</text:p>
          </table:table-cell>
          <table:table-cell table:formula="of:=IF([.H17]&lt;=0;&quot;ERRO&quot;;[.H17])" office:value-type="float" office:value="3299.57" calcext:value-type="float">
            <text:p>3299,5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9898.71" calcext:value-type="float">
            <text:p>9898,71</text:p>
          </table:table-cell>
          <table:table-cell table:formula="of:=[.G17]*[.I17]" office:value-type="float" office:value="9898.71" calcext:value-type="float">
            <text:p>9898,71</text:p>
          </table:table-cell>
          <table:table-cell table:formula="of:=IF([.L17] &lt;&gt; [.M1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3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18]&lt;=0;1;[.F18])" office:value-type="float" office:value="5" calcext:value-type="float">
            <text:p>5</text:p>
          </table:table-cell>
          <table:table-cell office:value-type="float" office:value="2430.82" calcext:value-type="float">
            <text:p>2430,82</text:p>
          </table:table-cell>
          <table:table-cell table:formula="of:=IF([.H18]&lt;=0;&quot;ERRO&quot;;[.H18])" office:value-type="float" office:value="2430.82" calcext:value-type="float">
            <text:p>2430,8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12154.1" calcext:value-type="float">
            <text:p>12154,1</text:p>
          </table:table-cell>
          <table:table-cell table:formula="of:=[.G18]*[.I18]" office:value-type="float" office:value="12154.1" calcext:value-type="float">
            <text:p>12154,1</text:p>
          </table:table-cell>
          <table:table-cell table:formula="of:=IF([.L18] &lt;&gt; [.M1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2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19]&lt;=0;1;[.F19])" office:value-type="float" office:value="1" calcext:value-type="float">
            <text:p>1</text:p>
          </table:table-cell>
          <table:table-cell office:value-type="float" office:value="348.32" calcext:value-type="float">
            <text:p>348,32</text:p>
          </table:table-cell>
          <table:table-cell table:formula="of:=IF([.H19]&lt;=0;&quot;ERRO&quot;;[.H19])" office:value-type="float" office:value="348.32" calcext:value-type="float">
            <text:p>348,3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/>
          <table:table-cell table:formula="of:=[.G19]*[.I19]" office:value-type="float" office:value="348.32" calcext:value-type="float">
            <text:p>348,32</text:p>
          </table:table-cell>
          <table:table-cell table:formula="of:=IF([.L19] &lt;&gt; [.M19];&quot;ERRO&quot;;&quot;OK&quot;)" office:value-type="string" office:string-value="ERRO" calcext:value-type="string">
            <text:p>ERRO</text:p>
          </table:table-cell>
          <table:table-cell table:style-name="ce9" table:formula="of:=COUNTIF([.N:.N];&quot;OK&quot;)/COUNTA([.N:.N])" office:value-type="percentage" office:value="0.584541062801932" calcext:value-type="percentage">
            <text:p>58,45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8-04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20]&lt;=0;1;[.F20])" office:value-type="float" office:value="4" calcext:value-type="float">
            <text:p>4</text:p>
          </table:table-cell>
          <table:table-cell office:value-type="float" office:value="3227.76" calcext:value-type="float">
            <text:p>3227,76</text:p>
          </table:table-cell>
          <table:table-cell table:formula="of:=IF([.H20]&lt;=0;&quot;ERRO&quot;;[.H20])" office:value-type="float" office:value="3227.76" calcext:value-type="float">
            <text:p>3227,7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6115.3524158191" calcext:value-type="float">
            <text:p>16115,3524158191</text:p>
          </table:table-cell>
          <table:table-cell table:formula="of:=[.G20]*[.I20]" office:value-type="float" office:value="12911.04" calcext:value-type="float">
            <text:p>12911,04</text:p>
          </table:table-cell>
          <table:table-cell table:formula="of:=IF([.L20] &lt;&gt; [.M2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-0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21]&lt;=0;1;[.F21])" office:value-type="float" office:value="3" calcext:value-type="float">
            <text:p>3</text:p>
          </table:table-cell>
          <table:table-cell office:value-type="float" office:value="1999.63" calcext:value-type="float">
            <text:p>1999,63</text:p>
          </table:table-cell>
          <table:table-cell table:formula="of:=IF([.H21]&lt;=0;&quot;ERRO&quot;;[.H21])" office:value-type="float" office:value="1999.63" calcext:value-type="float">
            <text:p>1999,6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7487.7179881507" calcext:value-type="float">
            <text:p>7487,7179881507</text:p>
          </table:table-cell>
          <table:table-cell table:formula="of:=[.G21]*[.I21]" office:value-type="float" office:value="5998.89" calcext:value-type="float">
            <text:p>5998,89</text:p>
          </table:table-cell>
          <table:table-cell table:formula="of:=IF([.L21] &lt;&gt; [.M21];&quot;ERRO&quot;;&quot;OK&quot;)" office:value-type="string" office:string-value="ERRO" calcext:value-type="string">
            <text:p>ERRO</text:p>
          </table:table-cell>
          <table:table-cell table:style-name="ce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7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22]&lt;=0;1;[.F22])" office:value-type="float" office:value="3" calcext:value-type="float">
            <text:p>3</text:p>
          </table:table-cell>
          <table:table-cell office:value-type="float" office:value="4536.87" calcext:value-type="float">
            <text:p>4536,87</text:p>
          </table:table-cell>
          <table:table-cell table:formula="of:=IF([.H22]&lt;=0;&quot;ERRO&quot;;[.H22])" office:value-type="float" office:value="4536.87" calcext:value-type="float">
            <text:p>4536,8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13610.61" calcext:value-type="float">
            <text:p>13610,61</text:p>
          </table:table-cell>
          <table:table-cell table:formula="of:=[.G22]*[.I22]" office:value-type="float" office:value="13610.61" calcext:value-type="float">
            <text:p>13610,61</text:p>
          </table:table-cell>
          <table:table-cell table:formula="of:=IF([.L22] &lt;&gt; [.M2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5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/>
          <table:table-cell table:formula="of:=IF([.F23]&lt;=0;1;[.F23])" office:value-type="float" office:value="1" calcext:value-type="float">
            <text:p>1</text:p>
          </table:table-cell>
          <table:table-cell office:value-type="float" office:value="1668.31" calcext:value-type="float">
            <text:p>1668,31</text:p>
          </table:table-cell>
          <table:table-cell table:formula="of:=IF([.H23]&lt;=0;&quot;ERRO&quot;;[.H23])" office:value-type="float" office:value="1668.31" calcext:value-type="float">
            <text:p>1668,3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/>
          <table:table-cell table:formula="of:=[.G23]*[.I23]" office:value-type="float" office:value="1668.31" calcext:value-type="float">
            <text:p>1668,31</text:p>
          </table:table-cell>
          <table:table-cell table:formula="of:=IF([.L23] &lt;&gt; [.M2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9-05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4]&lt;=0;1;[.F24])" office:value-type="float" office:value="5" calcext:value-type="float">
            <text:p>5</text:p>
          </table:table-cell>
          <table:table-cell office:value-type="float" office:value="1949.97" calcext:value-type="float">
            <text:p>1949,97</text:p>
          </table:table-cell>
          <table:table-cell table:formula="of:=IF([.H24]&lt;=0;&quot;ERRO&quot;;[.H24])" office:value-type="float" office:value="1949.97" calcext:value-type="float">
            <text:p>1949,9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12169.6059148894" calcext:value-type="float">
            <text:p>12169,6059148894</text:p>
          </table:table-cell>
          <table:table-cell table:formula="of:=[.G24]*[.I24]" office:value-type="float" office:value="9749.85" calcext:value-type="float">
            <text:p>9749,85</text:p>
          </table:table-cell>
          <table:table-cell table:formula="of:=IF([.L24] &lt;&gt; [.M2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6-06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25]&lt;=0;1;[.F25])" office:value-type="float" office:value="4" calcext:value-type="float">
            <text:p>4</text:p>
          </table:table-cell>
          <table:table-cell office:value-type="float" office:value="4023.08" calcext:value-type="float">
            <text:p>4023,08</text:p>
          </table:table-cell>
          <table:table-cell table:formula="of:=IF([.H25]&lt;=0;&quot;ERRO&quot;;[.H25])" office:value-type="float" office:value="4023.08" calcext:value-type="float">
            <text:p>4023,0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20086.1749315419" calcext:value-type="float">
            <text:p>20086,1749315419</text:p>
          </table:table-cell>
          <table:table-cell table:formula="of:=[.G25]*[.I25]" office:value-type="float" office:value="16092.32" calcext:value-type="float">
            <text:p>16092,32</text:p>
          </table:table-cell>
          <table:table-cell table:formula="of:=IF([.L25] &lt;&gt; [.M2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7-03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26]&lt;=0;1;[.F26])" office:value-type="float" office:value="2" calcext:value-type="float">
            <text:p>2</text:p>
          </table:table-cell>
          <table:table-cell office:value-type="float" office:value="2793.42" calcext:value-type="float">
            <text:p>2793,42</text:p>
          </table:table-cell>
          <table:table-cell table:formula="of:=IF([.H26]&lt;=0;&quot;ERRO&quot;;[.H26])" office:value-type="float" office:value="2793.42" calcext:value-type="float">
            <text:p>2793,4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5586.84" calcext:value-type="float">
            <text:p>5586,84</text:p>
          </table:table-cell>
          <table:table-cell table:formula="of:=[.G26]*[.I26]" office:value-type="float" office:value="5586.84" calcext:value-type="float">
            <text:p>5586,84</text:p>
          </table:table-cell>
          <table:table-cell table:formula="of:=IF([.L26] &lt;&gt; [.M2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-09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27]&lt;=0;1;[.F27])" office:value-type="float" office:value="1" calcext:value-type="float">
            <text:p>1</text:p>
          </table:table-cell>
          <table:table-cell office:value-type="float" office:value="1551.21" calcext:value-type="float">
            <text:p>1551,21</text:p>
          </table:table-cell>
          <table:table-cell table:formula="of:=IF([.H27]&lt;=0;&quot;ERRO&quot;;[.H27])" office:value-type="float" office:value="1551.21" calcext:value-type="float">
            <text:p>1551,2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551.21" calcext:value-type="float">
            <text:p>1551,21</text:p>
          </table:table-cell>
          <table:table-cell table:formula="of:=[.G27]*[.I27]" office:value-type="float" office:value="1551.21" calcext:value-type="float">
            <text:p>1551,21</text:p>
          </table:table-cell>
          <table:table-cell table:formula="of:=IF([.L27] &lt;&gt; [.M2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5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28]&lt;=0;1;[.F28])" office:value-type="float" office:value="1" calcext:value-type="float">
            <text:p>1</text:p>
          </table:table-cell>
          <table:table-cell office:value-type="float" office:value="3246.76" calcext:value-type="float">
            <text:p>3246,76</text:p>
          </table:table-cell>
          <table:table-cell table:formula="of:=IF([.H28]&lt;=0;&quot;ERRO&quot;;[.H28])" office:value-type="float" office:value="3246.76" calcext:value-type="float">
            <text:p>3246,7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3246.76" calcext:value-type="float">
            <text:p>3246,76</text:p>
          </table:table-cell>
          <table:table-cell table:formula="of:=[.G28]*[.I28]" office:value-type="float" office:value="3246.76" calcext:value-type="float">
            <text:p>3246,76</text:p>
          </table:table-cell>
          <table:table-cell table:formula="of:=IF([.L28] &lt;&gt; [.M2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9-02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29]&lt;=0;1;[.F29])" office:value-type="float" office:value="3" calcext:value-type="float">
            <text:p>3</text:p>
          </table:table-cell>
          <table:table-cell office:value-type="float" office:value="1929.94" calcext:value-type="float">
            <text:p>1929,94</text:p>
          </table:table-cell>
          <table:table-cell table:formula="of:=IF([.H29]&lt;=0;&quot;ERRO&quot;;[.H29])" office:value-type="float" office:value="1929.94" calcext:value-type="float">
            <text:p>1929,9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5789.82" calcext:value-type="float">
            <text:p>5789,82</text:p>
          </table:table-cell>
          <table:table-cell table:formula="of:=[.G29]*[.I29]" office:value-type="float" office:value="5789.82" calcext:value-type="float">
            <text:p>5789,82</text:p>
          </table:table-cell>
          <table:table-cell table:formula="of:=IF([.L29] &lt;&gt; [.M2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-0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30]&lt;=0;1;[.F30])" office:value-type="float" office:value="5" calcext:value-type="float">
            <text:p>5</text:p>
          </table:table-cell>
          <table:table-cell office:value-type="float" office:value="140.25" calcext:value-type="float">
            <text:p>140,25</text:p>
          </table:table-cell>
          <table:table-cell table:formula="of:=IF([.H30]&lt;=0;&quot;ERRO&quot;;[.H30])" office:value-type="float" office:value="140.25" calcext:value-type="float">
            <text:p>140,2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701.25" calcext:value-type="float">
            <text:p>701,25</text:p>
          </table:table-cell>
          <table:table-cell table:formula="of:=[.G30]*[.I30]" office:value-type="float" office:value="701.25" calcext:value-type="float">
            <text:p>701,25</text:p>
          </table:table-cell>
          <table:table-cell table:formula="of:=IF([.L30] &lt;&gt; [.M3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19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31]&lt;=0;1;[.F31])" office:value-type="float" office:value="1" calcext:value-type="float">
            <text:p>1</text:p>
          </table:table-cell>
          <table:table-cell office:value-type="float" office:value="3084.05" calcext:value-type="float">
            <text:p>3084,05</text:p>
          </table:table-cell>
          <table:table-cell table:formula="of:=IF([.H31]&lt;=0;&quot;ERRO&quot;;[.H31])" office:value-type="float" office:value="3084.05" calcext:value-type="float">
            <text:p>3084,0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/>
          <table:table-cell table:formula="of:=[.G31]*[.I31]" office:value-type="float" office:value="3084.05" calcext:value-type="float">
            <text:p>3084,05</text:p>
          </table:table-cell>
          <table:table-cell table:formula="of:=IF([.L31] &lt;&gt; [.M3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5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/>
          <table:table-cell table:formula="of:=IF([.F32]&lt;=0;1;[.F32])" office:value-type="float" office:value="1" calcext:value-type="float">
            <text:p>1</text:p>
          </table:table-cell>
          <table:table-cell office:value-type="float" office:value="1013.38" calcext:value-type="float">
            <text:p>1013,38</text:p>
          </table:table-cell>
          <table:table-cell table:formula="of:=IF([.H32]&lt;=0;&quot;ERRO&quot;;[.H32])" office:value-type="float" office:value="1013.38" calcext:value-type="float">
            <text:p>1013,3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/>
          <table:table-cell table:formula="of:=[.G32]*[.I32]" office:value-type="float" office:value="1013.38" calcext:value-type="float">
            <text:p>1013,38</text:p>
          </table:table-cell>
          <table:table-cell table:formula="of:=IF([.L32] &lt;&gt; [.M3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8-06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33]&lt;=0;1;[.F33])" office:value-type="float" office:value="1" calcext:value-type="float">
            <text:p>1</text:p>
          </table:table-cell>
          <table:table-cell office:value-type="float" office:value="1285.25" calcext:value-type="float">
            <text:p>1285,25</text:p>
          </table:table-cell>
          <table:table-cell table:formula="of:=IF([.H33]&lt;=0;&quot;ERRO&quot;;[.H33])" office:value-type="float" office:value="1285.25" calcext:value-type="float">
            <text:p>1285,2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/>
          <table:table-cell table:formula="of:=[.G33]*[.I33]" office:value-type="float" office:value="1285.25" calcext:value-type="float">
            <text:p>1285,25</text:p>
          </table:table-cell>
          <table:table-cell table:formula="of:=IF([.L33] &lt;&gt; [.M3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13-01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34]&lt;=0;1;[.F34])" office:value-type="float" office:value="4" calcext:value-type="float">
            <text:p>4</text:p>
          </table:table-cell>
          <table:table-cell office:value-type="float" office:value="1724.42" calcext:value-type="float">
            <text:p>1724,42</text:p>
          </table:table-cell>
          <table:table-cell table:formula="of:=IF([.H34]&lt;=0;&quot;ERRO&quot;;[.H34])" office:value-type="float" office:value="1724.42" calcext:value-type="float">
            <text:p>1724,4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6897.68" calcext:value-type="float">
            <text:p>6897,68</text:p>
          </table:table-cell>
          <table:table-cell table:formula="of:=[.G34]*[.I34]" office:value-type="float" office:value="6897.68" calcext:value-type="float">
            <text:p>6897,68</text:p>
          </table:table-cell>
          <table:table-cell table:formula="of:=IF([.L34] &lt;&gt; [.M3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-08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35]&lt;=0;1;[.F35])" office:value-type="float" office:value="3" calcext:value-type="float">
            <text:p>3</text:p>
          </table:table-cell>
          <table:table-cell office:value-type="float" office:value="1763.19" calcext:value-type="float">
            <text:p>1763,19</text:p>
          </table:table-cell>
          <table:table-cell table:formula="of:=IF([.H35]&lt;=0;&quot;ERRO&quot;;[.H35])" office:value-type="float" office:value="1763.19" calcext:value-type="float">
            <text:p>1763,1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5289.57" calcext:value-type="float">
            <text:p>5289,57</text:p>
          </table:table-cell>
          <table:table-cell table:formula="of:=[.G35]*[.I35]" office:value-type="float" office:value="5289.57" calcext:value-type="float">
            <text:p>5289,57</text:p>
          </table:table-cell>
          <table:table-cell table:formula="of:=IF([.L35] &lt;&gt; [.M3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30-05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36]&lt;=0;1;[.F36])" office:value-type="float" office:value="4" calcext:value-type="float">
            <text:p>4</text:p>
          </table:table-cell>
          <table:table-cell office:value-type="float" office:value="1528.69" calcext:value-type="float">
            <text:p>1528,69</text:p>
          </table:table-cell>
          <table:table-cell table:formula="of:=IF([.H36]&lt;=0;&quot;ERRO&quot;;[.H36])" office:value-type="float" office:value="1528.69" calcext:value-type="float">
            <text:p>1528,6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6114.76" calcext:value-type="float">
            <text:p>6114,76</text:p>
          </table:table-cell>
          <table:table-cell table:formula="of:=[.G36]*[.I36]" office:value-type="float" office:value="6114.76" calcext:value-type="float">
            <text:p>6114,76</text:p>
          </table:table-cell>
          <table:table-cell table:formula="of:=IF([.L36] &lt;&gt; [.M3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1-07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37]&lt;=0;1;[.F37])" office:value-type="float" office:value="2" calcext:value-type="float">
            <text:p>2</text:p>
          </table:table-cell>
          <table:table-cell office:value-type="float" office:value="2276.21" calcext:value-type="float">
            <text:p>2276,21</text:p>
          </table:table-cell>
          <table:table-cell table:formula="of:=IF([.H37]&lt;=0;&quot;ERRO&quot;;[.H37])" office:value-type="float" office:value="2276.21" calcext:value-type="float">
            <text:p>2276,2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4552.42" calcext:value-type="float">
            <text:p>4552,42</text:p>
          </table:table-cell>
          <table:table-cell table:formula="of:=[.G37]*[.I37]" office:value-type="float" office:value="4552.42" calcext:value-type="float">
            <text:p>4552,42</text:p>
          </table:table-cell>
          <table:table-cell table:formula="of:=IF([.L37] &lt;&gt; [.M3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1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38]&lt;=0;1;[.F38])" office:value-type="float" office:value="3" calcext:value-type="float">
            <text:p>3</text:p>
          </table:table-cell>
          <table:table-cell office:value-type="float" office:value="3184.1" calcext:value-type="float">
            <text:p>3184,1</text:p>
          </table:table-cell>
          <table:table-cell table:formula="of:=IF([.H38]&lt;=0;&quot;ERRO&quot;;[.H38])" office:value-type="float" office:value="3184.1" calcext:value-type="float">
            <text:p>3184,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9552.3" calcext:value-type="float">
            <text:p>9552,3</text:p>
          </table:table-cell>
          <table:table-cell table:formula="of:=[.G38]*[.I38]" office:value-type="float" office:value="9552.3" calcext:value-type="float">
            <text:p>9552,3</text:p>
          </table:table-cell>
          <table:table-cell table:formula="of:=IF([.L38] &lt;&gt; [.M3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4-04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39]&lt;=0;1;[.F39])" office:value-type="float" office:value="1" calcext:value-type="float">
            <text:p>1</text:p>
          </table:table-cell>
          <table:table-cell office:value-type="float" office:value="1410.29" calcext:value-type="float">
            <text:p>1410,29</text:p>
          </table:table-cell>
          <table:table-cell table:formula="of:=IF([.H39]&lt;=0;&quot;ERRO&quot;;[.H39])" office:value-type="float" office:value="1410.29" calcext:value-type="float">
            <text:p>1410,2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760.30128932337" calcext:value-type="float">
            <text:p>1760,30128932337</text:p>
          </table:table-cell>
          <table:table-cell table:formula="of:=[.G39]*[.I39]" office:value-type="float" office:value="1410.29" calcext:value-type="float">
            <text:p>1410,29</text:p>
          </table:table-cell>
          <table:table-cell table:formula="of:=IF([.L39] &lt;&gt; [.M3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6-04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/>
          <table:table-cell table:formula="of:=IF([.F40]&lt;=0;1;[.F40])" office:value-type="float" office:value="1" calcext:value-type="float">
            <text:p>1</text:p>
          </table:table-cell>
          <table:table-cell office:value-type="float" office:value="339.83" calcext:value-type="float">
            <text:p>339,83</text:p>
          </table:table-cell>
          <table:table-cell table:formula="of:=IF([.H40]&lt;=0;&quot;ERRO&quot;;[.H40])" office:value-type="float" office:value="339.83" calcext:value-type="float">
            <text:p>339,8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/>
          <table:table-cell table:formula="of:=[.G40]*[.I40]" office:value-type="float" office:value="339.83" calcext:value-type="float">
            <text:p>339,83</text:p>
          </table:table-cell>
          <table:table-cell table:formula="of:=IF([.L40] &lt;&gt; [.M4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19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41]&lt;=0;1;[.F41])" office:value-type="float" office:value="1" calcext:value-type="float">
            <text:p>1</text:p>
          </table:table-cell>
          <table:table-cell office:value-type="float" office:value="3084.05" calcext:value-type="float">
            <text:p>3084,05</text:p>
          </table:table-cell>
          <table:table-cell table:formula="of:=IF([.H41]&lt;=0;&quot;ERRO&quot;;[.H41])" office:value-type="float" office:value="3084.05" calcext:value-type="float">
            <text:p>3084,0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/>
          <table:table-cell table:formula="of:=[.G41]*[.I41]" office:value-type="float" office:value="3084.05" calcext:value-type="float">
            <text:p>3084,05</text:p>
          </table:table-cell>
          <table:table-cell table:formula="of:=IF([.L41] &lt;&gt; [.M4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2-06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42]&lt;=0;1;[.F42])" office:value-type="float" office:value="2" calcext:value-type="float">
            <text:p>2</text:p>
          </table:table-cell>
          <table:table-cell office:value-type="float" office:value="2176.8" calcext:value-type="float">
            <text:p>2176,8</text:p>
          </table:table-cell>
          <table:table-cell table:formula="of:=IF([.H42]&lt;=0;&quot;ERRO&quot;;[.H42])" office:value-type="float" office:value="2176.8" calcext:value-type="float">
            <text:p>2176,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4353.6" calcext:value-type="float">
            <text:p>4353,6</text:p>
          </table:table-cell>
          <table:table-cell table:formula="of:=[.G42]*[.I42]" office:value-type="float" office:value="4353.6" calcext:value-type="float">
            <text:p>4353,6</text:p>
          </table:table-cell>
          <table:table-cell table:formula="of:=IF([.L42] &lt;&gt; [.M4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17-04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43]&lt;=0;1;[.F43])" office:value-type="float" office:value="4" calcext:value-type="float">
            <text:p>4</text:p>
          </table:table-cell>
          <table:table-cell office:value-type="float" office:value="2829.35" calcext:value-type="float">
            <text:p>2829,35</text:p>
          </table:table-cell>
          <table:table-cell table:formula="of:=IF([.H43]&lt;=0;&quot;ERRO&quot;;[.H43])" office:value-type="float" office:value="2829.35" calcext:value-type="float">
            <text:p>2829,3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11317.4" calcext:value-type="float">
            <text:p>11317,4</text:p>
          </table:table-cell>
          <table:table-cell table:formula="of:=[.G43]*[.I43]" office:value-type="float" office:value="11317.4" calcext:value-type="float">
            <text:p>11317,4</text:p>
          </table:table-cell>
          <table:table-cell table:formula="of:=IF([.L43] &lt;&gt; [.M4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0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44]&lt;=0;1;[.F44])" office:value-type="float" office:value="1" calcext:value-type="float">
            <text:p>1</text:p>
          </table:table-cell>
          <table:table-cell office:value-type="float" office:value="3884.44" calcext:value-type="float">
            <text:p>3884,44</text:p>
          </table:table-cell>
          <table:table-cell table:formula="of:=IF([.H44]&lt;=0;&quot;ERRO&quot;;[.H44])" office:value-type="float" office:value="3884.44" calcext:value-type="float">
            <text:p>3884,4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-3884.44" calcext:value-type="float">
            <text:p>-3884,44</text:p>
          </table:table-cell>
          <table:table-cell table:formula="of:=[.G44]*[.I44]" office:value-type="float" office:value="3884.44" calcext:value-type="float">
            <text:p>3884,44</text:p>
          </table:table-cell>
          <table:table-cell table:formula="of:=IF([.L44] &lt;&gt; [.M4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45]&lt;=0;1;[.F45])" office:value-type="float" office:value="3" calcext:value-type="float">
            <text:p>3</text:p>
          </table:table-cell>
          <table:table-cell office:value-type="float" office:value="443.13" calcext:value-type="float">
            <text:p>443,13</text:p>
          </table:table-cell>
          <table:table-cell table:formula="of:=IF([.H45]&lt;=0;&quot;ERRO&quot;;[.H45])" office:value-type="float" office:value="443.13" calcext:value-type="float">
            <text:p>443,1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1329.39" calcext:value-type="float">
            <text:p>1329,39</text:p>
          </table:table-cell>
          <table:table-cell table:formula="of:=[.G45]*[.I45]" office:value-type="float" office:value="1329.39" calcext:value-type="float">
            <text:p>1329,39</text:p>
          </table:table-cell>
          <table:table-cell table:formula="of:=IF([.L45] &lt;&gt; [.M4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-0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6]&lt;=0;1;[.F46])" office:value-type="float" office:value="2" calcext:value-type="float">
            <text:p>2</text:p>
          </table:table-cell>
          <table:table-cell office:value-type="float" office:value="2745.22" calcext:value-type="float">
            <text:p>2745,22</text:p>
          </table:table-cell>
          <table:table-cell table:formula="of:=IF([.H46]&lt;=0;&quot;ERRO&quot;;[.H46])" office:value-type="float" office:value="2745.22" calcext:value-type="float">
            <text:p>2745,2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6853.07887806947" calcext:value-type="float">
            <text:p>6853,07887806947</text:p>
          </table:table-cell>
          <table:table-cell table:formula="of:=[.G46]*[.I46]" office:value-type="float" office:value="5490.44" calcext:value-type="float">
            <text:p>5490,44</text:p>
          </table:table-cell>
          <table:table-cell table:formula="of:=IF([.L46] &lt;&gt; [.M4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7-08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47]&lt;=0;1;[.F47])" office:value-type="float" office:value="1" calcext:value-type="float">
            <text:p>1</text:p>
          </table:table-cell>
          <table:table-cell office:value-type="float" office:value="618.11" calcext:value-type="float">
            <text:p>618,11</text:p>
          </table:table-cell>
          <table:table-cell table:formula="of:=IF([.H47]&lt;=0;&quot;ERRO&quot;;[.H47])" office:value-type="float" office:value="618.11" calcext:value-type="float">
            <text:p>618,1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/>
          <table:table-cell table:formula="of:=[.G47]*[.I47]" office:value-type="float" office:value="618.11" calcext:value-type="float">
            <text:p>618,11</text:p>
          </table:table-cell>
          <table:table-cell table:formula="of:=IF([.L47] &lt;&gt; [.M4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5-1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48]&lt;=0;1;[.F48])" office:value-type="float" office:value="2" calcext:value-type="float">
            <text:p>2</text:p>
          </table:table-cell>
          <table:table-cell office:value-type="float" office:value="402.72" calcext:value-type="float">
            <text:p>402,72</text:p>
          </table:table-cell>
          <table:table-cell table:formula="of:=IF([.H48]&lt;=0;&quot;ERRO&quot;;[.H48])" office:value-type="float" office:value="402.72" calcext:value-type="float">
            <text:p>402,7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805.44" calcext:value-type="float">
            <text:p>805,44</text:p>
          </table:table-cell>
          <table:table-cell table:formula="of:=[.G48]*[.I48]" office:value-type="float" office:value="805.44" calcext:value-type="float">
            <text:p>805,44</text:p>
          </table:table-cell>
          <table:table-cell table:formula="of:=IF([.L48] &lt;&gt; [.M4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14-04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49]&lt;=0;1;[.F49])" office:value-type="float" office:value="1" calcext:value-type="float">
            <text:p>1</text:p>
          </table:table-cell>
          <table:table-cell office:value-type="float" office:value="3229.51" calcext:value-type="float">
            <text:p>3229,51</text:p>
          </table:table-cell>
          <table:table-cell table:formula="of:=IF([.H49]&lt;=0;&quot;ERRO&quot;;[.H49])" office:value-type="float" office:value="3229.51" calcext:value-type="float">
            <text:p>3229,5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-3229.51" calcext:value-type="float">
            <text:p>-3229,51</text:p>
          </table:table-cell>
          <table:table-cell table:formula="of:=[.G49]*[.I49]" office:value-type="float" office:value="3229.51" calcext:value-type="float">
            <text:p>3229,51</text:p>
          </table:table-cell>
          <table:table-cell table:formula="of:=IF([.L49] &lt;&gt; [.M4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7-06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50]&lt;=0;1;[.F50])" office:value-type="float" office:value="1" calcext:value-type="float">
            <text:p>1</text:p>
          </table:table-cell>
          <table:table-cell office:value-type="float" office:value="804.46" calcext:value-type="float">
            <text:p>804,46</text:p>
          </table:table-cell>
          <table:table-cell table:formula="of:=IF([.H50]&lt;=0;&quot;ERRO&quot;;[.H50])" office:value-type="float" office:value="804.46" calcext:value-type="float">
            <text:p>804,4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804.46" calcext:value-type="float">
            <text:p>804,46</text:p>
          </table:table-cell>
          <table:table-cell table:formula="of:=[.G50]*[.I50]" office:value-type="float" office:value="804.46" calcext:value-type="float">
            <text:p>804,46</text:p>
          </table:table-cell>
          <table:table-cell table:formula="of:=IF([.L50] &lt;&gt; [.M5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1-10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1]&lt;=0;1;[.F51])" office:value-type="float" office:value="4" calcext:value-type="float">
            <text:p>4</text:p>
          </table:table-cell>
          <table:table-cell office:value-type="float" office:value="1243.95" calcext:value-type="float">
            <text:p>1243,95</text:p>
          </table:table-cell>
          <table:table-cell table:formula="of:=IF([.H51]&lt;=0;&quot;ERRO&quot;;[.H51])" office:value-type="float" office:value="1243.95" calcext:value-type="float">
            <text:p>1243,9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4975.8" calcext:value-type="float">
            <text:p>4975,8</text:p>
          </table:table-cell>
          <table:table-cell table:formula="of:=[.G51]*[.I51]" office:value-type="float" office:value="4975.8" calcext:value-type="float">
            <text:p>4975,8</text:p>
          </table:table-cell>
          <table:table-cell table:formula="of:=IF([.L51] &lt;&gt; [.M5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14-04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52]&lt;=0;1;[.F52])" office:value-type="float" office:value="1" calcext:value-type="float">
            <text:p>1</text:p>
          </table:table-cell>
          <table:table-cell office:value-type="float" office:value="3229.51" calcext:value-type="float">
            <text:p>3229,51</text:p>
          </table:table-cell>
          <table:table-cell table:formula="of:=IF([.H52]&lt;=0;&quot;ERRO&quot;;[.H52])" office:value-type="float" office:value="3229.51" calcext:value-type="float">
            <text:p>3229,5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-3229.51" calcext:value-type="float">
            <text:p>-3229,51</text:p>
          </table:table-cell>
          <table:table-cell table:formula="of:=[.G52]*[.I52]" office:value-type="float" office:value="3229.51" calcext:value-type="float">
            <text:p>3229,51</text:p>
          </table:table-cell>
          <table:table-cell table:formula="of:=IF([.L52] &lt;&gt; [.M5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-02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3]&lt;=0;1;[.F53])" office:value-type="float" office:value="1" calcext:value-type="float">
            <text:p>1</text:p>
          </table:table-cell>
          <table:table-cell office:value-type="float" office:value="1019.1" calcext:value-type="float">
            <text:p>1019,1</text:p>
          </table:table-cell>
          <table:table-cell table:formula="of:=IF([.H53]&lt;=0;&quot;ERRO&quot;;[.H53])" office:value-type="float" office:value="1019.1" calcext:value-type="float">
            <text:p>1019,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1019.1" calcext:value-type="float">
            <text:p>1019,1</text:p>
          </table:table-cell>
          <table:table-cell table:formula="of:=[.G53]*[.I53]" office:value-type="float" office:value="1019.1" calcext:value-type="float">
            <text:p>1019,1</text:p>
          </table:table-cell>
          <table:table-cell table:formula="of:=IF([.L53] &lt;&gt; [.M5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3-04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4]&lt;=0;1;[.F54])" office:value-type="float" office:value="1" calcext:value-type="float">
            <text:p>1</text:p>
          </table:table-cell>
          <table:table-cell office:value-type="float" office:value="4104.98" calcext:value-type="float">
            <text:p>4104,98</text:p>
          </table:table-cell>
          <table:table-cell table:formula="of:=IF([.H54]&lt;=0;&quot;ERRO&quot;;[.H54])" office:value-type="float" office:value="4104.98" calcext:value-type="float">
            <text:p>4104,9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4104.98" calcext:value-type="float">
            <text:p>4104,98</text:p>
          </table:table-cell>
          <table:table-cell table:formula="of:=[.G54]*[.I54]" office:value-type="float" office:value="4104.98" calcext:value-type="float">
            <text:p>4104,98</text:p>
          </table:table-cell>
          <table:table-cell table:formula="of:=IF([.L54] &lt;&gt; [.M5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2-03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55]&lt;=0;1;[.F55])" office:value-type="float" office:value="3" calcext:value-type="float">
            <text:p>3</text:p>
          </table:table-cell>
          <table:table-cell office:value-type="float" office:value="2334.71" calcext:value-type="float">
            <text:p>2334,71</text:p>
          </table:table-cell>
          <table:table-cell table:formula="of:=IF([.H55]&lt;=0;&quot;ERRO&quot;;[.H55])" office:value-type="float" office:value="2334.71" calcext:value-type="float">
            <text:p>2334,7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7004.13" calcext:value-type="float">
            <text:p>7004,13</text:p>
          </table:table-cell>
          <table:table-cell table:formula="of:=[.G55]*[.I55]" office:value-type="float" office:value="7004.13" calcext:value-type="float">
            <text:p>7004,13</text:p>
          </table:table-cell>
          <table:table-cell table:formula="of:=IF([.L55] &lt;&gt; [.M5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9-06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6]&lt;=0;1;[.F56])" office:value-type="float" office:value="1" calcext:value-type="float">
            <text:p>1</text:p>
          </table:table-cell>
          <table:table-cell office:value-type="float" office:value="710.73" calcext:value-type="float">
            <text:p>710,73</text:p>
          </table:table-cell>
          <table:table-cell table:formula="of:=IF([.H56]&lt;=0;&quot;ERRO&quot;;[.H56])" office:value-type="float" office:value="710.73" calcext:value-type="float">
            <text:p>710,7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710.73" calcext:value-type="float">
            <text:p>710,73</text:p>
          </table:table-cell>
          <table:table-cell table:formula="of:=[.G56]*[.I56]" office:value-type="float" office:value="710.73" calcext:value-type="float">
            <text:p>710,73</text:p>
          </table:table-cell>
          <table:table-cell table:formula="of:=IF([.L56] &lt;&gt; [.M5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1-07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7]&lt;=0;1;[.F57])" office:value-type="float" office:value="5" calcext:value-type="float">
            <text:p>5</text:p>
          </table:table-cell>
          <table:table-cell office:value-type="float" office:value="4218.06" calcext:value-type="float">
            <text:p>4218,06</text:p>
          </table:table-cell>
          <table:table-cell table:formula="of:=IF([.H57]&lt;=0;&quot;ERRO&quot;;[.H57])" office:value-type="float" office:value="4218.06" calcext:value-type="float">
            <text:p>4218,0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21090.3" calcext:value-type="float">
            <text:p>21090,3</text:p>
          </table:table-cell>
          <table:table-cell table:formula="of:=[.G57]*[.I57]" office:value-type="float" office:value="21090.3" calcext:value-type="float">
            <text:p>21090,3</text:p>
          </table:table-cell>
          <table:table-cell table:formula="of:=IF([.L57] &lt;&gt; [.M5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5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58]&lt;=0;1;[.F58])" office:value-type="float" office:value="3" calcext:value-type="float">
            <text:p>3</text:p>
          </table:table-cell>
          <table:table-cell office:value-type="float" office:value="1211.48" calcext:value-type="float">
            <text:p>1211,48</text:p>
          </table:table-cell>
          <table:table-cell table:formula="of:=IF([.H58]&lt;=0;&quot;ERRO&quot;;[.H58])" office:value-type="float" office:value="1211.48" calcext:value-type="float">
            <text:p>1211,4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3634.44" calcext:value-type="float">
            <text:p>3634,44</text:p>
          </table:table-cell>
          <table:table-cell table:formula="of:=[.G58]*[.I58]" office:value-type="float" office:value="3634.44" calcext:value-type="float">
            <text:p>3634,44</text:p>
          </table:table-cell>
          <table:table-cell table:formula="of:=IF([.L58] &lt;&gt; [.M5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30-04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9]&lt;=0;1;[.F59])" office:value-type="float" office:value="4" calcext:value-type="float">
            <text:p>4</text:p>
          </table:table-cell>
          <table:table-cell office:value-type="float" office:value="3953.64" calcext:value-type="float">
            <text:p>3953,64</text:p>
          </table:table-cell>
          <table:table-cell table:formula="of:=IF([.H59]&lt;=0;&quot;ERRO&quot;;[.H59])" office:value-type="float" office:value="3953.64" calcext:value-type="float">
            <text:p>3953,6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5814.56" calcext:value-type="float">
            <text:p>15814,56</text:p>
          </table:table-cell>
          <table:table-cell table:formula="of:=[.G59]*[.I59]" office:value-type="float" office:value="15814.56" calcext:value-type="float">
            <text:p>15814,56</text:p>
          </table:table-cell>
          <table:table-cell table:formula="of:=IF([.L59] &lt;&gt; [.M5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14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60]&lt;=0;1;[.F60])" office:value-type="float" office:value="1" calcext:value-type="float">
            <text:p>1</text:p>
          </table:table-cell>
          <table:table-cell office:value-type="float" office:value="3335.76" calcext:value-type="float">
            <text:p>3335,76</text:p>
          </table:table-cell>
          <table:table-cell table:formula="of:=IF([.H60]&lt;=0;&quot;ERRO&quot;;[.H60])" office:value-type="float" office:value="3335.76" calcext:value-type="float">
            <text:p>3335,7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/>
          <table:table-cell table:formula="of:=[.G60]*[.I60]" office:value-type="float" office:value="3335.76" calcext:value-type="float">
            <text:p>3335,76</text:p>
          </table:table-cell>
          <table:table-cell table:formula="of:=IF([.L60] &lt;&gt; [.M6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1-07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61]&lt;=0;1;[.F61])" office:value-type="float" office:value="1" calcext:value-type="float">
            <text:p>1</text:p>
          </table:table-cell>
          <table:table-cell office:value-type="float" office:value="1769.35" calcext:value-type="float">
            <text:p>1769,35</text:p>
          </table:table-cell>
          <table:table-cell table:formula="of:=IF([.H61]&lt;=0;&quot;ERRO&quot;;[.H61])" office:value-type="float" office:value="1769.35" calcext:value-type="float">
            <text:p>1769,3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/>
          <table:table-cell table:formula="of:=[.G61]*[.I61]" office:value-type="float" office:value="1769.35" calcext:value-type="float">
            <text:p>1769,35</text:p>
          </table:table-cell>
          <table:table-cell table:formula="of:=IF([.L61] &lt;&gt; [.M6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-04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62]&lt;=0;1;[.F62])" office:value-type="float" office:value="1" calcext:value-type="float">
            <text:p>1</text:p>
          </table:table-cell>
          <table:table-cell office:value-type="float" office:value="3116.97" calcext:value-type="float">
            <text:p>3116,97</text:p>
          </table:table-cell>
          <table:table-cell table:formula="of:=IF([.H62]&lt;=0;&quot;ERRO&quot;;[.H62])" office:value-type="float" office:value="3116.97" calcext:value-type="float">
            <text:p>3116,9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3116.97" calcext:value-type="float">
            <text:p>3116,97</text:p>
          </table:table-cell>
          <table:table-cell table:formula="of:=[.G62]*[.I62]" office:value-type="float" office:value="3116.97" calcext:value-type="float">
            <text:p>3116,97</text:p>
          </table:table-cell>
          <table:table-cell table:formula="of:=IF([.L62] &lt;&gt; [.M6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2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63]&lt;=0;1;[.F63])" office:value-type="float" office:value="1" calcext:value-type="float">
            <text:p>1</text:p>
          </table:table-cell>
          <table:table-cell office:value-type="float" office:value="774.55" calcext:value-type="float">
            <text:p>774,55</text:p>
          </table:table-cell>
          <table:table-cell table:formula="of:=IF([.H63]&lt;=0;&quot;ERRO&quot;;[.H63])" office:value-type="float" office:value="774.55" calcext:value-type="float">
            <text:p>774,5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-774.55" calcext:value-type="float">
            <text:p>-774,55</text:p>
          </table:table-cell>
          <table:table-cell table:formula="of:=[.G63]*[.I63]" office:value-type="float" office:value="774.55" calcext:value-type="float">
            <text:p>774,55</text:p>
          </table:table-cell>
          <table:table-cell table:formula="of:=IF([.L63] &lt;&gt; [.M6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-0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64]&lt;=0;1;[.F64])" office:value-type="float" office:value="1" calcext:value-type="float">
            <text:p>1</text:p>
          </table:table-cell>
          <table:table-cell office:value-type="float" office:value="3311.48" calcext:value-type="float">
            <text:p>3311,48</text:p>
          </table:table-cell>
          <table:table-cell table:formula="of:=IF([.H64]&lt;=0;&quot;ERRO&quot;;[.H64])" office:value-type="float" office:value="3311.48" calcext:value-type="float">
            <text:p>3311,4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4133.33606107151" calcext:value-type="float">
            <text:p>4133,33606107151</text:p>
          </table:table-cell>
          <table:table-cell table:formula="of:=[.G64]*[.I64]" office:value-type="float" office:value="3311.48" calcext:value-type="float">
            <text:p>3311,48</text:p>
          </table:table-cell>
          <table:table-cell table:formula="of:=IF([.L64] &lt;&gt; [.M6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2-0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65]&lt;=0;1;[.F65])" office:value-type="float" office:value="1" calcext:value-type="float">
            <text:p>1</text:p>
          </table:table-cell>
          <table:table-cell office:value-type="float" office:value="1897.6" calcext:value-type="float">
            <text:p>1897,6</text:p>
          </table:table-cell>
          <table:table-cell table:formula="of:=IF([.H65]&lt;=0;&quot;ERRO&quot;;[.H65])" office:value-type="float" office:value="1897.6" calcext:value-type="float">
            <text:p>1897,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1897.6" calcext:value-type="float">
            <text:p>1897,6</text:p>
          </table:table-cell>
          <table:table-cell table:formula="of:=[.G65]*[.I65]" office:value-type="float" office:value="1897.6" calcext:value-type="float">
            <text:p>1897,6</text:p>
          </table:table-cell>
          <table:table-cell table:formula="of:=IF([.L65] &lt;&gt; [.M6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-05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66]&lt;=0;1;[.F66])" office:value-type="float" office:value="2" calcext:value-type="float">
            <text:p>2</text:p>
          </table:table-cell>
          <table:table-cell office:value-type="float" office:value="3477.56" calcext:value-type="float">
            <text:p>3477,56</text:p>
          </table:table-cell>
          <table:table-cell table:formula="of:=IF([.H66]&lt;=0;&quot;ERRO&quot;;[.H66])" office:value-type="float" office:value="3477.56" calcext:value-type="float">
            <text:p>3477,5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6955.12" calcext:value-type="float">
            <text:p>6955,12</text:p>
          </table:table-cell>
          <table:table-cell table:formula="of:=[.G66]*[.I66]" office:value-type="float" office:value="6955.12" calcext:value-type="float">
            <text:p>6955,12</text:p>
          </table:table-cell>
          <table:table-cell table:formula="of:=IF([.L66] &lt;&gt; [.M6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9-01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67]&lt;=0;1;[.F67])" office:value-type="float" office:value="2" calcext:value-type="float">
            <text:p>2</text:p>
          </table:table-cell>
          <table:table-cell office:value-type="float" office:value="4240.25" calcext:value-type="float">
            <text:p>4240,25</text:p>
          </table:table-cell>
          <table:table-cell table:formula="of:=IF([.H67]&lt;=0;&quot;ERRO&quot;;[.H67])" office:value-type="float" office:value="4240.25" calcext:value-type="float">
            <text:p>4240,2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0585.2236661302" calcext:value-type="float">
            <text:p>10585,2236661302</text:p>
          </table:table-cell>
          <table:table-cell table:formula="of:=[.G67]*[.I67]" office:value-type="float" office:value="8480.5" calcext:value-type="float">
            <text:p>8480,5</text:p>
          </table:table-cell>
          <table:table-cell table:formula="of:=IF([.L67] &lt;&gt; [.M6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8-07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68]&lt;=0;1;[.F68])" office:value-type="float" office:value="4" calcext:value-type="float">
            <text:p>4</text:p>
          </table:table-cell>
          <table:table-cell office:value-type="float" office:value="626.01" calcext:value-type="float">
            <text:p>626,01</text:p>
          </table:table-cell>
          <table:table-cell table:formula="of:=IF([.H68]&lt;=0;&quot;ERRO&quot;;[.H68])" office:value-type="float" office:value="626.01" calcext:value-type="float">
            <text:p>626,0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2504.04" calcext:value-type="float">
            <text:p>2504,04</text:p>
          </table:table-cell>
          <table:table-cell table:formula="of:=[.G68]*[.I68]" office:value-type="float" office:value="2504.04" calcext:value-type="float">
            <text:p>2504,04</text:p>
          </table:table-cell>
          <table:table-cell table:formula="of:=IF([.L68] &lt;&gt; [.M6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3-07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69]&lt;=0;1;[.F69])" office:value-type="float" office:value="4" calcext:value-type="float">
            <text:p>4</text:p>
          </table:table-cell>
          <table:table-cell office:value-type="float" office:value="2509.97" calcext:value-type="float">
            <text:p>2509,97</text:p>
          </table:table-cell>
          <table:table-cell table:formula="of:=IF([.H69]&lt;=0;&quot;ERRO&quot;;[.H69])" office:value-type="float" office:value="2509.97" calcext:value-type="float">
            <text:p>2509,9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0039.88" calcext:value-type="float">
            <text:p>10039,88</text:p>
          </table:table-cell>
          <table:table-cell table:formula="of:=[.G69]*[.I69]" office:value-type="float" office:value="10039.88" calcext:value-type="float">
            <text:p>10039,88</text:p>
          </table:table-cell>
          <table:table-cell table:formula="of:=IF([.L69] &lt;&gt; [.M6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4-05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70]&lt;=0;1;[.F70])" office:value-type="float" office:value="3" calcext:value-type="float">
            <text:p>3</text:p>
          </table:table-cell>
          <table:table-cell office:value-type="float" office:value="3199.08" calcext:value-type="float">
            <text:p>3199,08</text:p>
          </table:table-cell>
          <table:table-cell table:formula="of:=IF([.H70]&lt;=0;&quot;ERRO&quot;;[.H70])" office:value-type="float" office:value="3199.08" calcext:value-type="float">
            <text:p>3199,0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9597.24" calcext:value-type="float">
            <text:p>9597,24</text:p>
          </table:table-cell>
          <table:table-cell table:formula="of:=[.G70]*[.I70]" office:value-type="float" office:value="9597.24" calcext:value-type="float">
            <text:p>9597,24</text:p>
          </table:table-cell>
          <table:table-cell table:formula="of:=IF([.L70] &lt;&gt; [.M7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1-05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71]&lt;=0;1;[.F71])" office:value-type="float" office:value="4" calcext:value-type="float">
            <text:p>4</text:p>
          </table:table-cell>
          <table:table-cell office:value-type="float" office:value="4668.91" calcext:value-type="float">
            <text:p>4668,91</text:p>
          </table:table-cell>
          <table:table-cell table:formula="of:=IF([.H71]&lt;=0;&quot;ERRO&quot;;[.H71])" office:value-type="float" office:value="4668.91" calcext:value-type="float">
            <text:p>4668,9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8675.64" calcext:value-type="float">
            <text:p>18675,64</text:p>
          </table:table-cell>
          <table:table-cell table:formula="of:=[.G71]*[.I71]" office:value-type="float" office:value="18675.64" calcext:value-type="float">
            <text:p>18675,64</text:p>
          </table:table-cell>
          <table:table-cell table:formula="of:=IF([.L71] &lt;&gt; [.M7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2-07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72]&lt;=0;1;[.F72])" office:value-type="float" office:value="1" calcext:value-type="float">
            <text:p>1</text:p>
          </table:table-cell>
          <table:table-cell office:value-type="float" office:value="4600.99" calcext:value-type="float">
            <text:p>4600,99</text:p>
          </table:table-cell>
          <table:table-cell table:formula="of:=IF([.H72]&lt;=0;&quot;ERRO&quot;;[.H72])" office:value-type="float" office:value="4600.99" calcext:value-type="float">
            <text:p>4600,9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4600.99" calcext:value-type="float">
            <text:p>4600,99</text:p>
          </table:table-cell>
          <table:table-cell table:formula="of:=[.G72]*[.I72]" office:value-type="float" office:value="4600.99" calcext:value-type="float">
            <text:p>4600,99</text:p>
          </table:table-cell>
          <table:table-cell table:formula="of:=IF([.L72] &lt;&gt; [.M7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2-07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73]&lt;=0;1;[.F73])" office:value-type="float" office:value="5" calcext:value-type="float">
            <text:p>5</text:p>
          </table:table-cell>
          <table:table-cell office:value-type="float" office:value="2628.74" calcext:value-type="float">
            <text:p>2628,74</text:p>
          </table:table-cell>
          <table:table-cell table:formula="of:=IF([.H73]&lt;=0;&quot;ERRO&quot;;[.H73])" office:value-type="float" office:value="2628.74" calcext:value-type="float">
            <text:p>2628,7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16405.7548847964" calcext:value-type="float">
            <text:p>16405,7548847964</text:p>
          </table:table-cell>
          <table:table-cell table:formula="of:=[.G73]*[.I73]" office:value-type="float" office:value="13143.7" calcext:value-type="float">
            <text:p>13143,7</text:p>
          </table:table-cell>
          <table:table-cell table:formula="of:=IF([.L73] &lt;&gt; [.M7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18-1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74]&lt;=0;1;[.F74])" office:value-type="float" office:value="4" calcext:value-type="float">
            <text:p>4</text:p>
          </table:table-cell>
          <table:table-cell office:value-type="float" office:value="3833.64" calcext:value-type="float">
            <text:p>3833,64</text:p>
          </table:table-cell>
          <table:table-cell table:formula="of:=IF([.H74]&lt;=0;&quot;ERRO&quot;;[.H74])" office:value-type="float" office:value="3833.64" calcext:value-type="float">
            <text:p>3833,6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5334.56" calcext:value-type="float">
            <text:p>15334,56</text:p>
          </table:table-cell>
          <table:table-cell table:formula="of:=[.G74]*[.I74]" office:value-type="float" office:value="15334.56" calcext:value-type="float">
            <text:p>15334,56</text:p>
          </table:table-cell>
          <table:table-cell table:formula="of:=IF([.L74] &lt;&gt; [.M7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9-08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75]&lt;=0;1;[.F75])" office:value-type="float" office:value="2" calcext:value-type="float">
            <text:p>2</text:p>
          </table:table-cell>
          <table:table-cell office:value-type="float" office:value="3627.93" calcext:value-type="float">
            <text:p>3627,93</text:p>
          </table:table-cell>
          <table:table-cell table:formula="of:=IF([.H75]&lt;=0;&quot;ERRO&quot;;[.H75])" office:value-type="float" office:value="3627.93" calcext:value-type="float">
            <text:p>3627,9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7255.86" calcext:value-type="float">
            <text:p>7255,86</text:p>
          </table:table-cell>
          <table:table-cell table:formula="of:=[.G75]*[.I75]" office:value-type="float" office:value="7255.86" calcext:value-type="float">
            <text:p>7255,86</text:p>
          </table:table-cell>
          <table:table-cell table:formula="of:=IF([.L75] &lt;&gt; [.M7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0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76]&lt;=0;1;[.F76])" office:value-type="float" office:value="4" calcext:value-type="float">
            <text:p>4</text:p>
          </table:table-cell>
          <table:table-cell office:value-type="float" office:value="1059.98" calcext:value-type="float">
            <text:p>1059,98</text:p>
          </table:table-cell>
          <table:table-cell table:formula="of:=IF([.H76]&lt;=0;&quot;ERRO&quot;;[.H76])" office:value-type="float" office:value="1059.98" calcext:value-type="float">
            <text:p>1059,9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4239.92" calcext:value-type="float">
            <text:p>4239,92</text:p>
          </table:table-cell>
          <table:table-cell table:formula="of:=[.G76]*[.I76]" office:value-type="float" office:value="4239.92" calcext:value-type="float">
            <text:p>4239,92</text:p>
          </table:table-cell>
          <table:table-cell table:formula="of:=IF([.L76] &lt;&gt; [.M7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3-04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77]&lt;=0;1;[.F77])" office:value-type="float" office:value="1" calcext:value-type="float">
            <text:p>1</text:p>
          </table:table-cell>
          <table:table-cell office:value-type="float" office:value="3697.53" calcext:value-type="float">
            <text:p>3697,53</text:p>
          </table:table-cell>
          <table:table-cell table:formula="of:=IF([.H77]&lt;=0;&quot;ERRO&quot;;[.H77])" office:value-type="float" office:value="3697.53" calcext:value-type="float">
            <text:p>3697,5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/>
          <table:table-cell table:formula="of:=[.G77]*[.I77]" office:value-type="float" office:value="3697.53" calcext:value-type="float">
            <text:p>3697,53</text:p>
          </table:table-cell>
          <table:table-cell table:formula="of:=IF([.L77] &lt;&gt; [.M7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0-1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78]&lt;=0;1;[.F78])" office:value-type="float" office:value="4" calcext:value-type="float">
            <text:p>4</text:p>
          </table:table-cell>
          <table:table-cell office:value-type="float" office:value="1517.85" calcext:value-type="float">
            <text:p>1517,85</text:p>
          </table:table-cell>
          <table:table-cell table:formula="of:=IF([.H78]&lt;=0;&quot;ERRO&quot;;[.H78])" office:value-type="float" office:value="1517.85" calcext:value-type="float">
            <text:p>1517,8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6071.4" calcext:value-type="float">
            <text:p>6071,4</text:p>
          </table:table-cell>
          <table:table-cell table:formula="of:=[.G78]*[.I78]" office:value-type="float" office:value="6071.4" calcext:value-type="float">
            <text:p>6071,4</text:p>
          </table:table-cell>
          <table:table-cell table:formula="of:=IF([.L78] &lt;&gt; [.M7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6-04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79]&lt;=0;1;[.F79])" office:value-type="float" office:value="4" calcext:value-type="float">
            <text:p>4</text:p>
          </table:table-cell>
          <table:table-cell office:value-type="float" office:value="523.79" calcext:value-type="float">
            <text:p>523,79</text:p>
          </table:table-cell>
          <table:table-cell table:formula="of:=IF([.H79]&lt;=0;&quot;ERRO&quot;;[.H79])" office:value-type="float" office:value="523.79" calcext:value-type="float">
            <text:p>523,7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2095.16" calcext:value-type="float">
            <text:p>2095,16</text:p>
          </table:table-cell>
          <table:table-cell table:formula="of:=[.G79]*[.I79]" office:value-type="float" office:value="2095.16" calcext:value-type="float">
            <text:p>2095,16</text:p>
          </table:table-cell>
          <table:table-cell table:formula="of:=IF([.L79] &lt;&gt; [.M7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12-06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/>
          <table:table-cell table:formula="of:=IF([.F80]&lt;=0;1;[.F80])" office:value-type="float" office:value="1" calcext:value-type="float">
            <text:p>1</text:p>
          </table:table-cell>
          <table:table-cell office:value-type="float" office:value="2507.48" calcext:value-type="float">
            <text:p>2507,48</text:p>
          </table:table-cell>
          <table:table-cell table:formula="of:=IF([.H80]&lt;=0;&quot;ERRO&quot;;[.H80])" office:value-type="float" office:value="2507.48" calcext:value-type="float">
            <text:p>2507,4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/>
          <table:table-cell table:formula="of:=[.G80]*[.I80]" office:value-type="float" office:value="2507.48" calcext:value-type="float">
            <text:p>2507,48</text:p>
          </table:table-cell>
          <table:table-cell table:formula="of:=IF([.L80] &lt;&gt; [.M8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6-09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81]&lt;=0;1;[.F81])" office:value-type="float" office:value="2" calcext:value-type="float">
            <text:p>2</text:p>
          </table:table-cell>
          <table:table-cell office:value-type="float" office:value="3116.96" calcext:value-type="float">
            <text:p>3116,96</text:p>
          </table:table-cell>
          <table:table-cell table:formula="of:=IF([.H81]&lt;=0;&quot;ERRO&quot;;[.H81])" office:value-type="float" office:value="3116.96" calcext:value-type="float">
            <text:p>3116,9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7781.07865299954" calcext:value-type="float">
            <text:p>7781,07865299954</text:p>
          </table:table-cell>
          <table:table-cell table:formula="of:=[.G81]*[.I81]" office:value-type="float" office:value="6233.92" calcext:value-type="float">
            <text:p>6233,92</text:p>
          </table:table-cell>
          <table:table-cell table:formula="of:=IF([.L81] &lt;&gt; [.M8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5-03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82]&lt;=0;1;[.F82])" office:value-type="float" office:value="5" calcext:value-type="float">
            <text:p>5</text:p>
          </table:table-cell>
          <table:table-cell office:value-type="float" office:value="1319.99" calcext:value-type="float">
            <text:p>1319,99</text:p>
          </table:table-cell>
          <table:table-cell table:formula="of:=IF([.H82]&lt;=0;&quot;ERRO&quot;;[.H82])" office:value-type="float" office:value="1319.99" calcext:value-type="float">
            <text:p>1319,9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6599.95" calcext:value-type="float">
            <text:p>6599,95</text:p>
          </table:table-cell>
          <table:table-cell table:formula="of:=[.G82]*[.I82]" office:value-type="float" office:value="6599.95" calcext:value-type="float">
            <text:p>6599,95</text:p>
          </table:table-cell>
          <table:table-cell table:formula="of:=IF([.L82] &lt;&gt; [.M8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4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83]&lt;=0;1;[.F83])" office:value-type="float" office:value="1" calcext:value-type="float">
            <text:p>1</text:p>
          </table:table-cell>
          <table:table-cell office:value-type="float" office:value="3288.16" calcext:value-type="float">
            <text:p>3288,16</text:p>
          </table:table-cell>
          <table:table-cell table:formula="of:=IF([.H83]&lt;=0;&quot;ERRO&quot;;[.H83])" office:value-type="float" office:value="3288.16" calcext:value-type="float">
            <text:p>3288,1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-3288.16" calcext:value-type="float">
            <text:p>-3288,16</text:p>
          </table:table-cell>
          <table:table-cell table:formula="of:=[.G83]*[.I83]" office:value-type="float" office:value="3288.16" calcext:value-type="float">
            <text:p>3288,16</text:p>
          </table:table-cell>
          <table:table-cell table:formula="of:=IF([.L83] &lt;&gt; [.M8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7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84]&lt;=0;1;[.F84])" office:value-type="float" office:value="5" calcext:value-type="float">
            <text:p>5</text:p>
          </table:table-cell>
          <table:table-cell office:value-type="float" office:value="1321.04" calcext:value-type="float">
            <text:p>1321,04</text:p>
          </table:table-cell>
          <table:table-cell table:formula="of:=IF([.H84]&lt;=0;&quot;ERRO&quot;;[.H84])" office:value-type="float" office:value="1321.04" calcext:value-type="float">
            <text:p>1321,0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6605.2" calcext:value-type="float">
            <text:p>6605,2</text:p>
          </table:table-cell>
          <table:table-cell table:formula="of:=[.G84]*[.I84]" office:value-type="float" office:value="6605.2" calcext:value-type="float">
            <text:p>6605,2</text:p>
          </table:table-cell>
          <table:table-cell table:formula="of:=IF([.L84] &lt;&gt; [.M8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7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85]&lt;=0;1;[.F85])" office:value-type="float" office:value="4" calcext:value-type="float">
            <text:p>4</text:p>
          </table:table-cell>
          <table:table-cell office:value-type="float" office:value="908.95" calcext:value-type="float">
            <text:p>908,95</text:p>
          </table:table-cell>
          <table:table-cell table:formula="of:=IF([.H85]&lt;=0;&quot;ERRO&quot;;[.H85])" office:value-type="float" office:value="908.95" calcext:value-type="float">
            <text:p>908,9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3635.8" calcext:value-type="float">
            <text:p>3635,8</text:p>
          </table:table-cell>
          <table:table-cell table:formula="of:=[.G85]*[.I85]" office:value-type="float" office:value="3635.8" calcext:value-type="float">
            <text:p>3635,8</text:p>
          </table:table-cell>
          <table:table-cell table:formula="of:=IF([.L85] &lt;&gt; [.M8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8-11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86]&lt;=0;1;[.F86])" office:value-type="float" office:value="2" calcext:value-type="float">
            <text:p>2</text:p>
          </table:table-cell>
          <table:table-cell office:value-type="float" office:value="4513.72" calcext:value-type="float">
            <text:p>4513,72</text:p>
          </table:table-cell>
          <table:table-cell table:formula="of:=IF([.H86]&lt;=0;&quot;ERRO&quot;;[.H86])" office:value-type="float" office:value="4513.72" calcext:value-type="float">
            <text:p>4513,7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1267.9053749862" calcext:value-type="float">
            <text:p>11267,9053749862</text:p>
          </table:table-cell>
          <table:table-cell table:formula="of:=[.G86]*[.I86]" office:value-type="float" office:value="9027.44" calcext:value-type="float">
            <text:p>9027,44</text:p>
          </table:table-cell>
          <table:table-cell table:formula="of:=IF([.L86] &lt;&gt; [.M8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9-07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87]&lt;=0;1;[.F87])" office:value-type="float" office:value="1" calcext:value-type="float">
            <text:p>1</text:p>
          </table:table-cell>
          <table:table-cell office:value-type="float" office:value="4096.38" calcext:value-type="float">
            <text:p>4096,38</text:p>
          </table:table-cell>
          <table:table-cell table:formula="of:=IF([.H87]&lt;=0;&quot;ERRO&quot;;[.H87])" office:value-type="float" office:value="4096.38" calcext:value-type="float">
            <text:p>4096,3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/>
          <table:table-cell table:formula="of:=[.G87]*[.I87]" office:value-type="float" office:value="4096.38" calcext:value-type="float">
            <text:p>4096,38</text:p>
          </table:table-cell>
          <table:table-cell table:formula="of:=IF([.L87] &lt;&gt; [.M8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16-05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88]&lt;=0;1;[.F88])" office:value-type="float" office:value="1" calcext:value-type="float">
            <text:p>1</text:p>
          </table:table-cell>
          <table:table-cell office:value-type="float" office:value="635.76" calcext:value-type="float">
            <text:p>635,76</text:p>
          </table:table-cell>
          <table:table-cell table:formula="of:=IF([.H88]&lt;=0;&quot;ERRO&quot;;[.H88])" office:value-type="float" office:value="635.76" calcext:value-type="float">
            <text:p>635,7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-793.545403924175" calcext:value-type="float">
            <text:p>-793,545403924175</text:p>
          </table:table-cell>
          <table:table-cell table:formula="of:=[.G88]*[.I88]" office:value-type="float" office:value="635.76" calcext:value-type="float">
            <text:p>635,76</text:p>
          </table:table-cell>
          <table:table-cell table:formula="of:=IF([.L88] &lt;&gt; [.M8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89]&lt;=0;1;[.F89])" office:value-type="float" office:value="1" calcext:value-type="float">
            <text:p>1</text:p>
          </table:table-cell>
          <table:table-cell office:value-type="float" office:value="4398.65" calcext:value-type="float">
            <text:p>4398,65</text:p>
          </table:table-cell>
          <table:table-cell table:formula="of:=IF([.H89]&lt;=0;&quot;ERRO&quot;;[.H89])" office:value-type="float" office:value="4398.65" calcext:value-type="float">
            <text:p>4398,6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5490.32416473366" calcext:value-type="float">
            <text:p>5490,32416473366</text:p>
          </table:table-cell>
          <table:table-cell table:formula="of:=[.G89]*[.I89]" office:value-type="float" office:value="4398.65" calcext:value-type="float">
            <text:p>4398,65</text:p>
          </table:table-cell>
          <table:table-cell table:formula="of:=IF([.L89] &lt;&gt; [.M8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5-02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90]&lt;=0;1;[.F90])" office:value-type="float" office:value="3" calcext:value-type="float">
            <text:p>3</text:p>
          </table:table-cell>
          <table:table-cell office:value-type="float" office:value="3459.98" calcext:value-type="float">
            <text:p>3459,98</text:p>
          </table:table-cell>
          <table:table-cell table:formula="of:=IF([.H90]&lt;=0;&quot;ERRO&quot;;[.H90])" office:value-type="float" office:value="3459.98" calcext:value-type="float">
            <text:p>3459,9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12956.0741160323" calcext:value-type="float">
            <text:p>12956,0741160323</text:p>
          </table:table-cell>
          <table:table-cell table:formula="of:=[.G90]*[.I90]" office:value-type="float" office:value="10379.94" calcext:value-type="float">
            <text:p>10379,94</text:p>
          </table:table-cell>
          <table:table-cell table:formula="of:=IF([.L90] &lt;&gt; [.M9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6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91]&lt;=0;1;[.F91])" office:value-type="float" office:value="2" calcext:value-type="float">
            <text:p>2</text:p>
          </table:table-cell>
          <table:table-cell office:value-type="float" office:value="2044.75" calcext:value-type="float">
            <text:p>2044,75</text:p>
          </table:table-cell>
          <table:table-cell table:formula="of:=IF([.H91]&lt;=0;&quot;ERRO&quot;;[.H91])" office:value-type="float" office:value="2044.75" calcext:value-type="float">
            <text:p>2044,7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4089.5" calcext:value-type="float">
            <text:p>4089,5</text:p>
          </table:table-cell>
          <table:table-cell table:formula="of:=[.G91]*[.I91]" office:value-type="float" office:value="4089.5" calcext:value-type="float">
            <text:p>4089,5</text:p>
          </table:table-cell>
          <table:table-cell table:formula="of:=IF([.L91] &lt;&gt; [.M9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2-06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92]&lt;=0;1;[.F92])" office:value-type="float" office:value="4" calcext:value-type="float">
            <text:p>4</text:p>
          </table:table-cell>
          <table:table-cell office:value-type="float" office:value="3341.31" calcext:value-type="float">
            <text:p>3341,31</text:p>
          </table:table-cell>
          <table:table-cell table:formula="of:=IF([.H92]&lt;=0;&quot;ERRO&quot;;[.H92])" office:value-type="float" office:value="3341.31" calcext:value-type="float">
            <text:p>3341,3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3365.24" calcext:value-type="float">
            <text:p>13365,24</text:p>
          </table:table-cell>
          <table:table-cell table:formula="of:=[.G92]*[.I92]" office:value-type="float" office:value="13365.24" calcext:value-type="float">
            <text:p>13365,24</text:p>
          </table:table-cell>
          <table:table-cell table:formula="of:=IF([.L92] &lt;&gt; [.M9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9-04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93]&lt;=0;1;[.F93])" office:value-type="float" office:value="1" calcext:value-type="float">
            <text:p>1</text:p>
          </table:table-cell>
          <table:table-cell office:value-type="float" office:value="4207.31" calcext:value-type="float">
            <text:p>4207,31</text:p>
          </table:table-cell>
          <table:table-cell table:formula="of:=IF([.H93]&lt;=0;&quot;ERRO&quot;;[.H93])" office:value-type="float" office:value="4207.31" calcext:value-type="float">
            <text:p>4207,3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/>
          <table:table-cell table:formula="of:=[.G93]*[.I93]" office:value-type="float" office:value="4207.31" calcext:value-type="float">
            <text:p>4207,31</text:p>
          </table:table-cell>
          <table:table-cell table:formula="of:=IF([.L93] &lt;&gt; [.M9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5-10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94]&lt;=0;1;[.F94])" office:value-type="float" office:value="1" calcext:value-type="float">
            <text:p>1</text:p>
          </table:table-cell>
          <table:table-cell office:value-type="float" office:value="1336.08" calcext:value-type="float">
            <text:p>1336,08</text:p>
          </table:table-cell>
          <table:table-cell table:formula="of:=IF([.H94]&lt;=0;&quot;ERRO&quot;;[.H94])" office:value-type="float" office:value="1336.08" calcext:value-type="float">
            <text:p>1336,0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336.08" calcext:value-type="float">
            <text:p>1336,08</text:p>
          </table:table-cell>
          <table:table-cell table:formula="of:=[.G94]*[.I94]" office:value-type="float" office:value="1336.08" calcext:value-type="float">
            <text:p>1336,08</text:p>
          </table:table-cell>
          <table:table-cell table:formula="of:=IF([.L94] &lt;&gt; [.M9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1-05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95]&lt;=0;1;[.F95])" office:value-type="float" office:value="4" calcext:value-type="float">
            <text:p>4</text:p>
          </table:table-cell>
          <table:table-cell office:value-type="float" office:value="1198.14" calcext:value-type="float">
            <text:p>1198,14</text:p>
          </table:table-cell>
          <table:table-cell table:formula="of:=IF([.H95]&lt;=0;&quot;ERRO&quot;;[.H95])" office:value-type="float" office:value="1198.14" calcext:value-type="float">
            <text:p>1198,1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4792.56" calcext:value-type="float">
            <text:p>4792,56</text:p>
          </table:table-cell>
          <table:table-cell table:formula="of:=[.G95]*[.I95]" office:value-type="float" office:value="4792.56" calcext:value-type="float">
            <text:p>4792,56</text:p>
          </table:table-cell>
          <table:table-cell table:formula="of:=IF([.L95] &lt;&gt; [.M9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3-09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/>
          <table:table-cell table:formula="of:=IF([.F96]&lt;=0;1;[.F96])" office:value-type="float" office:value="1" calcext:value-type="float">
            <text:p>1</text:p>
          </table:table-cell>
          <table:table-cell office:value-type="float" office:value="573.04" calcext:value-type="float">
            <text:p>573,04</text:p>
          </table:table-cell>
          <table:table-cell table:formula="of:=IF([.H96]&lt;=0;&quot;ERRO&quot;;[.H96])" office:value-type="float" office:value="573.04" calcext:value-type="float">
            <text:p>573,0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/>
          <table:table-cell table:formula="of:=[.G96]*[.I96]" office:value-type="float" office:value="573.04" calcext:value-type="float">
            <text:p>573,04</text:p>
          </table:table-cell>
          <table:table-cell table:formula="of:=IF([.L96] &lt;&gt; [.M9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8-0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97]&lt;=0;1;[.F97])" office:value-type="float" office:value="4" calcext:value-type="float">
            <text:p>4</text:p>
          </table:table-cell>
          <table:table-cell office:value-type="float" office:value="2011.05" calcext:value-type="float">
            <text:p>2011,05</text:p>
          </table:table-cell>
          <table:table-cell table:formula="of:=IF([.H97]&lt;=0;&quot;ERRO&quot;;[.H97])" office:value-type="float" office:value="2011.05" calcext:value-type="float">
            <text:p>2011,0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8044.2" calcext:value-type="float">
            <text:p>8044,2</text:p>
          </table:table-cell>
          <table:table-cell table:formula="of:=[.G97]*[.I97]" office:value-type="float" office:value="8044.2" calcext:value-type="float">
            <text:p>8044,2</text:p>
          </table:table-cell>
          <table:table-cell table:formula="of:=IF([.L97] &lt;&gt; [.M9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3-0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98]&lt;=0;1;[.F98])" office:value-type="float" office:value="5" calcext:value-type="float">
            <text:p>5</text:p>
          </table:table-cell>
          <table:table-cell office:value-type="float" office:value="645.03" calcext:value-type="float">
            <text:p>645,03</text:p>
          </table:table-cell>
          <table:table-cell table:formula="of:=IF([.H98]&lt;=0;&quot;ERRO&quot;;[.H98])" office:value-type="float" office:value="645.03" calcext:value-type="float">
            <text:p>645,0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3225.15" calcext:value-type="float">
            <text:p>3225,15</text:p>
          </table:table-cell>
          <table:table-cell table:formula="of:=[.G98]*[.I98]" office:value-type="float" office:value="3225.15" calcext:value-type="float">
            <text:p>3225,15</text:p>
          </table:table-cell>
          <table:table-cell table:formula="of:=IF([.L98] &lt;&gt; [.M9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1-02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99]&lt;=0;1;[.F99])" office:value-type="float" office:value="1" calcext:value-type="float">
            <text:p>1</text:p>
          </table:table-cell>
          <table:table-cell office:value-type="float" office:value="2972.22" calcext:value-type="float">
            <text:p>2972,22</text:p>
          </table:table-cell>
          <table:table-cell table:formula="of:=IF([.H99]&lt;=0;&quot;ERRO&quot;;[.H99])" office:value-type="float" office:value="2972.22" calcext:value-type="float">
            <text:p>2972,2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/>
          <table:table-cell table:formula="of:=[.G99]*[.I99]" office:value-type="float" office:value="2972.22" calcext:value-type="float">
            <text:p>2972,22</text:p>
          </table:table-cell>
          <table:table-cell table:formula="of:=IF([.L99] &lt;&gt; [.M9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4-07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100]&lt;=0;1;[.F100])" office:value-type="float" office:value="2" calcext:value-type="float">
            <text:p>2</text:p>
          </table:table-cell>
          <table:table-cell office:value-type="float" office:value="483.83" calcext:value-type="float">
            <text:p>483,83</text:p>
          </table:table-cell>
          <table:table-cell table:formula="of:=IF([.H100]&lt;=0;&quot;ERRO&quot;;[.H100])" office:value-type="float" office:value="483.83" calcext:value-type="float">
            <text:p>483,8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967.66" calcext:value-type="float">
            <text:p>967,66</text:p>
          </table:table-cell>
          <table:table-cell table:formula="of:=[.G100]*[.I100]" office:value-type="float" office:value="967.66" calcext:value-type="float">
            <text:p>967,66</text:p>
          </table:table-cell>
          <table:table-cell table:formula="of:=IF([.L100] &lt;&gt; [.M10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6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101]&lt;=0;1;[.F101])" office:value-type="float" office:value="3" calcext:value-type="float">
            <text:p>3</text:p>
          </table:table-cell>
          <table:table-cell office:value-type="float" office:value="2026.61" calcext:value-type="float">
            <text:p>2026,61</text:p>
          </table:table-cell>
          <table:table-cell table:formula="of:=IF([.H101]&lt;=0;&quot;ERRO&quot;;[.H101])" office:value-type="float" office:value="2026.61" calcext:value-type="float">
            <text:p>2026,6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6079.83" calcext:value-type="float">
            <text:p>6079,83</text:p>
          </table:table-cell>
          <table:table-cell table:formula="of:=[.G101]*[.I101]" office:value-type="float" office:value="6079.83" calcext:value-type="float">
            <text:p>6079,83</text:p>
          </table:table-cell>
          <table:table-cell table:formula="of:=IF([.L101] &lt;&gt; [.M10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1-04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102]&lt;=0;1;[.F102])" office:value-type="float" office:value="1" calcext:value-type="float">
            <text:p>1</text:p>
          </table:table-cell>
          <table:table-cell office:value-type="float" office:value="4759.45" calcext:value-type="float">
            <text:p>4759,45</text:p>
          </table:table-cell>
          <table:table-cell table:formula="of:=IF([.H102]&lt;=0;&quot;ERRO&quot;;[.H102])" office:value-type="float" office:value="4759.45" calcext:value-type="float">
            <text:p>4759,4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4759.45" calcext:value-type="float">
            <text:p>4759,45</text:p>
          </table:table-cell>
          <table:table-cell table:formula="of:=[.G102]*[.I102]" office:value-type="float" office:value="4759.45" calcext:value-type="float">
            <text:p>4759,45</text:p>
          </table:table-cell>
          <table:table-cell table:formula="of:=IF([.L102] &lt;&gt; [.M10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0-09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03]&lt;=0;1;[.F103])" office:value-type="float" office:value="4" calcext:value-type="float">
            <text:p>4</text:p>
          </table:table-cell>
          <table:table-cell office:value-type="float" office:value="2658.86" calcext:value-type="float">
            <text:p>2658,86</text:p>
          </table:table-cell>
          <table:table-cell table:formula="of:=IF([.H103]&lt;=0;&quot;ERRO&quot;;[.H103])" office:value-type="float" office:value="2658.86" calcext:value-type="float">
            <text:p>2658,8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13274.9851055608" calcext:value-type="float">
            <text:p>13274,9851055608</text:p>
          </table:table-cell>
          <table:table-cell table:formula="of:=[.G103]*[.I103]" office:value-type="float" office:value="10635.44" calcext:value-type="float">
            <text:p>10635,44</text:p>
          </table:table-cell>
          <table:table-cell table:formula="of:=IF([.L103] &lt;&gt; [.M10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2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04]&lt;=0;1;[.F104])" office:value-type="float" office:value="4" calcext:value-type="float">
            <text:p>4</text:p>
          </table:table-cell>
          <table:table-cell office:value-type="float" office:value="865.83" calcext:value-type="float">
            <text:p>865,83</text:p>
          </table:table-cell>
          <table:table-cell table:formula="of:=IF([.H104]&lt;=0;&quot;ERRO&quot;;[.H104])" office:value-type="float" office:value="865.83" calcext:value-type="float">
            <text:p>865,8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3463.32" calcext:value-type="float">
            <text:p>3463,32</text:p>
          </table:table-cell>
          <table:table-cell table:formula="of:=[.G104]*[.I104]" office:value-type="float" office:value="3463.32" calcext:value-type="float">
            <text:p>3463,32</text:p>
          </table:table-cell>
          <table:table-cell table:formula="of:=IF([.L104] &lt;&gt; [.M10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8-0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05]&lt;=0;1;[.F105])" office:value-type="float" office:value="1" calcext:value-type="float">
            <text:p>1</text:p>
          </table:table-cell>
          <table:table-cell office:value-type="float" office:value="2691.33" calcext:value-type="float">
            <text:p>2691,33</text:p>
          </table:table-cell>
          <table:table-cell table:formula="of:=IF([.H105]&lt;=0;&quot;ERRO&quot;;[.H105])" office:value-type="float" office:value="2691.33" calcext:value-type="float">
            <text:p>2691,3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2691.33" calcext:value-type="float">
            <text:p>2691,33</text:p>
          </table:table-cell>
          <table:table-cell table:formula="of:=[.G105]*[.I105]" office:value-type="float" office:value="2691.33" calcext:value-type="float">
            <text:p>2691,33</text:p>
          </table:table-cell>
          <table:table-cell table:formula="of:=IF([.L105] &lt;&gt; [.M10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1-06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/>
          <table:table-cell table:formula="of:=IF([.F106]&lt;=0;1;[.F106])" office:value-type="float" office:value="1" calcext:value-type="float">
            <text:p>1</text:p>
          </table:table-cell>
          <table:table-cell office:value-type="float" office:value="1333.52" calcext:value-type="float">
            <text:p>1333,52</text:p>
          </table:table-cell>
          <table:table-cell table:formula="of:=IF([.H106]&lt;=0;&quot;ERRO&quot;;[.H106])" office:value-type="float" office:value="1333.52" calcext:value-type="float">
            <text:p>1333,5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/>
          <table:table-cell table:formula="of:=[.G106]*[.I106]" office:value-type="float" office:value="1333.52" calcext:value-type="float">
            <text:p>1333,52</text:p>
          </table:table-cell>
          <table:table-cell table:formula="of:=IF([.L106] &lt;&gt; [.M10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1-07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07]&lt;=0;1;[.F107])" office:value-type="float" office:value="1" calcext:value-type="float">
            <text:p>1</text:p>
          </table:table-cell>
          <table:table-cell office:value-type="float" office:value="2602.61" calcext:value-type="float">
            <text:p>2602,61</text:p>
          </table:table-cell>
          <table:table-cell table:formula="of:=IF([.H107]&lt;=0;&quot;ERRO&quot;;[.H107])" office:value-type="float" office:value="2602.61" calcext:value-type="float">
            <text:p>2602,6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2602.61" calcext:value-type="float">
            <text:p>2602,61</text:p>
          </table:table-cell>
          <table:table-cell table:formula="of:=[.G107]*[.I107]" office:value-type="float" office:value="2602.61" calcext:value-type="float">
            <text:p>2602,61</text:p>
          </table:table-cell>
          <table:table-cell table:formula="of:=IF([.L107] &lt;&gt; [.M10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3-01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108]&lt;=0;1;[.F108])" office:value-type="float" office:value="1" calcext:value-type="float">
            <text:p>1</text:p>
          </table:table-cell>
          <table:table-cell office:value-type="float" office:value="1027.48" calcext:value-type="float">
            <text:p>1027,48</text:p>
          </table:table-cell>
          <table:table-cell table:formula="of:=IF([.H108]&lt;=0;&quot;ERRO&quot;;[.H108])" office:value-type="float" office:value="1027.48" calcext:value-type="float">
            <text:p>1027,4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-1282.48400595195" calcext:value-type="float">
            <text:p>-1282,48400595195</text:p>
          </table:table-cell>
          <table:table-cell table:formula="of:=[.G108]*[.I108]" office:value-type="float" office:value="1027.48" calcext:value-type="float">
            <text:p>1027,48</text:p>
          </table:table-cell>
          <table:table-cell table:formula="of:=IF([.L108] &lt;&gt; [.M10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2-10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109]&lt;=0;1;[.F109])" office:value-type="float" office:value="1" calcext:value-type="float">
            <text:p>1</text:p>
          </table:table-cell>
          <table:table-cell office:value-type="float" office:value="2109.96" calcext:value-type="float">
            <text:p>2109,96</text:p>
          </table:table-cell>
          <table:table-cell table:formula="of:=IF([.H109]&lt;=0;&quot;ERRO&quot;;[.H109])" office:value-type="float" office:value="2109.96" calcext:value-type="float">
            <text:p>2109,9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2109.96" calcext:value-type="float">
            <text:p>2109,96</text:p>
          </table:table-cell>
          <table:table-cell table:formula="of:=[.G109]*[.I109]" office:value-type="float" office:value="2109.96" calcext:value-type="float">
            <text:p>2109,96</text:p>
          </table:table-cell>
          <table:table-cell table:formula="of:=IF([.L109] &lt;&gt; [.M10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7-01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110]&lt;=0;1;[.F110])" office:value-type="float" office:value="3" calcext:value-type="float">
            <text:p>3</text:p>
          </table:table-cell>
          <table:table-cell office:value-type="float" office:value="3029.31" calcext:value-type="float">
            <text:p>3029,31</text:p>
          </table:table-cell>
          <table:table-cell table:formula="of:=IF([.H110]&lt;=0;&quot;ERRO&quot;;[.H110])" office:value-type="float" office:value="3029.31" calcext:value-type="float">
            <text:p>3029,3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11343.4080198261" calcext:value-type="float">
            <text:p>11343,4080198261</text:p>
          </table:table-cell>
          <table:table-cell table:formula="of:=[.G110]*[.I110]" office:value-type="float" office:value="9087.93" calcext:value-type="float">
            <text:p>9087,93</text:p>
          </table:table-cell>
          <table:table-cell table:formula="of:=IF([.L110] &lt;&gt; [.M11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8-07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111]&lt;=0;1;[.F111])" office:value-type="float" office:value="2" calcext:value-type="float">
            <text:p>2</text:p>
          </table:table-cell>
          <table:table-cell office:value-type="float" office:value="2015.06" calcext:value-type="float">
            <text:p>2015,06</text:p>
          </table:table-cell>
          <table:table-cell table:formula="of:=IF([.H111]&lt;=0;&quot;ERRO&quot;;[.H111])" office:value-type="float" office:value="2015.06" calcext:value-type="float">
            <text:p>2015,0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4030.12" calcext:value-type="float">
            <text:p>4030,12</text:p>
          </table:table-cell>
          <table:table-cell table:formula="of:=[.G111]*[.I111]" office:value-type="float" office:value="4030.12" calcext:value-type="float">
            <text:p>4030,12</text:p>
          </table:table-cell>
          <table:table-cell table:formula="of:=IF([.L111] &lt;&gt; [.M11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-01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112]&lt;=0;1;[.F112])" office:value-type="float" office:value="1" calcext:value-type="float">
            <text:p>1</text:p>
          </table:table-cell>
          <table:table-cell office:value-type="float" office:value="3705.32" calcext:value-type="float">
            <text:p>3705,32</text:p>
          </table:table-cell>
          <table:table-cell table:formula="of:=IF([.H112]&lt;=0;&quot;ERRO&quot;;[.H112])" office:value-type="float" office:value="3705.32" calcext:value-type="float">
            <text:p>3705,3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-3705.32" calcext:value-type="float">
            <text:p>-3705,32</text:p>
          </table:table-cell>
          <table:table-cell table:formula="of:=[.G112]*[.I112]" office:value-type="float" office:value="3705.32" calcext:value-type="float">
            <text:p>3705,32</text:p>
          </table:table-cell>
          <table:table-cell table:formula="of:=IF([.L112] &lt;&gt; [.M11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113]&lt;=0;1;[.F113])" office:value-type="float" office:value="2" calcext:value-type="float">
            <text:p>2</text:p>
          </table:table-cell>
          <table:table-cell office:value-type="float" office:value="948.12" calcext:value-type="float">
            <text:p>948,12</text:p>
          </table:table-cell>
          <table:table-cell table:formula="of:=IF([.H113]&lt;=0;&quot;ERRO&quot;;[.H113])" office:value-type="float" office:value="948.12" calcext:value-type="float">
            <text:p>948,1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896.24" calcext:value-type="float">
            <text:p>1896,24</text:p>
          </table:table-cell>
          <table:table-cell table:formula="of:=[.G113]*[.I113]" office:value-type="float" office:value="1896.24" calcext:value-type="float">
            <text:p>1896,24</text:p>
          </table:table-cell>
          <table:table-cell table:formula="of:=IF([.L113] &lt;&gt; [.M11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5-04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/>
          <table:table-cell table:formula="of:=IF([.F114]&lt;=0;1;[.F114])" office:value-type="float" office:value="1" calcext:value-type="float">
            <text:p>1</text:p>
          </table:table-cell>
          <table:table-cell office:value-type="float" office:value="431.44" calcext:value-type="float">
            <text:p>431,44</text:p>
          </table:table-cell>
          <table:table-cell table:formula="of:=IF([.H114]&lt;=0;&quot;ERRO&quot;;[.H114])" office:value-type="float" office:value="431.44" calcext:value-type="float">
            <text:p>431,4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/>
          <table:table-cell table:formula="of:=[.G114]*[.I114]" office:value-type="float" office:value="431.44" calcext:value-type="float">
            <text:p>431,44</text:p>
          </table:table-cell>
          <table:table-cell table:formula="of:=IF([.L114] &lt;&gt; [.M11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2-02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115]&lt;=0;1;[.F115])" office:value-type="float" office:value="5" calcext:value-type="float">
            <text:p>5</text:p>
          </table:table-cell>
          <table:table-cell office:value-type="float" office:value="3604.71" calcext:value-type="float">
            <text:p>3604,71</text:p>
          </table:table-cell>
          <table:table-cell table:formula="of:=IF([.H115]&lt;=0;&quot;ERRO&quot;;[.H115])" office:value-type="float" office:value="3604.71" calcext:value-type="float">
            <text:p>3604,7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18023.55" calcext:value-type="float">
            <text:p>18023,55</text:p>
          </table:table-cell>
          <table:table-cell table:formula="of:=[.G115]*[.I115]" office:value-type="float" office:value="18023.55" calcext:value-type="float">
            <text:p>18023,55</text:p>
          </table:table-cell>
          <table:table-cell table:formula="of:=IF([.L115] &lt;&gt; [.M11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2-1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16]&lt;=0;1;[.F116])" office:value-type="float" office:value="2" calcext:value-type="float">
            <text:p>2</text:p>
          </table:table-cell>
          <table:table-cell office:value-type="float" office:value="1657.15" calcext:value-type="float">
            <text:p>1657,15</text:p>
          </table:table-cell>
          <table:table-cell table:formula="of:=IF([.H116]&lt;=0;&quot;ERRO&quot;;[.H116])" office:value-type="float" office:value="1657.15" calcext:value-type="float">
            <text:p>1657,1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3314.3" calcext:value-type="float">
            <text:p>3314,3</text:p>
          </table:table-cell>
          <table:table-cell table:formula="of:=[.G116]*[.I116]" office:value-type="float" office:value="3314.3" calcext:value-type="float">
            <text:p>3314,3</text:p>
          </table:table-cell>
          <table:table-cell table:formula="of:=IF([.L116] &lt;&gt; [.M11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6-02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117]&lt;=0;1;[.F117])" office:value-type="float" office:value="5" calcext:value-type="float">
            <text:p>5</text:p>
          </table:table-cell>
          <table:table-cell office:value-type="float" office:value="3357.65" calcext:value-type="float">
            <text:p>3357,65</text:p>
          </table:table-cell>
          <table:table-cell table:formula="of:=IF([.H117]&lt;=0;&quot;ERRO&quot;;[.H117])" office:value-type="float" office:value="3357.65" calcext:value-type="float">
            <text:p>3357,6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16788.25" calcext:value-type="float">
            <text:p>16788,25</text:p>
          </table:table-cell>
          <table:table-cell table:formula="of:=[.G117]*[.I117]" office:value-type="float" office:value="16788.25" calcext:value-type="float">
            <text:p>16788,25</text:p>
          </table:table-cell>
          <table:table-cell table:formula="of:=IF([.L117] &lt;&gt; [.M11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-02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118]&lt;=0;1;[.F118])" office:value-type="float" office:value="3" calcext:value-type="float">
            <text:p>3</text:p>
          </table:table-cell>
          <table:table-cell office:value-type="float" office:value="3836.17" calcext:value-type="float">
            <text:p>3836,17</text:p>
          </table:table-cell>
          <table:table-cell table:formula="of:=IF([.H118]&lt;=0;&quot;ERRO&quot;;[.H118])" office:value-type="float" office:value="3836.17" calcext:value-type="float">
            <text:p>3836,1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4364.7370336533" calcext:value-type="float">
            <text:p>14364,7370336533</text:p>
          </table:table-cell>
          <table:table-cell table:formula="of:=[.G118]*[.I118]" office:value-type="float" office:value="11508.51" calcext:value-type="float">
            <text:p>11508,51</text:p>
          </table:table-cell>
          <table:table-cell table:formula="of:=IF([.L118] &lt;&gt; [.M11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7-12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119]&lt;=0;1;[.F119])" office:value-type="float" office:value="4" calcext:value-type="float">
            <text:p>4</text:p>
          </table:table-cell>
          <table:table-cell office:value-type="float" office:value="1068.15" calcext:value-type="float">
            <text:p>1068,15</text:p>
          </table:table-cell>
          <table:table-cell table:formula="of:=IF([.H119]&lt;=0;&quot;ERRO&quot;;[.H119])" office:value-type="float" office:value="1068.15" calcext:value-type="float">
            <text:p>1068,1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4272.6" calcext:value-type="float">
            <text:p>4272,6</text:p>
          </table:table-cell>
          <table:table-cell table:formula="of:=[.G119]*[.I119]" office:value-type="float" office:value="4272.6" calcext:value-type="float">
            <text:p>4272,6</text:p>
          </table:table-cell>
          <table:table-cell table:formula="of:=IF([.L119] &lt;&gt; [.M11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120]&lt;=0;1;[.F120])" office:value-type="float" office:value="2" calcext:value-type="float">
            <text:p>2</text:p>
          </table:table-cell>
          <table:table-cell office:value-type="float" office:value="4316.97" calcext:value-type="float">
            <text:p>4316,97</text:p>
          </table:table-cell>
          <table:table-cell table:formula="of:=IF([.H120]&lt;=0;&quot;ERRO&quot;;[.H120])" office:value-type="float" office:value="4316.97" calcext:value-type="float">
            <text:p>4316,9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8633.94" calcext:value-type="float">
            <text:p>8633,94</text:p>
          </table:table-cell>
          <table:table-cell table:formula="of:=[.G120]*[.I120]" office:value-type="float" office:value="8633.94" calcext:value-type="float">
            <text:p>8633,94</text:p>
          </table:table-cell>
          <table:table-cell table:formula="of:=IF([.L120] &lt;&gt; [.M12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5-08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121]&lt;=0;1;[.F121])" office:value-type="float" office:value="1" calcext:value-type="float">
            <text:p>1</text:p>
          </table:table-cell>
          <table:table-cell office:value-type="float" office:value="450.55" calcext:value-type="float">
            <text:p>450,55</text:p>
          </table:table-cell>
          <table:table-cell table:formula="of:=IF([.H121]&lt;=0;&quot;ERRO&quot;;[.H121])" office:value-type="float" office:value="450.55" calcext:value-type="float">
            <text:p>450,5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/>
          <table:table-cell table:formula="of:=[.G121]*[.I121]" office:value-type="float" office:value="450.55" calcext:value-type="float">
            <text:p>450,55</text:p>
          </table:table-cell>
          <table:table-cell table:formula="of:=IF([.L121] &lt;&gt; [.M12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8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22]&lt;=0;1;[.F122])" office:value-type="float" office:value="4" calcext:value-type="float">
            <text:p>4</text:p>
          </table:table-cell>
          <table:table-cell office:value-type="float" office:value="528.55" calcext:value-type="float">
            <text:p>528,55</text:p>
          </table:table-cell>
          <table:table-cell table:formula="of:=IF([.H122]&lt;=0;&quot;ERRO&quot;;[.H122])" office:value-type="float" office:value="528.55" calcext:value-type="float">
            <text:p>528,5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2114.2" calcext:value-type="float">
            <text:p>2114,2</text:p>
          </table:table-cell>
          <table:table-cell table:formula="of:=[.G122]*[.I122]" office:value-type="float" office:value="2114.2" calcext:value-type="float">
            <text:p>2114,2</text:p>
          </table:table-cell>
          <table:table-cell table:formula="of:=IF([.L122] &lt;&gt; [.M12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7-09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123]&lt;=0;1;[.F123])" office:value-type="float" office:value="1" calcext:value-type="float">
            <text:p>1</text:p>
          </table:table-cell>
          <table:table-cell office:value-type="float" office:value="1233.94" calcext:value-type="float">
            <text:p>1233,94</text:p>
          </table:table-cell>
          <table:table-cell table:formula="of:=IF([.H123]&lt;=0;&quot;ERRO&quot;;[.H123])" office:value-type="float" office:value="1233.94" calcext:value-type="float">
            <text:p>1233,9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/>
          <table:table-cell table:formula="of:=[.G123]*[.I123]" office:value-type="float" office:value="1233.94" calcext:value-type="float">
            <text:p>1233,94</text:p>
          </table:table-cell>
          <table:table-cell table:formula="of:=IF([.L123] &lt;&gt; [.M12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5-08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124]&lt;=0;1;[.F124])" office:value-type="float" office:value="4" calcext:value-type="float">
            <text:p>4</text:p>
          </table:table-cell>
          <table:table-cell office:value-type="float" office:value="177.77" calcext:value-type="float">
            <text:p>177,77</text:p>
          </table:table-cell>
          <table:table-cell table:formula="of:=IF([.H124]&lt;=0;&quot;ERRO&quot;;[.H124])" office:value-type="float" office:value="177.77" calcext:value-type="float">
            <text:p>177,7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711.08" calcext:value-type="float">
            <text:p>711,08</text:p>
          </table:table-cell>
          <table:table-cell table:formula="of:=[.G124]*[.I124]" office:value-type="float" office:value="711.08" calcext:value-type="float">
            <text:p>711,08</text:p>
          </table:table-cell>
          <table:table-cell table:formula="of:=IF([.L124] &lt;&gt; [.M12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0-06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125]&lt;=0;1;[.F125])" office:value-type="float" office:value="1" calcext:value-type="float">
            <text:p>1</text:p>
          </table:table-cell>
          <table:table-cell office:value-type="float" office:value="448.98" calcext:value-type="float">
            <text:p>448,98</text:p>
          </table:table-cell>
          <table:table-cell table:formula="of:=IF([.H125]&lt;=0;&quot;ERRO&quot;;[.H125])" office:value-type="float" office:value="448.98" calcext:value-type="float">
            <text:p>448,9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-448.98" calcext:value-type="float">
            <text:p>-448,98</text:p>
          </table:table-cell>
          <table:table-cell table:formula="of:=[.G125]*[.I125]" office:value-type="float" office:value="448.98" calcext:value-type="float">
            <text:p>448,98</text:p>
          </table:table-cell>
          <table:table-cell table:formula="of:=IF([.L125] &lt;&gt; [.M12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2-01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126]&lt;=0;1;[.F126])" office:value-type="float" office:value="3" calcext:value-type="float">
            <text:p>3</text:p>
          </table:table-cell>
          <table:table-cell office:value-type="float" office:value="684.07" calcext:value-type="float">
            <text:p>684,07</text:p>
          </table:table-cell>
          <table:table-cell table:formula="of:=IF([.H126]&lt;=0;&quot;ERRO&quot;;[.H126])" office:value-type="float" office:value="684.07" calcext:value-type="float">
            <text:p>684,0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2561.53550614576" calcext:value-type="float">
            <text:p>2561,53550614576</text:p>
          </table:table-cell>
          <table:table-cell table:formula="of:=[.G126]*[.I126]" office:value-type="float" office:value="2052.21" calcext:value-type="float">
            <text:p>2052,21</text:p>
          </table:table-cell>
          <table:table-cell table:formula="of:=IF([.L126] &lt;&gt; [.M12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31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27]&lt;=0;1;[.F127])" office:value-type="float" office:value="4" calcext:value-type="float">
            <text:p>4</text:p>
          </table:table-cell>
          <table:table-cell office:value-type="float" office:value="1593.49" calcext:value-type="float">
            <text:p>1593,49</text:p>
          </table:table-cell>
          <table:table-cell table:formula="of:=IF([.H127]&lt;=0;&quot;ERRO&quot;;[.H127])" office:value-type="float" office:value="1593.49" calcext:value-type="float">
            <text:p>1593,4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6373.96" calcext:value-type="float">
            <text:p>6373,96</text:p>
          </table:table-cell>
          <table:table-cell table:formula="of:=[.G127]*[.I127]" office:value-type="float" office:value="6373.96" calcext:value-type="float">
            <text:p>6373,96</text:p>
          </table:table-cell>
          <table:table-cell table:formula="of:=IF([.L127] &lt;&gt; [.M12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14-08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28]&lt;=0;1;[.F128])" office:value-type="float" office:value="4" calcext:value-type="float">
            <text:p>4</text:p>
          </table:table-cell>
          <table:table-cell office:value-type="float" office:value="2318.59" calcext:value-type="float">
            <text:p>2318,59</text:p>
          </table:table-cell>
          <table:table-cell table:formula="of:=IF([.H128]&lt;=0;&quot;ERRO&quot;;[.H128])" office:value-type="float" office:value="2318.59" calcext:value-type="float">
            <text:p>2318,5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9274.36" calcext:value-type="float">
            <text:p>9274,36</text:p>
          </table:table-cell>
          <table:table-cell table:formula="of:=[.G128]*[.I128]" office:value-type="float" office:value="9274.36" calcext:value-type="float">
            <text:p>9274,36</text:p>
          </table:table-cell>
          <table:table-cell table:formula="of:=IF([.L128] &lt;&gt; [.M12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2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129]&lt;=0;1;[.F129])" office:value-type="float" office:value="3" calcext:value-type="float">
            <text:p>3</text:p>
          </table:table-cell>
          <table:table-cell office:value-type="float" office:value="4840.91" calcext:value-type="float">
            <text:p>4840,91</text:p>
          </table:table-cell>
          <table:table-cell table:formula="of:=IF([.H129]&lt;=0;&quot;ERRO&quot;;[.H129])" office:value-type="float" office:value="4840.91" calcext:value-type="float">
            <text:p>4840,9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14522.73" calcext:value-type="float">
            <text:p>14522,73</text:p>
          </table:table-cell>
          <table:table-cell table:formula="of:=[.G129]*[.I129]" office:value-type="float" office:value="14522.73" calcext:value-type="float">
            <text:p>14522,73</text:p>
          </table:table-cell>
          <table:table-cell table:formula="of:=IF([.L129] &lt;&gt; [.M12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130]&lt;=0;1;[.F130])" office:value-type="float" office:value="3" calcext:value-type="float">
            <text:p>3</text:p>
          </table:table-cell>
          <table:table-cell office:value-type="float" office:value="288.65" calcext:value-type="float">
            <text:p>288,65</text:p>
          </table:table-cell>
          <table:table-cell table:formula="of:=IF([.H130]&lt;=0;&quot;ERRO&quot;;[.H130])" office:value-type="float" office:value="288.65" calcext:value-type="float">
            <text:p>288,6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865.95" calcext:value-type="float">
            <text:p>865,95</text:p>
          </table:table-cell>
          <table:table-cell table:formula="of:=[.G130]*[.I130]" office:value-type="float" office:value="865.95" calcext:value-type="float">
            <text:p>865,95</text:p>
          </table:table-cell>
          <table:table-cell table:formula="of:=IF([.L130] &lt;&gt; [.M13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9-04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131]&lt;=0;1;[.F131])" office:value-type="float" office:value="3" calcext:value-type="float">
            <text:p>3</text:p>
          </table:table-cell>
          <table:table-cell office:value-type="float" office:value="3055.12" calcext:value-type="float">
            <text:p>3055,12</text:p>
          </table:table-cell>
          <table:table-cell table:formula="of:=IF([.H131]&lt;=0;&quot;ERRO&quot;;[.H131])" office:value-type="float" office:value="3055.12" calcext:value-type="float">
            <text:p>3055,1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9165.36" calcext:value-type="float">
            <text:p>9165,36</text:p>
          </table:table-cell>
          <table:table-cell table:formula="of:=[.G131]*[.I131]" office:value-type="float" office:value="9165.36" calcext:value-type="float">
            <text:p>9165,36</text:p>
          </table:table-cell>
          <table:table-cell table:formula="of:=IF([.L131] &lt;&gt; [.M13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4-06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132]&lt;=0;1;[.F132])" office:value-type="float" office:value="1" calcext:value-type="float">
            <text:p>1</text:p>
          </table:table-cell>
          <table:table-cell office:value-type="float" office:value="4217.57" calcext:value-type="float">
            <text:p>4217,57</text:p>
          </table:table-cell>
          <table:table-cell table:formula="of:=IF([.H132]&lt;=0;&quot;ERRO&quot;;[.H132])" office:value-type="float" office:value="4217.57" calcext:value-type="float">
            <text:p>4217,57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-4217.57" calcext:value-type="float">
            <text:p>-4217,57</text:p>
          </table:table-cell>
          <table:table-cell table:formula="of:=[.G132]*[.I132]" office:value-type="float" office:value="4217.57" calcext:value-type="float">
            <text:p>4217,57</text:p>
          </table:table-cell>
          <table:table-cell table:formula="of:=IF([.L132] &lt;&gt; [.M13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3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33]&lt;=0;1;[.F133])" office:value-type="float" office:value="2" calcext:value-type="float">
            <text:p>2</text:p>
          </table:table-cell>
          <table:table-cell office:value-type="float" office:value="702.06" calcext:value-type="float">
            <text:p>702,06</text:p>
          </table:table-cell>
          <table:table-cell table:formula="of:=IF([.H133]&lt;=0;&quot;ERRO&quot;;[.H133])" office:value-type="float" office:value="702.06" calcext:value-type="float">
            <text:p>702,0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1404.12" calcext:value-type="float">
            <text:p>1404,12</text:p>
          </table:table-cell>
          <table:table-cell table:formula="of:=[.G133]*[.I133]" office:value-type="float" office:value="1404.12" calcext:value-type="float">
            <text:p>1404,12</text:p>
          </table:table-cell>
          <table:table-cell table:formula="of:=IF([.L133] &lt;&gt; [.M13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2-06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34]&lt;=0;1;[.F134])" office:value-type="float" office:value="2" calcext:value-type="float">
            <text:p>2</text:p>
          </table:table-cell>
          <table:table-cell office:value-type="float" office:value="391.34" calcext:value-type="float">
            <text:p>391,34</text:p>
          </table:table-cell>
          <table:table-cell table:formula="of:=IF([.H134]&lt;=0;&quot;ERRO&quot;;[.H134])" office:value-type="float" office:value="391.34" calcext:value-type="float">
            <text:p>391,3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782.68" calcext:value-type="float">
            <text:p>782,68</text:p>
          </table:table-cell>
          <table:table-cell table:formula="of:=[.G134]*[.I134]" office:value-type="float" office:value="782.68" calcext:value-type="float">
            <text:p>782,68</text:p>
          </table:table-cell>
          <table:table-cell table:formula="of:=IF([.L134] &lt;&gt; [.M13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5-09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135]&lt;=0;1;[.F135])" office:value-type="float" office:value="1" calcext:value-type="float">
            <text:p>1</text:p>
          </table:table-cell>
          <table:table-cell office:value-type="float" office:value="3490.42" calcext:value-type="float">
            <text:p>3490,42</text:p>
          </table:table-cell>
          <table:table-cell table:formula="of:=IF([.H135]&lt;=0;&quot;ERRO&quot;;[.H135])" office:value-type="float" office:value="3490.42" calcext:value-type="float">
            <text:p>3490,4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-4356.68609029353" calcext:value-type="float">
            <text:p>-4356,68609029353</text:p>
          </table:table-cell>
          <table:table-cell table:formula="of:=[.G135]*[.I135]" office:value-type="float" office:value="3490.42" calcext:value-type="float">
            <text:p>3490,42</text:p>
          </table:table-cell>
          <table:table-cell table:formula="of:=IF([.L135] &lt;&gt; [.M13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136]&lt;=0;1;[.F136])" office:value-type="float" office:value="3" calcext:value-type="float">
            <text:p>3</text:p>
          </table:table-cell>
          <table:table-cell office:value-type="float" office:value="3273.6" calcext:value-type="float">
            <text:p>3273,6</text:p>
          </table:table-cell>
          <table:table-cell table:formula="of:=IF([.H136]&lt;=0;&quot;ERRO&quot;;[.H136])" office:value-type="float" office:value="3273.6" calcext:value-type="float">
            <text:p>3273,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9820.8" calcext:value-type="float">
            <text:p>9820,8</text:p>
          </table:table-cell>
          <table:table-cell table:formula="of:=[.G136]*[.I136]" office:value-type="float" office:value="9820.8" calcext:value-type="float">
            <text:p>9820,8</text:p>
          </table:table-cell>
          <table:table-cell table:formula="of:=IF([.L136] &lt;&gt; [.M13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30-06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137]&lt;=0;1;[.F137])" office:value-type="float" office:value="1" calcext:value-type="float">
            <text:p>1</text:p>
          </table:table-cell>
          <table:table-cell office:value-type="float" office:value="3809.02" calcext:value-type="float">
            <text:p>3809,02</text:p>
          </table:table-cell>
          <table:table-cell table:formula="of:=IF([.H137]&lt;=0;&quot;ERRO&quot;;[.H137])" office:value-type="float" office:value="3809.02" calcext:value-type="float">
            <text:p>3809,0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3809.02" calcext:value-type="float">
            <text:p>3809,02</text:p>
          </table:table-cell>
          <table:table-cell table:formula="of:=[.G137]*[.I137]" office:value-type="float" office:value="3809.02" calcext:value-type="float">
            <text:p>3809,02</text:p>
          </table:table-cell>
          <table:table-cell table:formula="of:=IF([.L137] &lt;&gt; [.M13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0-08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138]&lt;=0;1;[.F138])" office:value-type="float" office:value="1" calcext:value-type="float">
            <text:p>1</text:p>
          </table:table-cell>
          <table:table-cell office:value-type="float" office:value="384.96" calcext:value-type="float">
            <text:p>384,96</text:p>
          </table:table-cell>
          <table:table-cell table:formula="of:=IF([.H138]&lt;=0;&quot;ERRO&quot;;[.H138])" office:value-type="float" office:value="384.96" calcext:value-type="float">
            <text:p>384,9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384.96" calcext:value-type="float">
            <text:p>384,96</text:p>
          </table:table-cell>
          <table:table-cell table:formula="of:=[.G138]*[.I138]" office:value-type="float" office:value="384.96" calcext:value-type="float">
            <text:p>384,96</text:p>
          </table:table-cell>
          <table:table-cell table:formula="of:=IF([.L138] &lt;&gt; [.M13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3-05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139]&lt;=0;1;[.F139])" office:value-type="float" office:value="1" calcext:value-type="float">
            <text:p>1</text:p>
          </table:table-cell>
          <table:table-cell office:value-type="float" office:value="685.55" calcext:value-type="float">
            <text:p>685,55</text:p>
          </table:table-cell>
          <table:table-cell table:formula="of:=IF([.H139]&lt;=0;&quot;ERRO&quot;;[.H139])" office:value-type="float" office:value="685.55" calcext:value-type="float">
            <text:p>685,5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-685.55" calcext:value-type="float">
            <text:p>-685,55</text:p>
          </table:table-cell>
          <table:table-cell table:formula="of:=[.G139]*[.I139]" office:value-type="float" office:value="685.55" calcext:value-type="float">
            <text:p>685,55</text:p>
          </table:table-cell>
          <table:table-cell table:formula="of:=IF([.L139] &lt;&gt; [.M13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1-09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140]&lt;=0;1;[.F140])" office:value-type="float" office:value="1" calcext:value-type="float">
            <text:p>1</text:p>
          </table:table-cell>
          <table:table-cell office:value-type="float" office:value="550.18" calcext:value-type="float">
            <text:p>550,18</text:p>
          </table:table-cell>
          <table:table-cell table:formula="of:=IF([.H140]&lt;=0;&quot;ERRO&quot;;[.H140])" office:value-type="float" office:value="550.18" calcext:value-type="float">
            <text:p>550,1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550.18" calcext:value-type="float">
            <text:p>550,18</text:p>
          </table:table-cell>
          <table:table-cell table:formula="of:=[.G140]*[.I140]" office:value-type="float" office:value="550.18" calcext:value-type="float">
            <text:p>550,18</text:p>
          </table:table-cell>
          <table:table-cell table:formula="of:=IF([.L140] &lt;&gt; [.M14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1-08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141]&lt;=0;1;[.F141])" office:value-type="float" office:value="1" calcext:value-type="float">
            <text:p>1</text:p>
          </table:table-cell>
          <table:table-cell office:value-type="float" office:value="2023.38" calcext:value-type="float">
            <text:p>2023,38</text:p>
          </table:table-cell>
          <table:table-cell table:formula="of:=IF([.H141]&lt;=0;&quot;ERRO&quot;;[.H141])" office:value-type="float" office:value="2023.38" calcext:value-type="float">
            <text:p>2023,3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/>
          <table:table-cell table:formula="of:=[.G141]*[.I141]" office:value-type="float" office:value="2023.38" calcext:value-type="float">
            <text:p>2023,38</text:p>
          </table:table-cell>
          <table:table-cell table:formula="of:=IF([.L141] &lt;&gt; [.M14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7-02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142]&lt;=0;1;[.F142])" office:value-type="float" office:value="4" calcext:value-type="float">
            <text:p>4</text:p>
          </table:table-cell>
          <table:table-cell office:value-type="float" office:value="928.27" calcext:value-type="float">
            <text:p>928,27</text:p>
          </table:table-cell>
          <table:table-cell table:formula="of:=IF([.H142]&lt;=0;&quot;ERRO&quot;;[.H142])" office:value-type="float" office:value="928.27" calcext:value-type="float">
            <text:p>928,2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3713.08" calcext:value-type="float">
            <text:p>3713,08</text:p>
          </table:table-cell>
          <table:table-cell table:formula="of:=[.G142]*[.I142]" office:value-type="float" office:value="3713.08" calcext:value-type="float">
            <text:p>3713,08</text:p>
          </table:table-cell>
          <table:table-cell table:formula="of:=IF([.L142] &lt;&gt; [.M14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5-09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143]&lt;=0;1;[.F143])" office:value-type="float" office:value="5" calcext:value-type="float">
            <text:p>5</text:p>
          </table:table-cell>
          <table:table-cell office:value-type="float" office:value="1119.39" calcext:value-type="float">
            <text:p>1119,39</text:p>
          </table:table-cell>
          <table:table-cell table:formula="of:=IF([.H143]&lt;=0;&quot;ERRO&quot;;[.H143])" office:value-type="float" office:value="1119.39" calcext:value-type="float">
            <text:p>1119,3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6986.02294654179" calcext:value-type="float">
            <text:p>6986,02294654179</text:p>
          </table:table-cell>
          <table:table-cell table:formula="of:=[.G143]*[.I143]" office:value-type="float" office:value="5596.95" calcext:value-type="float">
            <text:p>5596,95</text:p>
          </table:table-cell>
          <table:table-cell table:formula="of:=IF([.L143] &lt;&gt; [.M14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2-06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44]&lt;=0;1;[.F144])" office:value-type="float" office:value="2" calcext:value-type="float">
            <text:p>2</text:p>
          </table:table-cell>
          <table:table-cell office:value-type="float" office:value="2688.14" calcext:value-type="float">
            <text:p>2688,14</text:p>
          </table:table-cell>
          <table:table-cell table:formula="of:=IF([.H144]&lt;=0;&quot;ERRO&quot;;[.H144])" office:value-type="float" office:value="2688.14" calcext:value-type="float">
            <text:p>2688,1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5376.28" calcext:value-type="float">
            <text:p>5376,28</text:p>
          </table:table-cell>
          <table:table-cell table:formula="of:=[.G144]*[.I144]" office:value-type="float" office:value="5376.28" calcext:value-type="float">
            <text:p>5376,28</text:p>
          </table:table-cell>
          <table:table-cell table:formula="of:=IF([.L144] &lt;&gt; [.M14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-0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145]&lt;=0;1;[.F145])" office:value-type="float" office:value="2" calcext:value-type="float">
            <text:p>2</text:p>
          </table:table-cell>
          <table:table-cell office:value-type="float" office:value="3922.81" calcext:value-type="float">
            <text:p>3922,81</text:p>
          </table:table-cell>
          <table:table-cell table:formula="of:=IF([.H145]&lt;=0;&quot;ERRO&quot;;[.H145])" office:value-type="float" office:value="3922.81" calcext:value-type="float">
            <text:p>3922,8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7845.62" calcext:value-type="float">
            <text:p>7845,62</text:p>
          </table:table-cell>
          <table:table-cell table:formula="of:=[.G145]*[.I145]" office:value-type="float" office:value="7845.62" calcext:value-type="float">
            <text:p>7845,62</text:p>
          </table:table-cell>
          <table:table-cell table:formula="of:=IF([.L145] &lt;&gt; [.M14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-10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46]&lt;=0;1;[.F146])" office:value-type="float" office:value="1" calcext:value-type="float">
            <text:p>1</text:p>
          </table:table-cell>
          <table:table-cell office:value-type="float" office:value="4146.31" calcext:value-type="float">
            <text:p>4146,31</text:p>
          </table:table-cell>
          <table:table-cell table:formula="of:=IF([.H146]&lt;=0;&quot;ERRO&quot;;[.H146])" office:value-type="float" office:value="4146.31" calcext:value-type="float">
            <text:p>4146,3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4146.31" calcext:value-type="float">
            <text:p>4146,31</text:p>
          </table:table-cell>
          <table:table-cell table:formula="of:=[.G146]*[.I146]" office:value-type="float" office:value="4146.31" calcext:value-type="float">
            <text:p>4146,31</text:p>
          </table:table-cell>
          <table:table-cell table:formula="of:=IF([.L146] &lt;&gt; [.M14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5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47]&lt;=0;1;[.F147])" office:value-type="float" office:value="1" calcext:value-type="float">
            <text:p>1</text:p>
          </table:table-cell>
          <table:table-cell office:value-type="float" office:value="2092.48" calcext:value-type="float">
            <text:p>2092,48</text:p>
          </table:table-cell>
          <table:table-cell table:formula="of:=IF([.H147]&lt;=0;&quot;ERRO&quot;;[.H147])" office:value-type="float" office:value="2092.48" calcext:value-type="float">
            <text:p>2092,4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2611.79987228397" calcext:value-type="float">
            <text:p>2611,79987228397</text:p>
          </table:table-cell>
          <table:table-cell table:formula="of:=[.G147]*[.I147]" office:value-type="float" office:value="2092.48" calcext:value-type="float">
            <text:p>2092,48</text:p>
          </table:table-cell>
          <table:table-cell table:formula="of:=IF([.L147] &lt;&gt; [.M14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09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148]&lt;=0;1;[.F148])" office:value-type="float" office:value="1" calcext:value-type="float">
            <text:p>1</text:p>
          </table:table-cell>
          <table:table-cell office:value-type="float" office:value="2685.48" calcext:value-type="float">
            <text:p>2685,48</text:p>
          </table:table-cell>
          <table:table-cell table:formula="of:=IF([.H148]&lt;=0;&quot;ERRO&quot;;[.H148])" office:value-type="float" office:value="2685.48" calcext:value-type="float">
            <text:p>2685,4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-3351.97293212894" calcext:value-type="float">
            <text:p>-3351,97293212894</text:p>
          </table:table-cell>
          <table:table-cell table:formula="of:=[.G148]*[.I148]" office:value-type="float" office:value="2685.48" calcext:value-type="float">
            <text:p>2685,48</text:p>
          </table:table-cell>
          <table:table-cell table:formula="of:=IF([.L148] &lt;&gt; [.M14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17-08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/>
          <table:table-cell table:formula="of:=IF([.F149]&lt;=0;1;[.F149])" office:value-type="float" office:value="1" calcext:value-type="float">
            <text:p>1</text:p>
          </table:table-cell>
          <table:table-cell office:value-type="float" office:value="4731.21" calcext:value-type="float">
            <text:p>4731,21</text:p>
          </table:table-cell>
          <table:table-cell table:formula="of:=IF([.H149]&lt;=0;&quot;ERRO&quot;;[.H149])" office:value-type="float" office:value="4731.21" calcext:value-type="float">
            <text:p>4731,2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/>
          <table:table-cell table:formula="of:=[.G149]*[.I149]" office:value-type="float" office:value="4731.21" calcext:value-type="float">
            <text:p>4731,21</text:p>
          </table:table-cell>
          <table:table-cell table:formula="of:=IF([.L149] &lt;&gt; [.M14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8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150]&lt;=0;1;[.F150])" office:value-type="float" office:value="5" calcext:value-type="float">
            <text:p>5</text:p>
          </table:table-cell>
          <table:table-cell office:value-type="float" office:value="2225.05" calcext:value-type="float">
            <text:p>2225,05</text:p>
          </table:table-cell>
          <table:table-cell table:formula="of:=IF([.H150]&lt;=0;&quot;ERRO&quot;;[.H150])" office:value-type="float" office:value="2225.05" calcext:value-type="float">
            <text:p>2225,0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11125.25" calcext:value-type="float">
            <text:p>11125,25</text:p>
          </table:table-cell>
          <table:table-cell table:formula="of:=[.G150]*[.I150]" office:value-type="float" office:value="11125.25" calcext:value-type="float">
            <text:p>11125,25</text:p>
          </table:table-cell>
          <table:table-cell table:formula="of:=IF([.L150] &lt;&gt; [.M15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3-06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151]&lt;=0;1;[.F151])" office:value-type="float" office:value="2" calcext:value-type="float">
            <text:p>2</text:p>
          </table:table-cell>
          <table:table-cell office:value-type="float" office:value="1655.45" calcext:value-type="float">
            <text:p>1655,45</text:p>
          </table:table-cell>
          <table:table-cell table:formula="of:=IF([.H151]&lt;=0;&quot;ERRO&quot;;[.H151])" office:value-type="float" office:value="1655.45" calcext:value-type="float">
            <text:p>1655,4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4132.61211440253" calcext:value-type="float">
            <text:p>4132,61211440253</text:p>
          </table:table-cell>
          <table:table-cell table:formula="of:=[.G151]*[.I151]" office:value-type="float" office:value="3310.9" calcext:value-type="float">
            <text:p>3310,9</text:p>
          </table:table-cell>
          <table:table-cell table:formula="of:=IF([.L151] &lt;&gt; [.M15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6-0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152]&lt;=0;1;[.F152])" office:value-type="float" office:value="1" calcext:value-type="float">
            <text:p>1</text:p>
          </table:table-cell>
          <table:table-cell office:value-type="float" office:value="1656.7" calcext:value-type="float">
            <text:p>1656,7</text:p>
          </table:table-cell>
          <table:table-cell table:formula="of:=IF([.H152]&lt;=0;&quot;ERRO&quot;;[.H152])" office:value-type="float" office:value="1656.7" calcext:value-type="float">
            <text:p>1656,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/>
          <table:table-cell table:formula="of:=[.G152]*[.I152]" office:value-type="float" office:value="1656.7" calcext:value-type="float">
            <text:p>1656,7</text:p>
          </table:table-cell>
          <table:table-cell table:formula="of:=IF([.L152] &lt;&gt; [.M15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4-04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153]&lt;=0;1;[.F153])" office:value-type="float" office:value="4" calcext:value-type="float">
            <text:p>4</text:p>
          </table:table-cell>
          <table:table-cell office:value-type="float" office:value="4320.85" calcext:value-type="float">
            <text:p>4320,85</text:p>
          </table:table-cell>
          <table:table-cell table:formula="of:=IF([.H153]&lt;=0;&quot;ERRO&quot;;[.H153])" office:value-type="float" office:value="4320.85" calcext:value-type="float">
            <text:p>4320,8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17283.4" calcext:value-type="float">
            <text:p>17283,4</text:p>
          </table:table-cell>
          <table:table-cell table:formula="of:=[.G153]*[.I153]" office:value-type="float" office:value="17283.4" calcext:value-type="float">
            <text:p>17283,4</text:p>
          </table:table-cell>
          <table:table-cell table:formula="of:=IF([.L153] &lt;&gt; [.M15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1-06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/>
          <table:table-cell table:formula="of:=IF([.F154]&lt;=0;1;[.F154])" office:value-type="float" office:value="1" calcext:value-type="float">
            <text:p>1</text:p>
          </table:table-cell>
          <table:table-cell office:value-type="float" office:value="1333.52" calcext:value-type="float">
            <text:p>1333,52</text:p>
          </table:table-cell>
          <table:table-cell table:formula="of:=IF([.H154]&lt;=0;&quot;ERRO&quot;;[.H154])" office:value-type="float" office:value="1333.52" calcext:value-type="float">
            <text:p>1333,5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/>
          <table:table-cell table:formula="of:=[.G154]*[.I154]" office:value-type="float" office:value="1333.52" calcext:value-type="float">
            <text:p>1333,52</text:p>
          </table:table-cell>
          <table:table-cell table:formula="of:=IF([.L154] &lt;&gt; [.M15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12-08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155]&lt;=0;1;[.F155])" office:value-type="float" office:value="1" calcext:value-type="float">
            <text:p>1</text:p>
          </table:table-cell>
          <table:table-cell office:value-type="float" office:value="2740.51" calcext:value-type="float">
            <text:p>2740,51</text:p>
          </table:table-cell>
          <table:table-cell table:formula="of:=IF([.H155]&lt;=0;&quot;ERRO&quot;;[.H155])" office:value-type="float" office:value="2740.51" calcext:value-type="float">
            <text:p>2740,5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-2740.51" calcext:value-type="float">
            <text:p>-2740,51</text:p>
          </table:table-cell>
          <table:table-cell table:formula="of:=[.G155]*[.I155]" office:value-type="float" office:value="2740.51" calcext:value-type="float">
            <text:p>2740,51</text:p>
          </table:table-cell>
          <table:table-cell table:formula="of:=IF([.L155] &lt;&gt; [.M15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-08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156]&lt;=0;1;[.F156])" office:value-type="float" office:value="2" calcext:value-type="float">
            <text:p>2</text:p>
          </table:table-cell>
          <table:table-cell office:value-type="float" office:value="4307.69" calcext:value-type="float">
            <text:p>4307,69</text:p>
          </table:table-cell>
          <table:table-cell table:formula="of:=IF([.H156]&lt;=0;&quot;ERRO&quot;;[.H156])" office:value-type="float" office:value="4307.69" calcext:value-type="float">
            <text:p>4307,6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8615.38" calcext:value-type="float">
            <text:p>8615,38</text:p>
          </table:table-cell>
          <table:table-cell table:formula="of:=[.G156]*[.I156]" office:value-type="float" office:value="8615.38" calcext:value-type="float">
            <text:p>8615,38</text:p>
          </table:table-cell>
          <table:table-cell table:formula="of:=IF([.L156] &lt;&gt; [.M15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3-1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157]&lt;=0;1;[.F157])" office:value-type="float" office:value="2" calcext:value-type="float">
            <text:p>2</text:p>
          </table:table-cell>
          <table:table-cell office:value-type="float" office:value="1512.45" calcext:value-type="float">
            <text:p>1512,45</text:p>
          </table:table-cell>
          <table:table-cell table:formula="of:=IF([.H157]&lt;=0;&quot;ERRO&quot;;[.H157])" office:value-type="float" office:value="1512.45" calcext:value-type="float">
            <text:p>1512,4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3024.9" calcext:value-type="float">
            <text:p>3024,9</text:p>
          </table:table-cell>
          <table:table-cell table:formula="of:=[.G157]*[.I157]" office:value-type="float" office:value="3024.9" calcext:value-type="float">
            <text:p>3024,9</text:p>
          </table:table-cell>
          <table:table-cell table:formula="of:=IF([.L157] &lt;&gt; [.M15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31-07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58]&lt;=0;1;[.F158])" office:value-type="float" office:value="1" calcext:value-type="float">
            <text:p>1</text:p>
          </table:table-cell>
          <table:table-cell office:value-type="float" office:value="4395.97" calcext:value-type="float">
            <text:p>4395,97</text:p>
          </table:table-cell>
          <table:table-cell table:formula="of:=IF([.H158]&lt;=0;&quot;ERRO&quot;;[.H158])" office:value-type="float" office:value="4395.97" calcext:value-type="float">
            <text:p>4395,9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4395.97" calcext:value-type="float">
            <text:p>4395,97</text:p>
          </table:table-cell>
          <table:table-cell table:formula="of:=[.G158]*[.I158]" office:value-type="float" office:value="4395.97" calcext:value-type="float">
            <text:p>4395,97</text:p>
          </table:table-cell>
          <table:table-cell table:formula="of:=IF([.L158] &lt;&gt; [.M15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3-09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/>
          <table:table-cell table:formula="of:=IF([.F159]&lt;=0;1;[.F159])" office:value-type="float" office:value="1" calcext:value-type="float">
            <text:p>1</text:p>
          </table:table-cell>
          <table:table-cell office:value-type="float" office:value="358.34" calcext:value-type="float">
            <text:p>358,34</text:p>
          </table:table-cell>
          <table:table-cell table:formula="of:=IF([.H159]&lt;=0;&quot;ERRO&quot;;[.H159])" office:value-type="float" office:value="358.34" calcext:value-type="float">
            <text:p>358,3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/>
          <table:table-cell table:formula="of:=[.G159]*[.I159]" office:value-type="float" office:value="358.34" calcext:value-type="float">
            <text:p>358,34</text:p>
          </table:table-cell>
          <table:table-cell table:formula="of:=IF([.L159] &lt;&gt; [.M15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1-0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160]&lt;=0;1;[.F160])" office:value-type="float" office:value="1" calcext:value-type="float">
            <text:p>1</text:p>
          </table:table-cell>
          <table:table-cell office:value-type="float" office:value="4074.28" calcext:value-type="float">
            <text:p>4074,28</text:p>
          </table:table-cell>
          <table:table-cell table:formula="of:=IF([.H160]&lt;=0;&quot;ERRO&quot;;[.H160])" office:value-type="float" office:value="4074.28" calcext:value-type="float">
            <text:p>4074,2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4074.28" calcext:value-type="float">
            <text:p>4074,28</text:p>
          </table:table-cell>
          <table:table-cell table:formula="of:=[.G160]*[.I160]" office:value-type="float" office:value="4074.28" calcext:value-type="float">
            <text:p>4074,28</text:p>
          </table:table-cell>
          <table:table-cell table:formula="of:=IF([.L160] &lt;&gt; [.M16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6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161]&lt;=0;1;[.F161])" office:value-type="float" office:value="4" calcext:value-type="float">
            <text:p>4</text:p>
          </table:table-cell>
          <table:table-cell office:value-type="float" office:value="4816.49" calcext:value-type="float">
            <text:p>4816,49</text:p>
          </table:table-cell>
          <table:table-cell table:formula="of:=IF([.H161]&lt;=0;&quot;ERRO&quot;;[.H161])" office:value-type="float" office:value="4816.49" calcext:value-type="float">
            <text:p>4816,4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19265.96" calcext:value-type="float">
            <text:p>19265,96</text:p>
          </table:table-cell>
          <table:table-cell table:formula="of:=[.G161]*[.I161]" office:value-type="float" office:value="19265.96" calcext:value-type="float">
            <text:p>19265,96</text:p>
          </table:table-cell>
          <table:table-cell table:formula="of:=IF([.L161] &lt;&gt; [.M16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162]&lt;=0;1;[.F162])" office:value-type="float" office:value="4" calcext:value-type="float">
            <text:p>4</text:p>
          </table:table-cell>
          <table:table-cell office:value-type="float" office:value="2734.07" calcext:value-type="float">
            <text:p>2734,07</text:p>
          </table:table-cell>
          <table:table-cell table:formula="of:=IF([.H162]&lt;=0;&quot;ERRO&quot;;[.H162])" office:value-type="float" office:value="2734.07" calcext:value-type="float">
            <text:p>2734,0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0936.28" calcext:value-type="float">
            <text:p>10936,28</text:p>
          </table:table-cell>
          <table:table-cell table:formula="of:=[.G162]*[.I162]" office:value-type="float" office:value="10936.28" calcext:value-type="float">
            <text:p>10936,28</text:p>
          </table:table-cell>
          <table:table-cell table:formula="of:=IF([.L162] &lt;&gt; [.M16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3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63]&lt;=0;1;[.F163])" office:value-type="float" office:value="1" calcext:value-type="float">
            <text:p>1</text:p>
          </table:table-cell>
          <table:table-cell office:value-type="float" office:value="1319.82" calcext:value-type="float">
            <text:p>1319,82</text:p>
          </table:table-cell>
          <table:table-cell table:formula="of:=IF([.H163]&lt;=0;&quot;ERRO&quot;;[.H163])" office:value-type="float" office:value="1319.82" calcext:value-type="float">
            <text:p>1319,8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319.82" calcext:value-type="float">
            <text:p>1319,82</text:p>
          </table:table-cell>
          <table:table-cell table:formula="of:=[.G163]*[.I163]" office:value-type="float" office:value="1319.82" calcext:value-type="float">
            <text:p>1319,82</text:p>
          </table:table-cell>
          <table:table-cell table:formula="of:=IF([.L163] &lt;&gt; [.M16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1-04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164]&lt;=0;1;[.F164])" office:value-type="float" office:value="1" calcext:value-type="float">
            <text:p>1</text:p>
          </table:table-cell>
          <table:table-cell office:value-type="float" office:value="1799.44" calcext:value-type="float">
            <text:p>1799,44</text:p>
          </table:table-cell>
          <table:table-cell table:formula="of:=IF([.H164]&lt;=0;&quot;ERRO&quot;;[.H164])" office:value-type="float" office:value="1799.44" calcext:value-type="float">
            <text:p>1799,4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/>
          <table:table-cell table:formula="of:=[.G164]*[.I164]" office:value-type="float" office:value="1799.44" calcext:value-type="float">
            <text:p>1799,44</text:p>
          </table:table-cell>
          <table:table-cell table:formula="of:=IF([.L164] &lt;&gt; [.M16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2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165]&lt;=0;1;[.F165])" office:value-type="float" office:value="1" calcext:value-type="float">
            <text:p>1</text:p>
          </table:table-cell>
          <table:table-cell office:value-type="float" office:value="469.72" calcext:value-type="float">
            <text:p>469,72</text:p>
          </table:table-cell>
          <table:table-cell table:formula="of:=IF([.H165]&lt;=0;&quot;ERRO&quot;;[.H165])" office:value-type="float" office:value="469.72" calcext:value-type="float">
            <text:p>469,7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/>
          <table:table-cell table:formula="of:=[.G165]*[.I165]" office:value-type="float" office:value="469.72" calcext:value-type="float">
            <text:p>469,72</text:p>
          </table:table-cell>
          <table:table-cell table:formula="of:=IF([.L165] &lt;&gt; [.M16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6-1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166]&lt;=0;1;[.F166])" office:value-type="float" office:value="1" calcext:value-type="float">
            <text:p>1</text:p>
          </table:table-cell>
          <table:table-cell office:value-type="float" office:value="1940.6" calcext:value-type="float">
            <text:p>1940,6</text:p>
          </table:table-cell>
          <table:table-cell table:formula="of:=IF([.H166]&lt;=0;&quot;ERRO&quot;;[.H166])" office:value-type="float" office:value="1940.6" calcext:value-type="float">
            <text:p>1940,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/>
          <table:table-cell table:formula="of:=[.G166]*[.I166]" office:value-type="float" office:value="1940.6" calcext:value-type="float">
            <text:p>1940,6</text:p>
          </table:table-cell>
          <table:table-cell table:formula="of:=IF([.L166] &lt;&gt; [.M16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5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67]&lt;=0;1;[.F167])" office:value-type="float" office:value="2" calcext:value-type="float">
            <text:p>2</text:p>
          </table:table-cell>
          <table:table-cell office:value-type="float" office:value="2464.88" calcext:value-type="float">
            <text:p>2464,88</text:p>
          </table:table-cell>
          <table:table-cell table:formula="of:=IF([.H167]&lt;=0;&quot;ERRO&quot;;[.H167])" office:value-type="float" office:value="2464.88" calcext:value-type="float">
            <text:p>2464,8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4929.76" calcext:value-type="float">
            <text:p>4929,76</text:p>
          </table:table-cell>
          <table:table-cell table:formula="of:=[.G167]*[.I167]" office:value-type="float" office:value="4929.76" calcext:value-type="float">
            <text:p>4929,76</text:p>
          </table:table-cell>
          <table:table-cell table:formula="of:=IF([.L167] &lt;&gt; [.M16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4-07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168]&lt;=0;1;[.F168])" office:value-type="float" office:value="5" calcext:value-type="float">
            <text:p>5</text:p>
          </table:table-cell>
          <table:table-cell office:value-type="float" office:value="491.17" calcext:value-type="float">
            <text:p>491,17</text:p>
          </table:table-cell>
          <table:table-cell table:formula="of:=IF([.H168]&lt;=0;&quot;ERRO&quot;;[.H168])" office:value-type="float" office:value="491.17" calcext:value-type="float">
            <text:p>491,1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2455.85" calcext:value-type="float">
            <text:p>2455,85</text:p>
          </table:table-cell>
          <table:table-cell table:formula="of:=[.G168]*[.I168]" office:value-type="float" office:value="2455.85" calcext:value-type="float">
            <text:p>2455,85</text:p>
          </table:table-cell>
          <table:table-cell table:formula="of:=IF([.L168] &lt;&gt; [.M16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9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169]&lt;=0;1;[.F169])" office:value-type="float" office:value="1" calcext:value-type="float">
            <text:p>1</text:p>
          </table:table-cell>
          <table:table-cell office:value-type="float" office:value="915.45" calcext:value-type="float">
            <text:p>915,45</text:p>
          </table:table-cell>
          <table:table-cell table:formula="of:=IF([.H169]&lt;=0;&quot;ERRO&quot;;[.H169])" office:value-type="float" office:value="915.45" calcext:value-type="float">
            <text:p>915,4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1142.64996228512" calcext:value-type="float">
            <text:p>1142,64996228512</text:p>
          </table:table-cell>
          <table:table-cell table:formula="of:=[.G169]*[.I169]" office:value-type="float" office:value="915.45" calcext:value-type="float">
            <text:p>915,45</text:p>
          </table:table-cell>
          <table:table-cell table:formula="of:=IF([.L169] &lt;&gt; [.M16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8-01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170]&lt;=0;1;[.F170])" office:value-type="float" office:value="1" calcext:value-type="float">
            <text:p>1</text:p>
          </table:table-cell>
          <table:table-cell office:value-type="float" office:value="4313.78" calcext:value-type="float">
            <text:p>4313,78</text:p>
          </table:table-cell>
          <table:table-cell table:formula="of:=IF([.H170]&lt;=0;&quot;ERRO&quot;;[.H170])" office:value-type="float" office:value="4313.78" calcext:value-type="float">
            <text:p>4313,7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-4313.78" calcext:value-type="float">
            <text:p>-4313,78</text:p>
          </table:table-cell>
          <table:table-cell table:formula="of:=[.G170]*[.I170]" office:value-type="float" office:value="4313.78" calcext:value-type="float">
            <text:p>4313,78</text:p>
          </table:table-cell>
          <table:table-cell table:formula="of:=IF([.L170] &lt;&gt; [.M17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3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171]&lt;=0;1;[.F171])" office:value-type="float" office:value="2" calcext:value-type="float">
            <text:p>2</text:p>
          </table:table-cell>
          <table:table-cell office:value-type="float" office:value="4133.99" calcext:value-type="float">
            <text:p>4133,99</text:p>
          </table:table-cell>
          <table:table-cell table:formula="of:=IF([.H171]&lt;=0;&quot;ERRO&quot;;[.H171])" office:value-type="float" office:value="4133.99" calcext:value-type="float">
            <text:p>4133,9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8267.98" calcext:value-type="float">
            <text:p>8267,98</text:p>
          </table:table-cell>
          <table:table-cell table:formula="of:=[.G171]*[.I171]" office:value-type="float" office:value="8267.98" calcext:value-type="float">
            <text:p>8267,98</text:p>
          </table:table-cell>
          <table:table-cell table:formula="of:=IF([.L171] &lt;&gt; [.M17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-05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172]&lt;=0;1;[.F172])" office:value-type="float" office:value="2" calcext:value-type="float">
            <text:p>2</text:p>
          </table:table-cell>
          <table:table-cell office:value-type="float" office:value="3602.11" calcext:value-type="float">
            <text:p>3602,11</text:p>
          </table:table-cell>
          <table:table-cell table:formula="of:=IF([.H172]&lt;=0;&quot;ERRO&quot;;[.H172])" office:value-type="float" office:value="3602.11" calcext:value-type="float">
            <text:p>3602,1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7204.22" calcext:value-type="float">
            <text:p>7204,22</text:p>
          </table:table-cell>
          <table:table-cell table:formula="of:=[.G172]*[.I172]" office:value-type="float" office:value="7204.22" calcext:value-type="float">
            <text:p>7204,22</text:p>
          </table:table-cell>
          <table:table-cell table:formula="of:=IF([.L172] &lt;&gt; [.M17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9-06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173]&lt;=0;1;[.F173])" office:value-type="float" office:value="3" calcext:value-type="float">
            <text:p>3</text:p>
          </table:table-cell>
          <table:table-cell office:value-type="float" office:value="3666.72" calcext:value-type="float">
            <text:p>3666,72</text:p>
          </table:table-cell>
          <table:table-cell table:formula="of:=IF([.H173]&lt;=0;&quot;ERRO&quot;;[.H173])" office:value-type="float" office:value="3666.72" calcext:value-type="float">
            <text:p>3666,7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1000.16" calcext:value-type="float">
            <text:p>11000,16</text:p>
          </table:table-cell>
          <table:table-cell table:formula="of:=[.G173]*[.I173]" office:value-type="float" office:value="11000.16" calcext:value-type="float">
            <text:p>11000,16</text:p>
          </table:table-cell>
          <table:table-cell table:formula="of:=IF([.L173] &lt;&gt; [.M17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1-04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174]&lt;=0;1;[.F174])" office:value-type="float" office:value="5" calcext:value-type="float">
            <text:p>5</text:p>
          </table:table-cell>
          <table:table-cell office:value-type="float" office:value="2953.71" calcext:value-type="float">
            <text:p>2953,71</text:p>
          </table:table-cell>
          <table:table-cell table:formula="of:=IF([.H174]&lt;=0;&quot;ERRO&quot;;[.H174])" office:value-type="float" office:value="2953.71" calcext:value-type="float">
            <text:p>2953,7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4768.55" calcext:value-type="float">
            <text:p>14768,55</text:p>
          </table:table-cell>
          <table:table-cell table:formula="of:=[.G174]*[.I174]" office:value-type="float" office:value="14768.55" calcext:value-type="float">
            <text:p>14768,55</text:p>
          </table:table-cell>
          <table:table-cell table:formula="of:=IF([.L174] &lt;&gt; [.M17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5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75]&lt;=0;1;[.F175])" office:value-type="float" office:value="4" calcext:value-type="float">
            <text:p>4</text:p>
          </table:table-cell>
          <table:table-cell office:value-type="float" office:value="1910.65" calcext:value-type="float">
            <text:p>1910,65</text:p>
          </table:table-cell>
          <table:table-cell table:formula="of:=IF([.H175]&lt;=0;&quot;ERRO&quot;;[.H175])" office:value-type="float" office:value="1910.65" calcext:value-type="float">
            <text:p>1910,6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7642.6" calcext:value-type="float">
            <text:p>7642,6</text:p>
          </table:table-cell>
          <table:table-cell table:formula="of:=[.G175]*[.I175]" office:value-type="float" office:value="7642.6" calcext:value-type="float">
            <text:p>7642,6</text:p>
          </table:table-cell>
          <table:table-cell table:formula="of:=IF([.L175] &lt;&gt; [.M17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2-04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176]&lt;=0;1;[.F176])" office:value-type="float" office:value="5" calcext:value-type="float">
            <text:p>5</text:p>
          </table:table-cell>
          <table:table-cell office:value-type="float" office:value="2961.6" calcext:value-type="float">
            <text:p>2961,6</text:p>
          </table:table-cell>
          <table:table-cell table:formula="of:=IF([.H176]&lt;=0;&quot;ERRO&quot;;[.H176])" office:value-type="float" office:value="2961.6" calcext:value-type="float">
            <text:p>2961,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14808" calcext:value-type="float">
            <text:p>14808</text:p>
          </table:table-cell>
          <table:table-cell table:formula="of:=[.G176]*[.I176]" office:value-type="float" office:value="14808" calcext:value-type="float">
            <text:p>14808</text:p>
          </table:table-cell>
          <table:table-cell table:formula="of:=IF([.L176] &lt;&gt; [.M17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5-07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177]&lt;=0;1;[.F177])" office:value-type="float" office:value="1" calcext:value-type="float">
            <text:p>1</text:p>
          </table:table-cell>
          <table:table-cell office:value-type="float" office:value="4264.55" calcext:value-type="float">
            <text:p>4264,55</text:p>
          </table:table-cell>
          <table:table-cell table:formula="of:=IF([.H177]&lt;=0;&quot;ERRO&quot;;[.H177])" office:value-type="float" office:value="4264.55" calcext:value-type="float">
            <text:p>4264,5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-4264.55" calcext:value-type="float">
            <text:p>-4264,55</text:p>
          </table:table-cell>
          <table:table-cell table:formula="of:=[.G177]*[.I177]" office:value-type="float" office:value="4264.55" calcext:value-type="float">
            <text:p>4264,55</text:p>
          </table:table-cell>
          <table:table-cell table:formula="of:=IF([.L177] &lt;&gt; [.M17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18-08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78]&lt;=0;1;[.F178])" office:value-type="float" office:value="4" calcext:value-type="float">
            <text:p>4</text:p>
          </table:table-cell>
          <table:table-cell office:value-type="float" office:value="4257.38" calcext:value-type="float">
            <text:p>4257,38</text:p>
          </table:table-cell>
          <table:table-cell table:formula="of:=IF([.H178]&lt;=0;&quot;ERRO&quot;;[.H178])" office:value-type="float" office:value="4257.38" calcext:value-type="float">
            <text:p>4257,3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17029.52" calcext:value-type="float">
            <text:p>17029,52</text:p>
          </table:table-cell>
          <table:table-cell table:formula="of:=[.G178]*[.I178]" office:value-type="float" office:value="17029.52" calcext:value-type="float">
            <text:p>17029,52</text:p>
          </table:table-cell>
          <table:table-cell table:formula="of:=IF([.L178] &lt;&gt; [.M17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1-03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/>
          <table:table-cell table:formula="of:=IF([.F179]&lt;=0;1;[.F179])" office:value-type="float" office:value="1" calcext:value-type="float">
            <text:p>1</text:p>
          </table:table-cell>
          <table:table-cell office:value-type="float" office:value="3741.38" calcext:value-type="float">
            <text:p>3741,38</text:p>
          </table:table-cell>
          <table:table-cell table:formula="of:=IF([.H179]&lt;=0;&quot;ERRO&quot;;[.H179])" office:value-type="float" office:value="3741.38" calcext:value-type="float">
            <text:p>3741,3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/>
          <table:table-cell table:formula="of:=[.G179]*[.I179]" office:value-type="float" office:value="3741.38" calcext:value-type="float">
            <text:p>3741,38</text:p>
          </table:table-cell>
          <table:table-cell table:formula="of:=IF([.L179] &lt;&gt; [.M17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18-06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180]&lt;=0;1;[.F180])"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table:formula="of:=IF([.H180]&lt;=0;&quot;ERRO&quot;;[.H180])" office:value-type="float" office:value="720" calcext:value-type="float">
            <text:p>720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720" calcext:value-type="float">
            <text:p>720</text:p>
          </table:table-cell>
          <table:table-cell table:formula="of:=[.G180]*[.I180]" office:value-type="float" office:value="720" calcext:value-type="float">
            <text:p>720</text:p>
          </table:table-cell>
          <table:table-cell table:formula="of:=IF([.L180] &lt;&gt; [.M18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9-06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181]&lt;=0;1;[.F181])" office:value-type="float" office:value="2" calcext:value-type="float">
            <text:p>2</text:p>
          </table:table-cell>
          <table:table-cell office:value-type="float" office:value="1396.15" calcext:value-type="float">
            <text:p>1396,15</text:p>
          </table:table-cell>
          <table:table-cell table:formula="of:=IF([.H181]&lt;=0;&quot;ERRO&quot;;[.H181])" office:value-type="float" office:value="1396.15" calcext:value-type="float">
            <text:p>1396,1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2792.3" calcext:value-type="float">
            <text:p>2792,3</text:p>
          </table:table-cell>
          <table:table-cell table:formula="of:=[.G181]*[.I181]" office:value-type="float" office:value="2792.3" calcext:value-type="float">
            <text:p>2792,3</text:p>
          </table:table-cell>
          <table:table-cell table:formula="of:=IF([.L181] &lt;&gt; [.M18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-04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182]&lt;=0;1;[.F182])" office:value-type="float" office:value="1" calcext:value-type="float">
            <text:p>1</text:p>
          </table:table-cell>
          <table:table-cell office:value-type="float" office:value="2286.25" calcext:value-type="float">
            <text:p>2286,25</text:p>
          </table:table-cell>
          <table:table-cell table:formula="of:=IF([.H182]&lt;=0;&quot;ERRO&quot;;[.H182])" office:value-type="float" office:value="2286.25" calcext:value-type="float">
            <text:p>2286,2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/>
          <table:table-cell table:formula="of:=[.G182]*[.I182]" office:value-type="float" office:value="2286.25" calcext:value-type="float">
            <text:p>2286,25</text:p>
          </table:table-cell>
          <table:table-cell table:formula="of:=IF([.L182] &lt;&gt; [.M18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9-1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83]&lt;=0;1;[.F183])" office:value-type="float" office:value="1" calcext:value-type="float">
            <text:p>1</text:p>
          </table:table-cell>
          <table:table-cell office:value-type="float" office:value="1798.59" calcext:value-type="float">
            <text:p>1798,59</text:p>
          </table:table-cell>
          <table:table-cell table:formula="of:=IF([.H183]&lt;=0;&quot;ERRO&quot;;[.H183])" office:value-type="float" office:value="1798.59" calcext:value-type="float">
            <text:p>1798,5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1798.59" calcext:value-type="float">
            <text:p>1798,59</text:p>
          </table:table-cell>
          <table:table-cell table:formula="of:=[.G183]*[.I183]" office:value-type="float" office:value="1798.59" calcext:value-type="float">
            <text:p>1798,59</text:p>
          </table:table-cell>
          <table:table-cell table:formula="of:=IF([.L183] &lt;&gt; [.M18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7-0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84]&lt;=0;1;[.F184])"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  <table:table-cell table:formula="of:=IF([.H184]&lt;=0;&quot;ERRO&quot;;[.H184])" office:value-type="float" office:value="3255" calcext:value-type="float">
            <text:p>325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6510" calcext:value-type="float">
            <text:p>6510</text:p>
          </table:table-cell>
          <table:table-cell table:formula="of:=[.G184]*[.I184]" office:value-type="float" office:value="6510" calcext:value-type="float">
            <text:p>6510</text:p>
          </table:table-cell>
          <table:table-cell table:formula="of:=IF([.L184] &lt;&gt; [.M18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4-09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185]&lt;=0;1;[.F185])" office:value-type="float" office:value="1" calcext:value-type="float">
            <text:p>1</text:p>
          </table:table-cell>
          <table:table-cell office:value-type="float" office:value="2571.64" calcext:value-type="float">
            <text:p>2571,64</text:p>
          </table:table-cell>
          <table:table-cell table:formula="of:=IF([.H185]&lt;=0;&quot;ERRO&quot;;[.H185])" office:value-type="float" office:value="2571.64" calcext:value-type="float">
            <text:p>2571,6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3209.8796755813" calcext:value-type="float">
            <text:p>3209,8796755813</text:p>
          </table:table-cell>
          <table:table-cell table:formula="of:=[.G185]*[.I185]" office:value-type="float" office:value="2571.64" calcext:value-type="float">
            <text:p>2571,64</text:p>
          </table:table-cell>
          <table:table-cell table:formula="of:=IF([.L185] &lt;&gt; [.M18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15-07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186]&lt;=0;1;[.F186])" office:value-type="float" office:value="5" calcext:value-type="float">
            <text:p>5</text:p>
          </table:table-cell>
          <table:table-cell office:value-type="float" office:value="4818.8" calcext:value-type="float">
            <text:p>4818,8</text:p>
          </table:table-cell>
          <table:table-cell table:formula="of:=IF([.H186]&lt;=0;&quot;ERRO&quot;;[.H186])" office:value-type="float" office:value="4818.8" calcext:value-type="float">
            <text:p>4818,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30073.7431769049" calcext:value-type="float">
            <text:p>30073,7431769049</text:p>
          </table:table-cell>
          <table:table-cell table:formula="of:=[.G186]*[.I186]" office:value-type="float" office:value="24094" calcext:value-type="float">
            <text:p>24094</text:p>
          </table:table-cell>
          <table:table-cell table:formula="of:=IF([.L186] &lt;&gt; [.M18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-0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187]&lt;=0;1;[.F187])" office:value-type="float" office:value="1" calcext:value-type="float">
            <text:p>1</text:p>
          </table:table-cell>
          <table:table-cell office:value-type="float" office:value="3999.18" calcext:value-type="float">
            <text:p>3999,18</text:p>
          </table:table-cell>
          <table:table-cell table:formula="of:=IF([.H187]&lt;=0;&quot;ERRO&quot;;[.H187])" office:value-type="float" office:value="3999.18" calcext:value-type="float">
            <text:p>3999,1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-3999.18" calcext:value-type="float">
            <text:p>-3999,18</text:p>
          </table:table-cell>
          <table:table-cell table:formula="of:=[.G187]*[.I187]" office:value-type="float" office:value="3999.18" calcext:value-type="float">
            <text:p>3999,18</text:p>
          </table:table-cell>
          <table:table-cell table:formula="of:=IF([.L187] &lt;&gt; [.M18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15-02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88]&lt;=0;1;[.F188])" office:value-type="float" office:value="2" calcext:value-type="float">
            <text:p>2</text:p>
          </table:table-cell>
          <table:table-cell office:value-type="float" office:value="4098.04" calcext:value-type="float">
            <text:p>4098,04</text:p>
          </table:table-cell>
          <table:table-cell table:formula="of:=IF([.H188]&lt;=0;&quot;ERRO&quot;;[.H188])" office:value-type="float" office:value="4098.04" calcext:value-type="float">
            <text:p>4098,0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8196.08" calcext:value-type="float">
            <text:p>8196,08</text:p>
          </table:table-cell>
          <table:table-cell table:formula="of:=[.G188]*[.I188]" office:value-type="float" office:value="8196.08" calcext:value-type="float">
            <text:p>8196,08</text:p>
          </table:table-cell>
          <table:table-cell table:formula="of:=IF([.L188] &lt;&gt; [.M18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4-12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189]&lt;=0;1;[.F189])" office:value-type="float" office:value="3" calcext:value-type="float">
            <text:p>3</text:p>
          </table:table-cell>
          <table:table-cell office:value-type="float" office:value="3857.65" calcext:value-type="float">
            <text:p>3857,65</text:p>
          </table:table-cell>
          <table:table-cell table:formula="of:=IF([.H189]&lt;=0;&quot;ERRO&quot;;[.H189])" office:value-type="float" office:value="3857.65" calcext:value-type="float">
            <text:p>3857,6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1572.95" calcext:value-type="float">
            <text:p>11572,95</text:p>
          </table:table-cell>
          <table:table-cell table:formula="of:=[.G189]*[.I189]" office:value-type="float" office:value="11572.95" calcext:value-type="float">
            <text:p>11572,95</text:p>
          </table:table-cell>
          <table:table-cell table:formula="of:=IF([.L189] &lt;&gt; [.M18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0-07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190]&lt;=0;1;[.F190])" office:value-type="float" office:value="5" calcext:value-type="float">
            <text:p>5</text:p>
          </table:table-cell>
          <table:table-cell office:value-type="float" office:value="228.99" calcext:value-type="float">
            <text:p>228,99</text:p>
          </table:table-cell>
          <table:table-cell table:formula="of:=IF([.H190]&lt;=0;&quot;ERRO&quot;;[.H190])" office:value-type="float" office:value="228.99" calcext:value-type="float">
            <text:p>228,9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1429.10817010033" calcext:value-type="float">
            <text:p>1429,10817010033</text:p>
          </table:table-cell>
          <table:table-cell table:formula="of:=[.G190]*[.I190]" office:value-type="float" office:value="1144.95" calcext:value-type="float">
            <text:p>1144,95</text:p>
          </table:table-cell>
          <table:table-cell table:formula="of:=IF([.L190] &lt;&gt; [.M19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5-06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191]&lt;=0;1;[.F191])" office:value-type="float" office:value="2" calcext:value-type="float">
            <text:p>2</text:p>
          </table:table-cell>
          <table:table-cell office:value-type="float" office:value="3363.96" calcext:value-type="float">
            <text:p>3363,96</text:p>
          </table:table-cell>
          <table:table-cell table:formula="of:=IF([.H191]&lt;=0;&quot;ERRO&quot;;[.H191])" office:value-type="float" office:value="3363.96" calcext:value-type="float">
            <text:p>3363,9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6727.92" calcext:value-type="float">
            <text:p>6727,92</text:p>
          </table:table-cell>
          <table:table-cell table:formula="of:=[.G191]*[.I191]" office:value-type="float" office:value="6727.92" calcext:value-type="float">
            <text:p>6727,92</text:p>
          </table:table-cell>
          <table:table-cell table:formula="of:=IF([.L191] &lt;&gt; [.M19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-06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192]&lt;=0;1;[.F192])" office:value-type="float" office:value="5" calcext:value-type="float">
            <text:p>5</text:p>
          </table:table-cell>
          <table:table-cell office:value-type="float" office:value="2440.7" calcext:value-type="float">
            <text:p>2440,7</text:p>
          </table:table-cell>
          <table:table-cell table:formula="of:=IF([.H192]&lt;=0;&quot;ERRO&quot;;[.H192])" office:value-type="float" office:value="2440.7" calcext:value-type="float">
            <text:p>2440,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2203.5" calcext:value-type="float">
            <text:p>12203,5</text:p>
          </table:table-cell>
          <table:table-cell table:formula="of:=[.G192]*[.I192]" office:value-type="float" office:value="12203.5" calcext:value-type="float">
            <text:p>12203,5</text:p>
          </table:table-cell>
          <table:table-cell table:formula="of:=IF([.L192] &lt;&gt; [.M19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3-08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193]&lt;=0;1;[.F193])" office:value-type="float" office:value="1" calcext:value-type="float">
            <text:p>1</text:p>
          </table:table-cell>
          <table:table-cell office:value-type="float" office:value="1869.3" calcext:value-type="float">
            <text:p>1869,3</text:p>
          </table:table-cell>
          <table:table-cell table:formula="of:=IF([.H193]&lt;=0;&quot;ERRO&quot;;[.H193])" office:value-type="float" office:value="1869.3" calcext:value-type="float">
            <text:p>1869,3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869.3" calcext:value-type="float">
            <text:p>1869,3</text:p>
          </table:table-cell>
          <table:table-cell table:formula="of:=[.G193]*[.I193]" office:value-type="float" office:value="1869.3" calcext:value-type="float">
            <text:p>1869,3</text:p>
          </table:table-cell>
          <table:table-cell table:formula="of:=IF([.L193] &lt;&gt; [.M19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5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194]&lt;=0;1;[.F194])" office:value-type="float" office:value="5" calcext:value-type="float">
            <text:p>5</text:p>
          </table:table-cell>
          <table:table-cell office:value-type="float" office:value="3465.52" calcext:value-type="float">
            <text:p>3465,52</text:p>
          </table:table-cell>
          <table:table-cell table:formula="of:=IF([.H194]&lt;=0;&quot;ERRO&quot;;[.H194])" office:value-type="float" office:value="3465.52" calcext:value-type="float">
            <text:p>3465,5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17327.6" calcext:value-type="float">
            <text:p>17327,6</text:p>
          </table:table-cell>
          <table:table-cell table:formula="of:=[.G194]*[.I194]" office:value-type="float" office:value="17327.6" calcext:value-type="float">
            <text:p>17327,6</text:p>
          </table:table-cell>
          <table:table-cell table:formula="of:=IF([.L194] &lt;&gt; [.M19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4-01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195]&lt;=0;1;[.F195])" office:value-type="float" office:value="4" calcext:value-type="float">
            <text:p>4</text:p>
          </table:table-cell>
          <table:table-cell office:value-type="float" office:value="4440.28" calcext:value-type="float">
            <text:p>4440,28</text:p>
          </table:table-cell>
          <table:table-cell table:formula="of:=IF([.H195]&lt;=0;&quot;ERRO&quot;;[.H195])" office:value-type="float" office:value="4440.28" calcext:value-type="float">
            <text:p>4440,2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17761.12" calcext:value-type="float">
            <text:p>17761,12</text:p>
          </table:table-cell>
          <table:table-cell table:formula="of:=[.G195]*[.I195]" office:value-type="float" office:value="17761.12" calcext:value-type="float">
            <text:p>17761,12</text:p>
          </table:table-cell>
          <table:table-cell table:formula="of:=IF([.L195] &lt;&gt; [.M19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2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196]&lt;=0;1;[.F196])" office:value-type="float" office:value="1" calcext:value-type="float">
            <text:p>1</text:p>
          </table:table-cell>
          <table:table-cell office:value-type="float" office:value="1611.26" calcext:value-type="float">
            <text:p>1611,26</text:p>
          </table:table-cell>
          <table:table-cell table:formula="of:=IF([.H196]&lt;=0;&quot;ERRO&quot;;[.H196])" office:value-type="float" office:value="1611.26" calcext:value-type="float">
            <text:p>1611,2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611.26" calcext:value-type="float">
            <text:p>1611,26</text:p>
          </table:table-cell>
          <table:table-cell table:formula="of:=[.G196]*[.I196]" office:value-type="float" office:value="1611.26" calcext:value-type="float">
            <text:p>1611,26</text:p>
          </table:table-cell>
          <table:table-cell table:formula="of:=IF([.L196] &lt;&gt; [.M19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6-08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197]&lt;=0;1;[.F197])" office:value-type="float" office:value="4" calcext:value-type="float">
            <text:p>4</text:p>
          </table:table-cell>
          <table:table-cell office:value-type="float" office:value="2460.96" calcext:value-type="float">
            <text:p>2460,96</text:p>
          </table:table-cell>
          <table:table-cell table:formula="of:=IF([.H197]&lt;=0;&quot;ERRO&quot;;[.H197])" office:value-type="float" office:value="2460.96" calcext:value-type="float">
            <text:p>2460,9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9843.84" calcext:value-type="float">
            <text:p>9843,84</text:p>
          </table:table-cell>
          <table:table-cell table:formula="of:=[.G197]*[.I197]" office:value-type="float" office:value="9843.84" calcext:value-type="float">
            <text:p>9843,84</text:p>
          </table:table-cell>
          <table:table-cell table:formula="of:=IF([.L197] &lt;&gt; [.M19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-06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198]&lt;=0;1;[.F198])" office:value-type="float" office:value="1" calcext:value-type="float">
            <text:p>1</text:p>
          </table:table-cell>
          <table:table-cell office:value-type="float" office:value="3793.01" calcext:value-type="float">
            <text:p>3793,01</text:p>
          </table:table-cell>
          <table:table-cell table:formula="of:=IF([.H198]&lt;=0;&quot;ERRO&quot;;[.H198])" office:value-type="float" office:value="3793.01" calcext:value-type="float">
            <text:p>3793,0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-3793.01" calcext:value-type="float">
            <text:p>-3793,01</text:p>
          </table:table-cell>
          <table:table-cell table:formula="of:=[.G198]*[.I198]" office:value-type="float" office:value="3793.01" calcext:value-type="float">
            <text:p>3793,01</text:p>
          </table:table-cell>
          <table:table-cell table:formula="of:=IF([.L198] &lt;&gt; [.M19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9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199]&lt;=0;1;[.F199])" office:value-type="float" office:value="5" calcext:value-type="float">
            <text:p>5</text:p>
          </table:table-cell>
          <table:table-cell office:value-type="float" office:value="1361.98" calcext:value-type="float">
            <text:p>1361,98</text:p>
          </table:table-cell>
          <table:table-cell table:formula="of:=IF([.H199]&lt;=0;&quot;ERRO&quot;;[.H199])" office:value-type="float" office:value="1361.98" calcext:value-type="float">
            <text:p>1361,9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6809.9" calcext:value-type="float">
            <text:p>6809,9</text:p>
          </table:table-cell>
          <table:table-cell table:formula="of:=[.G199]*[.I199]" office:value-type="float" office:value="6809.9" calcext:value-type="float">
            <text:p>6809,9</text:p>
          </table:table-cell>
          <table:table-cell table:formula="of:=IF([.L199] &lt;&gt; [.M19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2-05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200]&lt;=0;1;[.F200])" office:value-type="float" office:value="4" calcext:value-type="float">
            <text:p>4</text:p>
          </table:table-cell>
          <table:table-cell office:value-type="float" office:value="963.16" calcext:value-type="float">
            <text:p>963,16</text:p>
          </table:table-cell>
          <table:table-cell table:formula="of:=IF([.H200]&lt;=0;&quot;ERRO&quot;;[.H200])" office:value-type="float" office:value="963.16" calcext:value-type="float">
            <text:p>963,1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3852.64" calcext:value-type="float">
            <text:p>3852,64</text:p>
          </table:table-cell>
          <table:table-cell table:formula="of:=[.G200]*[.I200]" office:value-type="float" office:value="3852.64" calcext:value-type="float">
            <text:p>3852,64</text:p>
          </table:table-cell>
          <table:table-cell table:formula="of:=IF([.L200] &lt;&gt; [.M20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7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201]&lt;=0;1;[.F201])" office:value-type="float" office:value="1" calcext:value-type="float">
            <text:p>1</text:p>
          </table:table-cell>
          <table:table-cell office:value-type="float" office:value="2762.4" calcext:value-type="float">
            <text:p>2762,4</text:p>
          </table:table-cell>
          <table:table-cell table:formula="of:=IF([.H201]&lt;=0;&quot;ERRO&quot;;[.H201])" office:value-type="float" office:value="2762.4" calcext:value-type="float">
            <text:p>2762,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-2762.4" calcext:value-type="float">
            <text:p>-2762,4</text:p>
          </table:table-cell>
          <table:table-cell table:formula="of:=[.G201]*[.I201]" office:value-type="float" office:value="2762.4" calcext:value-type="float">
            <text:p>2762,4</text:p>
          </table:table-cell>
          <table:table-cell table:formula="of:=IF([.L201] &lt;&gt; [.M20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4-06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02]&lt;=0;1;[.F202])" office:value-type="float" office:value="5" calcext:value-type="float">
            <text:p>5</text:p>
          </table:table-cell>
          <table:table-cell office:value-type="float" office:value="1446.83" calcext:value-type="float">
            <text:p>1446,83</text:p>
          </table:table-cell>
          <table:table-cell table:formula="of:=IF([.H202]&lt;=0;&quot;ERRO&quot;;[.H202])" office:value-type="float" office:value="1446.83" calcext:value-type="float">
            <text:p>1446,8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7234.15" calcext:value-type="float">
            <text:p>7234,15</text:p>
          </table:table-cell>
          <table:table-cell table:formula="of:=[.G202]*[.I202]" office:value-type="float" office:value="7234.15" calcext:value-type="float">
            <text:p>7234,15</text:p>
          </table:table-cell>
          <table:table-cell table:formula="of:=IF([.L202] &lt;&gt; [.M20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7-09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203]&lt;=0;1;[.F203])" office:value-type="float" office:value="3" calcext:value-type="float">
            <text:p>3</text:p>
          </table:table-cell>
          <table:table-cell office:value-type="float" office:value="3095.34" calcext:value-type="float">
            <text:p>3095,34</text:p>
          </table:table-cell>
          <table:table-cell table:formula="of:=IF([.H203]&lt;=0;&quot;ERRO&quot;;[.H203])" office:value-type="float" office:value="3095.34" calcext:value-type="float">
            <text:p>3095,3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9286.02" calcext:value-type="float">
            <text:p>9286,02</text:p>
          </table:table-cell>
          <table:table-cell table:formula="of:=[.G203]*[.I203]" office:value-type="float" office:value="9286.02" calcext:value-type="float">
            <text:p>9286,02</text:p>
          </table:table-cell>
          <table:table-cell table:formula="of:=IF([.L203] &lt;&gt; [.M20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5-1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204]&lt;=0;1;[.F204])" office:value-type="float" office:value="1" calcext:value-type="float">
            <text:p>1</text:p>
          </table:table-cell>
          <table:table-cell office:value-type="float" office:value="1310.62" calcext:value-type="float">
            <text:p>1310,62</text:p>
          </table:table-cell>
          <table:table-cell table:formula="of:=IF([.H204]&lt;=0;&quot;ERRO&quot;;[.H204])" office:value-type="float" office:value="1310.62" calcext:value-type="float">
            <text:p>1310,6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-1310.62" calcext:value-type="float">
            <text:p>-1310,62</text:p>
          </table:table-cell>
          <table:table-cell table:formula="of:=[.G204]*[.I204]" office:value-type="float" office:value="1310.62" calcext:value-type="float">
            <text:p>1310,62</text:p>
          </table:table-cell>
          <table:table-cell table:formula="of:=IF([.L204] &lt;&gt; [.M20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6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205]&lt;=0;1;[.F205])"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  <table:table-cell table:formula="of:=IF([.H205]&lt;=0;&quot;ERRO&quot;;[.H205])" office:value-type="float" office:value="787" calcext:value-type="float">
            <text:p>78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3148" calcext:value-type="float">
            <text:p>3148</text:p>
          </table:table-cell>
          <table:table-cell table:formula="of:=[.G205]*[.I205]" office:value-type="float" office:value="3148" calcext:value-type="float">
            <text:p>3148</text:p>
          </table:table-cell>
          <table:table-cell table:formula="of:=IF([.L205] &lt;&gt; [.M20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1-08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06]&lt;=0;1;[.F206])" office:value-type="float" office:value="2" calcext:value-type="float">
            <text:p>2</text:p>
          </table:table-cell>
          <table:table-cell office:value-type="float" office:value="3553.78" calcext:value-type="float">
            <text:p>3553,78</text:p>
          </table:table-cell>
          <table:table-cell table:formula="of:=IF([.H206]&lt;=0;&quot;ERRO&quot;;[.H206])" office:value-type="float" office:value="3553.78" calcext:value-type="float">
            <text:p>3553,7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8871.5420459219" calcext:value-type="float">
            <text:p>8871,5420459219</text:p>
          </table:table-cell>
          <table:table-cell table:formula="of:=[.G206]*[.I206]" office:value-type="float" office:value="7107.56" calcext:value-type="float">
            <text:p>7107,56</text:p>
          </table:table-cell>
          <table:table-cell table:formula="of:=IF([.L206] &lt;&gt; [.M20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1-06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207]&lt;=0;1;[.F207])" office:value-type="float" office:value="1" calcext:value-type="float">
            <text:p>1</text:p>
          </table:table-cell>
          <table:table-cell office:value-type="float" office:value="3271.84" calcext:value-type="float">
            <text:p>3271,84</text:p>
          </table:table-cell>
          <table:table-cell table:formula="of:=IF([.H207]&lt;=0;&quot;ERRO&quot;;[.H207])" office:value-type="float" office:value="3271.84" calcext:value-type="float">
            <text:p>3271,8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-3271.84" calcext:value-type="float">
            <text:p>-3271,84</text:p>
          </table:table-cell>
          <table:table-cell table:formula="of:=[.G207]*[.I207]" office:value-type="float" office:value="3271.84" calcext:value-type="float">
            <text:p>3271,84</text:p>
          </table:table-cell>
          <table:table-cell table:formula="of:=IF([.L207] &lt;&gt; [.M20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3-06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208]&lt;=0;1;[.F208])" office:value-type="float" office:value="1" calcext:value-type="float">
            <text:p>1</text:p>
          </table:table-cell>
          <table:table-cell office:value-type="float" office:value="4370.01" calcext:value-type="float">
            <text:p>4370,01</text:p>
          </table:table-cell>
          <table:table-cell table:formula="of:=IF([.H208]&lt;=0;&quot;ERRO&quot;;[.H208])" office:value-type="float" office:value="4370.01" calcext:value-type="float">
            <text:p>4370,0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5454.57617749258" calcext:value-type="float">
            <text:p>5454,57617749258</text:p>
          </table:table-cell>
          <table:table-cell table:formula="of:=[.G208]*[.I208]" office:value-type="float" office:value="4370.01" calcext:value-type="float">
            <text:p>4370,01</text:p>
          </table:table-cell>
          <table:table-cell table:formula="of:=IF([.L208] &lt;&gt; [.M20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9-01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209]&lt;=0;1;[.F209])" office:value-type="float" office:value="5" calcext:value-type="float">
            <text:p>5</text:p>
          </table:table-cell>
          <table:table-cell office:value-type="float" office:value="3492.56" calcext:value-type="float">
            <text:p>3492,56</text:p>
          </table:table-cell>
          <table:table-cell table:formula="of:=IF([.H209]&lt;=0;&quot;ERRO&quot;;[.H209])" office:value-type="float" office:value="3492.56" calcext:value-type="float">
            <text:p>3492,5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17462.8" calcext:value-type="float">
            <text:p>17462,8</text:p>
          </table:table-cell>
          <table:table-cell table:formula="of:=[.G209]*[.I209]" office:value-type="float" office:value="17462.8" calcext:value-type="float">
            <text:p>17462,8</text:p>
          </table:table-cell>
          <table:table-cell table:formula="of:=IF([.L209] &lt;&gt; [.M20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3-10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210]&lt;=0;1;[.F210])" office:value-type="float" office:value="1" calcext:value-type="float">
            <text:p>1</text:p>
          </table:table-cell>
          <table:table-cell office:value-type="float" office:value="4017.61" calcext:value-type="float">
            <text:p>4017,61</text:p>
          </table:table-cell>
          <table:table-cell table:formula="of:=IF([.H210]&lt;=0;&quot;ERRO&quot;;[.H210])" office:value-type="float" office:value="4017.61" calcext:value-type="float">
            <text:p>4017,6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/>
          <table:table-cell table:formula="of:=[.G210]*[.I210]" office:value-type="float" office:value="4017.61" calcext:value-type="float">
            <text:p>4017,61</text:p>
          </table:table-cell>
          <table:table-cell table:formula="of:=IF([.L210] &lt;&gt; [.M21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2-05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211]&lt;=0;1;[.F211])" office:value-type="float" office:value="1" calcext:value-type="float">
            <text:p>1</text:p>
          </table:table-cell>
          <table:table-cell office:value-type="float" office:value="4956.72" calcext:value-type="float">
            <text:p>4956,72</text:p>
          </table:table-cell>
          <table:table-cell table:formula="of:=IF([.H211]&lt;=0;&quot;ERRO&quot;;[.H211])" office:value-type="float" office:value="4956.72" calcext:value-type="float">
            <text:p>4956,7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/>
          <table:table-cell table:formula="of:=[.G211]*[.I211]" office:value-type="float" office:value="4956.72" calcext:value-type="float">
            <text:p>4956,72</text:p>
          </table:table-cell>
          <table:table-cell table:formula="of:=IF([.L211] &lt;&gt; [.M21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4-0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12]&lt;=0;1;[.F212])" office:value-type="float" office:value="5" calcext:value-type="float">
            <text:p>5</text:p>
          </table:table-cell>
          <table:table-cell office:value-type="float" office:value="412.32" calcext:value-type="float">
            <text:p>412,32</text:p>
          </table:table-cell>
          <table:table-cell table:formula="of:=IF([.H212]&lt;=0;&quot;ERRO&quot;;[.H212])" office:value-type="float" office:value="412.32" calcext:value-type="float">
            <text:p>412,3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2061.6" calcext:value-type="float">
            <text:p>2061,6</text:p>
          </table:table-cell>
          <table:table-cell table:formula="of:=[.G212]*[.I212]" office:value-type="float" office:value="2061.6" calcext:value-type="float">
            <text:p>2061,6</text:p>
          </table:table-cell>
          <table:table-cell table:formula="of:=IF([.L212] &lt;&gt; [.M21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8-02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13]&lt;=0;1;[.F213])" office:value-type="float" office:value="1" calcext:value-type="float">
            <text:p>1</text:p>
          </table:table-cell>
          <table:table-cell office:value-type="float" office:value="4211.48" calcext:value-type="float">
            <text:p>4211,48</text:p>
          </table:table-cell>
          <table:table-cell table:formula="of:=IF([.H213]&lt;=0;&quot;ERRO&quot;;[.H213])" office:value-type="float" office:value="4211.48" calcext:value-type="float">
            <text:p>4211,4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-4211.48" calcext:value-type="float">
            <text:p>-4211,48</text:p>
          </table:table-cell>
          <table:table-cell table:formula="of:=[.G213]*[.I213]" office:value-type="float" office:value="4211.48" calcext:value-type="float">
            <text:p>4211,48</text:p>
          </table:table-cell>
          <table:table-cell table:formula="of:=IF([.L213] &lt;&gt; [.M21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6-06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214]&lt;=0;1;[.F214])" office:value-type="float" office:value="5" calcext:value-type="float">
            <text:p>5</text:p>
          </table:table-cell>
          <table:table-cell office:value-type="float" office:value="1044.62" calcext:value-type="float">
            <text:p>1044,62</text:p>
          </table:table-cell>
          <table:table-cell table:formula="of:=IF([.H214]&lt;=0;&quot;ERRO&quot;;[.H214])" office:value-type="float" office:value="1044.62" calcext:value-type="float">
            <text:p>1044,6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5223.1" calcext:value-type="float">
            <text:p>5223,1</text:p>
          </table:table-cell>
          <table:table-cell table:formula="of:=[.G214]*[.I214]" office:value-type="float" office:value="5223.1" calcext:value-type="float">
            <text:p>5223,1</text:p>
          </table:table-cell>
          <table:table-cell table:formula="of:=IF([.L214] &lt;&gt; [.M21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5-05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215]&lt;=0;1;[.F215])" office:value-type="float" office:value="1" calcext:value-type="float">
            <text:p>1</text:p>
          </table:table-cell>
          <table:table-cell office:value-type="float" office:value="179.67" calcext:value-type="float">
            <text:p>179,67</text:p>
          </table:table-cell>
          <table:table-cell table:formula="of:=IF([.H215]&lt;=0;&quot;ERRO&quot;;[.H215])" office:value-type="float" office:value="179.67" calcext:value-type="float">
            <text:p>179,6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-179.67" calcext:value-type="float">
            <text:p>-179,67</text:p>
          </table:table-cell>
          <table:table-cell table:formula="of:=[.G215]*[.I215]" office:value-type="float" office:value="179.67" calcext:value-type="float">
            <text:p>179,67</text:p>
          </table:table-cell>
          <table:table-cell table:formula="of:=IF([.L215] &lt;&gt; [.M21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2-08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216]&lt;=0;1;[.F216])" office:value-type="float" office:value="5" calcext:value-type="float">
            <text:p>5</text:p>
          </table:table-cell>
          <table:table-cell office:value-type="float" office:value="4039.33" calcext:value-type="float">
            <text:p>4039,33</text:p>
          </table:table-cell>
          <table:table-cell table:formula="of:=IF([.H216]&lt;=0;&quot;ERRO&quot;;[.H216])" office:value-type="float" office:value="4039.33" calcext:value-type="float">
            <text:p>4039,3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20196.65" calcext:value-type="float">
            <text:p>20196,65</text:p>
          </table:table-cell>
          <table:table-cell table:formula="of:=[.G216]*[.I216]" office:value-type="float" office:value="20196.65" calcext:value-type="float">
            <text:p>20196,65</text:p>
          </table:table-cell>
          <table:table-cell table:formula="of:=IF([.L216] &lt;&gt; [.M21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-0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17]&lt;=0;1;[.F217])" office:value-type="float" office:value="2" calcext:value-type="float">
            <text:p>2</text:p>
          </table:table-cell>
          <table:table-cell office:value-type="float" office:value="2745.22" calcext:value-type="float">
            <text:p>2745,22</text:p>
          </table:table-cell>
          <table:table-cell table:formula="of:=IF([.H217]&lt;=0;&quot;ERRO&quot;;[.H217])" office:value-type="float" office:value="2745.22" calcext:value-type="float">
            <text:p>2745,2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6853.07887806947" calcext:value-type="float">
            <text:p>6853,07887806947</text:p>
          </table:table-cell>
          <table:table-cell table:formula="of:=[.G217]*[.I217]" office:value-type="float" office:value="5490.44" calcext:value-type="float">
            <text:p>5490,44</text:p>
          </table:table-cell>
          <table:table-cell table:formula="of:=IF([.L217] &lt;&gt; [.M21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1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218]&lt;=0;1;[.F218])" office:value-type="float" office:value="1" calcext:value-type="float">
            <text:p>1</text:p>
          </table:table-cell>
          <table:table-cell office:value-type="float" office:value="1241.43" calcext:value-type="float">
            <text:p>1241,43</text:p>
          </table:table-cell>
          <table:table-cell table:formula="of:=IF([.H218]&lt;=0;&quot;ERRO&quot;;[.H218])" office:value-type="float" office:value="1241.43" calcext:value-type="float">
            <text:p>1241,4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-1241.43" calcext:value-type="float">
            <text:p>-1241,43</text:p>
          </table:table-cell>
          <table:table-cell table:formula="of:=[.G218]*[.I218]" office:value-type="float" office:value="1241.43" calcext:value-type="float">
            <text:p>1241,43</text:p>
          </table:table-cell>
          <table:table-cell table:formula="of:=IF([.L218] &lt;&gt; [.M21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30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219]&lt;=0;1;[.F219])" office:value-type="float" office:value="5" calcext:value-type="float">
            <text:p>5</text:p>
          </table:table-cell>
          <table:table-cell office:value-type="float" office:value="4598.69" calcext:value-type="float">
            <text:p>4598,69</text:p>
          </table:table-cell>
          <table:table-cell table:formula="of:=IF([.H219]&lt;=0;&quot;ERRO&quot;;[.H219])" office:value-type="float" office:value="4598.69" calcext:value-type="float">
            <text:p>4598,6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22993.45" calcext:value-type="float">
            <text:p>22993,45</text:p>
          </table:table-cell>
          <table:table-cell table:formula="of:=[.G219]*[.I219]" office:value-type="float" office:value="22993.45" calcext:value-type="float">
            <text:p>22993,45</text:p>
          </table:table-cell>
          <table:table-cell table:formula="of:=IF([.L219] &lt;&gt; [.M21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7-06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220]&lt;=0;1;[.F220])" office:value-type="float" office:value="3" calcext:value-type="float">
            <text:p>3</text:p>
          </table:table-cell>
          <table:table-cell office:value-type="float" office:value="4535.96" calcext:value-type="float">
            <text:p>4535,96</text:p>
          </table:table-cell>
          <table:table-cell table:formula="of:=IF([.H220]&lt;=0;&quot;ERRO&quot;;[.H220])" office:value-type="float" office:value="4535.96" calcext:value-type="float">
            <text:p>4535,9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6985.1368930913" calcext:value-type="float">
            <text:p>16985,1368930913</text:p>
          </table:table-cell>
          <table:table-cell table:formula="of:=[.G220]*[.I220]" office:value-type="float" office:value="13607.88" calcext:value-type="float">
            <text:p>13607,88</text:p>
          </table:table-cell>
          <table:table-cell table:formula="of:=IF([.L220] &lt;&gt; [.M22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15-04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221]&lt;=0;1;[.F221])" office:value-type="float" office:value="1" calcext:value-type="float">
            <text:p>1</text:p>
          </table:table-cell>
          <table:table-cell office:value-type="float" office:value="371.03" calcext:value-type="float">
            <text:p>371,03</text:p>
          </table:table-cell>
          <table:table-cell table:formula="of:=IF([.H221]&lt;=0;&quot;ERRO&quot;;[.H221])" office:value-type="float" office:value="371.03" calcext:value-type="float">
            <text:p>371,0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371.03" calcext:value-type="float">
            <text:p>371,03</text:p>
          </table:table-cell>
          <table:table-cell table:formula="of:=[.G221]*[.I221]" office:value-type="float" office:value="371.03" calcext:value-type="float">
            <text:p>371,03</text:p>
          </table:table-cell>
          <table:table-cell table:formula="of:=IF([.L221] &lt;&gt; [.M22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5-06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222]&lt;=0;1;[.F222])" office:value-type="float" office:value="5" calcext:value-type="float">
            <text:p>5</text:p>
          </table:table-cell>
          <table:table-cell office:value-type="float" office:value="971.2" calcext:value-type="float">
            <text:p>971,2</text:p>
          </table:table-cell>
          <table:table-cell table:formula="of:=IF([.H222]&lt;=0;&quot;ERRO&quot;;[.H222])" office:value-type="float" office:value="971.2" calcext:value-type="float">
            <text:p>971,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4856" calcext:value-type="float">
            <text:p>4856</text:p>
          </table:table-cell>
          <table:table-cell table:formula="of:=[.G222]*[.I222]" office:value-type="float" office:value="4856" calcext:value-type="float">
            <text:p>4856</text:p>
          </table:table-cell>
          <table:table-cell table:formula="of:=IF([.L222] &lt;&gt; [.M22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1-0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223]&lt;=0;1;[.F223])" office:value-type="float" office:value="5" calcext:value-type="float">
            <text:p>5</text:p>
          </table:table-cell>
          <table:table-cell office:value-type="float" office:value="2271.03" calcext:value-type="float">
            <text:p>2271,03</text:p>
          </table:table-cell>
          <table:table-cell table:formula="of:=IF([.H223]&lt;=0;&quot;ERRO&quot;;[.H223])" office:value-type="float" office:value="2271.03" calcext:value-type="float">
            <text:p>2271,0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14173.3155489015" calcext:value-type="float">
            <text:p>14173,3155489015</text:p>
          </table:table-cell>
          <table:table-cell table:formula="of:=[.G223]*[.I223]" office:value-type="float" office:value="11355.15" calcext:value-type="float">
            <text:p>11355,15</text:p>
          </table:table-cell>
          <table:table-cell table:formula="of:=IF([.L223] &lt;&gt; [.M22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6-04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224]&lt;=0;1;[.F224])" office:value-type="float" office:value="4" calcext:value-type="float">
            <text:p>4</text:p>
          </table:table-cell>
          <table:table-cell office:value-type="float" office:value="1099.62" calcext:value-type="float">
            <text:p>1099,62</text:p>
          </table:table-cell>
          <table:table-cell table:formula="of:=IF([.H224]&lt;=0;&quot;ERRO&quot;;[.H224])" office:value-type="float" office:value="1099.62" calcext:value-type="float">
            <text:p>1099,6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4398.48" calcext:value-type="float">
            <text:p>4398,48</text:p>
          </table:table-cell>
          <table:table-cell table:formula="of:=[.G224]*[.I224]" office:value-type="float" office:value="4398.48" calcext:value-type="float">
            <text:p>4398,48</text:p>
          </table:table-cell>
          <table:table-cell table:formula="of:=IF([.L224] &lt;&gt; [.M22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16-04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225]&lt;=0;1;[.F225])" office:value-type="float" office:value="4" calcext:value-type="float">
            <text:p>4</text:p>
          </table:table-cell>
          <table:table-cell office:value-type="float" office:value="2920.92" calcext:value-type="float">
            <text:p>2920,92</text:p>
          </table:table-cell>
          <table:table-cell table:formula="of:=IF([.H225]&lt;=0;&quot;ERRO&quot;;[.H225])" office:value-type="float" office:value="2920.92" calcext:value-type="float">
            <text:p>2920,9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11683.68" calcext:value-type="float">
            <text:p>11683,68</text:p>
          </table:table-cell>
          <table:table-cell table:formula="of:=[.G225]*[.I225]" office:value-type="float" office:value="11683.68" calcext:value-type="float">
            <text:p>11683,68</text:p>
          </table:table-cell>
          <table:table-cell table:formula="of:=IF([.L225] &lt;&gt; [.M22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8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26]&lt;=0;1;[.F226])" office:value-type="float" office:value="5" calcext:value-type="float">
            <text:p>5</text:p>
          </table:table-cell>
          <table:table-cell office:value-type="float" office:value="3935.24" calcext:value-type="float">
            <text:p>3935,24</text:p>
          </table:table-cell>
          <table:table-cell table:formula="of:=IF([.H226]&lt;=0;&quot;ERRO&quot;;[.H226])" office:value-type="float" office:value="3935.24" calcext:value-type="float">
            <text:p>3935,2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19676.2" calcext:value-type="float">
            <text:p>19676,2</text:p>
          </table:table-cell>
          <table:table-cell table:formula="of:=[.G226]*[.I226]" office:value-type="float" office:value="19676.2" calcext:value-type="float">
            <text:p>19676,2</text:p>
          </table:table-cell>
          <table:table-cell table:formula="of:=IF([.L226] &lt;&gt; [.M22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-09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227]&lt;=0;1;[.F227])" office:value-type="float" office:value="5" calcext:value-type="float">
            <text:p>5</text:p>
          </table:table-cell>
          <table:table-cell office:value-type="float" office:value="802.52" calcext:value-type="float">
            <text:p>802,52</text:p>
          </table:table-cell>
          <table:table-cell table:formula="of:=IF([.H227]&lt;=0;&quot;ERRO&quot;;[.H227])" office:value-type="float" office:value="802.52" calcext:value-type="float">
            <text:p>802,5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4012.6" calcext:value-type="float">
            <text:p>4012,6</text:p>
          </table:table-cell>
          <table:table-cell table:formula="of:=[.G227]*[.I227]" office:value-type="float" office:value="4012.6" calcext:value-type="float">
            <text:p>4012,6</text:p>
          </table:table-cell>
          <table:table-cell table:formula="of:=IF([.L227] &lt;&gt; [.M22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6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28]&lt;=0;1;[.F228])" office:value-type="float" office:value="2" calcext:value-type="float">
            <text:p>2</text:p>
          </table:table-cell>
          <table:table-cell office:value-type="float" office:value="4900.85" calcext:value-type="float">
            <text:p>4900,85</text:p>
          </table:table-cell>
          <table:table-cell table:formula="of:=IF([.H228]&lt;=0;&quot;ERRO&quot;;[.H228])" office:value-type="float" office:value="4900.85" calcext:value-type="float">
            <text:p>4900,8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9801.7" calcext:value-type="float">
            <text:p>9801,7</text:p>
          </table:table-cell>
          <table:table-cell table:formula="of:=[.G228]*[.I228]" office:value-type="float" office:value="9801.7" calcext:value-type="float">
            <text:p>9801,7</text:p>
          </table:table-cell>
          <table:table-cell table:formula="of:=IF([.L228] &lt;&gt; [.M22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3-09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29]&lt;=0;1;[.F229])" office:value-type="float" office:value="2" calcext:value-type="float">
            <text:p>2</text:p>
          </table:table-cell>
          <table:table-cell office:value-type="float" office:value="4974.59" calcext:value-type="float">
            <text:p>4974,59</text:p>
          </table:table-cell>
          <table:table-cell table:formula="of:=IF([.H229]&lt;=0;&quot;ERRO&quot;;[.H229])" office:value-type="float" office:value="4974.59" calcext:value-type="float">
            <text:p>4974,5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9949.18" calcext:value-type="float">
            <text:p>9949,18</text:p>
          </table:table-cell>
          <table:table-cell table:formula="of:=[.G229]*[.I229]" office:value-type="float" office:value="9949.18" calcext:value-type="float">
            <text:p>9949,18</text:p>
          </table:table-cell>
          <table:table-cell table:formula="of:=IF([.L229] &lt;&gt; [.M22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7-03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230]&lt;=0;1;[.F230])" office:value-type="float" office:value="1" calcext:value-type="float">
            <text:p>1</text:p>
          </table:table-cell>
          <table:table-cell office:value-type="float" office:value="540.93" calcext:value-type="float">
            <text:p>540,93</text:p>
          </table:table-cell>
          <table:table-cell table:formula="of:=IF([.H230]&lt;=0;&quot;ERRO&quot;;[.H230])" office:value-type="float" office:value="540.93" calcext:value-type="float">
            <text:p>540,9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675.180123544582" calcext:value-type="float">
            <text:p>675,180123544582</text:p>
          </table:table-cell>
          <table:table-cell table:formula="of:=[.G230]*[.I230]" office:value-type="float" office:value="540.93" calcext:value-type="float">
            <text:p>540,93</text:p>
          </table:table-cell>
          <table:table-cell table:formula="of:=IF([.L230] &lt;&gt; [.M23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5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/>
          <table:table-cell table:formula="of:=IF([.F231]&lt;=0;1;[.F231])" office:value-type="float" office:value="1" calcext:value-type="float">
            <text:p>1</text:p>
          </table:table-cell>
          <table:table-cell office:value-type="float" office:value="3893.41" calcext:value-type="float">
            <text:p>3893,41</text:p>
          </table:table-cell>
          <table:table-cell table:formula="of:=IF([.H231]&lt;=0;&quot;ERRO&quot;;[.H231])" office:value-type="float" office:value="3893.41" calcext:value-type="float">
            <text:p>3893,4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/>
          <table:table-cell table:formula="of:=[.G231]*[.I231]" office:value-type="float" office:value="3893.41" calcext:value-type="float">
            <text:p>3893,41</text:p>
          </table:table-cell>
          <table:table-cell table:formula="of:=IF([.L231] &lt;&gt; [.M23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-03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232]&lt;=0;1;[.F232])" office:value-type="float" office:value="3" calcext:value-type="float">
            <text:p>3</text:p>
          </table:table-cell>
          <table:table-cell office:value-type="float" office:value="2037.4" calcext:value-type="float">
            <text:p>2037,4</text:p>
          </table:table-cell>
          <table:table-cell table:formula="of:=IF([.H232]&lt;=0;&quot;ERRO&quot;;[.H232])" office:value-type="float" office:value="2037.4" calcext:value-type="float">
            <text:p>2037,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6112.2" calcext:value-type="float">
            <text:p>6112,2</text:p>
          </table:table-cell>
          <table:table-cell table:formula="of:=[.G232]*[.I232]" office:value-type="float" office:value="6112.2" calcext:value-type="float">
            <text:p>6112,2</text:p>
          </table:table-cell>
          <table:table-cell table:formula="of:=IF([.L232] &lt;&gt; [.M23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8-04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233]&lt;=0;1;[.F233])" office:value-type="float" office:value="4" calcext:value-type="float">
            <text:p>4</text:p>
          </table:table-cell>
          <table:table-cell office:value-type="float" office:value="522.9" calcext:value-type="float">
            <text:p>522,9</text:p>
          </table:table-cell>
          <table:table-cell table:formula="of:=IF([.H233]&lt;=0;&quot;ERRO&quot;;[.H233])" office:value-type="float" office:value="522.9" calcext:value-type="float">
            <text:p>522,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2091.6" calcext:value-type="float">
            <text:p>2091,6</text:p>
          </table:table-cell>
          <table:table-cell table:formula="of:=[.G233]*[.I233]" office:value-type="float" office:value="2091.6" calcext:value-type="float">
            <text:p>2091,6</text:p>
          </table:table-cell>
          <table:table-cell table:formula="of:=IF([.L233] &lt;&gt; [.M23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6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34]&lt;=0;1;[.F234])" office:value-type="float" office:value="1" calcext:value-type="float">
            <text:p>1</text:p>
          </table:table-cell>
          <table:table-cell office:value-type="float" office:value="360.13" calcext:value-type="float">
            <text:p>360,13</text:p>
          </table:table-cell>
          <table:table-cell table:formula="of:=IF([.H234]&lt;=0;&quot;ERRO&quot;;[.H234])" office:value-type="float" office:value="360.13" calcext:value-type="float">
            <text:p>360,1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-360.13" calcext:value-type="float">
            <text:p>-360,13</text:p>
          </table:table-cell>
          <table:table-cell table:formula="of:=[.G234]*[.I234]" office:value-type="float" office:value="360.13" calcext:value-type="float">
            <text:p>360,13</text:p>
          </table:table-cell>
          <table:table-cell table:formula="of:=IF([.L234] &lt;&gt; [.M23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7-04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235]&lt;=0;1;[.F235])" office:value-type="float" office:value="5" calcext:value-type="float">
            <text:p>5</text:p>
          </table:table-cell>
          <table:table-cell office:value-type="float" office:value="3074.36" calcext:value-type="float">
            <text:p>3074,36</text:p>
          </table:table-cell>
          <table:table-cell table:formula="of:=IF([.H235]&lt;=0;&quot;ERRO&quot;;[.H235])" office:value-type="float" office:value="3074.36" calcext:value-type="float">
            <text:p>3074,3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5371.8" calcext:value-type="float">
            <text:p>15371,8</text:p>
          </table:table-cell>
          <table:table-cell table:formula="of:=[.G235]*[.I235]" office:value-type="float" office:value="15371.8" calcext:value-type="float">
            <text:p>15371,8</text:p>
          </table:table-cell>
          <table:table-cell table:formula="of:=IF([.L235] &lt;&gt; [.M23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8-07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236]&lt;=0;1;[.F236])" office:value-type="float" office:value="2" calcext:value-type="float">
            <text:p>2</text:p>
          </table:table-cell>
          <table:table-cell office:value-type="float" office:value="308.68" calcext:value-type="float">
            <text:p>308,68</text:p>
          </table:table-cell>
          <table:table-cell table:formula="of:=IF([.H236]&lt;=0;&quot;ERRO&quot;;[.H236])" office:value-type="float" office:value="308.68" calcext:value-type="float">
            <text:p>308,6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617.36" calcext:value-type="float">
            <text:p>617,36</text:p>
          </table:table-cell>
          <table:table-cell table:formula="of:=[.G236]*[.I236]" office:value-type="float" office:value="617.36" calcext:value-type="float">
            <text:p>617,36</text:p>
          </table:table-cell>
          <table:table-cell table:formula="of:=IF([.L236] &lt;&gt; [.M23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8-05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237]&lt;=0;1;[.F237])" office:value-type="float" office:value="3" calcext:value-type="float">
            <text:p>3</text:p>
          </table:table-cell>
          <table:table-cell office:value-type="float" office:value="1401.7" calcext:value-type="float">
            <text:p>1401,7</text:p>
          </table:table-cell>
          <table:table-cell table:formula="of:=IF([.H237]&lt;=0;&quot;ERRO&quot;;[.H237])" office:value-type="float" office:value="1401.7" calcext:value-type="float">
            <text:p>1401,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4205.1" calcext:value-type="float">
            <text:p>4205,1</text:p>
          </table:table-cell>
          <table:table-cell table:formula="of:=[.G237]*[.I237]" office:value-type="float" office:value="4205.1" calcext:value-type="float">
            <text:p>4205,1</text:p>
          </table:table-cell>
          <table:table-cell table:formula="of:=IF([.L237] &lt;&gt; [.M23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7-06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238]&lt;=0;1;[.F238])" office:value-type="float" office:value="3" calcext:value-type="float">
            <text:p>3</text:p>
          </table:table-cell>
          <table:table-cell office:value-type="float" office:value="2702.35" calcext:value-type="float">
            <text:p>2702,35</text:p>
          </table:table-cell>
          <table:table-cell table:formula="of:=IF([.H238]&lt;=0;&quot;ERRO&quot;;[.H238])" office:value-type="float" office:value="2702.35" calcext:value-type="float">
            <text:p>2702,3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8107.05" calcext:value-type="float">
            <text:p>8107,05</text:p>
          </table:table-cell>
          <table:table-cell table:formula="of:=[.G238]*[.I238]" office:value-type="float" office:value="8107.05" calcext:value-type="float">
            <text:p>8107,05</text:p>
          </table:table-cell>
          <table:table-cell table:formula="of:=IF([.L238] &lt;&gt; [.M23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-0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239]&lt;=0;1;[.F239])" office:value-type="float" office:value="2" calcext:value-type="float">
            <text:p>2</text:p>
          </table:table-cell>
          <table:table-cell office:value-type="float" office:value="4323.5" calcext:value-type="float">
            <text:p>4323,5</text:p>
          </table:table-cell>
          <table:table-cell table:formula="of:=IF([.H239]&lt;=0;&quot;ERRO&quot;;[.H239])" office:value-type="float" office:value="4323.5" calcext:value-type="float">
            <text:p>4323,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8647" calcext:value-type="float">
            <text:p>8647</text:p>
          </table:table-cell>
          <table:table-cell table:formula="of:=[.G239]*[.I239]" office:value-type="float" office:value="8647" calcext:value-type="float">
            <text:p>8647</text:p>
          </table:table-cell>
          <table:table-cell table:formula="of:=IF([.L239] &lt;&gt; [.M23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3-0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40]&lt;=0;1;[.F240])" office:value-type="float" office:value="5" calcext:value-type="float">
            <text:p>5</text:p>
          </table:table-cell>
          <table:table-cell office:value-type="float" office:value="176.93" calcext:value-type="float">
            <text:p>176,93</text:p>
          </table:table-cell>
          <table:table-cell table:formula="of:=IF([.H240]&lt;=0;&quot;ERRO&quot;;[.H240])" office:value-type="float" office:value="176.93" calcext:value-type="float">
            <text:p>176,93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1104.20589779401" calcext:value-type="float">
            <text:p>1104,20589779401</text:p>
          </table:table-cell>
          <table:table-cell table:formula="of:=[.G240]*[.I240]" office:value-type="float" office:value="884.65" calcext:value-type="float">
            <text:p>884,65</text:p>
          </table:table-cell>
          <table:table-cell table:formula="of:=IF([.L240] &lt;&gt; [.M24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6-1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241]&lt;=0;1;[.F241])" office:value-type="float" office:value="4" calcext:value-type="float">
            <text:p>4</text:p>
          </table:table-cell>
          <table:table-cell office:value-type="float" office:value="537.06" calcext:value-type="float">
            <text:p>537,06</text:p>
          </table:table-cell>
          <table:table-cell table:formula="of:=IF([.H241]&lt;=0;&quot;ERRO&quot;;[.H241])" office:value-type="float" office:value="537.06" calcext:value-type="float">
            <text:p>537,0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2148.24" calcext:value-type="float">
            <text:p>2148,24</text:p>
          </table:table-cell>
          <table:table-cell table:formula="of:=[.G241]*[.I241]" office:value-type="float" office:value="2148.24" calcext:value-type="float">
            <text:p>2148,24</text:p>
          </table:table-cell>
          <table:table-cell table:formula="of:=IF([.L241] &lt;&gt; [.M24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1-0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242]&lt;=0;1;[.F242])" office:value-type="float" office:value="5" calcext:value-type="float">
            <text:p>5</text:p>
          </table:table-cell>
          <table:table-cell office:value-type="float" office:value="1225.84" calcext:value-type="float">
            <text:p>1225,84</text:p>
          </table:table-cell>
          <table:table-cell table:formula="of:=IF([.H242]&lt;=0;&quot;ERRO&quot;;[.H242])" office:value-type="float" office:value="1225.84" calcext:value-type="float">
            <text:p>1225,8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6129.2" calcext:value-type="float">
            <text:p>6129,2</text:p>
          </table:table-cell>
          <table:table-cell table:formula="of:=[.G242]*[.I242]" office:value-type="float" office:value="6129.2" calcext:value-type="float">
            <text:p>6129,2</text:p>
          </table:table-cell>
          <table:table-cell table:formula="of:=IF([.L242] &lt;&gt; [.M24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5-0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243]&lt;=0;1;[.F243])" office:value-type="float" office:value="1" calcext:value-type="float">
            <text:p>1</text:p>
          </table:table-cell>
          <table:table-cell office:value-type="float" office:value="1931.97" calcext:value-type="float">
            <text:p>1931,97</text:p>
          </table:table-cell>
          <table:table-cell table:formula="of:=IF([.H243]&lt;=0;&quot;ERRO&quot;;[.H243])" office:value-type="float" office:value="1931.97" calcext:value-type="float">
            <text:p>1931,9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/>
          <table:table-cell table:formula="of:=[.G243]*[.I243]" office:value-type="float" office:value="1931.97" calcext:value-type="float">
            <text:p>1931,97</text:p>
          </table:table-cell>
          <table:table-cell table:formula="of:=IF([.L243] &lt;&gt; [.M24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7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244]&lt;=0;1;[.F244])" office:value-type="float" office:value="3" calcext:value-type="float">
            <text:p>3</text:p>
          </table:table-cell>
          <table:table-cell office:value-type="float" office:value="4784.68" calcext:value-type="float">
            <text:p>4784,68</text:p>
          </table:table-cell>
          <table:table-cell table:formula="of:=IF([.H244]&lt;=0;&quot;ERRO&quot;;[.H244])" office:value-type="float" office:value="4784.68" calcext:value-type="float">
            <text:p>4784,6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17916.4818009056" calcext:value-type="float">
            <text:p>17916,4818009056</text:p>
          </table:table-cell>
          <table:table-cell table:formula="of:=[.G244]*[.I244]" office:value-type="float" office:value="14354.04" calcext:value-type="float">
            <text:p>14354,04</text:p>
          </table:table-cell>
          <table:table-cell table:formula="of:=IF([.L244] &lt;&gt; [.M24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1-03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245]&lt;=0;1;[.F245])" office:value-type="float" office:value="3" calcext:value-type="float">
            <text:p>3</text:p>
          </table:table-cell>
          <table:table-cell office:value-type="float" office:value="4638.82" calcext:value-type="float">
            <text:p>4638,82</text:p>
          </table:table-cell>
          <table:table-cell table:formula="of:=IF([.H245]&lt;=0;&quot;ERRO&quot;;[.H245])" office:value-type="float" office:value="4638.82" calcext:value-type="float">
            <text:p>4638,8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13916.46" calcext:value-type="float">
            <text:p>13916,46</text:p>
          </table:table-cell>
          <table:table-cell table:formula="of:=[.G245]*[.I245]" office:value-type="float" office:value="13916.46" calcext:value-type="float">
            <text:p>13916,46</text:p>
          </table:table-cell>
          <table:table-cell table:formula="of:=IF([.L245] &lt;&gt; [.M24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1-05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246]&lt;=0;1;[.F246])" office:value-type="float" office:value="4" calcext:value-type="float">
            <text:p>4</text:p>
          </table:table-cell>
          <table:table-cell office:value-type="float" office:value="999.74" calcext:value-type="float">
            <text:p>999,74</text:p>
          </table:table-cell>
          <table:table-cell table:formula="of:=IF([.H246]&lt;=0;&quot;ERRO&quot;;[.H246])" office:value-type="float" office:value="999.74" calcext:value-type="float">
            <text:p>999,7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4991.43753692686" calcext:value-type="float">
            <text:p>4991,43753692686</text:p>
          </table:table-cell>
          <table:table-cell table:formula="of:=[.G246]*[.I246]" office:value-type="float" office:value="3998.96" calcext:value-type="float">
            <text:p>3998,96</text:p>
          </table:table-cell>
          <table:table-cell table:formula="of:=IF([.L246] &lt;&gt; [.M24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7-03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247]&lt;=0;1;[.F247])" office:value-type="float" office:value="1" calcext:value-type="float">
            <text:p>1</text:p>
          </table:table-cell>
          <table:table-cell office:value-type="float" office:value="2443.55" calcext:value-type="float">
            <text:p>2443,55</text:p>
          </table:table-cell>
          <table:table-cell table:formula="of:=IF([.H247]&lt;=0;&quot;ERRO&quot;;[.H247])" office:value-type="float" office:value="2443.55" calcext:value-type="float">
            <text:p>2443,5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2443.55" calcext:value-type="float">
            <text:p>-2443,55</text:p>
          </table:table-cell>
          <table:table-cell table:formula="of:=[.G247]*[.I247]" office:value-type="float" office:value="2443.55" calcext:value-type="float">
            <text:p>2443,55</text:p>
          </table:table-cell>
          <table:table-cell table:formula="of:=IF([.L247] &lt;&gt; [.M24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4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48]&lt;=0;1;[.F248])" office:value-type="float" office:value="1" calcext:value-type="float">
            <text:p>1</text:p>
          </table:table-cell>
          <table:table-cell office:value-type="float" office:value="2406.29" calcext:value-type="float">
            <text:p>2406,29</text:p>
          </table:table-cell>
          <table:table-cell table:formula="of:=IF([.H248]&lt;=0;&quot;ERRO&quot;;[.H248])" office:value-type="float" office:value="2406.29" calcext:value-type="float">
            <text:p>2406,2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2406.29" calcext:value-type="float">
            <text:p>-2406,29</text:p>
          </table:table-cell>
          <table:table-cell table:formula="of:=[.G248]*[.I248]" office:value-type="float" office:value="2406.29" calcext:value-type="float">
            <text:p>2406,29</text:p>
          </table:table-cell>
          <table:table-cell table:formula="of:=IF([.L248] &lt;&gt; [.M24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1-03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249]&lt;=0;1;[.F249])" office:value-type="float" office:value="4" calcext:value-type="float">
            <text:p>4</text:p>
          </table:table-cell>
          <table:table-cell office:value-type="float" office:value="2649.56" calcext:value-type="float">
            <text:p>2649,56</text:p>
          </table:table-cell>
          <table:table-cell table:formula="of:=IF([.H249]&lt;=0;&quot;ERRO&quot;;[.H249])" office:value-type="float" office:value="2649.56" calcext:value-type="float">
            <text:p>2649,5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13228.5526640326" calcext:value-type="float">
            <text:p>13228,5526640326</text:p>
          </table:table-cell>
          <table:table-cell table:formula="of:=[.G249]*[.I249]" office:value-type="float" office:value="10598.24" calcext:value-type="float">
            <text:p>10598,24</text:p>
          </table:table-cell>
          <table:table-cell table:formula="of:=IF([.L249] &lt;&gt; [.M24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3-03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250]&lt;=0;1;[.F250])" office:value-type="float" office:value="5" calcext:value-type="float">
            <text:p>5</text:p>
          </table:table-cell>
          <table:table-cell office:value-type="float" office:value="96.19" calcext:value-type="float">
            <text:p>96,19</text:p>
          </table:table-cell>
          <table:table-cell table:formula="of:=IF([.H250]&lt;=0;&quot;ERRO&quot;;[.H250])" office:value-type="float" office:value="96.19" calcext:value-type="float">
            <text:p>96,1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480.95" calcext:value-type="float">
            <text:p>480,95</text:p>
          </table:table-cell>
          <table:table-cell table:formula="of:=[.G250]*[.I250]" office:value-type="float" office:value="480.95" calcext:value-type="float">
            <text:p>480,95</text:p>
          </table:table-cell>
          <table:table-cell table:formula="of:=IF([.L250] &lt;&gt; [.M25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9-05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251]&lt;=0;1;[.F251])" office:value-type="float" office:value="4" calcext:value-type="float">
            <text:p>4</text:p>
          </table:table-cell>
          <table:table-cell office:value-type="float" office:value="474.01" calcext:value-type="float">
            <text:p>474,01</text:p>
          </table:table-cell>
          <table:table-cell table:formula="of:=IF([.H251]&lt;=0;&quot;ERRO&quot;;[.H251])" office:value-type="float" office:value="474.01" calcext:value-type="float">
            <text:p>474,0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1896.04" calcext:value-type="float">
            <text:p>1896,04</text:p>
          </table:table-cell>
          <table:table-cell table:formula="of:=[.G251]*[.I251]" office:value-type="float" office:value="1896.04" calcext:value-type="float">
            <text:p>1896,04</text:p>
          </table:table-cell>
          <table:table-cell table:formula="of:=IF([.L251] &lt;&gt; [.M25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6-07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/>
          <table:table-cell table:formula="of:=IF([.F252]&lt;=0;1;[.F252])" office:value-type="float" office:value="1" calcext:value-type="float">
            <text:p>1</text:p>
          </table:table-cell>
          <table:table-cell office:value-type="float" office:value="2791.32" calcext:value-type="float">
            <text:p>2791,32</text:p>
          </table:table-cell>
          <table:table-cell table:formula="of:=IF([.H252]&lt;=0;&quot;ERRO&quot;;[.H252])" office:value-type="float" office:value="2791.32" calcext:value-type="float">
            <text:p>2791,3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/>
          <table:table-cell table:formula="of:=[.G252]*[.I252]" office:value-type="float" office:value="2791.32" calcext:value-type="float">
            <text:p>2791,32</text:p>
          </table:table-cell>
          <table:table-cell table:formula="of:=IF([.L252] &lt;&gt; [.M25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1-09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53]&lt;=0;1;[.F253])" office:value-type="float" office:value="2" calcext:value-type="float">
            <text:p>2</text:p>
          </table:table-cell>
          <table:table-cell office:value-type="float" office:value="2326.01" calcext:value-type="float">
            <text:p>2326,01</text:p>
          </table:table-cell>
          <table:table-cell table:formula="of:=IF([.H253]&lt;=0;&quot;ERRO&quot;;[.H253])" office:value-type="float" office:value="2326.01" calcext:value-type="float">
            <text:p>2326,0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4652.02" calcext:value-type="float">
            <text:p>4652,02</text:p>
          </table:table-cell>
          <table:table-cell table:formula="of:=[.G253]*[.I253]" office:value-type="float" office:value="4652.02" calcext:value-type="float">
            <text:p>4652,02</text:p>
          </table:table-cell>
          <table:table-cell table:formula="of:=IF([.L253] &lt;&gt; [.M25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0-08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54]&lt;=0;1;[.F254])" office:value-type="float" office:value="5" calcext:value-type="float">
            <text:p>5</text:p>
          </table:table-cell>
          <table:table-cell office:value-type="float" office:value="4879.27" calcext:value-type="float">
            <text:p>4879,27</text:p>
          </table:table-cell>
          <table:table-cell table:formula="of:=IF([.H254]&lt;=0;&quot;ERRO&quot;;[.H254])" office:value-type="float" office:value="4879.27" calcext:value-type="float">
            <text:p>4879,2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24396.35" calcext:value-type="float">
            <text:p>24396,35</text:p>
          </table:table-cell>
          <table:table-cell table:formula="of:=[.G254]*[.I254]" office:value-type="float" office:value="24396.35" calcext:value-type="float">
            <text:p>24396,35</text:p>
          </table:table-cell>
          <table:table-cell table:formula="of:=IF([.L254] &lt;&gt; [.M25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6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/>
          <table:table-cell table:formula="of:=IF([.F255]&lt;=0;1;[.F255])" office:value-type="float" office:value="1" calcext:value-type="float">
            <text:p>1</text:p>
          </table:table-cell>
          <table:table-cell office:value-type="float" office:value="2848.38" calcext:value-type="float">
            <text:p>2848,38</text:p>
          </table:table-cell>
          <table:table-cell table:formula="of:=IF([.H255]&lt;=0;&quot;ERRO&quot;;[.H255])" office:value-type="float" office:value="2848.38" calcext:value-type="float">
            <text:p>2848,3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/>
          <table:table-cell table:formula="of:=[.G255]*[.I255]" office:value-type="float" office:value="2848.38" calcext:value-type="float">
            <text:p>2848,38</text:p>
          </table:table-cell>
          <table:table-cell table:formula="of:=IF([.L255] &lt;&gt; [.M25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5-09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256]&lt;=0;1;[.F256])" office:value-type="float" office:value="3" calcext:value-type="float">
            <text:p>3</text:p>
          </table:table-cell>
          <table:table-cell office:value-type="float" office:value="4983.65" calcext:value-type="float">
            <text:p>4983,65</text:p>
          </table:table-cell>
          <table:table-cell table:formula="of:=IF([.H256]&lt;=0;&quot;ERRO&quot;;[.H256])" office:value-type="float" office:value="4983.65" calcext:value-type="float">
            <text:p>4983,6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14950.95" calcext:value-type="float">
            <text:p>14950,95</text:p>
          </table:table-cell>
          <table:table-cell table:formula="of:=[.G256]*[.I256]" office:value-type="float" office:value="14950.95" calcext:value-type="float">
            <text:p>14950,95</text:p>
          </table:table-cell>
          <table:table-cell table:formula="of:=IF([.L256] &lt;&gt; [.M25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4-05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257]&lt;=0;1;[.F257])" office:value-type="float" office:value="1" calcext:value-type="float">
            <text:p>1</text:p>
          </table:table-cell>
          <table:table-cell office:value-type="float" office:value="1705.83" calcext:value-type="float">
            <text:p>1705,83</text:p>
          </table:table-cell>
          <table:table-cell table:formula="of:=IF([.H257]&lt;=0;&quot;ERRO&quot;;[.H257])" office:value-type="float" office:value="1705.83" calcext:value-type="float">
            <text:p>1705,8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-1705.83" calcext:value-type="float">
            <text:p>-1705,83</text:p>
          </table:table-cell>
          <table:table-cell table:formula="of:=[.G257]*[.I257]" office:value-type="float" office:value="1705.83" calcext:value-type="float">
            <text:p>1705,83</text:p>
          </table:table-cell>
          <table:table-cell table:formula="of:=IF([.L257] &lt;&gt; [.M25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3-04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58]&lt;=0;1;[.F258])" office:value-type="float" office:value="2" calcext:value-type="float">
            <text:p>2</text:p>
          </table:table-cell>
          <table:table-cell office:value-type="float" office:value="3913.6" calcext:value-type="float">
            <text:p>3913,6</text:p>
          </table:table-cell>
          <table:table-cell table:formula="of:=IF([.H258]&lt;=0;&quot;ERRO&quot;;[.H258])" office:value-type="float" office:value="3913.6" calcext:value-type="float">
            <text:p>3913,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7827.2" calcext:value-type="float">
            <text:p>7827,2</text:p>
          </table:table-cell>
          <table:table-cell table:formula="of:=[.G258]*[.I258]" office:value-type="float" office:value="7827.2" calcext:value-type="float">
            <text:p>7827,2</text:p>
          </table:table-cell>
          <table:table-cell table:formula="of:=IF([.L258] &lt;&gt; [.M25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8-05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59]&lt;=0;1;[.F259])" office:value-type="float" office:value="1" calcext:value-type="float">
            <text:p>1</text:p>
          </table:table-cell>
          <table:table-cell office:value-type="float" office:value="4011.76" calcext:value-type="float">
            <text:p>4011,76</text:p>
          </table:table-cell>
          <table:table-cell table:formula="of:=IF([.H259]&lt;=0;&quot;ERRO&quot;;[.H259])" office:value-type="float" office:value="4011.76" calcext:value-type="float">
            <text:p>4011,7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-5007.41429100108" calcext:value-type="float">
            <text:p>-5007,41429100108</text:p>
          </table:table-cell>
          <table:table-cell table:formula="of:=[.G259]*[.I259]" office:value-type="float" office:value="4011.76" calcext:value-type="float">
            <text:p>4011,76</text:p>
          </table:table-cell>
          <table:table-cell table:formula="of:=IF([.L259] &lt;&gt; [.M25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1-02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260]&lt;=0;1;[.F260])" office:value-type="float" office:value="1" calcext:value-type="float">
            <text:p>1</text:p>
          </table:table-cell>
          <table:table-cell office:value-type="float" office:value="263.71" calcext:value-type="float">
            <text:p>263,71</text:p>
          </table:table-cell>
          <table:table-cell table:formula="of:=IF([.H260]&lt;=0;&quot;ERRO&quot;;[.H260])" office:value-type="float" office:value="263.71" calcext:value-type="float">
            <text:p>263,7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329.158579446401" calcext:value-type="float">
            <text:p>329,158579446401</text:p>
          </table:table-cell>
          <table:table-cell table:formula="of:=[.G260]*[.I260]" office:value-type="float" office:value="263.71" calcext:value-type="float">
            <text:p>263,71</text:p>
          </table:table-cell>
          <table:table-cell table:formula="of:=IF([.L260] &lt;&gt; [.M26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2-05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261]&lt;=0;1;[.F261])" office:value-type="float" office:value="1" calcext:value-type="float">
            <text:p>1</text:p>
          </table:table-cell>
          <table:table-cell office:value-type="float" office:value="1984.98" calcext:value-type="float">
            <text:p>1984,98</text:p>
          </table:table-cell>
          <table:table-cell table:formula="of:=IF([.H261]&lt;=0;&quot;ERRO&quot;;[.H261])" office:value-type="float" office:value="1984.98" calcext:value-type="float">
            <text:p>1984,9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/>
          <table:table-cell table:formula="of:=[.G261]*[.I261]" office:value-type="float" office:value="1984.98" calcext:value-type="float">
            <text:p>1984,98</text:p>
          </table:table-cell>
          <table:table-cell table:formula="of:=IF([.L261] &lt;&gt; [.M26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3-08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262]&lt;=0;1;[.F262])" office:value-type="float" office:value="1" calcext:value-type="float">
            <text:p>1</text:p>
          </table:table-cell>
          <table:table-cell office:value-type="float" office:value="1292.28" calcext:value-type="float">
            <text:p>1292,28</text:p>
          </table:table-cell>
          <table:table-cell table:formula="of:=IF([.H262]&lt;=0;&quot;ERRO&quot;;[.H262])" office:value-type="float" office:value="1292.28" calcext:value-type="float">
            <text:p>1292,2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-1292.28" calcext:value-type="float">
            <text:p>-1292,28</text:p>
          </table:table-cell>
          <table:table-cell table:formula="of:=[.G262]*[.I262]" office:value-type="float" office:value="1292.28" calcext:value-type="float">
            <text:p>1292,28</text:p>
          </table:table-cell>
          <table:table-cell table:formula="of:=IF([.L262] &lt;&gt; [.M26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5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263]&lt;=0;1;[.F263])" office:value-type="float" office:value="1" calcext:value-type="float">
            <text:p>1</text:p>
          </table:table-cell>
          <table:table-cell office:value-type="float" office:value="379.93" calcext:value-type="float">
            <text:p>379,93</text:p>
          </table:table-cell>
          <table:table-cell table:formula="of:=IF([.H263]&lt;=0;&quot;ERRO&quot;;[.H263])" office:value-type="float" office:value="379.93" calcext:value-type="float">
            <text:p>379,93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379.93" calcext:value-type="float">
            <text:p>-379,93</text:p>
          </table:table-cell>
          <table:table-cell table:formula="of:=[.G263]*[.I263]" office:value-type="float" office:value="379.93" calcext:value-type="float">
            <text:p>379,93</text:p>
          </table:table-cell>
          <table:table-cell table:formula="of:=IF([.L263] &lt;&gt; [.M26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3-05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264]&lt;=0;1;[.F264])" office:value-type="float" office:value="4" calcext:value-type="float">
            <text:p>4</text:p>
          </table:table-cell>
          <table:table-cell office:value-type="float" office:value="1843.07" calcext:value-type="float">
            <text:p>1843,07</text:p>
          </table:table-cell>
          <table:table-cell table:formula="of:=IF([.H264]&lt;=0;&quot;ERRO&quot;;[.H264])" office:value-type="float" office:value="1843.07" calcext:value-type="float">
            <text:p>1843,0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7372.28" calcext:value-type="float">
            <text:p>7372,28</text:p>
          </table:table-cell>
          <table:table-cell table:formula="of:=[.G264]*[.I264]" office:value-type="float" office:value="7372.28" calcext:value-type="float">
            <text:p>7372,28</text:p>
          </table:table-cell>
          <table:table-cell table:formula="of:=IF([.L264] &lt;&gt; [.M26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18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65]&lt;=0;1;[.F265])" office:value-type="float" office:value="1" calcext:value-type="float">
            <text:p>1</text:p>
          </table:table-cell>
          <table:table-cell office:value-type="float" office:value="75.89" calcext:value-type="float">
            <text:p>75,89</text:p>
          </table:table-cell>
          <table:table-cell table:formula="of:=IF([.H265]&lt;=0;&quot;ERRO&quot;;[.H265])" office:value-type="float" office:value="75.89" calcext:value-type="float">
            <text:p>75,8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-75.89" calcext:value-type="float">
            <text:p>-75,89</text:p>
          </table:table-cell>
          <table:table-cell table:formula="of:=[.G265]*[.I265]" office:value-type="float" office:value="75.89" calcext:value-type="float">
            <text:p>75,89</text:p>
          </table:table-cell>
          <table:table-cell table:formula="of:=IF([.L265] &lt;&gt; [.M26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3-01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266]&lt;=0;1;[.F266])" office:value-type="float" office:value="4" calcext:value-type="float">
            <text:p>4</text:p>
          </table:table-cell>
          <table:table-cell office:value-type="float" office:value="4844.02" calcext:value-type="float">
            <text:p>4844,02</text:p>
          </table:table-cell>
          <table:table-cell table:formula="of:=IF([.H266]&lt;=0;&quot;ERRO&quot;;[.H266])" office:value-type="float" office:value="4844.02" calcext:value-type="float">
            <text:p>4844,0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19376.08" calcext:value-type="float">
            <text:p>19376,08</text:p>
          </table:table-cell>
          <table:table-cell table:formula="of:=[.G266]*[.I266]" office:value-type="float" office:value="19376.08" calcext:value-type="float">
            <text:p>19376,08</text:p>
          </table:table-cell>
          <table:table-cell table:formula="of:=IF([.L266] &lt;&gt; [.M26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12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267]&lt;=0;1;[.F267])" office:value-type="float" office:value="4" calcext:value-type="float">
            <text:p>4</text:p>
          </table:table-cell>
          <table:table-cell office:value-type="float" office:value="4504.18" calcext:value-type="float">
            <text:p>4504,18</text:p>
          </table:table-cell>
          <table:table-cell table:formula="of:=IF([.H267]&lt;=0;&quot;ERRO&quot;;[.H267])" office:value-type="float" office:value="4504.18" calcext:value-type="float">
            <text:p>4504,1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8016.72" calcext:value-type="float">
            <text:p>18016,72</text:p>
          </table:table-cell>
          <table:table-cell table:formula="of:=[.G267]*[.I267]" office:value-type="float" office:value="18016.72" calcext:value-type="float">
            <text:p>18016,72</text:p>
          </table:table-cell>
          <table:table-cell table:formula="of:=IF([.L267] &lt;&gt; [.M26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4-08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268]&lt;=0;1;[.F268])" office:value-type="float" office:value="3" calcext:value-type="float">
            <text:p>3</text:p>
          </table:table-cell>
          <table:table-cell office:value-type="float" office:value="1558.16" calcext:value-type="float">
            <text:p>1558,16</text:p>
          </table:table-cell>
          <table:table-cell table:formula="of:=IF([.H268]&lt;=0;&quot;ERRO&quot;;[.H268])" office:value-type="float" office:value="1558.16" calcext:value-type="float">
            <text:p>1558,1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4674.48" calcext:value-type="float">
            <text:p>4674,48</text:p>
          </table:table-cell>
          <table:table-cell table:formula="of:=[.G268]*[.I268]" office:value-type="float" office:value="4674.48" calcext:value-type="float">
            <text:p>4674,48</text:p>
          </table:table-cell>
          <table:table-cell table:formula="of:=IF([.L268] &lt;&gt; [.M26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6-05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269]&lt;=0;1;[.F269])" office:value-type="float" office:value="1" calcext:value-type="float">
            <text:p>1</text:p>
          </table:table-cell>
          <table:table-cell office:value-type="float" office:value="725.38" calcext:value-type="float">
            <text:p>725,38</text:p>
          </table:table-cell>
          <table:table-cell table:formula="of:=IF([.H269]&lt;=0;&quot;ERRO&quot;;[.H269])" office:value-type="float" office:value="725.38" calcext:value-type="float">
            <text:p>725,3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725.38" calcext:value-type="float">
            <text:p>725,38</text:p>
          </table:table-cell>
          <table:table-cell table:formula="of:=[.G269]*[.I269]" office:value-type="float" office:value="725.38" calcext:value-type="float">
            <text:p>725,38</text:p>
          </table:table-cell>
          <table:table-cell table:formula="of:=IF([.L269] &lt;&gt; [.M26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4-07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70]&lt;=0;1;[.F270])" office:value-type="float" office:value="2" calcext:value-type="float">
            <text:p>2</text:p>
          </table:table-cell>
          <table:table-cell office:value-type="float" office:value="4961.18" calcext:value-type="float">
            <text:p>4961,18</text:p>
          </table:table-cell>
          <table:table-cell table:formula="of:=IF([.H270]&lt;=0;&quot;ERRO&quot;;[.H270])" office:value-type="float" office:value="4961.18" calcext:value-type="float">
            <text:p>4961,1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9922.36" calcext:value-type="float">
            <text:p>9922,36</text:p>
          </table:table-cell>
          <table:table-cell table:formula="of:=[.G270]*[.I270]" office:value-type="float" office:value="9922.36" calcext:value-type="float">
            <text:p>9922,36</text:p>
          </table:table-cell>
          <table:table-cell table:formula="of:=IF([.L270] &lt;&gt; [.M27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3-1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271]&lt;=0;1;[.F271])" office:value-type="float" office:value="2" calcext:value-type="float">
            <text:p>2</text:p>
          </table:table-cell>
          <table:table-cell office:value-type="float" office:value="3699.92" calcext:value-type="float">
            <text:p>3699,92</text:p>
          </table:table-cell>
          <table:table-cell table:formula="of:=IF([.H271]&lt;=0;&quot;ERRO&quot;;[.H271])" office:value-type="float" office:value="3699.92" calcext:value-type="float">
            <text:p>3699,9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9236.36123973554" calcext:value-type="float">
            <text:p>9236,36123973554</text:p>
          </table:table-cell>
          <table:table-cell table:formula="of:=[.G271]*[.I271]" office:value-type="float" office:value="7399.84" calcext:value-type="float">
            <text:p>7399,84</text:p>
          </table:table-cell>
          <table:table-cell table:formula="of:=IF([.L271] &lt;&gt; [.M27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4-08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72]&lt;=0;1;[.F272])" office:value-type="float" office:value="2" calcext:value-type="float">
            <text:p>2</text:p>
          </table:table-cell>
          <table:table-cell office:value-type="float" office:value="4260.55" calcext:value-type="float">
            <text:p>4260,55</text:p>
          </table:table-cell>
          <table:table-cell table:formula="of:=IF([.H272]&lt;=0;&quot;ERRO&quot;;[.H272])" office:value-type="float" office:value="4260.55" calcext:value-type="float">
            <text:p>4260,5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8521.1" calcext:value-type="float">
            <text:p>8521,1</text:p>
          </table:table-cell>
          <table:table-cell table:formula="of:=[.G272]*[.I272]" office:value-type="float" office:value="8521.1" calcext:value-type="float">
            <text:p>8521,1</text:p>
          </table:table-cell>
          <table:table-cell table:formula="of:=IF([.L272] &lt;&gt; [.M27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5-02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/>
          <table:table-cell table:formula="of:=IF([.F273]&lt;=0;1;[.F273])" office:value-type="float" office:value="1" calcext:value-type="float">
            <text:p>1</text:p>
          </table:table-cell>
          <table:table-cell office:value-type="float" office:value="3037.07" calcext:value-type="float">
            <text:p>3037,07</text:p>
          </table:table-cell>
          <table:table-cell table:formula="of:=IF([.H273]&lt;=0;&quot;ERRO&quot;;[.H273])" office:value-type="float" office:value="3037.07" calcext:value-type="float">
            <text:p>3037,0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/>
          <table:table-cell table:formula="of:=[.G273]*[.I273]" office:value-type="float" office:value="3037.07" calcext:value-type="float">
            <text:p>3037,07</text:p>
          </table:table-cell>
          <table:table-cell table:formula="of:=IF([.L273] &lt;&gt; [.M27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-07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74]&lt;=0;1;[.F274])" office:value-type="float" office:value="2" calcext:value-type="float">
            <text:p>2</text:p>
          </table:table-cell>
          <table:table-cell office:value-type="float" office:value="739.26" calcext:value-type="float">
            <text:p>739,26</text:p>
          </table:table-cell>
          <table:table-cell table:formula="of:=IF([.H274]&lt;=0;&quot;ERRO&quot;;[.H274])" office:value-type="float" office:value="739.26" calcext:value-type="float">
            <text:p>739,2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1478.52" calcext:value-type="float">
            <text:p>1478,52</text:p>
          </table:table-cell>
          <table:table-cell table:formula="of:=[.G274]*[.I274]" office:value-type="float" office:value="1478.52" calcext:value-type="float">
            <text:p>1478,52</text:p>
          </table:table-cell>
          <table:table-cell table:formula="of:=IF([.L274] &lt;&gt; [.M27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5-06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275]&lt;=0;1;[.F275])" office:value-type="float" office:value="2" calcext:value-type="float">
            <text:p>2</text:p>
          </table:table-cell>
          <table:table-cell office:value-type="float" office:value="1345.44" calcext:value-type="float">
            <text:p>1345,44</text:p>
          </table:table-cell>
          <table:table-cell table:formula="of:=IF([.H275]&lt;=0;&quot;ERRO&quot;;[.H275])" office:value-type="float" office:value="1345.44" calcext:value-type="float">
            <text:p>1345,4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2690.88" calcext:value-type="float">
            <text:p>2690,88</text:p>
          </table:table-cell>
          <table:table-cell table:formula="of:=[.G275]*[.I275]" office:value-type="float" office:value="2690.88" calcext:value-type="float">
            <text:p>2690,88</text:p>
          </table:table-cell>
          <table:table-cell table:formula="of:=IF([.L275] &lt;&gt; [.M27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7-1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276]&lt;=0;1;[.F276])" office:value-type="float" office:value="3" calcext:value-type="float">
            <text:p>3</text:p>
          </table:table-cell>
          <table:table-cell office:value-type="float" office:value="2324.26" calcext:value-type="float">
            <text:p>2324,26</text:p>
          </table:table-cell>
          <table:table-cell table:formula="of:=IF([.H276]&lt;=0;&quot;ERRO&quot;;[.H276])" office:value-type="float" office:value="2324.26" calcext:value-type="float">
            <text:p>2324,2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6972.78" calcext:value-type="float">
            <text:p>6972,78</text:p>
          </table:table-cell>
          <table:table-cell table:formula="of:=[.G276]*[.I276]" office:value-type="float" office:value="6972.78" calcext:value-type="float">
            <text:p>6972,78</text:p>
          </table:table-cell>
          <table:table-cell table:formula="of:=IF([.L276] &lt;&gt; [.M27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3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277]&lt;=0;1;[.F277])" office:value-type="float" office:value="1" calcext:value-type="float">
            <text:p>1</text:p>
          </table:table-cell>
          <table:table-cell office:value-type="float" office:value="3960.65" calcext:value-type="float">
            <text:p>3960,65</text:p>
          </table:table-cell>
          <table:table-cell table:formula="of:=IF([.H277]&lt;=0;&quot;ERRO&quot;;[.H277])" office:value-type="float" office:value="3960.65" calcext:value-type="float">
            <text:p>3960,6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-4943.61961125626" calcext:value-type="float">
            <text:p>-4943,61961125626</text:p>
          </table:table-cell>
          <table:table-cell table:formula="of:=[.G277]*[.I277]" office:value-type="float" office:value="3960.65" calcext:value-type="float">
            <text:p>3960,65</text:p>
          </table:table-cell>
          <table:table-cell table:formula="of:=IF([.L277] &lt;&gt; [.M27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4-02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278]&lt;=0;1;[.F278])" office:value-type="float" office:value="3" calcext:value-type="float">
            <text:p>3</text:p>
          </table:table-cell>
          <table:table-cell office:value-type="float" office:value="2846.86" calcext:value-type="float">
            <text:p>2846,86</text:p>
          </table:table-cell>
          <table:table-cell table:formula="of:=IF([.H278]&lt;=0;&quot;ERRO&quot;;[.H278])" office:value-type="float" office:value="2846.86" calcext:value-type="float">
            <text:p>2846,8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8540.58" calcext:value-type="float">
            <text:p>8540,58</text:p>
          </table:table-cell>
          <table:table-cell table:formula="of:=[.G278]*[.I278]" office:value-type="float" office:value="8540.58" calcext:value-type="float">
            <text:p>8540,58</text:p>
          </table:table-cell>
          <table:table-cell table:formula="of:=IF([.L278] &lt;&gt; [.M27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-04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79]&lt;=0;1;[.F279])" office:value-type="float" office:value="1" calcext:value-type="float">
            <text:p>1</text:p>
          </table:table-cell>
          <table:table-cell office:value-type="float" office:value="3138.1" calcext:value-type="float">
            <text:p>3138,1</text:p>
          </table:table-cell>
          <table:table-cell table:formula="of:=IF([.H279]&lt;=0;&quot;ERRO&quot;;[.H279])" office:value-type="float" office:value="3138.1" calcext:value-type="float">
            <text:p>3138,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-3138.1" calcext:value-type="float">
            <text:p>-3138,1</text:p>
          </table:table-cell>
          <table:table-cell table:formula="of:=[.G279]*[.I279]" office:value-type="float" office:value="3138.1" calcext:value-type="float">
            <text:p>3138,1</text:p>
          </table:table-cell>
          <table:table-cell table:formula="of:=IF([.L279] &lt;&gt; [.M27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6-06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280]&lt;=0;1;[.F280])" office:value-type="float" office:value="3" calcext:value-type="float">
            <text:p>3</text:p>
          </table:table-cell>
          <table:table-cell office:value-type="float" office:value="1272.55" calcext:value-type="float">
            <text:p>1272,55</text:p>
          </table:table-cell>
          <table:table-cell table:formula="of:=IF([.H280]&lt;=0;&quot;ERRO&quot;;[.H280])" office:value-type="float" office:value="1272.55" calcext:value-type="float">
            <text:p>1272,5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3817.65" calcext:value-type="float">
            <text:p>3817,65</text:p>
          </table:table-cell>
          <table:table-cell table:formula="of:=[.G280]*[.I280]" office:value-type="float" office:value="3817.65" calcext:value-type="float">
            <text:p>3817,65</text:p>
          </table:table-cell>
          <table:table-cell table:formula="of:=IF([.L280] &lt;&gt; [.M28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4-06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/>
          <table:table-cell table:formula="of:=IF([.F281]&lt;=0;1;[.F281])" office:value-type="float" office:value="1" calcext:value-type="float">
            <text:p>1</text:p>
          </table:table-cell>
          <table:table-cell office:value-type="float" office:value="1698.36" calcext:value-type="float">
            <text:p>1698,36</text:p>
          </table:table-cell>
          <table:table-cell table:formula="of:=IF([.H281]&lt;=0;&quot;ERRO&quot;;[.H281])" office:value-type="float" office:value="1698.36" calcext:value-type="float">
            <text:p>1698,3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/>
          <table:table-cell table:formula="of:=[.G281]*[.I281]" office:value-type="float" office:value="1698.36" calcext:value-type="float">
            <text:p>1698,36</text:p>
          </table:table-cell>
          <table:table-cell table:formula="of:=IF([.L281] &lt;&gt; [.M28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30-03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82]&lt;=0;1;[.F282])" office:value-type="float" office:value="1" calcext:value-type="float">
            <text:p>1</text:p>
          </table:table-cell>
          <table:table-cell office:value-type="float" office:value="1873.13" calcext:value-type="float">
            <text:p>1873,13</text:p>
          </table:table-cell>
          <table:table-cell table:formula="of:=IF([.H282]&lt;=0;&quot;ERRO&quot;;[.H282])" office:value-type="float" office:value="1873.13" calcext:value-type="float">
            <text:p>1873,1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-1873.13" calcext:value-type="float">
            <text:p>-1873,13</text:p>
          </table:table-cell>
          <table:table-cell table:formula="of:=[.G282]*[.I282]" office:value-type="float" office:value="1873.13" calcext:value-type="float">
            <text:p>1873,13</text:p>
          </table:table-cell>
          <table:table-cell table:formula="of:=IF([.L282] &lt;&gt; [.M28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8-02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83]&lt;=0;1;[.F283])" office:value-type="float" office:value="5" calcext:value-type="float">
            <text:p>5</text:p>
          </table:table-cell>
          <table:table-cell office:value-type="float" office:value="3817.55" calcext:value-type="float">
            <text:p>3817,55</text:p>
          </table:table-cell>
          <table:table-cell table:formula="of:=IF([.H283]&lt;=0;&quot;ERRO&quot;;[.H283])" office:value-type="float" office:value="3817.55" calcext:value-type="float">
            <text:p>3817,5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19087.75" calcext:value-type="float">
            <text:p>19087,75</text:p>
          </table:table-cell>
          <table:table-cell table:formula="of:=[.G283]*[.I283]" office:value-type="float" office:value="19087.75" calcext:value-type="float">
            <text:p>19087,75</text:p>
          </table:table-cell>
          <table:table-cell table:formula="of:=IF([.L283] &lt;&gt; [.M28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-0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284]&lt;=0;1;[.F284])" office:value-type="float" office:value="5" calcext:value-type="float">
            <text:p>5</text:p>
          </table:table-cell>
          <table:table-cell office:value-type="float" office:value="2050.49" calcext:value-type="float">
            <text:p>2050,49</text:p>
          </table:table-cell>
          <table:table-cell table:formula="of:=IF([.H284]&lt;=0;&quot;ERRO&quot;;[.H284])" office:value-type="float" office:value="2050.49" calcext:value-type="float">
            <text:p>2050,4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0252.45" calcext:value-type="float">
            <text:p>10252,45</text:p>
          </table:table-cell>
          <table:table-cell table:formula="of:=[.G284]*[.I284]" office:value-type="float" office:value="10252.45" calcext:value-type="float">
            <text:p>10252,45</text:p>
          </table:table-cell>
          <table:table-cell table:formula="of:=IF([.L284] &lt;&gt; [.M28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1-05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285]&lt;=0;1;[.F285])" office:value-type="float" office:value="1" calcext:value-type="float">
            <text:p>1</text:p>
          </table:table-cell>
          <table:table-cell office:value-type="float" office:value="2959.46" calcext:value-type="float">
            <text:p>2959,46</text:p>
          </table:table-cell>
          <table:table-cell table:formula="of:=IF([.H285]&lt;=0;&quot;ERRO&quot;;[.H285])" office:value-type="float" office:value="2959.46" calcext:value-type="float">
            <text:p>2959,4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3693.95036035208" calcext:value-type="float">
            <text:p>3693,95036035208</text:p>
          </table:table-cell>
          <table:table-cell table:formula="of:=[.G285]*[.I285]" office:value-type="float" office:value="2959.46" calcext:value-type="float">
            <text:p>2959,46</text:p>
          </table:table-cell>
          <table:table-cell table:formula="of:=IF([.L285] &lt;&gt; [.M28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-03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286]&lt;=0;1;[.F286])" office:value-type="float" office:value="1" calcext:value-type="float">
            <text:p>1</text:p>
          </table:table-cell>
          <table:table-cell office:value-type="float" office:value="946.69" calcext:value-type="float">
            <text:p>946,69</text:p>
          </table:table-cell>
          <table:table-cell table:formula="of:=IF([.H286]&lt;=0;&quot;ERRO&quot;;[.H286])" office:value-type="float" office:value="946.69" calcext:value-type="float">
            <text:p>946,6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-1181.64322769752" calcext:value-type="float">
            <text:p>-1181,64322769752</text:p>
          </table:table-cell>
          <table:table-cell table:formula="of:=[.G286]*[.I286]" office:value-type="float" office:value="946.69" calcext:value-type="float">
            <text:p>946,69</text:p>
          </table:table-cell>
          <table:table-cell table:formula="of:=IF([.L286] &lt;&gt; [.M28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6-02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287]&lt;=0;1;[.F287])" office:value-type="float" office:value="5" calcext:value-type="float">
            <text:p>5</text:p>
          </table:table-cell>
          <table:table-cell office:value-type="float" office:value="87.44" calcext:value-type="float">
            <text:p>87,44</text:p>
          </table:table-cell>
          <table:table-cell table:formula="of:=IF([.H287]&lt;=0;&quot;ERRO&quot;;[.H287])" office:value-type="float" office:value="87.44" calcext:value-type="float">
            <text:p>87,4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437.2" calcext:value-type="float">
            <text:p>437,2</text:p>
          </table:table-cell>
          <table:table-cell table:formula="of:=[.G287]*[.I287]" office:value-type="float" office:value="437.2" calcext:value-type="float">
            <text:p>437,2</text:p>
          </table:table-cell>
          <table:table-cell table:formula="of:=IF([.L287] &lt;&gt; [.M28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11-04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288]&lt;=0;1;[.F288])" office:value-type="float" office:value="3" calcext:value-type="float">
            <text:p>3</text:p>
          </table:table-cell>
          <table:table-cell office:value-type="float" office:value="510.3" calcext:value-type="float">
            <text:p>510,3</text:p>
          </table:table-cell>
          <table:table-cell table:formula="of:=IF([.H288]&lt;=0;&quot;ERRO&quot;;[.H288])" office:value-type="float" office:value="510.3" calcext:value-type="float">
            <text:p>510,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1530.9" calcext:value-type="float">
            <text:p>1530,9</text:p>
          </table:table-cell>
          <table:table-cell table:formula="of:=[.G288]*[.I288]" office:value-type="float" office:value="1530.9" calcext:value-type="float">
            <text:p>1530,9</text:p>
          </table:table-cell>
          <table:table-cell table:formula="of:=IF([.L288] &lt;&gt; [.M28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1-03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289]&lt;=0;1;[.F289])" office:value-type="float" office:value="4" calcext:value-type="float">
            <text:p>4</text:p>
          </table:table-cell>
          <table:table-cell office:value-type="float" office:value="842.35" calcext:value-type="float">
            <text:p>842,35</text:p>
          </table:table-cell>
          <table:table-cell table:formula="of:=IF([.H289]&lt;=0;&quot;ERRO&quot;;[.H289])" office:value-type="float" office:value="842.35" calcext:value-type="float">
            <text:p>842,3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3369.4" calcext:value-type="float">
            <text:p>3369,4</text:p>
          </table:table-cell>
          <table:table-cell table:formula="of:=[.G289]*[.I289]" office:value-type="float" office:value="3369.4" calcext:value-type="float">
            <text:p>3369,4</text:p>
          </table:table-cell>
          <table:table-cell table:formula="of:=IF([.L289] &lt;&gt; [.M28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31-05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290]&lt;=0;1;[.F290])" office:value-type="float" office:value="2" calcext:value-type="float">
            <text:p>2</text:p>
          </table:table-cell>
          <table:table-cell office:value-type="float" office:value="4706.36" calcext:value-type="float">
            <text:p>4706,36</text:p>
          </table:table-cell>
          <table:table-cell table:formula="of:=IF([.H290]&lt;=0;&quot;ERRO&quot;;[.H290])" office:value-type="float" office:value="4706.36" calcext:value-type="float">
            <text:p>4706,3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9412.72" calcext:value-type="float">
            <text:p>9412,72</text:p>
          </table:table-cell>
          <table:table-cell table:formula="of:=[.G290]*[.I290]" office:value-type="float" office:value="9412.72" calcext:value-type="float">
            <text:p>9412,72</text:p>
          </table:table-cell>
          <table:table-cell table:formula="of:=IF([.L290] &lt;&gt; [.M29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6-03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291]&lt;=0;1;[.F291])" office:value-type="float" office:value="3" calcext:value-type="float">
            <text:p>3</text:p>
          </table:table-cell>
          <table:table-cell office:value-type="float" office:value="2455.07" calcext:value-type="float">
            <text:p>2455,07</text:p>
          </table:table-cell>
          <table:table-cell table:formula="of:=IF([.H291]&lt;=0;&quot;ERRO&quot;;[.H291])" office:value-type="float" office:value="2455.07" calcext:value-type="float">
            <text:p>2455,0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7365.21" calcext:value-type="float">
            <text:p>7365,21</text:p>
          </table:table-cell>
          <table:table-cell table:formula="of:=[.G291]*[.I291]" office:value-type="float" office:value="7365.21" calcext:value-type="float">
            <text:p>7365,21</text:p>
          </table:table-cell>
          <table:table-cell table:formula="of:=IF([.L291] &lt;&gt; [.M29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9-0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292]&lt;=0;1;[.F292])" office:value-type="float" office:value="1" calcext:value-type="float">
            <text:p>1</text:p>
          </table:table-cell>
          <table:table-cell office:value-type="float" office:value="1255.24" calcext:value-type="float">
            <text:p>1255,24</text:p>
          </table:table-cell>
          <table:table-cell table:formula="of:=IF([.H292]&lt;=0;&quot;ERRO&quot;;[.H292])" office:value-type="float" office:value="1255.24" calcext:value-type="float">
            <text:p>1255,2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-1255.24" calcext:value-type="float">
            <text:p>-1255,24</text:p>
          </table:table-cell>
          <table:table-cell table:formula="of:=[.G292]*[.I292]" office:value-type="float" office:value="1255.24" calcext:value-type="float">
            <text:p>1255,24</text:p>
          </table:table-cell>
          <table:table-cell table:formula="of:=IF([.L292] &lt;&gt; [.M29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-0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293]&lt;=0;1;[.F293])" office:value-type="float" office:value="2" calcext:value-type="float">
            <text:p>2</text:p>
          </table:table-cell>
          <table:table-cell office:value-type="float" office:value="2344.3" calcext:value-type="float">
            <text:p>2344,3</text:p>
          </table:table-cell>
          <table:table-cell table:formula="of:=IF([.H293]&lt;=0;&quot;ERRO&quot;;[.H293])" office:value-type="float" office:value="2344.3" calcext:value-type="float">
            <text:p>2344,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4688.6" calcext:value-type="float">
            <text:p>4688,6</text:p>
          </table:table-cell>
          <table:table-cell table:formula="of:=[.G293]*[.I293]" office:value-type="float" office:value="4688.6" calcext:value-type="float">
            <text:p>4688,6</text:p>
          </table:table-cell>
          <table:table-cell table:formula="of:=IF([.L293] &lt;&gt; [.M29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2-10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/>
          <table:table-cell table:formula="of:=IF([.F294]&lt;=0;1;[.F294])" office:value-type="float" office:value="1" calcext:value-type="float">
            <text:p>1</text:p>
          </table:table-cell>
          <table:table-cell office:value-type="float" office:value="697.02" calcext:value-type="float">
            <text:p>697,02</text:p>
          </table:table-cell>
          <table:table-cell table:formula="of:=IF([.H294]&lt;=0;&quot;ERRO&quot;;[.H294])" office:value-type="float" office:value="697.02" calcext:value-type="float">
            <text:p>697,0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/>
          <table:table-cell table:formula="of:=[.G294]*[.I294]" office:value-type="float" office:value="697.02" calcext:value-type="float">
            <text:p>697,02</text:p>
          </table:table-cell>
          <table:table-cell table:formula="of:=IF([.L294] &lt;&gt; [.M29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4-06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295]&lt;=0;1;[.F295])" office:value-type="float" office:value="3" calcext:value-type="float">
            <text:p>3</text:p>
          </table:table-cell>
          <table:table-cell office:value-type="float" office:value="4639.53" calcext:value-type="float">
            <text:p>4639,53</text:p>
          </table:table-cell>
          <table:table-cell table:formula="of:=IF([.H295]&lt;=0;&quot;ERRO&quot;;[.H295])" office:value-type="float" office:value="4639.53" calcext:value-type="float">
            <text:p>4639,5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3918.59" calcext:value-type="float">
            <text:p>13918,59</text:p>
          </table:table-cell>
          <table:table-cell table:formula="of:=[.G295]*[.I295]" office:value-type="float" office:value="13918.59" calcext:value-type="float">
            <text:p>13918,59</text:p>
          </table:table-cell>
          <table:table-cell table:formula="of:=IF([.L295] &lt;&gt; [.M29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3-08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296]&lt;=0;1;[.F296])"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table:formula="of:=IF([.H296]&lt;=0;&quot;ERRO&quot;;[.H296])" office:value-type="float" office:value="706" calcext:value-type="float">
            <text:p>70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2824" calcext:value-type="float">
            <text:p>2824</text:p>
          </table:table-cell>
          <table:table-cell table:formula="of:=[.G296]*[.I296]" office:value-type="float" office:value="2824" calcext:value-type="float">
            <text:p>2824</text:p>
          </table:table-cell>
          <table:table-cell table:formula="of:=IF([.L296] &lt;&gt; [.M29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-01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297]&lt;=0;1;[.F297])" office:value-type="float" office:value="4" calcext:value-type="float">
            <text:p>4</text:p>
          </table:table-cell>
          <table:table-cell office:value-type="float" office:value="4360.23" calcext:value-type="float">
            <text:p>4360,23</text:p>
          </table:table-cell>
          <table:table-cell table:formula="of:=IF([.H297]&lt;=0;&quot;ERRO&quot;;[.H297])" office:value-type="float" office:value="4360.23" calcext:value-type="float">
            <text:p>4360,2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21769.475755331" calcext:value-type="float">
            <text:p>21769,475755331</text:p>
          </table:table-cell>
          <table:table-cell table:formula="of:=[.G297]*[.I297]" office:value-type="float" office:value="17440.92" calcext:value-type="float">
            <text:p>17440,92</text:p>
          </table:table-cell>
          <table:table-cell table:formula="of:=IF([.L297] &lt;&gt; [.M29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0-08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298]&lt;=0;1;[.F298])" office:value-type="float" office:value="1" calcext:value-type="float">
            <text:p>1</text:p>
          </table:table-cell>
          <table:table-cell office:value-type="float" office:value="2338.36" calcext:value-type="float">
            <text:p>2338,36</text:p>
          </table:table-cell>
          <table:table-cell table:formula="of:=IF([.H298]&lt;=0;&quot;ERRO&quot;;[.H298])" office:value-type="float" office:value="2338.36" calcext:value-type="float">
            <text:p>2338,3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2338.36" calcext:value-type="float">
            <text:p>2338,36</text:p>
          </table:table-cell>
          <table:table-cell table:formula="of:=[.G298]*[.I298]" office:value-type="float" office:value="2338.36" calcext:value-type="float">
            <text:p>2338,36</text:p>
          </table:table-cell>
          <table:table-cell table:formula="of:=IF([.L298] &lt;&gt; [.M29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31-03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299]&lt;=0;1;[.F299])" office:value-type="float" office:value="1" calcext:value-type="float">
            <text:p>1</text:p>
          </table:table-cell>
          <table:table-cell office:value-type="float" office:value="2270.62" calcext:value-type="float">
            <text:p>2270,62</text:p>
          </table:table-cell>
          <table:table-cell table:formula="of:=IF([.H299]&lt;=0;&quot;ERRO&quot;;[.H299])" office:value-type="float" office:value="2270.62" calcext:value-type="float">
            <text:p>2270,6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2834.15135437635" calcext:value-type="float">
            <text:p>2834,15135437635</text:p>
          </table:table-cell>
          <table:table-cell table:formula="of:=[.G299]*[.I299]" office:value-type="float" office:value="2270.62" calcext:value-type="float">
            <text:p>2270,62</text:p>
          </table:table-cell>
          <table:table-cell table:formula="of:=IF([.L299] &lt;&gt; [.M29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3-03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300]&lt;=0;1;[.F300])" office:value-type="float" office:value="2" calcext:value-type="float">
            <text:p>2</text:p>
          </table:table-cell>
          <table:table-cell office:value-type="float" office:value="3071.15" calcext:value-type="float">
            <text:p>3071,15</text:p>
          </table:table-cell>
          <table:table-cell table:formula="of:=IF([.H300]&lt;=0;&quot;ERRO&quot;;[.H300])" office:value-type="float" office:value="3071.15" calcext:value-type="float">
            <text:p>3071,1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6142.3" calcext:value-type="float">
            <text:p>6142,3</text:p>
          </table:table-cell>
          <table:table-cell table:formula="of:=[.G300]*[.I300]" office:value-type="float" office:value="6142.3" calcext:value-type="float">
            <text:p>6142,3</text:p>
          </table:table-cell>
          <table:table-cell table:formula="of:=IF([.L300] &lt;&gt; [.M30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7-05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01]&lt;=0;1;[.F301])" office:value-type="float" office:value="4" calcext:value-type="float">
            <text:p>4</text:p>
          </table:table-cell>
          <table:table-cell office:value-type="float" office:value="1142.03" calcext:value-type="float">
            <text:p>1142,03</text:p>
          </table:table-cell>
          <table:table-cell table:formula="of:=IF([.H301]&lt;=0;&quot;ERRO&quot;;[.H301])" office:value-type="float" office:value="1142.03" calcext:value-type="float">
            <text:p>1142,0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4568.12" calcext:value-type="float">
            <text:p>4568,12</text:p>
          </table:table-cell>
          <table:table-cell table:formula="of:=[.G301]*[.I301]" office:value-type="float" office:value="4568.12" calcext:value-type="float">
            <text:p>4568,12</text:p>
          </table:table-cell>
          <table:table-cell table:formula="of:=IF([.L301] &lt;&gt; [.M30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9-03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302]&lt;=0;1;[.F302])" office:value-type="float" office:value="5" calcext:value-type="float">
            <text:p>5</text:p>
          </table:table-cell>
          <table:table-cell office:value-type="float" office:value="2773.62" calcext:value-type="float">
            <text:p>2773,62</text:p>
          </table:table-cell>
          <table:table-cell table:formula="of:=IF([.H302]&lt;=0;&quot;ERRO&quot;;[.H302])" office:value-type="float" office:value="2773.62" calcext:value-type="float">
            <text:p>2773,6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7309.9393106846" calcext:value-type="float">
            <text:p>17309,9393106846</text:p>
          </table:table-cell>
          <table:table-cell table:formula="of:=[.G302]*[.I302]" office:value-type="float" office:value="13868.1" calcext:value-type="float">
            <text:p>13868,1</text:p>
          </table:table-cell>
          <table:table-cell table:formula="of:=IF([.L302] &lt;&gt; [.M30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-06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303]&lt;=0;1;[.F303])" office:value-type="float" office:value="1" calcext:value-type="float">
            <text:p>1</text:p>
          </table:table-cell>
          <table:table-cell office:value-type="float" office:value="2811.03" calcext:value-type="float">
            <text:p>2811,03</text:p>
          </table:table-cell>
          <table:table-cell table:formula="of:=IF([.H303]&lt;=0;&quot;ERRO&quot;;[.H303])" office:value-type="float" office:value="2811.03" calcext:value-type="float">
            <text:p>2811,03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2811.03" calcext:value-type="float">
            <text:p>2811,03</text:p>
          </table:table-cell>
          <table:table-cell table:formula="of:=[.G303]*[.I303]" office:value-type="float" office:value="2811.03" calcext:value-type="float">
            <text:p>2811,03</text:p>
          </table:table-cell>
          <table:table-cell table:formula="of:=IF([.L303] &lt;&gt; [.M30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0-06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304]&lt;=0;1;[.F304])" office:value-type="float" office:value="5" calcext:value-type="float">
            <text:p>5</text:p>
          </table:table-cell>
          <table:table-cell office:value-type="float" office:value="2352.77" calcext:value-type="float">
            <text:p>2352,77</text:p>
          </table:table-cell>
          <table:table-cell table:formula="of:=IF([.H304]&lt;=0;&quot;ERRO&quot;;[.H304])" office:value-type="float" office:value="2352.77" calcext:value-type="float">
            <text:p>2352,7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1763.85" calcext:value-type="float">
            <text:p>11763,85</text:p>
          </table:table-cell>
          <table:table-cell table:formula="of:=[.G304]*[.I304]" office:value-type="float" office:value="11763.85" calcext:value-type="float">
            <text:p>11763,85</text:p>
          </table:table-cell>
          <table:table-cell table:formula="of:=IF([.L304] &lt;&gt; [.M30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-0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305]&lt;=0;1;[.F305])" office:value-type="float" office:value="2" calcext:value-type="float">
            <text:p>2</text:p>
          </table:table-cell>
          <table:table-cell office:value-type="float" office:value="4323.5" calcext:value-type="float">
            <text:p>4323,5</text:p>
          </table:table-cell>
          <table:table-cell table:formula="of:=IF([.H305]&lt;=0;&quot;ERRO&quot;;[.H305])" office:value-type="float" office:value="4323.5" calcext:value-type="float">
            <text:p>4323,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8647" calcext:value-type="float">
            <text:p>8647</text:p>
          </table:table-cell>
          <table:table-cell table:formula="of:=[.G305]*[.I305]" office:value-type="float" office:value="8647" calcext:value-type="float">
            <text:p>8647</text:p>
          </table:table-cell>
          <table:table-cell table:formula="of:=IF([.L305] &lt;&gt; [.M30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0-02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306]&lt;=0;1;[.F306])" office:value-type="float" office:value="3" calcext:value-type="float">
            <text:p>3</text:p>
          </table:table-cell>
          <table:table-cell office:value-type="float" office:value="4690.07" calcext:value-type="float">
            <text:p>4690,07</text:p>
          </table:table-cell>
          <table:table-cell table:formula="of:=IF([.H306]&lt;=0;&quot;ERRO&quot;;[.H306])" office:value-type="float" office:value="4690.07" calcext:value-type="float">
            <text:p>4690,0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17562.2097611488" calcext:value-type="float">
            <text:p>17562,2097611488</text:p>
          </table:table-cell>
          <table:table-cell table:formula="of:=[.G306]*[.I306]" office:value-type="float" office:value="14070.21" calcext:value-type="float">
            <text:p>14070,21</text:p>
          </table:table-cell>
          <table:table-cell table:formula="of:=IF([.L306] &lt;&gt; [.M30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9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/>
          <table:table-cell table:formula="of:=IF([.F307]&lt;=0;1;[.F307])" office:value-type="float" office:value="1" calcext:value-type="float">
            <text:p>1</text:p>
          </table:table-cell>
          <table:table-cell office:value-type="float" office:value="4830.82" calcext:value-type="float">
            <text:p>4830,82</text:p>
          </table:table-cell>
          <table:table-cell table:formula="of:=IF([.H307]&lt;=0;&quot;ERRO&quot;;[.H307])" office:value-type="float" office:value="4830.82" calcext:value-type="float">
            <text:p>4830,8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/>
          <table:table-cell table:formula="of:=[.G307]*[.I307]" office:value-type="float" office:value="4830.82" calcext:value-type="float">
            <text:p>4830,82</text:p>
          </table:table-cell>
          <table:table-cell table:formula="of:=IF([.L307] &lt;&gt; [.M30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3-07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308]&lt;=0;1;[.F308])" office:value-type="float" office:value="1" calcext:value-type="float">
            <text:p>1</text:p>
          </table:table-cell>
          <table:table-cell office:value-type="float" office:value="3136.75" calcext:value-type="float">
            <text:p>3136,75</text:p>
          </table:table-cell>
          <table:table-cell table:formula="of:=IF([.H308]&lt;=0;&quot;ERRO&quot;;[.H308])" office:value-type="float" office:value="3136.75" calcext:value-type="float">
            <text:p>3136,7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-3136.75" calcext:value-type="float">
            <text:p>-3136,75</text:p>
          </table:table-cell>
          <table:table-cell table:formula="of:=[.G308]*[.I308]" office:value-type="float" office:value="3136.75" calcext:value-type="float">
            <text:p>3136,75</text:p>
          </table:table-cell>
          <table:table-cell table:formula="of:=IF([.L308] &lt;&gt; [.M30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3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309]&lt;=0;1;[.F309])" office:value-type="float" office:value="2" calcext:value-type="float">
            <text:p>2</text:p>
          </table:table-cell>
          <table:table-cell office:value-type="float" office:value="702.06" calcext:value-type="float">
            <text:p>702,06</text:p>
          </table:table-cell>
          <table:table-cell table:formula="of:=IF([.H309]&lt;=0;&quot;ERRO&quot;;[.H309])" office:value-type="float" office:value="702.06" calcext:value-type="float">
            <text:p>702,0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1404.12" calcext:value-type="float">
            <text:p>1404,12</text:p>
          </table:table-cell>
          <table:table-cell table:formula="of:=[.G309]*[.I309]" office:value-type="float" office:value="1404.12" calcext:value-type="float">
            <text:p>1404,12</text:p>
          </table:table-cell>
          <table:table-cell table:formula="of:=IF([.L309] &lt;&gt; [.M30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19-06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310]&lt;=0;1;[.F310])" office:value-type="float" office:value="3" calcext:value-type="float">
            <text:p>3</text:p>
          </table:table-cell>
          <table:table-cell office:value-type="float" office:value="3769.31" calcext:value-type="float">
            <text:p>3769,31</text:p>
          </table:table-cell>
          <table:table-cell table:formula="of:=IF([.H310]&lt;=0;&quot;ERRO&quot;;[.H310])" office:value-type="float" office:value="3769.31" calcext:value-type="float">
            <text:p>3769,3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1307.93" calcext:value-type="float">
            <text:p>11307,93</text:p>
          </table:table-cell>
          <table:table-cell table:formula="of:=[.G310]*[.I310]" office:value-type="float" office:value="11307.93" calcext:value-type="float">
            <text:p>11307,93</text:p>
          </table:table-cell>
          <table:table-cell table:formula="of:=IF([.L310] &lt;&gt; [.M31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6-04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311]&lt;=0;1;[.F311])" office:value-type="float" office:value="3" calcext:value-type="float">
            <text:p>3</text:p>
          </table:table-cell>
          <table:table-cell office:value-type="float" office:value="3493.31" calcext:value-type="float">
            <text:p>3493,31</text:p>
          </table:table-cell>
          <table:table-cell table:formula="of:=IF([.H311]&lt;=0;&quot;ERRO&quot;;[.H311])" office:value-type="float" office:value="3493.31" calcext:value-type="float">
            <text:p>3493,3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3080.8800253981" calcext:value-type="float">
            <text:p>13080,8800253981</text:p>
          </table:table-cell>
          <table:table-cell table:formula="of:=[.G311]*[.I311]" office:value-type="float" office:value="10479.93" calcext:value-type="float">
            <text:p>10479,93</text:p>
          </table:table-cell>
          <table:table-cell table:formula="of:=IF([.L311] &lt;&gt; [.M31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4-06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312]&lt;=0;1;[.F312])" office:value-type="float" office:value="5" calcext:value-type="float">
            <text:p>5</text:p>
          </table:table-cell>
          <table:table-cell office:value-type="float" office:value="3661.07" calcext:value-type="float">
            <text:p>3661,07</text:p>
          </table:table-cell>
          <table:table-cell table:formula="of:=IF([.H312]&lt;=0;&quot;ERRO&quot;;[.H312])" office:value-type="float" office:value="3661.07" calcext:value-type="float">
            <text:p>3661,0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8305.35" calcext:value-type="float">
            <text:p>18305,35</text:p>
          </table:table-cell>
          <table:table-cell table:formula="of:=[.G312]*[.I312]" office:value-type="float" office:value="18305.35" calcext:value-type="float">
            <text:p>18305,35</text:p>
          </table:table-cell>
          <table:table-cell table:formula="of:=IF([.L312] &lt;&gt; [.M31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9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/>
          <table:table-cell table:formula="of:=IF([.F313]&lt;=0;1;[.F313])" office:value-type="float" office:value="1" calcext:value-type="float">
            <text:p>1</text:p>
          </table:table-cell>
          <table:table-cell office:value-type="float" office:value="4229.57" calcext:value-type="float">
            <text:p>4229,57</text:p>
          </table:table-cell>
          <table:table-cell table:formula="of:=IF([.H313]&lt;=0;&quot;ERRO&quot;;[.H313])" office:value-type="float" office:value="4229.57" calcext:value-type="float">
            <text:p>4229,57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/>
          <table:table-cell table:formula="of:=[.G313]*[.I313]" office:value-type="float" office:value="4229.57" calcext:value-type="float">
            <text:p>4229,57</text:p>
          </table:table-cell>
          <table:table-cell table:formula="of:=IF([.L313] &lt;&gt; [.M31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1-0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314]&lt;=0;1;[.F314])" office:value-type="float" office:value="3" calcext:value-type="float">
            <text:p>3</text:p>
          </table:table-cell>
          <table:table-cell office:value-type="float" office:value="2619.45" calcext:value-type="float">
            <text:p>2619,45</text:p>
          </table:table-cell>
          <table:table-cell table:formula="of:=IF([.H314]&lt;=0;&quot;ERRO&quot;;[.H314])" office:value-type="float" office:value="2619.45" calcext:value-type="float">
            <text:p>2619,4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9808.66604524905" calcext:value-type="float">
            <text:p>9808,66604524905</text:p>
          </table:table-cell>
          <table:table-cell table:formula="of:=[.G314]*[.I314]" office:value-type="float" office:value="7858.35" calcext:value-type="float">
            <text:p>7858,35</text:p>
          </table:table-cell>
          <table:table-cell table:formula="of:=IF([.L314] &lt;&gt; [.M31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2-1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/>
          <table:table-cell table:formula="of:=IF([.F315]&lt;=0;1;[.F315])" office:value-type="float" office:value="1" calcext:value-type="float">
            <text:p>1</text:p>
          </table:table-cell>
          <table:table-cell office:value-type="float" office:value="3884.53" calcext:value-type="float">
            <text:p>3884,53</text:p>
          </table:table-cell>
          <table:table-cell table:formula="of:=IF([.H315]&lt;=0;&quot;ERRO&quot;;[.H315])" office:value-type="float" office:value="3884.53" calcext:value-type="float">
            <text:p>3884,5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/>
          <table:table-cell table:formula="of:=[.G315]*[.I315]" office:value-type="float" office:value="3884.53" calcext:value-type="float">
            <text:p>3884,53</text:p>
          </table:table-cell>
          <table:table-cell table:formula="of:=IF([.L315] &lt;&gt; [.M31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1-12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316]&lt;=0;1;[.F316])" office:value-type="float" office:value="4" calcext:value-type="float">
            <text:p>4</text:p>
          </table:table-cell>
          <table:table-cell office:value-type="float" office:value="256.28" calcext:value-type="float">
            <text:p>256,28</text:p>
          </table:table-cell>
          <table:table-cell table:formula="of:=IF([.H316]&lt;=0;&quot;ERRO&quot;;[.H316])" office:value-type="float" office:value="256.28" calcext:value-type="float">
            <text:p>256,2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1279.53829191951" calcext:value-type="float">
            <text:p>1279,53829191951</text:p>
          </table:table-cell>
          <table:table-cell table:formula="of:=[.G316]*[.I316]" office:value-type="float" office:value="1025.12" calcext:value-type="float">
            <text:p>1025,12</text:p>
          </table:table-cell>
          <table:table-cell table:formula="of:=IF([.L316] &lt;&gt; [.M31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7-01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317]&lt;=0;1;[.F317])" office:value-type="float" office:value="5" calcext:value-type="float">
            <text:p>5</text:p>
          </table:table-cell>
          <table:table-cell office:value-type="float" office:value="2188.78" calcext:value-type="float">
            <text:p>2188,78</text:p>
          </table:table-cell>
          <table:table-cell table:formula="of:=IF([.H317]&lt;=0;&quot;ERRO&quot;;[.H317])" office:value-type="float" office:value="2188.78" calcext:value-type="float">
            <text:p>2188,7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0943.9" calcext:value-type="float">
            <text:p>10943,9</text:p>
          </table:table-cell>
          <table:table-cell table:formula="of:=[.G317]*[.I317]" office:value-type="float" office:value="10943.9" calcext:value-type="float">
            <text:p>10943,9</text:p>
          </table:table-cell>
          <table:table-cell table:formula="of:=IF([.L317] &lt;&gt; [.M31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2-09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18]&lt;=0;1;[.F318])" office:value-type="float" office:value="4" calcext:value-type="float">
            <text:p>4</text:p>
          </table:table-cell>
          <table:table-cell office:value-type="float" office:value="3476.2" calcext:value-type="float">
            <text:p>3476,2</text:p>
          </table:table-cell>
          <table:table-cell table:formula="of:=IF([.H318]&lt;=0;&quot;ERRO&quot;;[.H318])" office:value-type="float" office:value="3476.2" calcext:value-type="float">
            <text:p>3476,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13904.8" calcext:value-type="float">
            <text:p>13904,8</text:p>
          </table:table-cell>
          <table:table-cell table:formula="of:=[.G318]*[.I318]" office:value-type="float" office:value="13904.8" calcext:value-type="float">
            <text:p>13904,8</text:p>
          </table:table-cell>
          <table:table-cell table:formula="of:=IF([.L318] &lt;&gt; [.M31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17-07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319]&lt;=0;1;[.F319])" office:value-type="float" office:value="2" calcext:value-type="float">
            <text:p>2</text:p>
          </table:table-cell>
          <table:table-cell office:value-type="float" office:value="4687.27" calcext:value-type="float">
            <text:p>4687,27</text:p>
          </table:table-cell>
          <table:table-cell table:formula="of:=IF([.H319]&lt;=0;&quot;ERRO&quot;;[.H319])" office:value-type="float" office:value="4687.27" calcext:value-type="float">
            <text:p>4687,2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9374.54" calcext:value-type="float">
            <text:p>9374,54</text:p>
          </table:table-cell>
          <table:table-cell table:formula="of:=[.G319]*[.I319]" office:value-type="float" office:value="9374.54" calcext:value-type="float">
            <text:p>9374,54</text:p>
          </table:table-cell>
          <table:table-cell table:formula="of:=IF([.L319] &lt;&gt; [.M31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-0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320]&lt;=0;1;[.F320])" office:value-type="float" office:value="2" calcext:value-type="float">
            <text:p>2</text:p>
          </table:table-cell>
          <table:table-cell office:value-type="float" office:value="2064.19" calcext:value-type="float">
            <text:p>2064,19</text:p>
          </table:table-cell>
          <table:table-cell table:formula="of:=IF([.H320]&lt;=0;&quot;ERRO&quot;;[.H320])" office:value-type="float" office:value="2064.19" calcext:value-type="float">
            <text:p>2064,1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5152.97749882422" calcext:value-type="float">
            <text:p>5152,97749882422</text:p>
          </table:table-cell>
          <table:table-cell table:formula="of:=[.G320]*[.I320]" office:value-type="float" office:value="4128.38" calcext:value-type="float">
            <text:p>4128,38</text:p>
          </table:table-cell>
          <table:table-cell table:formula="of:=IF([.L320] &lt;&gt; [.M32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4-04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321]&lt;=0;1;[.F321])" office:value-type="float" office:value="1" calcext:value-type="float">
            <text:p>1</text:p>
          </table:table-cell>
          <table:table-cell office:value-type="float" office:value="1988.05" calcext:value-type="float">
            <text:p>1988,05</text:p>
          </table:table-cell>
          <table:table-cell table:formula="of:=IF([.H321]&lt;=0;&quot;ERRO&quot;;[.H321])" office:value-type="float" office:value="1988.05" calcext:value-type="float">
            <text:p>1988,0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/>
          <table:table-cell table:formula="of:=[.G321]*[.I321]" office:value-type="float" office:value="1988.05" calcext:value-type="float">
            <text:p>1988,05</text:p>
          </table:table-cell>
          <table:table-cell table:formula="of:=IF([.L321] &lt;&gt; [.M32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4-06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22]&lt;=0;1;[.F322])" office:value-type="float" office:value="1" calcext:value-type="float">
            <text:p>1</text:p>
          </table:table-cell>
          <table:table-cell office:value-type="float" office:value="917.75" calcext:value-type="float">
            <text:p>917,75</text:p>
          </table:table-cell>
          <table:table-cell table:formula="of:=IF([.H322]&lt;=0;&quot;ERRO&quot;;[.H322])" office:value-type="float" office:value="917.75" calcext:value-type="float">
            <text:p>917,7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-917.75" calcext:value-type="float">
            <text:p>-917,75</text:p>
          </table:table-cell>
          <table:table-cell table:formula="of:=[.G322]*[.I322]" office:value-type="float" office:value="917.75" calcext:value-type="float">
            <text:p>917,75</text:p>
          </table:table-cell>
          <table:table-cell table:formula="of:=IF([.L322] &lt;&gt; [.M32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4-03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323]&lt;=0;1;[.F323])" office:value-type="float" office:value="5" calcext:value-type="float">
            <text:p>5</text:p>
          </table:table-cell>
          <table:table-cell office:value-type="float" office:value="2858.2" calcext:value-type="float">
            <text:p>2858,2</text:p>
          </table:table-cell>
          <table:table-cell table:formula="of:=IF([.H323]&lt;=0;&quot;ERRO&quot;;[.H323])" office:value-type="float" office:value="2858.2" calcext:value-type="float">
            <text:p>2858,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14291" calcext:value-type="float">
            <text:p>14291</text:p>
          </table:table-cell>
          <table:table-cell table:formula="of:=[.G323]*[.I323]" office:value-type="float" office:value="14291" calcext:value-type="float">
            <text:p>14291</text:p>
          </table:table-cell>
          <table:table-cell table:formula="of:=IF([.L323] &lt;&gt; [.M32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2-02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24]&lt;=0;1;[.F324])" office:value-type="float" office:value="1" calcext:value-type="float">
            <text:p>1</text:p>
          </table:table-cell>
          <table:table-cell office:value-type="float" office:value="2566.38" calcext:value-type="float">
            <text:p>2566,38</text:p>
          </table:table-cell>
          <table:table-cell table:formula="of:=IF([.H324]&lt;=0;&quot;ERRO&quot;;[.H324])" office:value-type="float" office:value="2566.38" calcext:value-type="float">
            <text:p>2566,3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-2566.38" calcext:value-type="float">
            <text:p>-2566,38</text:p>
          </table:table-cell>
          <table:table-cell table:formula="of:=[.G324]*[.I324]" office:value-type="float" office:value="2566.38" calcext:value-type="float">
            <text:p>2566,38</text:p>
          </table:table-cell>
          <table:table-cell table:formula="of:=IF([.L324] &lt;&gt; [.M32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3-1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325]&lt;=0;1;[.F325])" office:value-type="float" office:value="4" calcext:value-type="float">
            <text:p>4</text:p>
          </table:table-cell>
          <table:table-cell office:value-type="float" office:value="3201.51" calcext:value-type="float">
            <text:p>3201,51</text:p>
          </table:table-cell>
          <table:table-cell table:formula="of:=IF([.H325]&lt;=0;&quot;ERRO&quot;;[.H325])" office:value-type="float" office:value="3201.51" calcext:value-type="float">
            <text:p>3201,5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15984.293105054" calcext:value-type="float">
            <text:p>15984,293105054</text:p>
          </table:table-cell>
          <table:table-cell table:formula="of:=[.G325]*[.I325]" office:value-type="float" office:value="12806.04" calcext:value-type="float">
            <text:p>12806,04</text:p>
          </table:table-cell>
          <table:table-cell table:formula="of:=IF([.L325] &lt;&gt; [.M32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5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26]&lt;=0;1;[.F326])" office:value-type="float" office:value="1" calcext:value-type="float">
            <text:p>1</text:p>
          </table:table-cell>
          <table:table-cell office:value-type="float" office:value="379.93" calcext:value-type="float">
            <text:p>379,93</text:p>
          </table:table-cell>
          <table:table-cell table:formula="of:=IF([.H326]&lt;=0;&quot;ERRO&quot;;[.H326])" office:value-type="float" office:value="379.93" calcext:value-type="float">
            <text:p>379,93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379.93" calcext:value-type="float">
            <text:p>-379,93</text:p>
          </table:table-cell>
          <table:table-cell table:formula="of:=[.G326]*[.I326]" office:value-type="float" office:value="379.93" calcext:value-type="float">
            <text:p>379,93</text:p>
          </table:table-cell>
          <table:table-cell table:formula="of:=IF([.L326] &lt;&gt; [.M32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5-12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327]&lt;=0;1;[.F327])" office:value-type="float" office:value="1" calcext:value-type="float">
            <text:p>1</text:p>
          </table:table-cell>
          <table:table-cell office:value-type="float" office:value="3142.08" calcext:value-type="float">
            <text:p>3142,08</text:p>
          </table:table-cell>
          <table:table-cell table:formula="of:=IF([.H327]&lt;=0;&quot;ERRO&quot;;[.H327])" office:value-type="float" office:value="3142.08" calcext:value-type="float">
            <text:p>3142,0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-3921.89370637044" calcext:value-type="float">
            <text:p>-3921,89370637044</text:p>
          </table:table-cell>
          <table:table-cell table:formula="of:=[.G327]*[.I327]" office:value-type="float" office:value="3142.08" calcext:value-type="float">
            <text:p>3142,08</text:p>
          </table:table-cell>
          <table:table-cell table:formula="of:=IF([.L327] &lt;&gt; [.M32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1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328]&lt;=0;1;[.F328])" office:value-type="float" office:value="2" calcext:value-type="float">
            <text:p>2</text:p>
          </table:table-cell>
          <table:table-cell office:value-type="float" office:value="2466.79" calcext:value-type="float">
            <text:p>2466,79</text:p>
          </table:table-cell>
          <table:table-cell table:formula="of:=IF([.H328]&lt;=0;&quot;ERRO&quot;;[.H328])" office:value-type="float" office:value="2466.79" calcext:value-type="float">
            <text:p>2466,7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4933.58" calcext:value-type="float">
            <text:p>4933,58</text:p>
          </table:table-cell>
          <table:table-cell table:formula="of:=[.G328]*[.I328]" office:value-type="float" office:value="4933.58" calcext:value-type="float">
            <text:p>4933,58</text:p>
          </table:table-cell>
          <table:table-cell table:formula="of:=IF([.L328] &lt;&gt; [.M32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30-06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29]&lt;=0;1;[.F329])" office:value-type="float" office:value="4" calcext:value-type="float">
            <text:p>4</text:p>
          </table:table-cell>
          <table:table-cell office:value-type="float" office:value="2722.79" calcext:value-type="float">
            <text:p>2722,79</text:p>
          </table:table-cell>
          <table:table-cell table:formula="of:=IF([.H329]&lt;=0;&quot;ERRO&quot;;[.H329])" office:value-type="float" office:value="2722.79" calcext:value-type="float">
            <text:p>2722,7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0891.16" calcext:value-type="float">
            <text:p>10891,16</text:p>
          </table:table-cell>
          <table:table-cell table:formula="of:=[.G329]*[.I329]" office:value-type="float" office:value="10891.16" calcext:value-type="float">
            <text:p>10891,16</text:p>
          </table:table-cell>
          <table:table-cell table:formula="of:=IF([.L329] &lt;&gt; [.M32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9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330]&lt;=0;1;[.F330])" office:value-type="float" office:value="2" calcext:value-type="float">
            <text:p>2</text:p>
          </table:table-cell>
          <table:table-cell office:value-type="float" office:value="3553.02" calcext:value-type="float">
            <text:p>3553,02</text:p>
          </table:table-cell>
          <table:table-cell table:formula="of:=IF([.H330]&lt;=0;&quot;ERRO&quot;;[.H330])" office:value-type="float" office:value="3553.02" calcext:value-type="float">
            <text:p>3553,0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7106.04" calcext:value-type="float">
            <text:p>7106,04</text:p>
          </table:table-cell>
          <table:table-cell table:formula="of:=[.G330]*[.I330]" office:value-type="float" office:value="7106.04" calcext:value-type="float">
            <text:p>7106,04</text:p>
          </table:table-cell>
          <table:table-cell table:formula="of:=IF([.L330] &lt;&gt; [.M33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7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331]&lt;=0;1;[.F331])" office:value-type="float" office:value="1" calcext:value-type="float">
            <text:p>1</text:p>
          </table:table-cell>
          <table:table-cell office:value-type="float" office:value="793.34" calcext:value-type="float">
            <text:p>793,34</text:p>
          </table:table-cell>
          <table:table-cell table:formula="of:=IF([.H331]&lt;=0;&quot;ERRO&quot;;[.H331])" office:value-type="float" office:value="793.34" calcext:value-type="float">
            <text:p>793,3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-990.234224784832" calcext:value-type="float">
            <text:p>-990,234224784832</text:p>
          </table:table-cell>
          <table:table-cell table:formula="of:=[.G331]*[.I331]" office:value-type="float" office:value="793.34" calcext:value-type="float">
            <text:p>793,34</text:p>
          </table:table-cell>
          <table:table-cell table:formula="of:=IF([.L331] &lt;&gt; [.M33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19-04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332]&lt;=0;1;[.F332])" office:value-type="float" office:value="1" calcext:value-type="float">
            <text:p>1</text:p>
          </table:table-cell>
          <table:table-cell office:value-type="float" office:value="3037.26" calcext:value-type="float">
            <text:p>3037,26</text:p>
          </table:table-cell>
          <table:table-cell table:formula="of:=IF([.H332]&lt;=0;&quot;ERRO&quot;;[.H332])" office:value-type="float" office:value="3037.26" calcext:value-type="float">
            <text:p>3037,2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-3037.26" calcext:value-type="float">
            <text:p>-3037,26</text:p>
          </table:table-cell>
          <table:table-cell table:formula="of:=[.G332]*[.I332]" office:value-type="float" office:value="3037.26" calcext:value-type="float">
            <text:p>3037,26</text:p>
          </table:table-cell>
          <table:table-cell table:formula="of:=IF([.L332] &lt;&gt; [.M33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9-03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333]&lt;=0;1;[.F333])" office:value-type="float" office:value="5" calcext:value-type="float">
            <text:p>5</text:p>
          </table:table-cell>
          <table:table-cell office:value-type="float" office:value="3816.9" calcext:value-type="float">
            <text:p>3816,9</text:p>
          </table:table-cell>
          <table:table-cell table:formula="of:=IF([.H333]&lt;=0;&quot;ERRO&quot;;[.H333])" office:value-type="float" office:value="3816.9" calcext:value-type="float">
            <text:p>3816,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23820.9658694962" calcext:value-type="float">
            <text:p>23820,9658694962</text:p>
          </table:table-cell>
          <table:table-cell table:formula="of:=[.G333]*[.I333]" office:value-type="float" office:value="19084.5" calcext:value-type="float">
            <text:p>19084,5</text:p>
          </table:table-cell>
          <table:table-cell table:formula="of:=IF([.L333] &lt;&gt; [.M33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7-05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334]&lt;=0;1;[.F334])" office:value-type="float" office:value="4" calcext:value-type="float">
            <text:p>4</text:p>
          </table:table-cell>
          <table:table-cell office:value-type="float" office:value="4166.9" calcext:value-type="float">
            <text:p>4166,9</text:p>
          </table:table-cell>
          <table:table-cell table:formula="of:=IF([.H334]&lt;=0;&quot;ERRO&quot;;[.H334])" office:value-type="float" office:value="4166.9" calcext:value-type="float">
            <text:p>4166,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16667.6" calcext:value-type="float">
            <text:p>16667,6</text:p>
          </table:table-cell>
          <table:table-cell table:formula="of:=[.G334]*[.I334]" office:value-type="float" office:value="16667.6" calcext:value-type="float">
            <text:p>16667,6</text:p>
          </table:table-cell>
          <table:table-cell table:formula="of:=IF([.L334] &lt;&gt; [.M33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6-08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335]&lt;=0;1;[.F335])" office:value-type="float" office:value="2" calcext:value-type="float">
            <text:p>2</text:p>
          </table:table-cell>
          <table:table-cell office:value-type="float" office:value="2640.79" calcext:value-type="float">
            <text:p>2640,79</text:p>
          </table:table-cell>
          <table:table-cell table:formula="of:=IF([.H335]&lt;=0;&quot;ERRO&quot;;[.H335])" office:value-type="float" office:value="2640.79" calcext:value-type="float">
            <text:p>2640,7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6592.38318619895" calcext:value-type="float">
            <text:p>6592,38318619895</text:p>
          </table:table-cell>
          <table:table-cell table:formula="of:=[.G335]*[.I335]" office:value-type="float" office:value="5281.58" calcext:value-type="float">
            <text:p>5281,58</text:p>
          </table:table-cell>
          <table:table-cell table:formula="of:=IF([.L335] &lt;&gt; [.M33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2-08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36]&lt;=0;1;[.F336])" office:value-type="float" office:value="1" calcext:value-type="float">
            <text:p>1</text:p>
          </table:table-cell>
          <table:table-cell office:value-type="float" office:value="1165.32" calcext:value-type="float">
            <text:p>1165,32</text:p>
          </table:table-cell>
          <table:table-cell table:formula="of:=IF([.H336]&lt;=0;&quot;ERRO&quot;;[.H336])" office:value-type="float" office:value="1165.32" calcext:value-type="float">
            <text:p>1165,3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-1165.32" calcext:value-type="float">
            <text:p>-1165,32</text:p>
          </table:table-cell>
          <table:table-cell table:formula="of:=[.G336]*[.I336]" office:value-type="float" office:value="1165.32" calcext:value-type="float">
            <text:p>1165,32</text:p>
          </table:table-cell>
          <table:table-cell table:formula="of:=IF([.L336] &lt;&gt; [.M33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2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337]&lt;=0;1;[.F337])" office:value-type="float" office:value="2" calcext:value-type="float">
            <text:p>2</text:p>
          </table:table-cell>
          <table:table-cell office:value-type="float" office:value="4880.58" calcext:value-type="float">
            <text:p>4880,58</text:p>
          </table:table-cell>
          <table:table-cell table:formula="of:=IF([.H337]&lt;=0;&quot;ERRO&quot;;[.H337])" office:value-type="float" office:value="4880.58" calcext:value-type="float">
            <text:p>4880,5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9761.16" calcext:value-type="float">
            <text:p>9761,16</text:p>
          </table:table-cell>
          <table:table-cell table:formula="of:=[.G337]*[.I337]" office:value-type="float" office:value="9761.16" calcext:value-type="float">
            <text:p>9761,16</text:p>
          </table:table-cell>
          <table:table-cell table:formula="of:=IF([.L337] &lt;&gt; [.M33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-0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38]&lt;=0;1;[.F338])" office:value-type="float" office:value="4" calcext:value-type="float">
            <text:p>4</text:p>
          </table:table-cell>
          <table:table-cell office:value-type="float" office:value="3823.31" calcext:value-type="float">
            <text:p>3823,31</text:p>
          </table:table-cell>
          <table:table-cell table:formula="of:=IF([.H338]&lt;=0;&quot;ERRO&quot;;[.H338])" office:value-type="float" office:value="3823.31" calcext:value-type="float">
            <text:p>3823,3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15293.24" calcext:value-type="float">
            <text:p>15293,24</text:p>
          </table:table-cell>
          <table:table-cell table:formula="of:=[.G338]*[.I338]" office:value-type="float" office:value="15293.24" calcext:value-type="float">
            <text:p>15293,24</text:p>
          </table:table-cell>
          <table:table-cell table:formula="of:=IF([.L338] &lt;&gt; [.M33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7-04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339]&lt;=0;1;[.F339])" office:value-type="float" office:value="4" calcext:value-type="float">
            <text:p>4</text:p>
          </table:table-cell>
          <table:table-cell office:value-type="float" office:value="3354.37" calcext:value-type="float">
            <text:p>3354,37</text:p>
          </table:table-cell>
          <table:table-cell table:formula="of:=IF([.H339]&lt;=0;&quot;ERRO&quot;;[.H339])" office:value-type="float" office:value="3354.37" calcext:value-type="float">
            <text:p>3354,3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13417.48" calcext:value-type="float">
            <text:p>13417,48</text:p>
          </table:table-cell>
          <table:table-cell table:formula="of:=[.G339]*[.I339]" office:value-type="float" office:value="13417.48" calcext:value-type="float">
            <text:p>13417,48</text:p>
          </table:table-cell>
          <table:table-cell table:formula="of:=IF([.L339] &lt;&gt; [.M33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6-09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40]&lt;=0;1;[.F340])" office:value-type="float" office:value="1" calcext:value-type="float">
            <text:p>1</text:p>
          </table:table-cell>
          <table:table-cell office:value-type="float" office:value="4919.21" calcext:value-type="float">
            <text:p>4919,21</text:p>
          </table:table-cell>
          <table:table-cell table:formula="of:=IF([.H340]&lt;=0;&quot;ERRO&quot;;[.H340])" office:value-type="float" office:value="4919.21" calcext:value-type="float">
            <text:p>4919,2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-4919.21" calcext:value-type="float">
            <text:p>-4919,21</text:p>
          </table:table-cell>
          <table:table-cell table:formula="of:=[.G340]*[.I340]" office:value-type="float" office:value="4919.21" calcext:value-type="float">
            <text:p>4919,21</text:p>
          </table:table-cell>
          <table:table-cell table:formula="of:=IF([.L340] &lt;&gt; [.M34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6-10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41]&lt;=0;1;[.F341])" office:value-type="float" office:value="4" calcext:value-type="float">
            <text:p>4</text:p>
          </table:table-cell>
          <table:table-cell office:value-type="float" office:value="1870.41" calcext:value-type="float">
            <text:p>1870,41</text:p>
          </table:table-cell>
          <table:table-cell table:formula="of:=IF([.H341]&lt;=0;&quot;ERRO&quot;;[.H341])" office:value-type="float" office:value="1870.41" calcext:value-type="float">
            <text:p>1870,4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7481.64" calcext:value-type="float">
            <text:p>7481,64</text:p>
          </table:table-cell>
          <table:table-cell table:formula="of:=[.G341]*[.I341]" office:value-type="float" office:value="7481.64" calcext:value-type="float">
            <text:p>7481,64</text:p>
          </table:table-cell>
          <table:table-cell table:formula="of:=IF([.L341] &lt;&gt; [.M34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6-01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342]&lt;=0;1;[.F342])" office:value-type="float" office:value="1" calcext:value-type="float">
            <text:p>1</text:p>
          </table:table-cell>
          <table:table-cell office:value-type="float" office:value="1465.24" calcext:value-type="float">
            <text:p>1465,24</text:p>
          </table:table-cell>
          <table:table-cell table:formula="of:=IF([.H342]&lt;=0;&quot;ERRO&quot;;[.H342])" office:value-type="float" office:value="1465.24" calcext:value-type="float">
            <text:p>1465,2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/>
          <table:table-cell table:formula="of:=[.G342]*[.I342]" office:value-type="float" office:value="1465.24" calcext:value-type="float">
            <text:p>1465,24</text:p>
          </table:table-cell>
          <table:table-cell table:formula="of:=IF([.L342] &lt;&gt; [.M34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7-07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343]&lt;=0;1;[.F343])" office:value-type="float" office:value="1" calcext:value-type="float">
            <text:p>1</text:p>
          </table:table-cell>
          <table:table-cell office:value-type="float" office:value="1562.35" calcext:value-type="float">
            <text:p>1562,35</text:p>
          </table:table-cell>
          <table:table-cell table:formula="of:=IF([.H343]&lt;=0;&quot;ERRO&quot;;[.H343])" office:value-type="float" office:value="1562.35" calcext:value-type="float">
            <text:p>1562,3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-1950.10013498951" calcext:value-type="float">
            <text:p>-1950,10013498951</text:p>
          </table:table-cell>
          <table:table-cell table:formula="of:=[.G343]*[.I343]" office:value-type="float" office:value="1562.35" calcext:value-type="float">
            <text:p>1562,35</text:p>
          </table:table-cell>
          <table:table-cell table:formula="of:=IF([.L343] &lt;&gt; [.M34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-07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44]&lt;=0;1;[.F344])" office:value-type="float" office:value="1" calcext:value-type="float">
            <text:p>1</text:p>
          </table:table-cell>
          <table:table-cell office:value-type="float" office:value="1337.78" calcext:value-type="float">
            <text:p>1337,78</text:p>
          </table:table-cell>
          <table:table-cell table:formula="of:=IF([.H344]&lt;=0;&quot;ERRO&quot;;[.H344])" office:value-type="float" office:value="1337.78" calcext:value-type="float">
            <text:p>1337,7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-1337.78" calcext:value-type="float">
            <text:p>-1337,78</text:p>
          </table:table-cell>
          <table:table-cell table:formula="of:=[.G344]*[.I344]" office:value-type="float" office:value="1337.78" calcext:value-type="float">
            <text:p>1337,78</text:p>
          </table:table-cell>
          <table:table-cell table:formula="of:=IF([.L344] &lt;&gt; [.M34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4-01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345]&lt;=0;1;[.F345])" office:value-type="float" office:value="2" calcext:value-type="float">
            <text:p>2</text:p>
          </table:table-cell>
          <table:table-cell office:value-type="float" office:value="4003.64" calcext:value-type="float">
            <text:p>4003,64</text:p>
          </table:table-cell>
          <table:table-cell table:formula="of:=IF([.H345]&lt;=0;&quot;ERRO&quot;;[.H345])" office:value-type="float" office:value="4003.64" calcext:value-type="float">
            <text:p>4003,6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8007.28" calcext:value-type="float">
            <text:p>8007,28</text:p>
          </table:table-cell>
          <table:table-cell table:formula="of:=[.G345]*[.I345]" office:value-type="float" office:value="8007.28" calcext:value-type="float">
            <text:p>8007,28</text:p>
          </table:table-cell>
          <table:table-cell table:formula="of:=IF([.L345] &lt;&gt; [.M34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3-06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346]&lt;=0;1;[.F346])" office:value-type="float" office:value="4" calcext:value-type="float">
            <text:p>4</text:p>
          </table:table-cell>
          <table:table-cell office:value-type="float" office:value="332.42" calcext:value-type="float">
            <text:p>332,42</text:p>
          </table:table-cell>
          <table:table-cell table:formula="of:=IF([.H346]&lt;=0;&quot;ERRO&quot;;[.H346])" office:value-type="float" office:value="332.42" calcext:value-type="float">
            <text:p>332,4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329.68" calcext:value-type="float">
            <text:p>1329,68</text:p>
          </table:table-cell>
          <table:table-cell table:formula="of:=[.G346]*[.I346]" office:value-type="float" office:value="1329.68" calcext:value-type="float">
            <text:p>1329,68</text:p>
          </table:table-cell>
          <table:table-cell table:formula="of:=IF([.L346] &lt;&gt; [.M34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6-11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47]&lt;=0;1;[.F347])" office:value-type="float" office:value="1" calcext:value-type="float">
            <text:p>1</text:p>
          </table:table-cell>
          <table:table-cell office:value-type="float" office:value="4212.31" calcext:value-type="float">
            <text:p>4212,31</text:p>
          </table:table-cell>
          <table:table-cell table:formula="of:=IF([.H347]&lt;=0;&quot;ERRO&quot;;[.H347])" office:value-type="float" office:value="4212.31" calcext:value-type="float">
            <text:p>4212,3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4212.31" calcext:value-type="float">
            <text:p>-4212,31</text:p>
          </table:table-cell>
          <table:table-cell table:formula="of:=[.G347]*[.I347]" office:value-type="float" office:value="4212.31" calcext:value-type="float">
            <text:p>4212,31</text:p>
          </table:table-cell>
          <table:table-cell table:formula="of:=IF([.L347] &lt;&gt; [.M34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2-07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348]&lt;=0;1;[.F348])" office:value-type="float" office:value="5" calcext:value-type="float">
            <text:p>5</text:p>
          </table:table-cell>
          <table:table-cell office:value-type="float" office:value="3894.72" calcext:value-type="float">
            <text:p>3894,72</text:p>
          </table:table-cell>
          <table:table-cell table:formula="of:=IF([.H348]&lt;=0;&quot;ERRO&quot;;[.H348])" office:value-type="float" office:value="3894.72" calcext:value-type="float">
            <text:p>3894,7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24306.6342296744" calcext:value-type="float">
            <text:p>24306,6342296744</text:p>
          </table:table-cell>
          <table:table-cell table:formula="of:=[.G348]*[.I348]" office:value-type="float" office:value="19473.6" calcext:value-type="float">
            <text:p>19473,6</text:p>
          </table:table-cell>
          <table:table-cell table:formula="of:=IF([.L348] &lt;&gt; [.M34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7-07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349]&lt;=0;1;[.F349])" office:value-type="float" office:value="3" calcext:value-type="float">
            <text:p>3</text:p>
          </table:table-cell>
          <table:table-cell office:value-type="float" office:value="4656.45" calcext:value-type="float">
            <text:p>4656,45</text:p>
          </table:table-cell>
          <table:table-cell table:formula="of:=IF([.H349]&lt;=0;&quot;ERRO&quot;;[.H349])" office:value-type="float" office:value="4656.45" calcext:value-type="float">
            <text:p>4656,4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13969.35" calcext:value-type="float">
            <text:p>13969,35</text:p>
          </table:table-cell>
          <table:table-cell table:formula="of:=[.G349]*[.I349]" office:value-type="float" office:value="13969.35" calcext:value-type="float">
            <text:p>13969,35</text:p>
          </table:table-cell>
          <table:table-cell table:formula="of:=IF([.L349] &lt;&gt; [.M34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5-08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350]&lt;=0;1;[.F350])" office:value-type="float" office:value="3" calcext:value-type="float">
            <text:p>3</text:p>
          </table:table-cell>
          <table:table-cell office:value-type="float" office:value="2449.25" calcext:value-type="float">
            <text:p>2449,25</text:p>
          </table:table-cell>
          <table:table-cell table:formula="of:=IF([.H350]&lt;=0;&quot;ERRO&quot;;[.H350])" office:value-type="float" office:value="2449.25" calcext:value-type="float">
            <text:p>2449,2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7347.75" calcext:value-type="float">
            <text:p>7347,75</text:p>
          </table:table-cell>
          <table:table-cell table:formula="of:=[.G350]*[.I350]" office:value-type="float" office:value="7347.75" calcext:value-type="float">
            <text:p>7347,75</text:p>
          </table:table-cell>
          <table:table-cell table:formula="of:=IF([.L350] &lt;&gt; [.M35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51]&lt;=0;1;[.F351])" office:value-type="float" office:value="1" calcext:value-type="float">
            <text:p>1</text:p>
          </table:table-cell>
          <table:table-cell office:value-type="float" office:value="792.74" calcext:value-type="float">
            <text:p>792,74</text:p>
          </table:table-cell>
          <table:table-cell table:formula="of:=IF([.H351]&lt;=0;&quot;ERRO&quot;;[.H351])" office:value-type="float" office:value="792.74" calcext:value-type="float">
            <text:p>792,7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-989.485314437602" calcext:value-type="float">
            <text:p>-989,485314437602</text:p>
          </table:table-cell>
          <table:table-cell table:formula="of:=[.G351]*[.I351]" office:value-type="float" office:value="792.74" calcext:value-type="float">
            <text:p>792,74</text:p>
          </table:table-cell>
          <table:table-cell table:formula="of:=IF([.L351] &lt;&gt; [.M35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352]&lt;=0;1;[.F352])" office:value-type="float" office:value="3" calcext:value-type="float">
            <text:p>3</text:p>
          </table:table-cell>
          <table:table-cell office:value-type="float" office:value="288.65" calcext:value-type="float">
            <text:p>288,65</text:p>
          </table:table-cell>
          <table:table-cell table:formula="of:=IF([.H352]&lt;=0;&quot;ERRO&quot;;[.H352])" office:value-type="float" office:value="288.65" calcext:value-type="float">
            <text:p>288,6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865.95" calcext:value-type="float">
            <text:p>865,95</text:p>
          </table:table-cell>
          <table:table-cell table:formula="of:=[.G352]*[.I352]" office:value-type="float" office:value="865.95" calcext:value-type="float">
            <text:p>865,95</text:p>
          </table:table-cell>
          <table:table-cell table:formula="of:=IF([.L352] &lt;&gt; [.M35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31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353]&lt;=0;1;[.F353])" office:value-type="float" office:value="2" calcext:value-type="float">
            <text:p>2</text:p>
          </table:table-cell>
          <table:table-cell office:value-type="float" office:value="614.77" calcext:value-type="float">
            <text:p>614,77</text:p>
          </table:table-cell>
          <table:table-cell table:formula="of:=IF([.H353]&lt;=0;&quot;ERRO&quot;;[.H353])" office:value-type="float" office:value="614.77" calcext:value-type="float">
            <text:p>614,7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229.54" calcext:value-type="float">
            <text:p>1229,54</text:p>
          </table:table-cell>
          <table:table-cell table:formula="of:=[.G353]*[.I353]" office:value-type="float" office:value="1229.54" calcext:value-type="float">
            <text:p>1229,54</text:p>
          </table:table-cell>
          <table:table-cell table:formula="of:=IF([.L353] &lt;&gt; [.M35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6-02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54]&lt;=0;1;[.F354])" office:value-type="float" office:value="4" calcext:value-type="float">
            <text:p>4</text:p>
          </table:table-cell>
          <table:table-cell office:value-type="float" office:value="1106.88" calcext:value-type="float">
            <text:p>1106,88</text:p>
          </table:table-cell>
          <table:table-cell table:formula="of:=IF([.H354]&lt;=0;&quot;ERRO&quot;;[.H354])" office:value-type="float" office:value="1106.88" calcext:value-type="float">
            <text:p>1106,8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4427.52" calcext:value-type="float">
            <text:p>4427,52</text:p>
          </table:table-cell>
          <table:table-cell table:formula="of:=[.G354]*[.I354]" office:value-type="float" office:value="4427.52" calcext:value-type="float">
            <text:p>4427,52</text:p>
          </table:table-cell>
          <table:table-cell table:formula="of:=IF([.L354] &lt;&gt; [.M35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-05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355]&lt;=0;1;[.F355])" office:value-type="float" office:value="2" calcext:value-type="float">
            <text:p>2</text:p>
          </table:table-cell>
          <table:table-cell office:value-type="float" office:value="2051.38" calcext:value-type="float">
            <text:p>2051,38</text:p>
          </table:table-cell>
          <table:table-cell table:formula="of:=IF([.H355]&lt;=0;&quot;ERRO&quot;;[.H355])" office:value-type="float" office:value="2051.38" calcext:value-type="float">
            <text:p>2051,3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4102.76" calcext:value-type="float">
            <text:p>4102,76</text:p>
          </table:table-cell>
          <table:table-cell table:formula="of:=[.G355]*[.I355]" office:value-type="float" office:value="4102.76" calcext:value-type="float">
            <text:p>4102,76</text:p>
          </table:table-cell>
          <table:table-cell table:formula="of:=IF([.L355] &lt;&gt; [.M35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8-03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356]&lt;=0;1;[.F356])" office:value-type="float" office:value="2" calcext:value-type="float">
            <text:p>2</text:p>
          </table:table-cell>
          <table:table-cell office:value-type="float" office:value="4039.66" calcext:value-type="float">
            <text:p>4039,66</text:p>
          </table:table-cell>
          <table:table-cell table:formula="of:=IF([.H356]&lt;=0;&quot;ERRO&quot;;[.H356])" office:value-type="float" office:value="4039.66" calcext:value-type="float">
            <text:p>4039,6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8079.32" calcext:value-type="float">
            <text:p>8079,32</text:p>
          </table:table-cell>
          <table:table-cell table:formula="of:=[.G356]*[.I356]" office:value-type="float" office:value="8079.32" calcext:value-type="float">
            <text:p>8079,32</text:p>
          </table:table-cell>
          <table:table-cell table:formula="of:=IF([.L356] &lt;&gt; [.M35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6-04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57]&lt;=0;1;[.F357])" office:value-type="float" office:value="1" calcext:value-type="float">
            <text:p>1</text:p>
          </table:table-cell>
          <table:table-cell office:value-type="float" office:value="2147.5" calcext:value-type="float">
            <text:p>2147,5</text:p>
          </table:table-cell>
          <table:table-cell table:formula="of:=IF([.H357]&lt;=0;&quot;ERRO&quot;;[.H357])" office:value-type="float" office:value="2147.5" calcext:value-type="float">
            <text:p>2147,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-2147.5" calcext:value-type="float">
            <text:p>-2147,5</text:p>
          </table:table-cell>
          <table:table-cell table:formula="of:=[.G357]*[.I357]" office:value-type="float" office:value="2147.5" calcext:value-type="float">
            <text:p>2147,5</text:p>
          </table:table-cell>
          <table:table-cell table:formula="of:=IF([.L357] &lt;&gt; [.M35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1-09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358]&lt;=0;1;[.F358])" office:value-type="float" office:value="1" calcext:value-type="float">
            <text:p>1</text:p>
          </table:table-cell>
          <table:table-cell office:value-type="float" office:value="2555.4" calcext:value-type="float">
            <text:p>2555,4</text:p>
          </table:table-cell>
          <table:table-cell table:formula="of:=IF([.H358]&lt;=0;&quot;ERRO&quot;;[.H358])" office:value-type="float" office:value="2555.4" calcext:value-type="float">
            <text:p>2555,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-2555.4" calcext:value-type="float">
            <text:p>-2555,4</text:p>
          </table:table-cell>
          <table:table-cell table:formula="of:=[.G358]*[.I358]" office:value-type="float" office:value="2555.4" calcext:value-type="float">
            <text:p>2555,4</text:p>
          </table:table-cell>
          <table:table-cell table:formula="of:=IF([.L358] &lt;&gt; [.M35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8-10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359]&lt;=0;1;[.F359])" office:value-type="float" office:value="2" calcext:value-type="float">
            <text:p>2</text:p>
          </table:table-cell>
          <table:table-cell office:value-type="float" office:value="2299.17" calcext:value-type="float">
            <text:p>2299,17</text:p>
          </table:table-cell>
          <table:table-cell table:formula="of:=IF([.H359]&lt;=0;&quot;ERRO&quot;;[.H359])" office:value-type="float" office:value="2299.17" calcext:value-type="float">
            <text:p>2299,1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4598.34" calcext:value-type="float">
            <text:p>4598,34</text:p>
          </table:table-cell>
          <table:table-cell table:formula="of:=[.G359]*[.I359]" office:value-type="float" office:value="4598.34" calcext:value-type="float">
            <text:p>4598,34</text:p>
          </table:table-cell>
          <table:table-cell table:formula="of:=IF([.L359] &lt;&gt; [.M35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-01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360]&lt;=0;1;[.F360])" office:value-type="float" office:value="3" calcext:value-type="float">
            <text:p>3</text:p>
          </table:table-cell>
          <table:table-cell office:value-type="float" office:value="1668.81" calcext:value-type="float">
            <text:p>1668,81</text:p>
          </table:table-cell>
          <table:table-cell table:formula="of:=IF([.H360]&lt;=0;&quot;ERRO&quot;;[.H360])" office:value-type="float" office:value="1668.81" calcext:value-type="float">
            <text:p>1668,8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5006.43" calcext:value-type="float">
            <text:p>5006,43</text:p>
          </table:table-cell>
          <table:table-cell table:formula="of:=[.G360]*[.I360]" office:value-type="float" office:value="5006.43" calcext:value-type="float">
            <text:p>5006,43</text:p>
          </table:table-cell>
          <table:table-cell table:formula="of:=IF([.L360] &lt;&gt; [.M36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3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361]&lt;=0;1;[.F361])" office:value-type="float" office:value="1" calcext:value-type="float">
            <text:p>1</text:p>
          </table:table-cell>
          <table:table-cell office:value-type="float" office:value="158.03" calcext:value-type="float">
            <text:p>158,03</text:p>
          </table:table-cell>
          <table:table-cell table:formula="of:=IF([.H361]&lt;=0;&quot;ERRO&quot;;[.H361])" office:value-type="float" office:value="158.03" calcext:value-type="float">
            <text:p>158,0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-158.03" calcext:value-type="float">
            <text:p>-158,03</text:p>
          </table:table-cell>
          <table:table-cell table:formula="of:=[.G361]*[.I361]" office:value-type="float" office:value="158.03" calcext:value-type="float">
            <text:p>158,03</text:p>
          </table:table-cell>
          <table:table-cell table:formula="of:=IF([.L361] &lt;&gt; [.M36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7-1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62]&lt;=0;1;[.F362])" office:value-type="float" office:value="1" calcext:value-type="float">
            <text:p>1</text:p>
          </table:table-cell>
          <table:table-cell office:value-type="float" office:value="3318.5" calcext:value-type="float">
            <text:p>3318,5</text:p>
          </table:table-cell>
          <table:table-cell table:formula="of:=IF([.H362]&lt;=0;&quot;ERRO&quot;;[.H362])" office:value-type="float" office:value="3318.5" calcext:value-type="float">
            <text:p>3318,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3318.5" calcext:value-type="float">
            <text:p>-3318,5</text:p>
          </table:table-cell>
          <table:table-cell table:formula="of:=[.G362]*[.I362]" office:value-type="float" office:value="3318.5" calcext:value-type="float">
            <text:p>3318,5</text:p>
          </table:table-cell>
          <table:table-cell table:formula="of:=IF([.L362] &lt;&gt; [.M36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9-09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363]&lt;=0;1;[.F363])" office:value-type="float" office:value="1" calcext:value-type="float">
            <text:p>1</text:p>
          </table:table-cell>
          <table:table-cell office:value-type="float" office:value="3138.28" calcext:value-type="float">
            <text:p>3138,28</text:p>
          </table:table-cell>
          <table:table-cell table:formula="of:=IF([.H363]&lt;=0;&quot;ERRO&quot;;[.H363])" office:value-type="float" office:value="3138.28" calcext:value-type="float">
            <text:p>3138,2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3138.28" calcext:value-type="float">
            <text:p>3138,28</text:p>
          </table:table-cell>
          <table:table-cell table:formula="of:=[.G363]*[.I363]" office:value-type="float" office:value="3138.28" calcext:value-type="float">
            <text:p>3138,28</text:p>
          </table:table-cell>
          <table:table-cell table:formula="of:=IF([.L363] &lt;&gt; [.M36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5-07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364]&lt;=0;1;[.F364])" office:value-type="float" office:value="1" calcext:value-type="float">
            <text:p>1</text:p>
          </table:table-cell>
          <table:table-cell office:value-type="float" office:value="216.39" calcext:value-type="float">
            <text:p>216,39</text:p>
          </table:table-cell>
          <table:table-cell table:formula="of:=IF([.H364]&lt;=0;&quot;ERRO&quot;;[.H364])" office:value-type="float" office:value="216.39" calcext:value-type="float">
            <text:p>216,3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-216.39" calcext:value-type="float">
            <text:p>-216,39</text:p>
          </table:table-cell>
          <table:table-cell table:formula="of:=[.G364]*[.I364]" office:value-type="float" office:value="216.39" calcext:value-type="float">
            <text:p>216,39</text:p>
          </table:table-cell>
          <table:table-cell table:formula="of:=IF([.L364] &lt;&gt; [.M36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5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365]&lt;=0;1;[.F365])" office:value-type="float" office:value="1" calcext:value-type="float">
            <text:p>1</text:p>
          </table:table-cell>
          <table:table-cell office:value-type="float" office:value="3246.76" calcext:value-type="float">
            <text:p>3246,76</text:p>
          </table:table-cell>
          <table:table-cell table:formula="of:=IF([.H365]&lt;=0;&quot;ERRO&quot;;[.H365])" office:value-type="float" office:value="3246.76" calcext:value-type="float">
            <text:p>3246,7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3246.76" calcext:value-type="float">
            <text:p>3246,76</text:p>
          </table:table-cell>
          <table:table-cell table:formula="of:=[.G365]*[.I365]" office:value-type="float" office:value="3246.76" calcext:value-type="float">
            <text:p>3246,76</text:p>
          </table:table-cell>
          <table:table-cell table:formula="of:=IF([.L365] &lt;&gt; [.M36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3-05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366]&lt;=0;1;[.F366])" office:value-type="float" office:value="1" calcext:value-type="float">
            <text:p>1</text:p>
          </table:table-cell>
          <table:table-cell office:value-type="float" office:value="779.89" calcext:value-type="float">
            <text:p>779,89</text:p>
          </table:table-cell>
          <table:table-cell table:formula="of:=IF([.H366]&lt;=0;&quot;ERRO&quot;;[.H366])" office:value-type="float" office:value="779.89" calcext:value-type="float">
            <text:p>779,8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779.89" calcext:value-type="float">
            <text:p>779,89</text:p>
          </table:table-cell>
          <table:table-cell table:formula="of:=[.G366]*[.I366]" office:value-type="float" office:value="779.89" calcext:value-type="float">
            <text:p>779,89</text:p>
          </table:table-cell>
          <table:table-cell table:formula="of:=IF([.L366] &lt;&gt; [.M36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7-05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367]&lt;=0;1;[.F367])" office:value-type="float" office:value="3" calcext:value-type="float">
            <text:p>3</text:p>
          </table:table-cell>
          <table:table-cell office:value-type="float" office:value="1407.1" calcext:value-type="float">
            <text:p>1407,1</text:p>
          </table:table-cell>
          <table:table-cell table:formula="of:=IF([.H367]&lt;=0;&quot;ERRO&quot;;[.H367])" office:value-type="float" office:value="1407.1" calcext:value-type="float">
            <text:p>1407,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4221.3" calcext:value-type="float">
            <text:p>4221,3</text:p>
          </table:table-cell>
          <table:table-cell table:formula="of:=[.G367]*[.I367]" office:value-type="float" office:value="4221.3" calcext:value-type="float">
            <text:p>4221,3</text:p>
          </table:table-cell>
          <table:table-cell table:formula="of:=IF([.L367] &lt;&gt; [.M36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-05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368]&lt;=0;1;[.F368])" office:value-type="float" office:value="1" calcext:value-type="float">
            <text:p>1</text:p>
          </table:table-cell>
          <table:table-cell office:value-type="float" office:value="2880.77" calcext:value-type="float">
            <text:p>2880,77</text:p>
          </table:table-cell>
          <table:table-cell table:formula="of:=IF([.H368]&lt;=0;&quot;ERRO&quot;;[.H368])" office:value-type="float" office:value="2880.77" calcext:value-type="float">
            <text:p>2880,7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2880.77" calcext:value-type="float">
            <text:p>2880,77</text:p>
          </table:table-cell>
          <table:table-cell table:formula="of:=[.G368]*[.I368]" office:value-type="float" office:value="2880.77" calcext:value-type="float">
            <text:p>2880,77</text:p>
          </table:table-cell>
          <table:table-cell table:formula="of:=IF([.L368] &lt;&gt; [.M36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7-1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369]&lt;=0;1;[.F369])" office:value-type="float" office:value="1" calcext:value-type="float">
            <text:p>1</text:p>
          </table:table-cell>
          <table:table-cell office:value-type="float" office:value="240.21" calcext:value-type="float">
            <text:p>240,21</text:p>
          </table:table-cell>
          <table:table-cell table:formula="of:=IF([.H369]&lt;=0;&quot;ERRO&quot;;[.H369])" office:value-type="float" office:value="240.21" calcext:value-type="float">
            <text:p>240,2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240.21" calcext:value-type="float">
            <text:p>240,21</text:p>
          </table:table-cell>
          <table:table-cell table:formula="of:=[.G369]*[.I369]" office:value-type="float" office:value="240.21" calcext:value-type="float">
            <text:p>240,21</text:p>
          </table:table-cell>
          <table:table-cell table:formula="of:=IF([.L369] &lt;&gt; [.M36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1-01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70]&lt;=0;1;[.F370])" office:value-type="float" office:value="4" calcext:value-type="float">
            <text:p>4</text:p>
          </table:table-cell>
          <table:table-cell office:value-type="float" office:value="1298.59" calcext:value-type="float">
            <text:p>1298,59</text:p>
          </table:table-cell>
          <table:table-cell table:formula="of:=IF([.H370]&lt;=0;&quot;ERRO&quot;;[.H370])" office:value-type="float" office:value="1298.59" calcext:value-type="float">
            <text:p>1298,5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5194.36" calcext:value-type="float">
            <text:p>5194,36</text:p>
          </table:table-cell>
          <table:table-cell table:formula="of:=[.G370]*[.I370]" office:value-type="float" office:value="5194.36" calcext:value-type="float">
            <text:p>5194,36</text:p>
          </table:table-cell>
          <table:table-cell table:formula="of:=IF([.L370] &lt;&gt; [.M37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9-06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71]&lt;=0;1;[.F371])" office:value-type="float" office:value="4" calcext:value-type="float">
            <text:p>4</text:p>
          </table:table-cell>
          <table:table-cell office:value-type="float" office:value="4638.65" calcext:value-type="float">
            <text:p>4638,65</text:p>
          </table:table-cell>
          <table:table-cell table:formula="of:=IF([.H371]&lt;=0;&quot;ERRO&quot;;[.H371])" office:value-type="float" office:value="4638.65" calcext:value-type="float">
            <text:p>4638,6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23159.5532145015" calcext:value-type="float">
            <text:p>23159,5532145015</text:p>
          </table:table-cell>
          <table:table-cell table:formula="of:=[.G371]*[.I371]" office:value-type="float" office:value="18554.6" calcext:value-type="float">
            <text:p>18554,6</text:p>
          </table:table-cell>
          <table:table-cell table:formula="of:=IF([.L371] &lt;&gt; [.M37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-04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372]&lt;=0;1;[.F372])" office:value-type="float" office:value="1" calcext:value-type="float">
            <text:p>1</text:p>
          </table:table-cell>
          <table:table-cell office:value-type="float" office:value="3398.52" calcext:value-type="float">
            <text:p>3398,52</text:p>
          </table:table-cell>
          <table:table-cell table:formula="of:=IF([.H372]&lt;=0;&quot;ERRO&quot;;[.H372])" office:value-type="float" office:value="3398.52" calcext:value-type="float">
            <text:p>3398,5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-3398.52" calcext:value-type="float">
            <text:p>-3398,52</text:p>
          </table:table-cell>
          <table:table-cell table:formula="of:=[.G372]*[.I372]" office:value-type="float" office:value="3398.52" calcext:value-type="float">
            <text:p>3398,52</text:p>
          </table:table-cell>
          <table:table-cell table:formula="of:=IF([.L372] &lt;&gt; [.M37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4-1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/>
          <table:table-cell table:formula="of:=IF([.F373]&lt;=0;1;[.F373])" office:value-type="float" office:value="1" calcext:value-type="float">
            <text:p>1</text:p>
          </table:table-cell>
          <table:table-cell office:value-type="float" office:value="406.82" calcext:value-type="float">
            <text:p>406,82</text:p>
          </table:table-cell>
          <table:table-cell table:formula="of:=IF([.H373]&lt;=0;&quot;ERRO&quot;;[.H373])" office:value-type="float" office:value="406.82" calcext:value-type="float">
            <text:p>406,8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/>
          <table:table-cell table:formula="of:=[.G373]*[.I373]" office:value-type="float" office:value="406.82" calcext:value-type="float">
            <text:p>406,82</text:p>
          </table:table-cell>
          <table:table-cell table:formula="of:=IF([.L373] &lt;&gt; [.M37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7-07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374]&lt;=0;1;[.F374])" office:value-type="float" office:value="1" calcext:value-type="float">
            <text:p>1</text:p>
          </table:table-cell>
          <table:table-cell office:value-type="float" office:value="4139.03" calcext:value-type="float">
            <text:p>4139,03</text:p>
          </table:table-cell>
          <table:table-cell table:formula="of:=IF([.H374]&lt;=0;&quot;ERRO&quot;;[.H374])" office:value-type="float" office:value="4139.03" calcext:value-type="float">
            <text:p>4139,0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/>
          <table:table-cell table:formula="of:=[.G374]*[.I374]" office:value-type="float" office:value="4139.03" calcext:value-type="float">
            <text:p>4139,03</text:p>
          </table:table-cell>
          <table:table-cell table:formula="of:=IF([.L374] &lt;&gt; [.M37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6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75]&lt;=0;1;[.F375])" office:value-type="float" office:value="1" calcext:value-type="float">
            <text:p>1</text:p>
          </table:table-cell>
          <table:table-cell office:value-type="float" office:value="109.94" calcext:value-type="float">
            <text:p>109,94</text:p>
          </table:table-cell>
          <table:table-cell table:formula="of:=IF([.H375]&lt;=0;&quot;ERRO&quot;;[.H375])" office:value-type="float" office:value="109.94" calcext:value-type="float">
            <text:p>109,9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-109.94" calcext:value-type="float">
            <text:p>-109,94</text:p>
          </table:table-cell>
          <table:table-cell table:formula="of:=[.G375]*[.I375]" office:value-type="float" office:value="109.94" calcext:value-type="float">
            <text:p>109,94</text:p>
          </table:table-cell>
          <table:table-cell table:formula="of:=IF([.L375] &lt;&gt; [.M37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1-06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376]&lt;=0;1;[.F376])" office:value-type="float" office:value="1" calcext:value-type="float">
            <text:p>1</text:p>
          </table:table-cell>
          <table:table-cell office:value-type="float" office:value="347.7" calcext:value-type="float">
            <text:p>347,7</text:p>
          </table:table-cell>
          <table:table-cell table:formula="of:=IF([.H376]&lt;=0;&quot;ERRO&quot;;[.H376])" office:value-type="float" office:value="347.7" calcext:value-type="float">
            <text:p>347,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433.993546219384" calcext:value-type="float">
            <text:p>433,993546219384</text:p>
          </table:table-cell>
          <table:table-cell table:formula="of:=[.G376]*[.I376]" office:value-type="float" office:value="347.7" calcext:value-type="float">
            <text:p>347,7</text:p>
          </table:table-cell>
          <table:table-cell table:formula="of:=IF([.L376] &lt;&gt; [.M37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1-08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377]&lt;=0;1;[.F377])" office:value-type="float" office:value="3" calcext:value-type="float">
            <text:p>3</text:p>
          </table:table-cell>
          <table:table-cell office:value-type="float" office:value="2088.24" calcext:value-type="float">
            <text:p>2088,24</text:p>
          </table:table-cell>
          <table:table-cell table:formula="of:=IF([.H377]&lt;=0;&quot;ERRO&quot;;[.H377])" office:value-type="float" office:value="2088.24" calcext:value-type="float">
            <text:p>2088,2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6264.72" calcext:value-type="float">
            <text:p>6264,72</text:p>
          </table:table-cell>
          <table:table-cell table:formula="of:=[.G377]*[.I377]" office:value-type="float" office:value="6264.72" calcext:value-type="float">
            <text:p>6264,72</text:p>
          </table:table-cell>
          <table:table-cell table:formula="of:=IF([.L377] &lt;&gt; [.M37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6-05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378]&lt;=0;1;[.F378])" office:value-type="float" office:value="1" calcext:value-type="float">
            <text:p>1</text:p>
          </table:table-cell>
          <table:table-cell office:value-type="float" office:value="2619.35" calcext:value-type="float">
            <text:p>2619,35</text:p>
          </table:table-cell>
          <table:table-cell table:formula="of:=IF([.H378]&lt;=0;&quot;ERRO&quot;;[.H378])" office:value-type="float" office:value="2619.35" calcext:value-type="float">
            <text:p>2619,3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/>
          <table:table-cell table:formula="of:=[.G378]*[.I378]" office:value-type="float" office:value="2619.35" calcext:value-type="float">
            <text:p>2619,35</text:p>
          </table:table-cell>
          <table:table-cell table:formula="of:=IF([.L378] &lt;&gt; [.M37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-03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379]&lt;=0;1;[.F379])" office:value-type="float" office:value="2" calcext:value-type="float">
            <text:p>2</text:p>
          </table:table-cell>
          <table:table-cell office:value-type="float" office:value="1460.12" calcext:value-type="float">
            <text:p>1460,12</text:p>
          </table:table-cell>
          <table:table-cell table:formula="of:=IF([.H379]&lt;=0;&quot;ERRO&quot;;[.H379])" office:value-type="float" office:value="1460.12" calcext:value-type="float">
            <text:p>1460,1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2920.24" calcext:value-type="float">
            <text:p>2920,24</text:p>
          </table:table-cell>
          <table:table-cell table:formula="of:=[.G379]*[.I379]" office:value-type="float" office:value="2920.24" calcext:value-type="float">
            <text:p>2920,24</text:p>
          </table:table-cell>
          <table:table-cell table:formula="of:=IF([.L379] &lt;&gt; [.M37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4-05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380]&lt;=0;1;[.F380])" office:value-type="float" office:value="5" calcext:value-type="float">
            <text:p>5</text:p>
          </table:table-cell>
          <table:table-cell office:value-type="float" office:value="565.34" calcext:value-type="float">
            <text:p>565,34</text:p>
          </table:table-cell>
          <table:table-cell table:formula="of:=IF([.H380]&lt;=0;&quot;ERRO&quot;;[.H380])" office:value-type="float" office:value="565.34" calcext:value-type="float">
            <text:p>565,3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2826.7" calcext:value-type="float">
            <text:p>2826,7</text:p>
          </table:table-cell>
          <table:table-cell table:formula="of:=[.G380]*[.I380]" office:value-type="float" office:value="2826.7" calcext:value-type="float">
            <text:p>2826,7</text:p>
          </table:table-cell>
          <table:table-cell table:formula="of:=IF([.L380] &lt;&gt; [.M38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4-04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81]&lt;=0;1;[.F381])" office:value-type="float" office:value="1" calcext:value-type="float">
            <text:p>1</text:p>
          </table:table-cell>
          <table:table-cell office:value-type="float" office:value="4426.82" calcext:value-type="float">
            <text:p>4426,82</text:p>
          </table:table-cell>
          <table:table-cell table:formula="of:=IF([.H381]&lt;=0;&quot;ERRO&quot;;[.H381])" office:value-type="float" office:value="4426.82" calcext:value-type="float">
            <text:p>4426,8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-5525.48550553607" calcext:value-type="float">
            <text:p>-5525,48550553607</text:p>
          </table:table-cell>
          <table:table-cell table:formula="of:=[.G381]*[.I381]" office:value-type="float" office:value="4426.82" calcext:value-type="float">
            <text:p>4426,82</text:p>
          </table:table-cell>
          <table:table-cell table:formula="of:=IF([.L381] &lt;&gt; [.M38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2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82]&lt;=0;1;[.F382])" office:value-type="float" office:value="1" calcext:value-type="float">
            <text:p>1</text:p>
          </table:table-cell>
          <table:table-cell office:value-type="float" office:value="3678.7" calcext:value-type="float">
            <text:p>3678,7</text:p>
          </table:table-cell>
          <table:table-cell table:formula="of:=IF([.H382]&lt;=0;&quot;ERRO&quot;;[.H382])" office:value-type="float" office:value="3678.7" calcext:value-type="float">
            <text:p>3678,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-4591.69415725409" calcext:value-type="float">
            <text:p>-4591,69415725409</text:p>
          </table:table-cell>
          <table:table-cell table:formula="of:=[.G382]*[.I382]" office:value-type="float" office:value="3678.7" calcext:value-type="float">
            <text:p>3678,7</text:p>
          </table:table-cell>
          <table:table-cell table:formula="of:=IF([.L382] &lt;&gt; [.M38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6-05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83]&lt;=0;1;[.F383])" office:value-type="float" office:value="4" calcext:value-type="float">
            <text:p>4</text:p>
          </table:table-cell>
          <table:table-cell office:value-type="float" office:value="2913.02" calcext:value-type="float">
            <text:p>2913,02</text:p>
          </table:table-cell>
          <table:table-cell table:formula="of:=IF([.H383]&lt;=0;&quot;ERRO&quot;;[.H383])" office:value-type="float" office:value="2913.02" calcext:value-type="float">
            <text:p>2913,0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11652.08" calcext:value-type="float">
            <text:p>11652,08</text:p>
          </table:table-cell>
          <table:table-cell table:formula="of:=[.G383]*[.I383]" office:value-type="float" office:value="11652.08" calcext:value-type="float">
            <text:p>11652,08</text:p>
          </table:table-cell>
          <table:table-cell table:formula="of:=IF([.L383] &lt;&gt; [.M38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0-05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384]&lt;=0;1;[.F384])" office:value-type="float" office:value="1" calcext:value-type="float">
            <text:p>1</text:p>
          </table:table-cell>
          <table:table-cell office:value-type="float" office:value="4991.82" calcext:value-type="float">
            <text:p>4991,82</text:p>
          </table:table-cell>
          <table:table-cell table:formula="of:=IF([.H384]&lt;=0;&quot;ERRO&quot;;[.H384])" office:value-type="float" office:value="4991.82" calcext:value-type="float">
            <text:p>4991,8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/>
          <table:table-cell table:formula="of:=[.G384]*[.I384]" office:value-type="float" office:value="4991.82" calcext:value-type="float">
            <text:p>4991,82</text:p>
          </table:table-cell>
          <table:table-cell table:formula="of:=IF([.L384] &lt;&gt; [.M38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7-03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385]&lt;=0;1;[.F385])" office:value-type="float" office:value="1" calcext:value-type="float">
            <text:p>1</text:p>
          </table:table-cell>
          <table:table-cell office:value-type="float" office:value="653.34" calcext:value-type="float">
            <text:p>653,34</text:p>
          </table:table-cell>
          <table:table-cell table:formula="of:=IF([.H385]&lt;=0;&quot;ERRO&quot;;[.H385])" office:value-type="float" office:value="653.34" calcext:value-type="float">
            <text:p>653,3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/>
          <table:table-cell table:formula="of:=[.G385]*[.I385]" office:value-type="float" office:value="653.34" calcext:value-type="float">
            <text:p>653,34</text:p>
          </table:table-cell>
          <table:table-cell table:formula="of:=IF([.L385] &lt;&gt; [.M38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6-10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386]&lt;=0;1;[.F386])" office:value-type="float" office:value="1" calcext:value-type="float">
            <text:p>1</text:p>
          </table:table-cell>
          <table:table-cell office:value-type="float" office:value="3813.43" calcext:value-type="float">
            <text:p>3813,43</text:p>
          </table:table-cell>
          <table:table-cell table:formula="of:=IF([.H386]&lt;=0;&quot;ERRO&quot;;[.H386])" office:value-type="float" office:value="3813.43" calcext:value-type="float">
            <text:p>3813,43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3813.43" calcext:value-type="float">
            <text:p>3813,43</text:p>
          </table:table-cell>
          <table:table-cell table:formula="of:=[.G386]*[.I386]" office:value-type="float" office:value="3813.43" calcext:value-type="float">
            <text:p>3813,43</text:p>
          </table:table-cell>
          <table:table-cell table:formula="of:=IF([.L386] &lt;&gt; [.M38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6-10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387]&lt;=0;1;[.F387])" office:value-type="float" office:value="1" calcext:value-type="float">
            <text:p>1</text:p>
          </table:table-cell>
          <table:table-cell office:value-type="float" office:value="593.19" calcext:value-type="float">
            <text:p>593,19</text:p>
          </table:table-cell>
          <table:table-cell table:formula="of:=IF([.H387]&lt;=0;&quot;ERRO&quot;;[.H387])" office:value-type="float" office:value="593.19" calcext:value-type="float">
            <text:p>593,1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/>
          <table:table-cell table:formula="of:=[.G387]*[.I387]" office:value-type="float" office:value="593.19" calcext:value-type="float">
            <text:p>593,19</text:p>
          </table:table-cell>
          <table:table-cell table:formula="of:=IF([.L387] &lt;&gt; [.M38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9-1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388]&lt;=0;1;[.F388])" office:value-type="float" office:value="4" calcext:value-type="float">
            <text:p>4</text:p>
          </table:table-cell>
          <table:table-cell office:value-type="float" office:value="2334.31" calcext:value-type="float">
            <text:p>2334,31</text:p>
          </table:table-cell>
          <table:table-cell table:formula="of:=IF([.H388]&lt;=0;&quot;ERRO&quot;;[.H388])" office:value-type="float" office:value="2334.31" calcext:value-type="float">
            <text:p>2334,3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9337.24" calcext:value-type="float">
            <text:p>9337,24</text:p>
          </table:table-cell>
          <table:table-cell table:formula="of:=[.G388]*[.I388]" office:value-type="float" office:value="9337.24" calcext:value-type="float">
            <text:p>9337,24</text:p>
          </table:table-cell>
          <table:table-cell table:formula="of:=IF([.L388] &lt;&gt; [.M38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4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/>
          <table:table-cell table:formula="of:=IF([.F389]&lt;=0;1;[.F389])" office:value-type="float" office:value="1" calcext:value-type="float">
            <text:p>1</text:p>
          </table:table-cell>
          <table:table-cell office:value-type="float" office:value="2276.43" calcext:value-type="float">
            <text:p>2276,43</text:p>
          </table:table-cell>
          <table:table-cell table:formula="of:=IF([.H389]&lt;=0;&quot;ERRO&quot;;[.H389])" office:value-type="float" office:value="2276.43" calcext:value-type="float">
            <text:p>2276,4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/>
          <table:table-cell table:formula="of:=[.G389]*[.I389]" office:value-type="float" office:value="2276.43" calcext:value-type="float">
            <text:p>2276,43</text:p>
          </table:table-cell>
          <table:table-cell table:formula="of:=IF([.L389] &lt;&gt; [.M38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9-03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390]&lt;=0;1;[.F390])" office:value-type="float" office:value="2" calcext:value-type="float">
            <text:p>2</text:p>
          </table:table-cell>
          <table:table-cell office:value-type="float" office:value="4010.35" calcext:value-type="float">
            <text:p>4010,35</text:p>
          </table:table-cell>
          <table:table-cell table:formula="of:=IF([.H390]&lt;=0;&quot;ERRO&quot;;[.H390])" office:value-type="float" office:value="4010.35" calcext:value-type="float">
            <text:p>4010,3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0011.3087033702" calcext:value-type="float">
            <text:p>10011,3087033702</text:p>
          </table:table-cell>
          <table:table-cell table:formula="of:=[.G390]*[.I390]" office:value-type="float" office:value="8020.7" calcext:value-type="float">
            <text:p>8020,7</text:p>
          </table:table-cell>
          <table:table-cell table:formula="of:=IF([.L390] &lt;&gt; [.M39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5-03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391]&lt;=0;1;[.F391])" office:value-type="float" office:value="3" calcext:value-type="float">
            <text:p>3</text:p>
          </table:table-cell>
          <table:table-cell office:value-type="float" office:value="1399.49" calcext:value-type="float">
            <text:p>1399,49</text:p>
          </table:table-cell>
          <table:table-cell table:formula="of:=IF([.H391]&lt;=0;&quot;ERRO&quot;;[.H391])" office:value-type="float" office:value="1399.49" calcext:value-type="float">
            <text:p>1399,4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4198.47" calcext:value-type="float">
            <text:p>4198,47</text:p>
          </table:table-cell>
          <table:table-cell table:formula="of:=[.G391]*[.I391]" office:value-type="float" office:value="4198.47" calcext:value-type="float">
            <text:p>4198,47</text:p>
          </table:table-cell>
          <table:table-cell table:formula="of:=IF([.L391] &lt;&gt; [.M39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5-05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/>
          <table:table-cell table:formula="of:=IF([.F392]&lt;=0;1;[.F392])" office:value-type="float" office:value="1" calcext:value-type="float">
            <text:p>1</text:p>
          </table:table-cell>
          <table:table-cell office:value-type="float" office:value="4939.54" calcext:value-type="float">
            <text:p>4939,54</text:p>
          </table:table-cell>
          <table:table-cell table:formula="of:=IF([.H392]&lt;=0;&quot;ERRO&quot;;[.H392])" office:value-type="float" office:value="4939.54" calcext:value-type="float">
            <text:p>4939,5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/>
          <table:table-cell table:formula="of:=[.G392]*[.I392]" office:value-type="float" office:value="4939.54" calcext:value-type="float">
            <text:p>4939,54</text:p>
          </table:table-cell>
          <table:table-cell table:formula="of:=IF([.L392] &lt;&gt; [.M39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-1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393]&lt;=0;1;[.F393])" office:value-type="float" office:value="1" calcext:value-type="float">
            <text:p>1</text:p>
          </table:table-cell>
          <table:table-cell office:value-type="float" office:value="3700.67" calcext:value-type="float">
            <text:p>3700,67</text:p>
          </table:table-cell>
          <table:table-cell table:formula="of:=IF([.H393]&lt;=0;&quot;ERRO&quot;;[.H393])" office:value-type="float" office:value="3700.67" calcext:value-type="float">
            <text:p>3700,67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-3700.67" calcext:value-type="float">
            <text:p>-3700,67</text:p>
          </table:table-cell>
          <table:table-cell table:formula="of:=[.G393]*[.I393]" office:value-type="float" office:value="3700.67" calcext:value-type="float">
            <text:p>3700,67</text:p>
          </table:table-cell>
          <table:table-cell table:formula="of:=IF([.L393] &lt;&gt; [.M39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-01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394]&lt;=0;1;[.F394])" office:value-type="float" office:value="5" calcext:value-type="float">
            <text:p>5</text:p>
          </table:table-cell>
          <table:table-cell office:value-type="float" office:value="3306.33" calcext:value-type="float">
            <text:p>3306,33</text:p>
          </table:table-cell>
          <table:table-cell table:formula="of:=IF([.H394]&lt;=0;&quot;ERRO&quot;;[.H394])" office:value-type="float" office:value="3306.33" calcext:value-type="float">
            <text:p>3306,3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20634.5395696223" calcext:value-type="float">
            <text:p>20634,5395696223</text:p>
          </table:table-cell>
          <table:table-cell table:formula="of:=[.G394]*[.I394]" office:value-type="float" office:value="16531.65" calcext:value-type="float">
            <text:p>16531,65</text:p>
          </table:table-cell>
          <table:table-cell table:formula="of:=IF([.L394] &lt;&gt; [.M39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3-12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395]&lt;=0;1;[.F395])" office:value-type="float" office:value="2" calcext:value-type="float">
            <text:p>2</text:p>
          </table:table-cell>
          <table:table-cell office:value-type="float" office:value="3595.8" calcext:value-type="float">
            <text:p>3595,8</text:p>
          </table:table-cell>
          <table:table-cell table:formula="of:=IF([.H395]&lt;=0;&quot;ERRO&quot;;[.H395])" office:value-type="float" office:value="3595.8" calcext:value-type="float">
            <text:p>3595,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7191.6" calcext:value-type="float">
            <text:p>7191,6</text:p>
          </table:table-cell>
          <table:table-cell table:formula="of:=[.G395]*[.I395]" office:value-type="float" office:value="7191.6" calcext:value-type="float">
            <text:p>7191,6</text:p>
          </table:table-cell>
          <table:table-cell table:formula="of:=IF([.L395] &lt;&gt; [.M39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3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396]&lt;=0;1;[.F396])" office:value-type="float" office:value="5" calcext:value-type="float">
            <text:p>5</text:p>
          </table:table-cell>
          <table:table-cell office:value-type="float" office:value="2430.82" calcext:value-type="float">
            <text:p>2430,82</text:p>
          </table:table-cell>
          <table:table-cell table:formula="of:=IF([.H396]&lt;=0;&quot;ERRO&quot;;[.H396])" office:value-type="float" office:value="2430.82" calcext:value-type="float">
            <text:p>2430,8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12154.1" calcext:value-type="float">
            <text:p>12154,1</text:p>
          </table:table-cell>
          <table:table-cell table:formula="of:=[.G396]*[.I396]" office:value-type="float" office:value="12154.1" calcext:value-type="float">
            <text:p>12154,1</text:p>
          </table:table-cell>
          <table:table-cell table:formula="of:=IF([.L396] &lt;&gt; [.M39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6-05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397]&lt;=0;1;[.F397])" office:value-type="float" office:value="3" calcext:value-type="float">
            <text:p>3</text:p>
          </table:table-cell>
          <table:table-cell office:value-type="float" office:value="488.57" calcext:value-type="float">
            <text:p>488,57</text:p>
          </table:table-cell>
          <table:table-cell table:formula="of:=IF([.H397]&lt;=0;&quot;ERRO&quot;;[.H397])" office:value-type="float" office:value="488.57" calcext:value-type="float">
            <text:p>488,5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1829.47564172911" calcext:value-type="float">
            <text:p>1829,47564172911</text:p>
          </table:table-cell>
          <table:table-cell table:formula="of:=[.G397]*[.I397]" office:value-type="float" office:value="1465.71" calcext:value-type="float">
            <text:p>1465,71</text:p>
          </table:table-cell>
          <table:table-cell table:formula="of:=IF([.L397] &lt;&gt; [.M39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8-07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398]&lt;=0;1;[.F398])" office:value-type="float" office:value="1" calcext:value-type="float">
            <text:p>1</text:p>
          </table:table-cell>
          <table:table-cell office:value-type="float" office:value="4861.43" calcext:value-type="float">
            <text:p>4861,43</text:p>
          </table:table-cell>
          <table:table-cell table:formula="of:=IF([.H398]&lt;=0;&quot;ERRO&quot;;[.H398])" office:value-type="float" office:value="4861.43" calcext:value-type="float">
            <text:p>4861,4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-6067.95871555162" calcext:value-type="float">
            <text:p>-6067,95871555162</text:p>
          </table:table-cell>
          <table:table-cell table:formula="of:=[.G398]*[.I398]" office:value-type="float" office:value="4861.43" calcext:value-type="float">
            <text:p>4861,43</text:p>
          </table:table-cell>
          <table:table-cell table:formula="of:=IF([.L398] &lt;&gt; [.M39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-0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399]&lt;=0;1;[.F399])" office:value-type="float" office:value="2" calcext:value-type="float">
            <text:p>2</text:p>
          </table:table-cell>
          <table:table-cell office:value-type="float" office:value="2064.19" calcext:value-type="float">
            <text:p>2064,19</text:p>
          </table:table-cell>
          <table:table-cell table:formula="of:=IF([.H399]&lt;=0;&quot;ERRO&quot;;[.H399])" office:value-type="float" office:value="2064.19" calcext:value-type="float">
            <text:p>2064,1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5152.97749882422" calcext:value-type="float">
            <text:p>5152,97749882422</text:p>
          </table:table-cell>
          <table:table-cell table:formula="of:=[.G399]*[.I399]" office:value-type="float" office:value="4128.38" calcext:value-type="float">
            <text:p>4128,38</text:p>
          </table:table-cell>
          <table:table-cell table:formula="of:=IF([.L399] &lt;&gt; [.M39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15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400]&lt;=0;1;[.F400])" office:value-type="float" office:value="1" calcext:value-type="float">
            <text:p>1</text:p>
          </table:table-cell>
          <table:table-cell office:value-type="float" office:value="1809.15" calcext:value-type="float">
            <text:p>1809,15</text:p>
          </table:table-cell>
          <table:table-cell table:formula="of:=IF([.H400]&lt;=0;&quot;ERRO&quot;;[.H400])" office:value-type="float" office:value="1809.15" calcext:value-type="float">
            <text:p>1809,1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/>
          <table:table-cell table:formula="of:=[.G400]*[.I400]" office:value-type="float" office:value="1809.15" calcext:value-type="float">
            <text:p>1809,15</text:p>
          </table:table-cell>
          <table:table-cell table:formula="of:=IF([.L400] &lt;&gt; [.M40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30-1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401]&lt;=0;1;[.F401])" office:value-type="float" office:value="4" calcext:value-type="float">
            <text:p>4</text:p>
          </table:table-cell>
          <table:table-cell office:value-type="float" office:value="3417.13" calcext:value-type="float">
            <text:p>3417,13</text:p>
          </table:table-cell>
          <table:table-cell table:formula="of:=IF([.H401]&lt;=0;&quot;ERRO&quot;;[.H401])" office:value-type="float" office:value="3417.13" calcext:value-type="float">
            <text:p>3417,1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13668.52" calcext:value-type="float">
            <text:p>13668,52</text:p>
          </table:table-cell>
          <table:table-cell table:formula="of:=[.G401]*[.I401]" office:value-type="float" office:value="13668.52" calcext:value-type="float">
            <text:p>13668,52</text:p>
          </table:table-cell>
          <table:table-cell table:formula="of:=IF([.L401] &lt;&gt; [.M40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2-05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402]&lt;=0;1;[.F402])" office:value-type="float" office:value="4" calcext:value-type="float">
            <text:p>4</text:p>
          </table:table-cell>
          <table:table-cell office:value-type="float" office:value="3230.7" calcext:value-type="float">
            <text:p>3230,7</text:p>
          </table:table-cell>
          <table:table-cell table:formula="of:=IF([.H402]&lt;=0;&quot;ERRO&quot;;[.H402])" office:value-type="float" office:value="3230.7" calcext:value-type="float">
            <text:p>3230,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2922.8" calcext:value-type="float">
            <text:p>12922,8</text:p>
          </table:table-cell>
          <table:table-cell table:formula="of:=[.G402]*[.I402]" office:value-type="float" office:value="12922.8" calcext:value-type="float">
            <text:p>12922,8</text:p>
          </table:table-cell>
          <table:table-cell table:formula="of:=IF([.L402] &lt;&gt; [.M40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7-06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403]&lt;=0;1;[.F403])" office:value-type="float" office:value="2" calcext:value-type="float">
            <text:p>2</text:p>
          </table:table-cell>
          <table:table-cell office:value-type="float" office:value="2318.03" calcext:value-type="float">
            <text:p>2318,03</text:p>
          </table:table-cell>
          <table:table-cell table:formula="of:=IF([.H403]&lt;=0;&quot;ERRO&quot;;[.H403])" office:value-type="float" office:value="2318.03" calcext:value-type="float">
            <text:p>2318,0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5786.65550729318" calcext:value-type="float">
            <text:p>5786,65550729318</text:p>
          </table:table-cell>
          <table:table-cell table:formula="of:=[.G403]*[.I403]" office:value-type="float" office:value="4636.06" calcext:value-type="float">
            <text:p>4636,06</text:p>
          </table:table-cell>
          <table:table-cell table:formula="of:=IF([.L403] &lt;&gt; [.M40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-03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404]&lt;=0;1;[.F404])" office:value-type="float" office:value="3" calcext:value-type="float">
            <text:p>3</text:p>
          </table:table-cell>
          <table:table-cell office:value-type="float" office:value="4024.98" calcext:value-type="float">
            <text:p>4024,98</text:p>
          </table:table-cell>
          <table:table-cell table:formula="of:=IF([.H404]&lt;=0;&quot;ERRO&quot;;[.H404])" office:value-type="float" office:value="4024.98" calcext:value-type="float">
            <text:p>4024,9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5071.7458469551" calcext:value-type="float">
            <text:p>15071,7458469551</text:p>
          </table:table-cell>
          <table:table-cell table:formula="of:=[.G404]*[.I404]" office:value-type="float" office:value="12074.94" calcext:value-type="float">
            <text:p>12074,94</text:p>
          </table:table-cell>
          <table:table-cell table:formula="of:=IF([.L404] &lt;&gt; [.M40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7-0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405]&lt;=0;1;[.F405])" office:value-type="float" office:value="3" calcext:value-type="float">
            <text:p>3</text:p>
          </table:table-cell>
          <table:table-cell office:value-type="float" office:value="3116.48" calcext:value-type="float">
            <text:p>3116,48</text:p>
          </table:table-cell>
          <table:table-cell table:formula="of:=IF([.H405]&lt;=0;&quot;ERRO&quot;;[.H405])" office:value-type="float" office:value="3116.48" calcext:value-type="float">
            <text:p>3116,4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9349.44" calcext:value-type="float">
            <text:p>9349,44</text:p>
          </table:table-cell>
          <table:table-cell table:formula="of:=[.G405]*[.I405]" office:value-type="float" office:value="9349.44" calcext:value-type="float">
            <text:p>9349,44</text:p>
          </table:table-cell>
          <table:table-cell table:formula="of:=IF([.L405] &lt;&gt; [.M40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6-02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406]&lt;=0;1;[.F406])" office:value-type="float" office:value="4" calcext:value-type="float">
            <text:p>4</text:p>
          </table:table-cell>
          <table:table-cell office:value-type="float" office:value="3298" calcext:value-type="float">
            <text:p>3298</text:p>
          </table:table-cell>
          <table:table-cell table:formula="of:=IF([.H406]&lt;=0;&quot;ERRO&quot;;[.H406])" office:value-type="float" office:value="3298" calcext:value-type="float">
            <text:p>329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13192" calcext:value-type="float">
            <text:p>13192</text:p>
          </table:table-cell>
          <table:table-cell table:formula="of:=[.G406]*[.I406]" office:value-type="float" office:value="13192" calcext:value-type="float">
            <text:p>13192</text:p>
          </table:table-cell>
          <table:table-cell table:formula="of:=IF([.L406] &lt;&gt; [.M40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8-08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407]&lt;=0;1;[.F407])" office:value-type="float" office:value="1" calcext:value-type="float">
            <text:p>1</text:p>
          </table:table-cell>
          <table:table-cell office:value-type="float" office:value="3835.81" calcext:value-type="float">
            <text:p>3835,81</text:p>
          </table:table-cell>
          <table:table-cell table:formula="of:=IF([.H407]&lt;=0;&quot;ERRO&quot;;[.H407])" office:value-type="float" office:value="3835.81" calcext:value-type="float">
            <text:p>3835,8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-4787.79633167609" calcext:value-type="float">
            <text:p>-4787,79633167609</text:p>
          </table:table-cell>
          <table:table-cell table:formula="of:=[.G407]*[.I407]" office:value-type="float" office:value="3835.81" calcext:value-type="float">
            <text:p>3835,81</text:p>
          </table:table-cell>
          <table:table-cell table:formula="of:=IF([.L407] &lt;&gt; [.M40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4-1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408]&lt;=0;1;[.F408])" office:value-type="float" office:value="1" calcext:value-type="float">
            <text:p>1</text:p>
          </table:table-cell>
          <table:table-cell office:value-type="float" office:value="3088.97" calcext:value-type="float">
            <text:p>3088,97</text:p>
          </table:table-cell>
          <table:table-cell table:formula="of:=IF([.H408]&lt;=0;&quot;ERRO&quot;;[.H408])" office:value-type="float" office:value="3088.97" calcext:value-type="float">
            <text:p>3088,9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/>
          <table:table-cell table:formula="of:=[.G408]*[.I408]" office:value-type="float" office:value="3088.97" calcext:value-type="float">
            <text:p>3088,97</text:p>
          </table:table-cell>
          <table:table-cell table:formula="of:=IF([.L408] &lt;&gt; [.M40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4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409]&lt;=0;1;[.F409])" office:value-type="float" office:value="3" calcext:value-type="float">
            <text:p>3</text:p>
          </table:table-cell>
          <table:table-cell office:value-type="float" office:value="2516.37" calcext:value-type="float">
            <text:p>2516,37</text:p>
          </table:table-cell>
          <table:table-cell table:formula="of:=IF([.H409]&lt;=0;&quot;ERRO&quot;;[.H409])" office:value-type="float" office:value="2516.37" calcext:value-type="float">
            <text:p>2516,3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7549.11" calcext:value-type="float">
            <text:p>7549,11</text:p>
          </table:table-cell>
          <table:table-cell table:formula="of:=[.G409]*[.I409]" office:value-type="float" office:value="7549.11" calcext:value-type="float">
            <text:p>7549,11</text:p>
          </table:table-cell>
          <table:table-cell table:formula="of:=IF([.L409] &lt;&gt; [.M40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4-03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410]&lt;=0;1;[.F410])" office:value-type="float" office:value="1" calcext:value-type="float">
            <text:p>1</text:p>
          </table:table-cell>
          <table:table-cell office:value-type="float" office:value="1871.31" calcext:value-type="float">
            <text:p>1871,31</text:p>
          </table:table-cell>
          <table:table-cell table:formula="of:=IF([.H410]&lt;=0;&quot;ERRO&quot;;[.H410])" office:value-type="float" office:value="1871.31" calcext:value-type="float">
            <text:p>1871,3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/>
          <table:table-cell table:formula="of:=[.G410]*[.I410]" office:value-type="float" office:value="1871.31" calcext:value-type="float">
            <text:p>1871,31</text:p>
          </table:table-cell>
          <table:table-cell table:formula="of:=IF([.L410] &lt;&gt; [.M41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2-01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411]&lt;=0;1;[.F411])" office:value-type="float" office:value="3" calcext:value-type="float">
            <text:p>3</text:p>
          </table:table-cell>
          <table:table-cell office:value-type="float" office:value="4098.28" calcext:value-type="float">
            <text:p>4098,28</text:p>
          </table:table-cell>
          <table:table-cell table:formula="of:=IF([.H411]&lt;=0;&quot;ERRO&quot;;[.H411])" office:value-type="float" office:value="4098.28" calcext:value-type="float">
            <text:p>4098,2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12294.84" calcext:value-type="float">
            <text:p>12294,84</text:p>
          </table:table-cell>
          <table:table-cell table:formula="of:=[.G411]*[.I411]" office:value-type="float" office:value="12294.84" calcext:value-type="float">
            <text:p>12294,84</text:p>
          </table:table-cell>
          <table:table-cell table:formula="of:=IF([.L411] &lt;&gt; [.M41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3-02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412]&lt;=0;1;[.F412])" office:value-type="float" office:value="2" calcext:value-type="float">
            <text:p>2</text:p>
          </table:table-cell>
          <table:table-cell office:value-type="float" office:value="1522.86" calcext:value-type="float">
            <text:p>1522,86</text:p>
          </table:table-cell>
          <table:table-cell table:formula="of:=IF([.H412]&lt;=0;&quot;ERRO&quot;;[.H412])" office:value-type="float" office:value="1522.86" calcext:value-type="float">
            <text:p>1522,8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3045.72" calcext:value-type="float">
            <text:p>3045,72</text:p>
          </table:table-cell>
          <table:table-cell table:formula="of:=[.G412]*[.I412]" office:value-type="float" office:value="3045.72" calcext:value-type="float">
            <text:p>3045,72</text:p>
          </table:table-cell>
          <table:table-cell table:formula="of:=IF([.L412] &lt;&gt; [.M41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8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413]&lt;=0;1;[.F413])" office:value-type="float" office:value="1" calcext:value-type="float">
            <text:p>1</text:p>
          </table:table-cell>
          <table:table-cell office:value-type="float" office:value="3490.01" calcext:value-type="float">
            <text:p>3490,01</text:p>
          </table:table-cell>
          <table:table-cell table:formula="of:=IF([.H413]&lt;=0;&quot;ERRO&quot;;[.H413])" office:value-type="float" office:value="3490.01" calcext:value-type="float">
            <text:p>3490,0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-4356.17433488959" calcext:value-type="float">
            <text:p>-4356,17433488959</text:p>
          </table:table-cell>
          <table:table-cell table:formula="of:=[.G413]*[.I413]" office:value-type="float" office:value="3490.01" calcext:value-type="float">
            <text:p>3490,01</text:p>
          </table:table-cell>
          <table:table-cell table:formula="of:=IF([.L413] &lt;&gt; [.M41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-01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414]&lt;=0;1;[.F414])" office:value-type="float" office:value="1" calcext:value-type="float">
            <text:p>1</text:p>
          </table:table-cell>
          <table:table-cell office:value-type="float" office:value="2932.99" calcext:value-type="float">
            <text:p>2932,99</text:p>
          </table:table-cell>
          <table:table-cell table:formula="of:=IF([.H414]&lt;=0;&quot;ERRO&quot;;[.H414])" office:value-type="float" office:value="2932.99" calcext:value-type="float">
            <text:p>2932,9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/>
          <table:table-cell table:formula="of:=[.G414]*[.I414]" office:value-type="float" office:value="2932.99" calcext:value-type="float">
            <text:p>2932,99</text:p>
          </table:table-cell>
          <table:table-cell table:formula="of:=IF([.L414] &lt;&gt; [.M41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3-1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/>
          <table:table-cell table:formula="of:=IF([.F415]&lt;=0;1;[.F415])" office:value-type="float" office:value="1" calcext:value-type="float">
            <text:p>1</text:p>
          </table:table-cell>
          <table:table-cell office:value-type="float" office:value="3456.27" calcext:value-type="float">
            <text:p>3456,27</text:p>
          </table:table-cell>
          <table:table-cell table:formula="of:=IF([.H415]&lt;=0;&quot;ERRO&quot;;[.H415])" office:value-type="float" office:value="3456.27" calcext:value-type="float">
            <text:p>3456,2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/>
          <table:table-cell table:formula="of:=[.G415]*[.I415]" office:value-type="float" office:value="3456.27" calcext:value-type="float">
            <text:p>3456,27</text:p>
          </table:table-cell>
          <table:table-cell table:formula="of:=IF([.L415] &lt;&gt; [.M41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2-05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16]&lt;=0;1;[.F416])" office:value-type="float" office:value="1" calcext:value-type="float">
            <text:p>1</text:p>
          </table:table-cell>
          <table:table-cell office:value-type="float" office:value="2228.99" calcext:value-type="float">
            <text:p>2228,99</text:p>
          </table:table-cell>
          <table:table-cell table:formula="of:=IF([.H416]&lt;=0;&quot;ERRO&quot;;[.H416])" office:value-type="float" office:value="2228.99" calcext:value-type="float">
            <text:p>2228,9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2228.99" calcext:value-type="float">
            <text:p>2228,99</text:p>
          </table:table-cell>
          <table:table-cell table:formula="of:=[.G416]*[.I416]" office:value-type="float" office:value="2228.99" calcext:value-type="float">
            <text:p>2228,99</text:p>
          </table:table-cell>
          <table:table-cell table:formula="of:=IF([.L416] &lt;&gt; [.M41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3-0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417]&lt;=0;1;[.F417])" office:value-type="float" office:value="2" calcext:value-type="float">
            <text:p>2</text:p>
          </table:table-cell>
          <table:table-cell office:value-type="float" office:value="1174.98" calcext:value-type="float">
            <text:p>1174,98</text:p>
          </table:table-cell>
          <table:table-cell table:formula="of:=IF([.H417]&lt;=0;&quot;ERRO&quot;;[.H417])" office:value-type="float" office:value="1174.98" calcext:value-type="float">
            <text:p>1174,9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2933.18226595831" calcext:value-type="float">
            <text:p>2933,18226595831</text:p>
          </table:table-cell>
          <table:table-cell table:formula="of:=[.G417]*[.I417]" office:value-type="float" office:value="2349.96" calcext:value-type="float">
            <text:p>2349,96</text:p>
          </table:table-cell>
          <table:table-cell table:formula="of:=IF([.L417] &lt;&gt; [.M41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3-03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18]&lt;=0;1;[.F418])" office:value-type="float" office:value="2" calcext:value-type="float">
            <text:p>2</text:p>
          </table:table-cell>
          <table:table-cell office:value-type="float" office:value="3099.13" calcext:value-type="float">
            <text:p>3099,13</text:p>
          </table:table-cell>
          <table:table-cell table:formula="of:=IF([.H418]&lt;=0;&quot;ERRO&quot;;[.H418])" office:value-type="float" office:value="3099.13" calcext:value-type="float">
            <text:p>3099,1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7736.56841469588" calcext:value-type="float">
            <text:p>7736,56841469588</text:p>
          </table:table-cell>
          <table:table-cell table:formula="of:=[.G418]*[.I418]" office:value-type="float" office:value="6198.26" calcext:value-type="float">
            <text:p>6198,26</text:p>
          </table:table-cell>
          <table:table-cell table:formula="of:=IF([.L418] &lt;&gt; [.M41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0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19]&lt;=0;1;[.F419])" office:value-type="float" office:value="1" calcext:value-type="float">
            <text:p>1</text:p>
          </table:table-cell>
          <table:table-cell office:value-type="float" office:value="1739.18" calcext:value-type="float">
            <text:p>1739,18</text:p>
          </table:table-cell>
          <table:table-cell table:formula="of:=IF([.H419]&lt;=0;&quot;ERRO&quot;;[.H419])" office:value-type="float" office:value="1739.18" calcext:value-type="float">
            <text:p>1739,1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1739.18" calcext:value-type="float">
            <text:p>1739,18</text:p>
          </table:table-cell>
          <table:table-cell table:formula="of:=[.G419]*[.I419]" office:value-type="float" office:value="1739.18" calcext:value-type="float">
            <text:p>1739,18</text:p>
          </table:table-cell>
          <table:table-cell table:formula="of:=IF([.L419] &lt;&gt; [.M41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1-06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420]&lt;=0;1;[.F420])" office:value-type="float" office:value="4" calcext:value-type="float">
            <text:p>4</text:p>
          </table:table-cell>
          <table:table-cell office:value-type="float" office:value="4785.24" calcext:value-type="float">
            <text:p>4785,24</text:p>
          </table:table-cell>
          <table:table-cell table:formula="of:=IF([.H420]&lt;=0;&quot;ERRO&quot;;[.H420])" office:value-type="float" office:value="4785.24" calcext:value-type="float">
            <text:p>4785,2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23891.4383331705" calcext:value-type="float">
            <text:p>23891,4383331705</text:p>
          </table:table-cell>
          <table:table-cell table:formula="of:=[.G420]*[.I420]" office:value-type="float" office:value="19140.96" calcext:value-type="float">
            <text:p>19140,96</text:p>
          </table:table-cell>
          <table:table-cell table:formula="of:=IF([.L420] &lt;&gt; [.M42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421]&lt;=0;1;[.F421])" office:value-type="float" office:value="5" calcext:value-type="float">
            <text:p>5</text:p>
          </table:table-cell>
          <table:table-cell office:value-type="float" office:value="456.75" calcext:value-type="float">
            <text:p>456,75</text:p>
          </table:table-cell>
          <table:table-cell table:formula="of:=IF([.H421]&lt;=0;&quot;ERRO&quot;;[.H421])" office:value-type="float" office:value="456.75" calcext:value-type="float">
            <text:p>456,7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2283.75" calcext:value-type="float">
            <text:p>2283,75</text:p>
          </table:table-cell>
          <table:table-cell table:formula="of:=[.G421]*[.I421]" office:value-type="float" office:value="2283.75" calcext:value-type="float">
            <text:p>2283,75</text:p>
          </table:table-cell>
          <table:table-cell table:formula="of:=IF([.L421] &lt;&gt; [.M42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7-07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422]&lt;=0;1;[.F422])" office:value-type="float" office:value="5" calcext:value-type="float">
            <text:p>5</text:p>
          </table:table-cell>
          <table:table-cell office:value-type="float" office:value="2346.47" calcext:value-type="float">
            <text:p>2346,47</text:p>
          </table:table-cell>
          <table:table-cell table:formula="of:=IF([.H422]&lt;=0;&quot;ERRO&quot;;[.H422])" office:value-type="float" office:value="2346.47" calcext:value-type="float">
            <text:p>2346,4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11732.35" calcext:value-type="float">
            <text:p>11732,35</text:p>
          </table:table-cell>
          <table:table-cell table:formula="of:=[.G422]*[.I422]" office:value-type="float" office:value="11732.35" calcext:value-type="float">
            <text:p>11732,35</text:p>
          </table:table-cell>
          <table:table-cell table:formula="of:=IF([.L422] &lt;&gt; [.M42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6-05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423]&lt;=0;1;[.F423])" office:value-type="float" office:value="1" calcext:value-type="float">
            <text:p>1</text:p>
          </table:table-cell>
          <table:table-cell office:value-type="float" office:value="169.75" calcext:value-type="float">
            <text:p>169,75</text:p>
          </table:table-cell>
          <table:table-cell table:formula="of:=IF([.H423]&lt;=0;&quot;ERRO&quot;;[.H423])" office:value-type="float" office:value="169.75" calcext:value-type="float">
            <text:p>169,7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/>
          <table:table-cell table:formula="of:=[.G423]*[.I423]" office:value-type="float" office:value="169.75" calcext:value-type="float">
            <text:p>169,75</text:p>
          </table:table-cell>
          <table:table-cell table:formula="of:=IF([.L423] &lt;&gt; [.M42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1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424]&lt;=0;1;[.F424])" office:value-type="float" office:value="4" calcext:value-type="float">
            <text:p>4</text:p>
          </table:table-cell>
          <table:table-cell office:value-type="float" office:value="3222.81" calcext:value-type="float">
            <text:p>3222,81</text:p>
          </table:table-cell>
          <table:table-cell table:formula="of:=IF([.H424]&lt;=0;&quot;ERRO&quot;;[.H424])" office:value-type="float" office:value="3222.81" calcext:value-type="float">
            <text:p>3222,8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12891.24" calcext:value-type="float">
            <text:p>12891,24</text:p>
          </table:table-cell>
          <table:table-cell table:formula="of:=[.G424]*[.I424]" office:value-type="float" office:value="12891.24" calcext:value-type="float">
            <text:p>12891,24</text:p>
          </table:table-cell>
          <table:table-cell table:formula="of:=IF([.L424] &lt;&gt; [.M42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9-02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25]&lt;=0;1;[.F425])" office:value-type="float" office:value="1" calcext:value-type="float">
            <text:p>1</text:p>
          </table:table-cell>
          <table:table-cell office:value-type="float" office:value="4924.12" calcext:value-type="float">
            <text:p>4924,12</text:p>
          </table:table-cell>
          <table:table-cell table:formula="of:=IF([.H425]&lt;=0;&quot;ERRO&quot;;[.H425])" office:value-type="float" office:value="4924.12" calcext:value-type="float">
            <text:p>4924,1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4924.12" calcext:value-type="float">
            <text:p>4924,12</text:p>
          </table:table-cell>
          <table:table-cell table:formula="of:=[.G425]*[.I425]" office:value-type="float" office:value="4924.12" calcext:value-type="float">
            <text:p>4924,12</text:p>
          </table:table-cell>
          <table:table-cell table:formula="of:=IF([.L425] &lt;&gt; [.M42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426]&lt;=0;1;[.F426])" office:value-type="float" office:value="1" calcext:value-type="float">
            <text:p>1</text:p>
          </table:table-cell>
          <table:table-cell office:value-type="float" office:value="4718.23" calcext:value-type="float">
            <text:p>4718,23</text:p>
          </table:table-cell>
          <table:table-cell table:formula="of:=IF([.H426]&lt;=0;&quot;ERRO&quot;;[.H426])" office:value-type="float" office:value="4718.23" calcext:value-type="float">
            <text:p>4718,2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-4718.23" calcext:value-type="float">
            <text:p>-4718,23</text:p>
          </table:table-cell>
          <table:table-cell table:formula="of:=[.G426]*[.I426]" office:value-type="float" office:value="4718.23" calcext:value-type="float">
            <text:p>4718,23</text:p>
          </table:table-cell>
          <table:table-cell table:formula="of:=IF([.L426] &lt;&gt; [.M42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7-06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427]&lt;=0;1;[.F427])" office:value-type="float" office:value="2" calcext:value-type="float">
            <text:p>2</text:p>
          </table:table-cell>
          <table:table-cell office:value-type="float" office:value="2318.03" calcext:value-type="float">
            <text:p>2318,03</text:p>
          </table:table-cell>
          <table:table-cell table:formula="of:=IF([.H427]&lt;=0;&quot;ERRO&quot;;[.H427])" office:value-type="float" office:value="2318.03" calcext:value-type="float">
            <text:p>2318,0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5786.65550729318" calcext:value-type="float">
            <text:p>5786,65550729318</text:p>
          </table:table-cell>
          <table:table-cell table:formula="of:=[.G427]*[.I427]" office:value-type="float" office:value="4636.06" calcext:value-type="float">
            <text:p>4636,06</text:p>
          </table:table-cell>
          <table:table-cell table:formula="of:=IF([.L427] &lt;&gt; [.M42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4-1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428]&lt;=0;1;[.F428])" office:value-type="float" office:value="1" calcext:value-type="float">
            <text:p>1</text:p>
          </table:table-cell>
          <table:table-cell office:value-type="float" office:value="2216.14" calcext:value-type="float">
            <text:p>2216,14</text:p>
          </table:table-cell>
          <table:table-cell table:formula="of:=IF([.H428]&lt;=0;&quot;ERRO&quot;;[.H428])" office:value-type="float" office:value="2216.14" calcext:value-type="float">
            <text:p>2216,1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2216.14" calcext:value-type="float">
            <text:p>2216,14</text:p>
          </table:table-cell>
          <table:table-cell table:formula="of:=[.G428]*[.I428]" office:value-type="float" office:value="2216.14" calcext:value-type="float">
            <text:p>2216,14</text:p>
          </table:table-cell>
          <table:table-cell table:formula="of:=IF([.L428] &lt;&gt; [.M42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1-1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429]&lt;=0;1;[.F429])" office:value-type="float" office:value="4" calcext:value-type="float">
            <text:p>4</text:p>
          </table:table-cell>
          <table:table-cell office:value-type="float" office:value="3313.8" calcext:value-type="float">
            <text:p>3313,8</text:p>
          </table:table-cell>
          <table:table-cell table:formula="of:=IF([.H429]&lt;=0;&quot;ERRO&quot;;[.H429])" office:value-type="float" office:value="3313.8" calcext:value-type="float">
            <text:p>3313,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13255.2" calcext:value-type="float">
            <text:p>13255,2</text:p>
          </table:table-cell>
          <table:table-cell table:formula="of:=[.G429]*[.I429]" office:value-type="float" office:value="13255.2" calcext:value-type="float">
            <text:p>13255,2</text:p>
          </table:table-cell>
          <table:table-cell table:formula="of:=IF([.L429] &lt;&gt; [.M42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-06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430]&lt;=0;1;[.F430])" office:value-type="float" office:value="1" calcext:value-type="float">
            <text:p>1</text:p>
          </table:table-cell>
          <table:table-cell office:value-type="float" office:value="3301.93" calcext:value-type="float">
            <text:p>3301,93</text:p>
          </table:table-cell>
          <table:table-cell table:formula="of:=IF([.H430]&lt;=0;&quot;ERRO&quot;;[.H430])" office:value-type="float" office:value="3301.93" calcext:value-type="float">
            <text:p>3301,9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/>
          <table:table-cell table:formula="of:=[.G430]*[.I430]" office:value-type="float" office:value="3301.93" calcext:value-type="float">
            <text:p>3301,93</text:p>
          </table:table-cell>
          <table:table-cell table:formula="of:=IF([.L430] &lt;&gt; [.M43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7-05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431]&lt;=0;1;[.F431])" office:value-type="float" office:value="1" calcext:value-type="float">
            <text:p>1</text:p>
          </table:table-cell>
          <table:table-cell office:value-type="float" office:value="384.68" calcext:value-type="float">
            <text:p>384,68</text:p>
          </table:table-cell>
          <table:table-cell table:formula="of:=IF([.H431]&lt;=0;&quot;ERRO&quot;;[.H431])" office:value-type="float" office:value="384.68" calcext:value-type="float">
            <text:p>384,6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-384.68" calcext:value-type="float">
            <text:p>-384,68</text:p>
          </table:table-cell>
          <table:table-cell table:formula="of:=[.G431]*[.I431]" office:value-type="float" office:value="384.68" calcext:value-type="float">
            <text:p>384,68</text:p>
          </table:table-cell>
          <table:table-cell table:formula="of:=IF([.L431] &lt;&gt; [.M43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-03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432]&lt;=0;1;[.F432])" office:value-type="float" office:value="5" calcext:value-type="float">
            <text:p>5</text:p>
          </table:table-cell>
          <table:table-cell office:value-type="float" office:value="224.79" calcext:value-type="float">
            <text:p>224,79</text:p>
          </table:table-cell>
          <table:table-cell table:formula="of:=IF([.H432]&lt;=0;&quot;ERRO&quot;;[.H432])" office:value-type="float" office:value="224.79" calcext:value-type="float">
            <text:p>224,7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123.95" calcext:value-type="float">
            <text:p>1123,95</text:p>
          </table:table-cell>
          <table:table-cell table:formula="of:=[.G432]*[.I432]" office:value-type="float" office:value="1123.95" calcext:value-type="float">
            <text:p>1123,95</text:p>
          </table:table-cell>
          <table:table-cell table:formula="of:=IF([.L432] &lt;&gt; [.M43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6-1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33]&lt;=0;1;[.F433])" office:value-type="float" office:value="1" calcext:value-type="float">
            <text:p>1</text:p>
          </table:table-cell>
          <table:table-cell office:value-type="float" office:value="2002.66" calcext:value-type="float">
            <text:p>2002,66</text:p>
          </table:table-cell>
          <table:table-cell table:formula="of:=IF([.H433]&lt;=0;&quot;ERRO&quot;;[.H433])" office:value-type="float" office:value="2002.66" calcext:value-type="float">
            <text:p>2002,6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2002.66" calcext:value-type="float">
            <text:p>2002,66</text:p>
          </table:table-cell>
          <table:table-cell table:formula="of:=[.G433]*[.I433]" office:value-type="float" office:value="2002.66" calcext:value-type="float">
            <text:p>2002,66</text:p>
          </table:table-cell>
          <table:table-cell table:formula="of:=IF([.L433] &lt;&gt; [.M43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7-0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434]&lt;=0;1;[.F434])" office:value-type="float" office:value="5" calcext:value-type="float">
            <text:p>5</text:p>
          </table:table-cell>
          <table:table-cell office:value-type="float" office:value="1863.98" calcext:value-type="float">
            <text:p>1863,98</text:p>
          </table:table-cell>
          <table:table-cell table:formula="of:=IF([.H434]&lt;=0;&quot;ERRO&quot;;[.H434])" office:value-type="float" office:value="1863.98" calcext:value-type="float">
            <text:p>1863,9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1632.949241904" calcext:value-type="float">
            <text:p>11632,949241904</text:p>
          </table:table-cell>
          <table:table-cell table:formula="of:=[.G434]*[.I434]" office:value-type="float" office:value="9319.9" calcext:value-type="float">
            <text:p>9319,9</text:p>
          </table:table-cell>
          <table:table-cell table:formula="of:=IF([.L434] &lt;&gt; [.M43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3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435]&lt;=0;1;[.F435])" office:value-type="float" office:value="1" calcext:value-type="float">
            <text:p>1</text:p>
          </table:table-cell>
          <table:table-cell office:value-type="float" office:value="4790.25" calcext:value-type="float">
            <text:p>4790,25</text:p>
          </table:table-cell>
          <table:table-cell table:formula="of:=IF([.H435]&lt;=0;&quot;ERRO&quot;;[.H435])" office:value-type="float" office:value="4790.25" calcext:value-type="float">
            <text:p>4790,2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-4790.25" calcext:value-type="float">
            <text:p>-4790,25</text:p>
          </table:table-cell>
          <table:table-cell table:formula="of:=[.G435]*[.I435]" office:value-type="float" office:value="4790.25" calcext:value-type="float">
            <text:p>4790,25</text:p>
          </table:table-cell>
          <table:table-cell table:formula="of:=IF([.L435] &lt;&gt; [.M43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4-03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436]&lt;=0;1;[.F436])" office:value-type="float" office:value="1" calcext:value-type="float">
            <text:p>1</text:p>
          </table:table-cell>
          <table:table-cell office:value-type="float" office:value="1790.53" calcext:value-type="float">
            <text:p>1790,53</text:p>
          </table:table-cell>
          <table:table-cell table:formula="of:=IF([.H436]&lt;=0;&quot;ERRO&quot;;[.H436])" office:value-type="float" office:value="1790.53" calcext:value-type="float">
            <text:p>1790,5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-1790.53" calcext:value-type="float">
            <text:p>-1790,53</text:p>
          </table:table-cell>
          <table:table-cell table:formula="of:=[.G436]*[.I436]" office:value-type="float" office:value="1790.53" calcext:value-type="float">
            <text:p>1790,53</text:p>
          </table:table-cell>
          <table:table-cell table:formula="of:=IF([.L436] &lt;&gt; [.M43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1-01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/>
          <table:table-cell table:formula="of:=IF([.F437]&lt;=0;1;[.F437])" office:value-type="float" office:value="1" calcext:value-type="float">
            <text:p>1</text:p>
          </table:table-cell>
          <table:table-cell office:value-type="float" office:value="2206.14" calcext:value-type="float">
            <text:p>2206,14</text:p>
          </table:table-cell>
          <table:table-cell table:formula="of:=IF([.H437]&lt;=0;&quot;ERRO&quot;;[.H437])" office:value-type="float" office:value="2206.14" calcext:value-type="float">
            <text:p>2206,1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/>
          <table:table-cell table:formula="of:=[.G437]*[.I437]" office:value-type="float" office:value="2206.14" calcext:value-type="float">
            <text:p>2206,14</text:p>
          </table:table-cell>
          <table:table-cell table:formula="of:=IF([.L437] &lt;&gt; [.M43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19-07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438]&lt;=0;1;[.F438])" office:value-type="float" office:value="4" calcext:value-type="float">
            <text:p>4</text:p>
          </table:table-cell>
          <table:table-cell office:value-type="float" office:value="2123.03" calcext:value-type="float">
            <text:p>2123,03</text:p>
          </table:table-cell>
          <table:table-cell table:formula="of:=IF([.H438]&lt;=0;&quot;ERRO&quot;;[.H438])" office:value-type="float" office:value="2123.03" calcext:value-type="float">
            <text:p>2123,0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8492.12" calcext:value-type="float">
            <text:p>8492,12</text:p>
          </table:table-cell>
          <table:table-cell table:formula="of:=[.G438]*[.I438]" office:value-type="float" office:value="8492.12" calcext:value-type="float">
            <text:p>8492,12</text:p>
          </table:table-cell>
          <table:table-cell table:formula="of:=IF([.L438] &lt;&gt; [.M43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1-10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439]&lt;=0;1;[.F439])" office:value-type="float" office:value="1" calcext:value-type="float">
            <text:p>1</text:p>
          </table:table-cell>
          <table:table-cell office:value-type="float" office:value="2159.11" calcext:value-type="float">
            <text:p>2159,11</text:p>
          </table:table-cell>
          <table:table-cell table:formula="of:=IF([.H439]&lt;=0;&quot;ERRO&quot;;[.H439])" office:value-type="float" office:value="2159.11" calcext:value-type="float">
            <text:p>2159,1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2159.11" calcext:value-type="float">
            <text:p>2159,11</text:p>
          </table:table-cell>
          <table:table-cell table:formula="of:=[.G439]*[.I439]" office:value-type="float" office:value="2159.11" calcext:value-type="float">
            <text:p>2159,11</text:p>
          </table:table-cell>
          <table:table-cell table:formula="of:=IF([.L439] &lt;&gt; [.M43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1-03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440]&lt;=0;1;[.F440])" office:value-type="float" office:value="1" calcext:value-type="float">
            <text:p>1</text:p>
          </table:table-cell>
          <table:table-cell office:value-type="float" office:value="2797.67" calcext:value-type="float">
            <text:p>2797,67</text:p>
          </table:table-cell>
          <table:table-cell table:formula="of:=IF([.H440]&lt;=0;&quot;ERRO&quot;;[.H440])" office:value-type="float" office:value="2797.67" calcext:value-type="float">
            <text:p>2797,6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/>
          <table:table-cell table:formula="of:=[.G440]*[.I440]" office:value-type="float" office:value="2797.67" calcext:value-type="float">
            <text:p>2797,67</text:p>
          </table:table-cell>
          <table:table-cell table:formula="of:=IF([.L440] &lt;&gt; [.M44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2-04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441]&lt;=0;1;[.F441])" office:value-type="float" office:value="3" calcext:value-type="float">
            <text:p>3</text:p>
          </table:table-cell>
          <table:table-cell office:value-type="float" office:value="1385.61" calcext:value-type="float">
            <text:p>1385,61</text:p>
          </table:table-cell>
          <table:table-cell table:formula="of:=IF([.H441]&lt;=0;&quot;ERRO&quot;;[.H441])" office:value-type="float" office:value="1385.61" calcext:value-type="float">
            <text:p>1385,6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4156.83" calcext:value-type="float">
            <text:p>4156,83</text:p>
          </table:table-cell>
          <table:table-cell table:formula="of:=[.G441]*[.I441]" office:value-type="float" office:value="4156.83" calcext:value-type="float">
            <text:p>4156,83</text:p>
          </table:table-cell>
          <table:table-cell table:formula="of:=IF([.L441] &lt;&gt; [.M44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3-05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42]&lt;=0;1;[.F442])" office:value-type="float" office:value="1" calcext:value-type="float">
            <text:p>1</text:p>
          </table:table-cell>
          <table:table-cell office:value-type="float" office:value="2135.18" calcext:value-type="float">
            <text:p>2135,18</text:p>
          </table:table-cell>
          <table:table-cell table:formula="of:=IF([.H442]&lt;=0;&quot;ERRO&quot;;[.H442])" office:value-type="float" office:value="2135.18" calcext:value-type="float">
            <text:p>2135,1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2665.09732532846" calcext:value-type="float">
            <text:p>2665,09732532846</text:p>
          </table:table-cell>
          <table:table-cell table:formula="of:=[.G442]*[.I442]" office:value-type="float" office:value="2135.18" calcext:value-type="float">
            <text:p>2135,18</text:p>
          </table:table-cell>
          <table:table-cell table:formula="of:=IF([.L442] &lt;&gt; [.M44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5-08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443]&lt;=0;1;[.F443])" office:value-type="float" office:value="3" calcext:value-type="float">
            <text:p>3</text:p>
          </table:table-cell>
          <table:table-cell office:value-type="float" office:value="4617.65" calcext:value-type="float">
            <text:p>4617,65</text:p>
          </table:table-cell>
          <table:table-cell table:formula="of:=IF([.H443]&lt;=0;&quot;ERRO&quot;;[.H443])" office:value-type="float" office:value="4617.65" calcext:value-type="float">
            <text:p>4617,6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17291.0293244171" calcext:value-type="float">
            <text:p>17291,0293244171</text:p>
          </table:table-cell>
          <table:table-cell table:formula="of:=[.G443]*[.I443]" office:value-type="float" office:value="13852.95" calcext:value-type="float">
            <text:p>13852,95</text:p>
          </table:table-cell>
          <table:table-cell table:formula="of:=IF([.L443] &lt;&gt; [.M44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2-02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444]&lt;=0;1;[.F444])" office:value-type="float" office:value="4" calcext:value-type="float">
            <text:p>4</text:p>
          </table:table-cell>
          <table:table-cell office:value-type="float" office:value="2329.67" calcext:value-type="float">
            <text:p>2329,67</text:p>
          </table:table-cell>
          <table:table-cell table:formula="of:=IF([.H444]&lt;=0;&quot;ERRO&quot;;[.H444])" office:value-type="float" office:value="2329.67" calcext:value-type="float">
            <text:p>2329,6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11631.4264575313" calcext:value-type="float">
            <text:p>11631,4264575313</text:p>
          </table:table-cell>
          <table:table-cell table:formula="of:=[.G444]*[.I444]" office:value-type="float" office:value="9318.68" calcext:value-type="float">
            <text:p>9318,68</text:p>
          </table:table-cell>
          <table:table-cell table:formula="of:=IF([.L444] &lt;&gt; [.M44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-07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445]&lt;=0;1;[.F445])" office:value-type="float" office:value="1" calcext:value-type="float">
            <text:p>1</text:p>
          </table:table-cell>
          <table:table-cell office:value-type="float" office:value="1832.68" calcext:value-type="float">
            <text:p>1832,68</text:p>
          </table:table-cell>
          <table:table-cell table:formula="of:=IF([.H445]&lt;=0;&quot;ERRO&quot;;[.H445])" office:value-type="float" office:value="1832.68" calcext:value-type="float">
            <text:p>1832,6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1832.68" calcext:value-type="float">
            <text:p>1832,68</text:p>
          </table:table-cell>
          <table:table-cell table:formula="of:=[.G445]*[.I445]" office:value-type="float" office:value="1832.68" calcext:value-type="float">
            <text:p>1832,68</text:p>
          </table:table-cell>
          <table:table-cell table:formula="of:=IF([.L445] &lt;&gt; [.M44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1-10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446]&lt;=0;1;[.F446])" office:value-type="float" office:value="4" calcext:value-type="float">
            <text:p>4</text:p>
          </table:table-cell>
          <table:table-cell office:value-type="float" office:value="104.6" calcext:value-type="float">
            <text:p>104,6</text:p>
          </table:table-cell>
          <table:table-cell table:formula="of:=IF([.H446]&lt;=0;&quot;ERRO&quot;;[.H446])" office:value-type="float" office:value="104.6" calcext:value-type="float">
            <text:p>104,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418.4" calcext:value-type="float">
            <text:p>418,4</text:p>
          </table:table-cell>
          <table:table-cell table:formula="of:=[.G446]*[.I446]" office:value-type="float" office:value="418.4" calcext:value-type="float">
            <text:p>418,4</text:p>
          </table:table-cell>
          <table:table-cell table:formula="of:=IF([.L446] &lt;&gt; [.M44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9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447]&lt;=0;1;[.F447])" office:value-type="float" office:value="1" calcext:value-type="float">
            <text:p>1</text:p>
          </table:table-cell>
          <table:table-cell office:value-type="float" office:value="1115.25" calcext:value-type="float">
            <text:p>1115,25</text:p>
          </table:table-cell>
          <table:table-cell table:formula="of:=IF([.H447]&lt;=0;&quot;ERRO&quot;;[.H447])" office:value-type="float" office:value="1115.25" calcext:value-type="float">
            <text:p>1115,2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115.25" calcext:value-type="float">
            <text:p>1115,25</text:p>
          </table:table-cell>
          <table:table-cell table:formula="of:=[.G447]*[.I447]" office:value-type="float" office:value="1115.25" calcext:value-type="float">
            <text:p>1115,25</text:p>
          </table:table-cell>
          <table:table-cell table:formula="of:=IF([.L447] &lt;&gt; [.M44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5-01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448]&lt;=0;1;[.F448])" office:value-type="float" office:value="3" calcext:value-type="float">
            <text:p>3</text:p>
          </table:table-cell>
          <table:table-cell office:value-type="float" office:value="1161.85" calcext:value-type="float">
            <text:p>1161,85</text:p>
          </table:table-cell>
          <table:table-cell table:formula="of:=IF([.H448]&lt;=0;&quot;ERRO&quot;;[.H448])" office:value-type="float" office:value="1161.85" calcext:value-type="float">
            <text:p>1161,8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4350.60743464186" calcext:value-type="float">
            <text:p>4350,60743464186</text:p>
          </table:table-cell>
          <table:table-cell table:formula="of:=[.G448]*[.I448]" office:value-type="float" office:value="3485.55" calcext:value-type="float">
            <text:p>3485,55</text:p>
          </table:table-cell>
          <table:table-cell table:formula="of:=IF([.L448] &lt;&gt; [.M44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3-05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49]&lt;=0;1;[.F449])" office:value-type="float" office:value="1" calcext:value-type="float">
            <text:p>1</text:p>
          </table:table-cell>
          <table:table-cell office:value-type="float" office:value="2992.66" calcext:value-type="float">
            <text:p>2992,66</text:p>
          </table:table-cell>
          <table:table-cell table:formula="of:=IF([.H449]&lt;=0;&quot;ERRO&quot;;[.H449])" office:value-type="float" office:value="2992.66" calcext:value-type="float">
            <text:p>2992,6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2992.66" calcext:value-type="float">
            <text:p>2992,66</text:p>
          </table:table-cell>
          <table:table-cell table:formula="of:=[.G449]*[.I449]" office:value-type="float" office:value="2992.66" calcext:value-type="float">
            <text:p>2992,66</text:p>
          </table:table-cell>
          <table:table-cell table:formula="of:=IF([.L449] &lt;&gt; [.M44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-06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/>
          <table:table-cell table:formula="of:=IF([.F450]&lt;=0;1;[.F450])" office:value-type="float" office:value="1" calcext:value-type="float">
            <text:p>1</text:p>
          </table:table-cell>
          <table:table-cell office:value-type="float" office:value="4962.79" calcext:value-type="float">
            <text:p>4962,79</text:p>
          </table:table-cell>
          <table:table-cell table:formula="of:=IF([.H450]&lt;=0;&quot;ERRO&quot;;[.H450])" office:value-type="float" office:value="4962.79" calcext:value-type="float">
            <text:p>4962,7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/>
          <table:table-cell table:formula="of:=[.G450]*[.I450]" office:value-type="float" office:value="4962.79" calcext:value-type="float">
            <text:p>4962,79</text:p>
          </table:table-cell>
          <table:table-cell table:formula="of:=IF([.L450] &lt;&gt; [.M45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1-03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451]&lt;=0;1;[.F451])" office:value-type="float" office:value="1" calcext:value-type="float">
            <text:p>1</text:p>
          </table:table-cell>
          <table:table-cell office:value-type="float" office:value="2718.85" calcext:value-type="float">
            <text:p>2718,85</text:p>
          </table:table-cell>
          <table:table-cell table:formula="of:=IF([.H451]&lt;=0;&quot;ERRO&quot;;[.H451])" office:value-type="float" office:value="2718.85" calcext:value-type="float">
            <text:p>2718,8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-2718.85" calcext:value-type="float">
            <text:p>-2718,85</text:p>
          </table:table-cell>
          <table:table-cell table:formula="of:=[.G451]*[.I451]" office:value-type="float" office:value="2718.85" calcext:value-type="float">
            <text:p>2718,85</text:p>
          </table:table-cell>
          <table:table-cell table:formula="of:=IF([.L451] &lt;&gt; [.M45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3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452]&lt;=0;1;[.F452])" office:value-type="float" office:value="1" calcext:value-type="float">
            <text:p>1</text:p>
          </table:table-cell>
          <table:table-cell office:value-type="float" office:value="373.56" calcext:value-type="float">
            <text:p>373,56</text:p>
          </table:table-cell>
          <table:table-cell table:formula="of:=IF([.H452]&lt;=0;&quot;ERRO&quot;;[.H452])" office:value-type="float" office:value="373.56" calcext:value-type="float">
            <text:p>373,5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373.56" calcext:value-type="float">
            <text:p>373,56</text:p>
          </table:table-cell>
          <table:table-cell table:formula="of:=[.G452]*[.I452]" office:value-type="float" office:value="373.56" calcext:value-type="float">
            <text:p>373,56</text:p>
          </table:table-cell>
          <table:table-cell table:formula="of:=IF([.L452] &lt;&gt; [.M45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3-02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453]&lt;=0;1;[.F453])" office:value-type="float" office:value="4" calcext:value-type="float">
            <text:p>4</text:p>
          </table:table-cell>
          <table:table-cell office:value-type="float" office:value="4217.89" calcext:value-type="float">
            <text:p>4217,89</text:p>
          </table:table-cell>
          <table:table-cell table:formula="of:=IF([.H453]&lt;=0;&quot;ERRO&quot;;[.H453])" office:value-type="float" office:value="4217.89" calcext:value-type="float">
            <text:p>4217,8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16871.56" calcext:value-type="float">
            <text:p>16871,56</text:p>
          </table:table-cell>
          <table:table-cell table:formula="of:=[.G453]*[.I453]" office:value-type="float" office:value="16871.56" calcext:value-type="float">
            <text:p>16871,56</text:p>
          </table:table-cell>
          <table:table-cell table:formula="of:=IF([.L453] &lt;&gt; [.M45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30-05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454]&lt;=0;1;[.F454])" office:value-type="float" office:value="3" calcext:value-type="float">
            <text:p>3</text:p>
          </table:table-cell>
          <table:table-cell office:value-type="float" office:value="2723.06" calcext:value-type="float">
            <text:p>2723,06</text:p>
          </table:table-cell>
          <table:table-cell table:formula="of:=IF([.H454]&lt;=0;&quot;ERRO&quot;;[.H454])" office:value-type="float" office:value="2723.06" calcext:value-type="float">
            <text:p>2723,0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8169.18" calcext:value-type="float">
            <text:p>8169,18</text:p>
          </table:table-cell>
          <table:table-cell table:formula="of:=[.G454]*[.I454]" office:value-type="float" office:value="8169.18" calcext:value-type="float">
            <text:p>8169,18</text:p>
          </table:table-cell>
          <table:table-cell table:formula="of:=IF([.L454] &lt;&gt; [.M45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7-02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455]&lt;=0;1;[.F455])" office:value-type="float" office:value="2" calcext:value-type="float">
            <text:p>2</text:p>
          </table:table-cell>
          <table:table-cell office:value-type="float" office:value="2553.97" calcext:value-type="float">
            <text:p>2553,97</text:p>
          </table:table-cell>
          <table:table-cell table:formula="of:=IF([.H455]&lt;=0;&quot;ERRO&quot;;[.H455])" office:value-type="float" office:value="2553.97" calcext:value-type="float">
            <text:p>2553,9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5107.94" calcext:value-type="float">
            <text:p>5107,94</text:p>
          </table:table-cell>
          <table:table-cell table:formula="of:=[.G455]*[.I455]" office:value-type="float" office:value="5107.94" calcext:value-type="float">
            <text:p>5107,94</text:p>
          </table:table-cell>
          <table:table-cell table:formula="of:=IF([.L455] &lt;&gt; [.M45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0-04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456]&lt;=0;1;[.F456])" office:value-type="float" office:value="3" calcext:value-type="float">
            <text:p>3</text:p>
          </table:table-cell>
          <table:table-cell office:value-type="float" office:value="4505.11" calcext:value-type="float">
            <text:p>4505,11</text:p>
          </table:table-cell>
          <table:table-cell table:formula="of:=IF([.H456]&lt;=0;&quot;ERRO&quot;;[.H456])" office:value-type="float" office:value="4505.11" calcext:value-type="float">
            <text:p>4505,1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13515.33" calcext:value-type="float">
            <text:p>13515,33</text:p>
          </table:table-cell>
          <table:table-cell table:formula="of:=[.G456]*[.I456]" office:value-type="float" office:value="13515.33" calcext:value-type="float">
            <text:p>13515,33</text:p>
          </table:table-cell>
          <table:table-cell table:formula="of:=IF([.L456] &lt;&gt; [.M45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16-06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457]&lt;=0;1;[.F457])" office:value-type="float" office:value="5" calcext:value-type="float">
            <text:p>5</text:p>
          </table:table-cell>
          <table:table-cell office:value-type="float" office:value="836.6" calcext:value-type="float">
            <text:p>836,6</text:p>
          </table:table-cell>
          <table:table-cell table:formula="of:=IF([.H457]&lt;=0;&quot;ERRO&quot;;[.H457])" office:value-type="float" office:value="836.6" calcext:value-type="float">
            <text:p>836,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4183" calcext:value-type="float">
            <text:p>4183</text:p>
          </table:table-cell>
          <table:table-cell table:formula="of:=[.G457]*[.I457]" office:value-type="float" office:value="4183" calcext:value-type="float">
            <text:p>4183</text:p>
          </table:table-cell>
          <table:table-cell table:formula="of:=IF([.L457] &lt;&gt; [.M45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5-06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58]&lt;=0;1;[.F458])" office:value-type="float" office:value="2" calcext:value-type="float">
            <text:p>2</text:p>
          </table:table-cell>
          <table:table-cell office:value-type="float" office:value="1345.44" calcext:value-type="float">
            <text:p>1345,44</text:p>
          </table:table-cell>
          <table:table-cell table:formula="of:=IF([.H458]&lt;=0;&quot;ERRO&quot;;[.H458])" office:value-type="float" office:value="1345.44" calcext:value-type="float">
            <text:p>1345,4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2690.88" calcext:value-type="float">
            <text:p>2690,88</text:p>
          </table:table-cell>
          <table:table-cell table:formula="of:=[.G458]*[.I458]" office:value-type="float" office:value="2690.88" calcext:value-type="float">
            <text:p>2690,88</text:p>
          </table:table-cell>
          <table:table-cell table:formula="of:=IF([.L458] &lt;&gt; [.M45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4-1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59]&lt;=0;1;[.F459])" office:value-type="float" office:value="2" calcext:value-type="float">
            <text:p>2</text:p>
          </table:table-cell>
          <table:table-cell office:value-type="float" office:value="966.72" calcext:value-type="float">
            <text:p>966,72</text:p>
          </table:table-cell>
          <table:table-cell table:formula="of:=IF([.H459]&lt;=0;&quot;ERRO&quot;;[.H459])" office:value-type="float" office:value="966.72" calcext:value-type="float">
            <text:p>966,7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1933.44" calcext:value-type="float">
            <text:p>1933,44</text:p>
          </table:table-cell>
          <table:table-cell table:formula="of:=[.G459]*[.I459]" office:value-type="float" office:value="1933.44" calcext:value-type="float">
            <text:p>1933,44</text:p>
          </table:table-cell>
          <table:table-cell table:formula="of:=IF([.L459] &lt;&gt; [.M45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7-04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60]&lt;=0;1;[.F460])" office:value-type="float" office:value="2" calcext:value-type="float">
            <text:p>2</text:p>
          </table:table-cell>
          <table:table-cell office:value-type="float" office:value="167.01" calcext:value-type="float">
            <text:p>167,01</text:p>
          </table:table-cell>
          <table:table-cell table:formula="of:=IF([.H460]&lt;=0;&quot;ERRO&quot;;[.H460])" office:value-type="float" office:value="167.01" calcext:value-type="float">
            <text:p>167,01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334.02" calcext:value-type="float">
            <text:p>334,02</text:p>
          </table:table-cell>
          <table:table-cell table:formula="of:=[.G460]*[.I460]" office:value-type="float" office:value="334.02" calcext:value-type="float">
            <text:p>334,02</text:p>
          </table:table-cell>
          <table:table-cell table:formula="of:=IF([.L460] &lt;&gt; [.M46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9-08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/>
          <table:table-cell table:formula="of:=IF([.F461]&lt;=0;1;[.F461])" office:value-type="float" office:value="1" calcext:value-type="float">
            <text:p>1</text:p>
          </table:table-cell>
          <table:table-cell office:value-type="float" office:value="4830.82" calcext:value-type="float">
            <text:p>4830,82</text:p>
          </table:table-cell>
          <table:table-cell table:formula="of:=IF([.H461]&lt;=0;&quot;ERRO&quot;;[.H461])" office:value-type="float" office:value="4830.82" calcext:value-type="float">
            <text:p>4830,8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/>
          <table:table-cell table:formula="of:=[.G461]*[.I461]" office:value-type="float" office:value="4830.82" calcext:value-type="float">
            <text:p>4830,82</text:p>
          </table:table-cell>
          <table:table-cell table:formula="of:=IF([.L461] &lt;&gt; [.M46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0-04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62]&lt;=0;1;[.F462])" office:value-type="float" office:value="2" calcext:value-type="float">
            <text:p>2</text:p>
          </table:table-cell>
          <table:table-cell office:value-type="float" office:value="3981.28" calcext:value-type="float">
            <text:p>3981,28</text:p>
          </table:table-cell>
          <table:table-cell table:formula="of:=IF([.H462]&lt;=0;&quot;ERRO&quot;;[.H462])" office:value-type="float" office:value="3981.28" calcext:value-type="float">
            <text:p>3981,2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7962.56" calcext:value-type="float">
            <text:p>7962,56</text:p>
          </table:table-cell>
          <table:table-cell table:formula="of:=[.G462]*[.I462]" office:value-type="float" office:value="7962.56" calcext:value-type="float">
            <text:p>7962,56</text:p>
          </table:table-cell>
          <table:table-cell table:formula="of:=IF([.L462] &lt;&gt; [.M46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6-07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463]&lt;=0;1;[.F463])" office:value-type="float" office:value="4" calcext:value-type="float">
            <text:p>4</text:p>
          </table:table-cell>
          <table:table-cell office:value-type="float" office:value="1082.13" calcext:value-type="float">
            <text:p>1082,13</text:p>
          </table:table-cell>
          <table:table-cell table:formula="of:=IF([.H463]&lt;=0;&quot;ERRO&quot;;[.H463])" office:value-type="float" office:value="1082.13" calcext:value-type="float">
            <text:p>1082,1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4328.52" calcext:value-type="float">
            <text:p>4328,52</text:p>
          </table:table-cell>
          <table:table-cell table:formula="of:=[.G463]*[.I463]" office:value-type="float" office:value="4328.52" calcext:value-type="float">
            <text:p>4328,52</text:p>
          </table:table-cell>
          <table:table-cell table:formula="of:=IF([.L463] &lt;&gt; [.M46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0-03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/>
          <table:table-cell table:formula="of:=IF([.F464]&lt;=0;1;[.F464])" office:value-type="float" office:value="1" calcext:value-type="float">
            <text:p>1</text:p>
          </table:table-cell>
          <table:table-cell office:value-type="float" office:value="264.89" calcext:value-type="float">
            <text:p>264,89</text:p>
          </table:table-cell>
          <table:table-cell table:formula="of:=IF([.H464]&lt;=0;&quot;ERRO&quot;;[.H464])" office:value-type="float" office:value="264.89" calcext:value-type="float">
            <text:p>264,8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/>
          <table:table-cell table:formula="of:=[.G464]*[.I464]" office:value-type="float" office:value="264.89" calcext:value-type="float">
            <text:p>264,89</text:p>
          </table:table-cell>
          <table:table-cell table:formula="of:=IF([.L464] &lt;&gt; [.M46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-1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465]&lt;=0;1;[.F465])" office:value-type="float" office:value="2" calcext:value-type="float">
            <text:p>2</text:p>
          </table:table-cell>
          <table:table-cell office:value-type="float" office:value="3204.15" calcext:value-type="float">
            <text:p>3204,15</text:p>
          </table:table-cell>
          <table:table-cell table:formula="of:=IF([.H465]&lt;=0;&quot;ERRO&quot;;[.H465])" office:value-type="float" office:value="3204.15" calcext:value-type="float">
            <text:p>3204,1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6408.3" calcext:value-type="float">
            <text:p>6408,3</text:p>
          </table:table-cell>
          <table:table-cell table:formula="of:=[.G465]*[.I465]" office:value-type="float" office:value="6408.3" calcext:value-type="float">
            <text:p>6408,3</text:p>
          </table:table-cell>
          <table:table-cell table:formula="of:=IF([.L465] &lt;&gt; [.M46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-0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466]&lt;=0;1;[.F466])" office:value-type="float" office:value="1" calcext:value-type="float">
            <text:p>1</text:p>
          </table:table-cell>
          <table:table-cell office:value-type="float" office:value="4887.01" calcext:value-type="float">
            <text:p>4887,01</text:p>
          </table:table-cell>
          <table:table-cell table:formula="of:=IF([.H466]&lt;=0;&quot;ERRO&quot;;[.H466])" office:value-type="float" office:value="4887.01" calcext:value-type="float">
            <text:p>4887,0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4887.01" calcext:value-type="float">
            <text:p>4887,01</text:p>
          </table:table-cell>
          <table:table-cell table:formula="of:=[.G466]*[.I466]" office:value-type="float" office:value="4887.01" calcext:value-type="float">
            <text:p>4887,01</text:p>
          </table:table-cell>
          <table:table-cell table:formula="of:=IF([.L466] &lt;&gt; [.M46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8-10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/>
          <table:table-cell table:formula="of:=IF([.F467]&lt;=0;1;[.F467])" office:value-type="float" office:value="1" calcext:value-type="float">
            <text:p>1</text:p>
          </table:table-cell>
          <table:table-cell office:value-type="float" office:value="2699.79" calcext:value-type="float">
            <text:p>2699,79</text:p>
          </table:table-cell>
          <table:table-cell table:formula="of:=IF([.H467]&lt;=0;&quot;ERRO&quot;;[.H467])" office:value-type="float" office:value="2699.79" calcext:value-type="float">
            <text:p>2699,7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/>
          <table:table-cell table:formula="of:=[.G467]*[.I467]" office:value-type="float" office:value="2699.79" calcext:value-type="float">
            <text:p>2699,79</text:p>
          </table:table-cell>
          <table:table-cell table:formula="of:=IF([.L467] &lt;&gt; [.M46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1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468]&lt;=0;1;[.F468])" office:value-type="float" office:value="2" calcext:value-type="float">
            <text:p>2</text:p>
          </table:table-cell>
          <table:table-cell office:value-type="float" office:value="3667.56" calcext:value-type="float">
            <text:p>3667,56</text:p>
          </table:table-cell>
          <table:table-cell table:formula="of:=IF([.H468]&lt;=0;&quot;ERRO&quot;;[.H468])" office:value-type="float" office:value="3667.56" calcext:value-type="float">
            <text:p>3667,5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7335.12" calcext:value-type="float">
            <text:p>7335,12</text:p>
          </table:table-cell>
          <table:table-cell table:formula="of:=[.G468]*[.I468]" office:value-type="float" office:value="7335.12" calcext:value-type="float">
            <text:p>7335,12</text:p>
          </table:table-cell>
          <table:table-cell table:formula="of:=IF([.L468] &lt;&gt; [.M46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9-04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469]&lt;=0;1;[.F469])" office:value-type="float" office:value="4" calcext:value-type="float">
            <text:p>4</text:p>
          </table:table-cell>
          <table:table-cell office:value-type="float" office:value="1809.69" calcext:value-type="float">
            <text:p>1809,69</text:p>
          </table:table-cell>
          <table:table-cell table:formula="of:=IF([.H469]&lt;=0;&quot;ERRO&quot;;[.H469])" office:value-type="float" office:value="1809.69" calcext:value-type="float">
            <text:p>1809,6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7238.76" calcext:value-type="float">
            <text:p>7238,76</text:p>
          </table:table-cell>
          <table:table-cell table:formula="of:=[.G469]*[.I469]" office:value-type="float" office:value="7238.76" calcext:value-type="float">
            <text:p>7238,76</text:p>
          </table:table-cell>
          <table:table-cell table:formula="of:=IF([.L469] &lt;&gt; [.M46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-09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70]&lt;=0;1;[.F470])" office:value-type="float" office:value="1" calcext:value-type="float">
            <text:p>1</text:p>
          </table:table-cell>
          <table:table-cell office:value-type="float" office:value="353.68" calcext:value-type="float">
            <text:p>353,68</text:p>
          </table:table-cell>
          <table:table-cell table:formula="of:=IF([.H470]&lt;=0;&quot;ERRO&quot;;[.H470])" office:value-type="float" office:value="353.68" calcext:value-type="float">
            <text:p>353,6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441.457686013436" calcext:value-type="float">
            <text:p>441,457686013436</text:p>
          </table:table-cell>
          <table:table-cell table:formula="of:=[.G470]*[.I470]" office:value-type="float" office:value="353.68" calcext:value-type="float">
            <text:p>353,68</text:p>
          </table:table-cell>
          <table:table-cell table:formula="of:=IF([.L470] &lt;&gt; [.M47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1-04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471]&lt;=0;1;[.F471])" office:value-type="float" office:value="1" calcext:value-type="float">
            <text:p>1</text:p>
          </table:table-cell>
          <table:table-cell office:value-type="float" office:value="4034.7" calcext:value-type="float">
            <text:p>4034,7</text:p>
          </table:table-cell>
          <table:table-cell table:formula="of:=IF([.H471]&lt;=0;&quot;ERRO&quot;;[.H471])" office:value-type="float" office:value="4034.7" calcext:value-type="float">
            <text:p>4034,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-4034.7" calcext:value-type="float">
            <text:p>-4034,7</text:p>
          </table:table-cell>
          <table:table-cell table:formula="of:=[.G471]*[.I471]" office:value-type="float" office:value="4034.7" calcext:value-type="float">
            <text:p>4034,7</text:p>
          </table:table-cell>
          <table:table-cell table:formula="of:=IF([.L471] &lt;&gt; [.M47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7-01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472]&lt;=0;1;[.F472])" office:value-type="float" office:value="3" calcext:value-type="float">
            <text:p>3</text:p>
          </table:table-cell>
          <table:table-cell office:value-type="float" office:value="3354.59" calcext:value-type="float">
            <text:p>3354,59</text:p>
          </table:table-cell>
          <table:table-cell table:formula="of:=IF([.H472]&lt;=0;&quot;ERRO&quot;;[.H472])" office:value-type="float" office:value="3354.59" calcext:value-type="float">
            <text:p>3354,5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0063.77" calcext:value-type="float">
            <text:p>10063,77</text:p>
          </table:table-cell>
          <table:table-cell table:formula="of:=[.G472]*[.I472]" office:value-type="float" office:value="10063.77" calcext:value-type="float">
            <text:p>10063,77</text:p>
          </table:table-cell>
          <table:table-cell table:formula="of:=IF([.L472] &lt;&gt; [.M47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2-02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473]&lt;=0;1;[.F473])" office:value-type="float" office:value="5" calcext:value-type="float">
            <text:p>5</text:p>
          </table:table-cell>
          <table:table-cell office:value-type="float" office:value="2421.95" calcext:value-type="float">
            <text:p>2421,95</text:p>
          </table:table-cell>
          <table:table-cell table:formula="of:=IF([.H473]&lt;=0;&quot;ERRO&quot;;[.H473])" office:value-type="float" office:value="2421.95" calcext:value-type="float">
            <text:p>2421,9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12109.75" calcext:value-type="float">
            <text:p>12109,75</text:p>
          </table:table-cell>
          <table:table-cell table:formula="of:=[.G473]*[.I473]" office:value-type="float" office:value="12109.75" calcext:value-type="float">
            <text:p>12109,75</text:p>
          </table:table-cell>
          <table:table-cell table:formula="of:=IF([.L473] &lt;&gt; [.M47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-09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474]&lt;=0;1;[.F474])" office:value-type="float" office:value="5" calcext:value-type="float">
            <text:p>5</text:p>
          </table:table-cell>
          <table:table-cell office:value-type="float" office:value="3914.77" calcext:value-type="float">
            <text:p>3914,77</text:p>
          </table:table-cell>
          <table:table-cell table:formula="of:=IF([.H474]&lt;=0;&quot;ERRO&quot;;[.H474])" office:value-type="float" office:value="3914.77" calcext:value-type="float">
            <text:p>3914,7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19573.85" calcext:value-type="float">
            <text:p>19573,85</text:p>
          </table:table-cell>
          <table:table-cell table:formula="of:=[.G474]*[.I474]" office:value-type="float" office:value="19573.85" calcext:value-type="float">
            <text:p>19573,85</text:p>
          </table:table-cell>
          <table:table-cell table:formula="of:=IF([.L474] &lt;&gt; [.M47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-03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475]&lt;=0;1;[.F475])" office:value-type="float" office:value="1" calcext:value-type="float">
            <text:p>1</text:p>
          </table:table-cell>
          <table:table-cell office:value-type="float" office:value="946.69" calcext:value-type="float">
            <text:p>946,69</text:p>
          </table:table-cell>
          <table:table-cell table:formula="of:=IF([.H475]&lt;=0;&quot;ERRO&quot;;[.H475])" office:value-type="float" office:value="946.69" calcext:value-type="float">
            <text:p>946,6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-1181.64322769752" calcext:value-type="float">
            <text:p>-1181,64322769752</text:p>
          </table:table-cell>
          <table:table-cell table:formula="of:=[.G475]*[.I475]" office:value-type="float" office:value="946.69" calcext:value-type="float">
            <text:p>946,69</text:p>
          </table:table-cell>
          <table:table-cell table:formula="of:=IF([.L475] &lt;&gt; [.M47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-01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476]&lt;=0;1;[.F476])" office:value-type="float" office:value="1" calcext:value-type="float">
            <text:p>1</text:p>
          </table:table-cell>
          <table:table-cell office:value-type="float" office:value="2856.73" calcext:value-type="float">
            <text:p>2856,73</text:p>
          </table:table-cell>
          <table:table-cell table:formula="of:=IF([.H476]&lt;=0;&quot;ERRO&quot;;[.H476])" office:value-type="float" office:value="2856.73" calcext:value-type="float">
            <text:p>2856,7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2856.73" calcext:value-type="float">
            <text:p>2856,73</text:p>
          </table:table-cell>
          <table:table-cell table:formula="of:=[.G476]*[.I476]" office:value-type="float" office:value="2856.73" calcext:value-type="float">
            <text:p>2856,73</text:p>
          </table:table-cell>
          <table:table-cell table:formula="of:=IF([.L476] &lt;&gt; [.M47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14-01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477]&lt;=0;1;[.F477])" office:value-type="float" office:value="2" calcext:value-type="float">
            <text:p>2</text:p>
          </table:table-cell>
          <table:table-cell office:value-type="float" office:value="4644.01" calcext:value-type="float">
            <text:p>4644,01</text:p>
          </table:table-cell>
          <table:table-cell table:formula="of:=IF([.H477]&lt;=0;&quot;ERRO&quot;;[.H477])" office:value-type="float" office:value="4644.01" calcext:value-type="float">
            <text:p>4644,0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1593.1571387879" calcext:value-type="float">
            <text:p>11593,1571387879</text:p>
          </table:table-cell>
          <table:table-cell table:formula="of:=[.G477]*[.I477]" office:value-type="float" office:value="9288.02" calcext:value-type="float">
            <text:p>9288,02</text:p>
          </table:table-cell>
          <table:table-cell table:formula="of:=IF([.L477] &lt;&gt; [.M47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3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478]&lt;=0;1;[.F478])" office:value-type="float" office:value="4" calcext:value-type="float">
            <text:p>4</text:p>
          </table:table-cell>
          <table:table-cell office:value-type="float" office:value="4675.46" calcext:value-type="float">
            <text:p>4675,46</text:p>
          </table:table-cell>
          <table:table-cell table:formula="of:=IF([.H478]&lt;=0;&quot;ERRO&quot;;[.H478])" office:value-type="float" office:value="4675.46" calcext:value-type="float">
            <text:p>4675,4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18701.84" calcext:value-type="float">
            <text:p>18701,84</text:p>
          </table:table-cell>
          <table:table-cell table:formula="of:=[.G478]*[.I478]" office:value-type="float" office:value="18701.84" calcext:value-type="float">
            <text:p>18701,84</text:p>
          </table:table-cell>
          <table:table-cell table:formula="of:=IF([.L478] &lt;&gt; [.M47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5-03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479]&lt;=0;1;[.F479])" office:value-type="float" office:value="5" calcext:value-type="float">
            <text:p>5</text:p>
          </table:table-cell>
          <table:table-cell office:value-type="float" office:value="3645.99" calcext:value-type="float">
            <text:p>3645,99</text:p>
          </table:table-cell>
          <table:table-cell table:formula="of:=IF([.H479]&lt;=0;&quot;ERRO&quot;;[.H479])" office:value-type="float" office:value="3645.99" calcext:value-type="float">
            <text:p>3645,99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22754.3303074549" calcext:value-type="float">
            <text:p>22754,3303074549</text:p>
          </table:table-cell>
          <table:table-cell table:formula="of:=[.G479]*[.I479]" office:value-type="float" office:value="18229.95" calcext:value-type="float">
            <text:p>18229,95</text:p>
          </table:table-cell>
          <table:table-cell table:formula="of:=IF([.L479] &lt;&gt; [.M47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11-06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480]&lt;=0;1;[.F480])" office:value-type="float" office:value="3" calcext:value-type="float">
            <text:p>3</text:p>
          </table:table-cell>
          <table:table-cell office:value-type="float" office:value="3653.3" calcext:value-type="float">
            <text:p>3653,3</text:p>
          </table:table-cell>
          <table:table-cell table:formula="of:=IF([.H480]&lt;=0;&quot;ERRO&quot;;[.H480])" office:value-type="float" office:value="3653.3" calcext:value-type="float">
            <text:p>3653,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10959.9" calcext:value-type="float">
            <text:p>10959,9</text:p>
          </table:table-cell>
          <table:table-cell table:formula="of:=[.G480]*[.I480]" office:value-type="float" office:value="10959.9" calcext:value-type="float">
            <text:p>10959,9</text:p>
          </table:table-cell>
          <table:table-cell table:formula="of:=IF([.L480] &lt;&gt; [.M48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1-01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481]&lt;=0;1;[.F481])" office:value-type="float" office:value="1" calcext:value-type="float">
            <text:p>1</text:p>
          </table:table-cell>
          <table:table-cell office:value-type="float" office:value="2675" calcext:value-type="float">
            <text:p>2675</text:p>
          </table:table-cell>
          <table:table-cell table:formula="of:=IF([.H481]&lt;=0;&quot;ERRO&quot;;[.H481])" office:value-type="float" office:value="2675" calcext:value-type="float">
            <text:p>267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-2675" calcext:value-type="float">
            <text:p>-2675</text:p>
          </table:table-cell>
          <table:table-cell table:formula="of:=[.G481]*[.I481]" office:value-type="float" office:value="2675" calcext:value-type="float">
            <text:p>2675</text:p>
          </table:table-cell>
          <table:table-cell table:formula="of:=IF([.L481] &lt;&gt; [.M48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9-07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482]&lt;=0;1;[.F482])" office:value-type="float" office:value="1" calcext:value-type="float">
            <text:p>1</text:p>
          </table:table-cell>
          <table:table-cell office:value-type="float" office:value="3558.29" calcext:value-type="float">
            <text:p>3558,29</text:p>
          </table:table-cell>
          <table:table-cell table:formula="of:=IF([.H482]&lt;=0;&quot;ERRO&quot;;[.H482])" office:value-type="float" office:value="3558.29" calcext:value-type="float">
            <text:p>3558,2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4441.40033240429" calcext:value-type="float">
            <text:p>4441,40033240429</text:p>
          </table:table-cell>
          <table:table-cell table:formula="of:=[.G482]*[.I482]" office:value-type="float" office:value="3558.29" calcext:value-type="float">
            <text:p>3558,29</text:p>
          </table:table-cell>
          <table:table-cell table:formula="of:=IF([.L482] &lt;&gt; [.M48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9-09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483]&lt;=0;1;[.F483])" office:value-type="float" office:value="5" calcext:value-type="float">
            <text:p>5</text:p>
          </table:table-cell>
          <table:table-cell office:value-type="float" office:value="650.86" calcext:value-type="float">
            <text:p>650,86</text:p>
          </table:table-cell>
          <table:table-cell table:formula="of:=IF([.H483]&lt;=0;&quot;ERRO&quot;;[.H483])" office:value-type="float" office:value="650.86" calcext:value-type="float">
            <text:p>650,8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4061.96490498056" calcext:value-type="float">
            <text:p>4061,96490498056</text:p>
          </table:table-cell>
          <table:table-cell table:formula="of:=[.G483]*[.I483]" office:value-type="float" office:value="3254.3" calcext:value-type="float">
            <text:p>3254,3</text:p>
          </table:table-cell>
          <table:table-cell table:formula="of:=IF([.L483] &lt;&gt; [.M48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2-03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484]&lt;=0;1;[.F484])" office:value-type="float" office:value="1" calcext:value-type="float">
            <text:p>1</text:p>
          </table:table-cell>
          <table:table-cell office:value-type="float" office:value="1590.97" calcext:value-type="float">
            <text:p>1590,97</text:p>
          </table:table-cell>
          <table:table-cell table:formula="of:=IF([.H484]&lt;=0;&quot;ERRO&quot;;[.H484])" office:value-type="float" office:value="1590.97" calcext:value-type="float">
            <text:p>1590,9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-1590.97" calcext:value-type="float">
            <text:p>-1590,97</text:p>
          </table:table-cell>
          <table:table-cell table:formula="of:=[.G484]*[.I484]" office:value-type="float" office:value="1590.97" calcext:value-type="float">
            <text:p>1590,97</text:p>
          </table:table-cell>
          <table:table-cell table:formula="of:=IF([.L484] &lt;&gt; [.M48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9-03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485]&lt;=0;1;[.F485])" office:value-type="float" office:value="1" calcext:value-type="float">
            <text:p>1</text:p>
          </table:table-cell>
          <table:table-cell office:value-type="float" office:value="3421.53" calcext:value-type="float">
            <text:p>3421,53</text:p>
          </table:table-cell>
          <table:table-cell table:formula="of:=IF([.H485]&lt;=0;&quot;ERRO&quot;;[.H485])" office:value-type="float" office:value="3421.53" calcext:value-type="float">
            <text:p>3421,5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-3421.53" calcext:value-type="float">
            <text:p>-3421,53</text:p>
          </table:table-cell>
          <table:table-cell table:formula="of:=[.G485]*[.I485]" office:value-type="float" office:value="3421.53" calcext:value-type="float">
            <text:p>3421,53</text:p>
          </table:table-cell>
          <table:table-cell table:formula="of:=IF([.L485] &lt;&gt; [.M48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-10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486]&lt;=0;1;[.F486])" office:value-type="float" office:value="2" calcext:value-type="float">
            <text:p>2</text:p>
          </table:table-cell>
          <table:table-cell office:value-type="float" office:value="3681.39" calcext:value-type="float">
            <text:p>3681,39</text:p>
          </table:table-cell>
          <table:table-cell table:formula="of:=IF([.H486]&lt;=0;&quot;ERRO&quot;;[.H486])" office:value-type="float" office:value="3681.39" calcext:value-type="float">
            <text:p>3681,3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7362.78" calcext:value-type="float">
            <text:p>7362,78</text:p>
          </table:table-cell>
          <table:table-cell table:formula="of:=[.G486]*[.I486]" office:value-type="float" office:value="7362.78" calcext:value-type="float">
            <text:p>7362,78</text:p>
          </table:table-cell>
          <table:table-cell table:formula="of:=IF([.L486] &lt;&gt; [.M48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14-02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487]&lt;=0;1;[.F487])" office:value-type="float" office:value="5" calcext:value-type="float">
            <text:p>5</text:p>
          </table:table-cell>
          <table:table-cell office:value-type="float" office:value="3643.6" calcext:value-type="float">
            <text:p>3643,6</text:p>
          </table:table-cell>
          <table:table-cell table:formula="of:=IF([.H487]&lt;=0;&quot;ERRO&quot;;[.H487])" office:value-type="float" office:value="3643.6" calcext:value-type="float">
            <text:p>3643,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18218" calcext:value-type="float">
            <text:p>18218</text:p>
          </table:table-cell>
          <table:table-cell table:formula="of:=[.G487]*[.I487]" office:value-type="float" office:value="18218" calcext:value-type="float">
            <text:p>18218</text:p>
          </table:table-cell>
          <table:table-cell table:formula="of:=IF([.L487] &lt;&gt; [.M48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0-1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488]&lt;=0;1;[.F488])" office:value-type="float" office:value="3" calcext:value-type="float">
            <text:p>3</text:p>
          </table:table-cell>
          <table:table-cell office:value-type="float" office:value="4778.91" calcext:value-type="float">
            <text:p>4778,91</text:p>
          </table:table-cell>
          <table:table-cell table:formula="of:=IF([.H488]&lt;=0;&quot;ERRO&quot;;[.H488])" office:value-type="float" office:value="4778.91" calcext:value-type="float">
            <text:p>4778,9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4336.73" calcext:value-type="float">
            <text:p>14336,73</text:p>
          </table:table-cell>
          <table:table-cell table:formula="of:=[.G488]*[.I488]" office:value-type="float" office:value="14336.73" calcext:value-type="float">
            <text:p>14336,73</text:p>
          </table:table-cell>
          <table:table-cell table:formula="of:=IF([.L488] &lt;&gt; [.M48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18-04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489]&lt;=0;1;[.F489])" office:value-type="float" office:value="5" calcext:value-type="float">
            <text:p>5</text:p>
          </table:table-cell>
          <table:table-cell office:value-type="float" office:value="2825.27" calcext:value-type="float">
            <text:p>2825,27</text:p>
          </table:table-cell>
          <table:table-cell table:formula="of:=IF([.H489]&lt;=0;&quot;ERRO&quot;;[.H489])" office:value-type="float" office:value="2825.27" calcext:value-type="float">
            <text:p>2825,2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14126.35" calcext:value-type="float">
            <text:p>14126,35</text:p>
          </table:table-cell>
          <table:table-cell table:formula="of:=[.G489]*[.I489]" office:value-type="float" office:value="14126.35" calcext:value-type="float">
            <text:p>14126,35</text:p>
          </table:table-cell>
          <table:table-cell table:formula="of:=IF([.L489] &lt;&gt; [.M48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9-05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490]&lt;=0;1;[.F490])" office:value-type="float" office:value="3" calcext:value-type="float">
            <text:p>3</text:p>
          </table:table-cell>
          <table:table-cell office:value-type="float" office:value="2169.59" calcext:value-type="float">
            <text:p>2169,59</text:p>
          </table:table-cell>
          <table:table-cell table:formula="of:=IF([.H490]&lt;=0;&quot;ERRO&quot;;[.H490])" office:value-type="float" office:value="2169.59" calcext:value-type="float">
            <text:p>2169,5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6508.77" calcext:value-type="float">
            <text:p>6508,77</text:p>
          </table:table-cell>
          <table:table-cell table:formula="of:=[.G490]*[.I490]" office:value-type="float" office:value="6508.77" calcext:value-type="float">
            <text:p>6508,77</text:p>
          </table:table-cell>
          <table:table-cell table:formula="of:=IF([.L490] &lt;&gt; [.M49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2-09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491]&lt;=0;1;[.F491])" office:value-type="float" office:value="1" calcext:value-type="float">
            <text:p>1</text:p>
          </table:table-cell>
          <table:table-cell office:value-type="float" office:value="2225.58" calcext:value-type="float">
            <text:p>2225,58</text:p>
          </table:table-cell>
          <table:table-cell table:formula="of:=IF([.H491]&lt;=0;&quot;ERRO&quot;;[.H491])" office:value-type="float" office:value="2225.58" calcext:value-type="float">
            <text:p>2225,5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/>
          <table:table-cell table:formula="of:=[.G491]*[.I491]" office:value-type="float" office:value="2225.58" calcext:value-type="float">
            <text:p>2225,58</text:p>
          </table:table-cell>
          <table:table-cell table:formula="of:=IF([.L491] &lt;&gt; [.M49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19-08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492]&lt;=0;1;[.F492])" office:value-type="float" office:value="1" calcext:value-type="float">
            <text:p>1</text:p>
          </table:table-cell>
          <table:table-cell office:value-type="float" office:value="3361.66" calcext:value-type="float">
            <text:p>3361,66</text:p>
          </table:table-cell>
          <table:table-cell table:formula="of:=IF([.H492]&lt;=0;&quot;ERRO&quot;;[.H492])" office:value-type="float" office:value="3361.66" calcext:value-type="float">
            <text:p>3361,6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3361.66" calcext:value-type="float">
            <text:p>3361,66</text:p>
          </table:table-cell>
          <table:table-cell table:formula="of:=[.G492]*[.I492]" office:value-type="float" office:value="3361.66" calcext:value-type="float">
            <text:p>3361,66</text:p>
          </table:table-cell>
          <table:table-cell table:formula="of:=IF([.L492] &lt;&gt; [.M49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6-07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493]&lt;=0;1;[.F493])" office:value-type="float" office:value="4" calcext:value-type="float">
            <text:p>4</text:p>
          </table:table-cell>
          <table:table-cell office:value-type="float" office:value="2822.83" calcext:value-type="float">
            <text:p>2822,83</text:p>
          </table:table-cell>
          <table:table-cell table:formula="of:=IF([.H493]&lt;=0;&quot;ERRO&quot;;[.H493])" office:value-type="float" office:value="2822.83" calcext:value-type="float">
            <text:p>2822,8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11291.32" calcext:value-type="float">
            <text:p>11291,32</text:p>
          </table:table-cell>
          <table:table-cell table:formula="of:=[.G493]*[.I493]" office:value-type="float" office:value="11291.32" calcext:value-type="float">
            <text:p>11291,32</text:p>
          </table:table-cell>
          <table:table-cell table:formula="of:=IF([.L493] &lt;&gt; [.M49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8-11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494]&lt;=0;1;[.F494])" office:value-type="float" office:value="1" calcext:value-type="float">
            <text:p>1</text:p>
          </table:table-cell>
          <table:table-cell office:value-type="float" office:value="3700.3" calcext:value-type="float">
            <text:p>3700,3</text:p>
          </table:table-cell>
          <table:table-cell table:formula="of:=IF([.H494]&lt;=0;&quot;ERRO&quot;;[.H494])" office:value-type="float" office:value="3700.3" calcext:value-type="float">
            <text:p>3700,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-4618.65492975435" calcext:value-type="float">
            <text:p>-4618,65492975435</text:p>
          </table:table-cell>
          <table:table-cell table:formula="of:=[.G494]*[.I494]" office:value-type="float" office:value="3700.3" calcext:value-type="float">
            <text:p>3700,3</text:p>
          </table:table-cell>
          <table:table-cell table:formula="of:=IF([.L494] &lt;&gt; [.M49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6-07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495]&lt;=0;1;[.F495])" office:value-type="float" office:value="4" calcext:value-type="float">
            <text:p>4</text:p>
          </table:table-cell>
          <table:table-cell office:value-type="float" office:value="682.18" calcext:value-type="float">
            <text:p>682,18</text:p>
          </table:table-cell>
          <table:table-cell table:formula="of:=IF([.H495]&lt;=0;&quot;ERRO&quot;;[.H495])" office:value-type="float" office:value="682.18" calcext:value-type="float">
            <text:p>682,1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2728.72" calcext:value-type="float">
            <text:p>2728,72</text:p>
          </table:table-cell>
          <table:table-cell table:formula="of:=[.G495]*[.I495]" office:value-type="float" office:value="2728.72" calcext:value-type="float">
            <text:p>2728,72</text:p>
          </table:table-cell>
          <table:table-cell table:formula="of:=IF([.L495] &lt;&gt; [.M49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4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496]&lt;=0;1;[.F496])" office:value-type="float" office:value="1" calcext:value-type="float">
            <text:p>1</text:p>
          </table:table-cell>
          <table:table-cell office:value-type="float" office:value="2463.48" calcext:value-type="float">
            <text:p>2463,48</text:p>
          </table:table-cell>
          <table:table-cell table:formula="of:=IF([.H496]&lt;=0;&quot;ERRO&quot;;[.H496])" office:value-type="float" office:value="2463.48" calcext:value-type="float">
            <text:p>2463,4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-2463.48" calcext:value-type="float">
            <text:p>-2463,48</text:p>
          </table:table-cell>
          <table:table-cell table:formula="of:=[.G496]*[.I496]" office:value-type="float" office:value="2463.48" calcext:value-type="float">
            <text:p>2463,48</text:p>
          </table:table-cell>
          <table:table-cell table:formula="of:=IF([.L496] &lt;&gt; [.M49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4-10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497]&lt;=0;1;[.F497])" office:value-type="float" office:value="1" calcext:value-type="float">
            <text:p>1</text:p>
          </table:table-cell>
          <table:table-cell office:value-type="float" office:value="4799.9" calcext:value-type="float">
            <text:p>4799,9</text:p>
          </table:table-cell>
          <table:table-cell table:formula="of:=IF([.H497]&lt;=0;&quot;ERRO&quot;;[.H497])" office:value-type="float" office:value="4799.9" calcext:value-type="float">
            <text:p>4799,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-5991.15795944326" calcext:value-type="float">
            <text:p>-5991,15795944326</text:p>
          </table:table-cell>
          <table:table-cell table:formula="of:=[.G497]*[.I497]" office:value-type="float" office:value="4799.9" calcext:value-type="float">
            <text:p>4799,9</text:p>
          </table:table-cell>
          <table:table-cell table:formula="of:=IF([.L497] &lt;&gt; [.M49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0-10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498]&lt;=0;1;[.F498])" office:value-type="float" office:value="2" calcext:value-type="float">
            <text:p>2</text:p>
          </table:table-cell>
          <table:table-cell office:value-type="float" office:value="535.51" calcext:value-type="float">
            <text:p>535,51</text:p>
          </table:table-cell>
          <table:table-cell table:formula="of:=IF([.H498]&lt;=0;&quot;ERRO&quot;;[.H498])" office:value-type="float" office:value="535.51" calcext:value-type="float">
            <text:p>535,5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1071.02" calcext:value-type="float">
            <text:p>1071,02</text:p>
          </table:table-cell>
          <table:table-cell table:formula="of:=[.G498]*[.I498]" office:value-type="float" office:value="1071.02" calcext:value-type="float">
            <text:p>1071,02</text:p>
          </table:table-cell>
          <table:table-cell table:formula="of:=IF([.L498] &lt;&gt; [.M49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6-08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499]&lt;=0;1;[.F499])" office:value-type="float" office:value="4" calcext:value-type="float">
            <text:p>4</text:p>
          </table:table-cell>
          <table:table-cell office:value-type="float" office:value="719.07" calcext:value-type="float">
            <text:p>719,07</text:p>
          </table:table-cell>
          <table:table-cell table:formula="of:=IF([.H499]&lt;=0;&quot;ERRO&quot;;[.H499])" office:value-type="float" office:value="719.07" calcext:value-type="float">
            <text:p>719,0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2876.28" calcext:value-type="float">
            <text:p>2876,28</text:p>
          </table:table-cell>
          <table:table-cell table:formula="of:=[.G499]*[.I499]" office:value-type="float" office:value="2876.28" calcext:value-type="float">
            <text:p>2876,28</text:p>
          </table:table-cell>
          <table:table-cell table:formula="of:=IF([.L499] &lt;&gt; [.M49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6-03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500]&lt;=0;1;[.F500])" office:value-type="float" office:value="1" calcext:value-type="float">
            <text:p>1</text:p>
          </table:table-cell>
          <table:table-cell office:value-type="float" office:value="4959.46" calcext:value-type="float">
            <text:p>4959,46</text:p>
          </table:table-cell>
          <table:table-cell table:formula="of:=IF([.H500]&lt;=0;&quot;ERRO&quot;;[.H500])" office:value-type="float" office:value="4959.46" calcext:value-type="float">
            <text:p>4959,4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-4959.46" calcext:value-type="float">
            <text:p>-4959,46</text:p>
          </table:table-cell>
          <table:table-cell table:formula="of:=[.G500]*[.I500]" office:value-type="float" office:value="4959.46" calcext:value-type="float">
            <text:p>4959,46</text:p>
          </table:table-cell>
          <table:table-cell table:formula="of:=IF([.L500] &lt;&gt; [.M50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5-05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01]&lt;=0;1;[.F501])" office:value-type="float" office:value="4" calcext:value-type="float">
            <text:p>4</text:p>
          </table:table-cell>
          <table:table-cell office:value-type="float" office:value="2198.4" calcext:value-type="float">
            <text:p>2198,4</text:p>
          </table:table-cell>
          <table:table-cell table:formula="of:=IF([.H501]&lt;=0;&quot;ERRO&quot;;[.H501])" office:value-type="float" office:value="2198.4" calcext:value-type="float">
            <text:p>2198,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8793.6" calcext:value-type="float">
            <text:p>8793,6</text:p>
          </table:table-cell>
          <table:table-cell table:formula="of:=[.G501]*[.I501]" office:value-type="float" office:value="8793.6" calcext:value-type="float">
            <text:p>8793,6</text:p>
          </table:table-cell>
          <table:table-cell table:formula="of:=IF([.L501] &lt;&gt; [.M50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9-1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502]&lt;=0;1;[.F502])" office:value-type="float" office:value="5" calcext:value-type="float">
            <text:p>5</text:p>
          </table:table-cell>
          <table:table-cell office:value-type="float" office:value="3094.31" calcext:value-type="float">
            <text:p>3094,31</text:p>
          </table:table-cell>
          <table:table-cell table:formula="of:=IF([.H502]&lt;=0;&quot;ERRO&quot;;[.H502])" office:value-type="float" office:value="3094.31" calcext:value-type="float">
            <text:p>3094,3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9311.3398044593" calcext:value-type="float">
            <text:p>19311,3398044593</text:p>
          </table:table-cell>
          <table:table-cell table:formula="of:=[.G502]*[.I502]" office:value-type="float" office:value="15471.55" calcext:value-type="float">
            <text:p>15471,55</text:p>
          </table:table-cell>
          <table:table-cell table:formula="of:=IF([.L502] &lt;&gt; [.M50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6-03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/>
          <table:table-cell table:formula="of:=IF([.F503]&lt;=0;1;[.F503])" office:value-type="float" office:value="1" calcext:value-type="float">
            <text:p>1</text:p>
          </table:table-cell>
          <table:table-cell office:value-type="float" office:value="3929.77" calcext:value-type="float">
            <text:p>3929,77</text:p>
          </table:table-cell>
          <table:table-cell table:formula="of:=IF([.H503]&lt;=0;&quot;ERRO&quot;;[.H503])" office:value-type="float" office:value="3929.77" calcext:value-type="float">
            <text:p>3929,7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/>
          <table:table-cell table:formula="of:=[.G503]*[.I503]" office:value-type="float" office:value="3929.77" calcext:value-type="float">
            <text:p>3929,77</text:p>
          </table:table-cell>
          <table:table-cell table:formula="of:=IF([.L503] &lt;&gt; [.M50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8-09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504]&lt;=0;1;[.F504])" office:value-type="float" office:value="3" calcext:value-type="float">
            <text:p>3</text:p>
          </table:table-cell>
          <table:table-cell office:value-type="float" office:value="754.13" calcext:value-type="float">
            <text:p>754,13</text:p>
          </table:table-cell>
          <table:table-cell table:formula="of:=IF([.H504]&lt;=0;&quot;ERRO&quot;;[.H504])" office:value-type="float" office:value="754.13" calcext:value-type="float">
            <text:p>754,1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2262.39" calcext:value-type="float">
            <text:p>2262,39</text:p>
          </table:table-cell>
          <table:table-cell table:formula="of:=[.G504]*[.I504]" office:value-type="float" office:value="2262.39" calcext:value-type="float">
            <text:p>2262,39</text:p>
          </table:table-cell>
          <table:table-cell table:formula="of:=IF([.L504] &lt;&gt; [.M50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3-05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505]&lt;=0;1;[.F505])" office:value-type="float" office:value="5" calcext:value-type="float">
            <text:p>5</text:p>
          </table:table-cell>
          <table:table-cell office:value-type="float" office:value="1171.95" calcext:value-type="float">
            <text:p>1171,95</text:p>
          </table:table-cell>
          <table:table-cell table:formula="of:=IF([.H505]&lt;=0;&quot;ERRO&quot;;[.H505])" office:value-type="float" office:value="1171.95" calcext:value-type="float">
            <text:p>1171,95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5859.75" calcext:value-type="float">
            <text:p>5859,75</text:p>
          </table:table-cell>
          <table:table-cell table:formula="of:=[.G505]*[.I505]" office:value-type="float" office:value="5859.75" calcext:value-type="float">
            <text:p>5859,75</text:p>
          </table:table-cell>
          <table:table-cell table:formula="of:=IF([.L505] &lt;&gt; [.M50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1-12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506]&lt;=0;1;[.F506])" office:value-type="float" office:value="2" calcext:value-type="float">
            <text:p>2</text:p>
          </table:table-cell>
          <table:table-cell office:value-type="float" office:value="1781.03" calcext:value-type="float">
            <text:p>1781,03</text:p>
          </table:table-cell>
          <table:table-cell table:formula="of:=IF([.H506]&lt;=0;&quot;ERRO&quot;;[.H506])" office:value-type="float" office:value="1781.03" calcext:value-type="float">
            <text:p>1781,0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3562.06" calcext:value-type="float">
            <text:p>3562,06</text:p>
          </table:table-cell>
          <table:table-cell table:formula="of:=[.G506]*[.I506]" office:value-type="float" office:value="3562.06" calcext:value-type="float">
            <text:p>3562,06</text:p>
          </table:table-cell>
          <table:table-cell table:formula="of:=IF([.L506] &lt;&gt; [.M50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2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507]&lt;=0;1;[.F507])" office:value-type="float" office:value="4" calcext:value-type="float">
            <text:p>4</text:p>
          </table:table-cell>
          <table:table-cell office:value-type="float" office:value="865.83" calcext:value-type="float">
            <text:p>865,83</text:p>
          </table:table-cell>
          <table:table-cell table:formula="of:=IF([.H507]&lt;=0;&quot;ERRO&quot;;[.H507])" office:value-type="float" office:value="865.83" calcext:value-type="float">
            <text:p>865,8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3463.32" calcext:value-type="float">
            <text:p>3463,32</text:p>
          </table:table-cell>
          <table:table-cell table:formula="of:=[.G507]*[.I507]" office:value-type="float" office:value="3463.32" calcext:value-type="float">
            <text:p>3463,32</text:p>
          </table:table-cell>
          <table:table-cell table:formula="of:=IF([.L507] &lt;&gt; [.M50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15-05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508]&lt;=0;1;[.F508])" office:value-type="float" office:value="5" calcext:value-type="float">
            <text:p>5</text:p>
          </table:table-cell>
          <table:table-cell office:value-type="float" office:value="3938.98" calcext:value-type="float">
            <text:p>3938,98</text:p>
          </table:table-cell>
          <table:table-cell table:formula="of:=IF([.H508]&lt;=0;&quot;ERRO&quot;;[.H508])" office:value-type="float" office:value="3938.98" calcext:value-type="float">
            <text:p>3938,9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9694.9" calcext:value-type="float">
            <text:p>19694,9</text:p>
          </table:table-cell>
          <table:table-cell table:formula="of:=[.G508]*[.I508]" office:value-type="float" office:value="19694.9" calcext:value-type="float">
            <text:p>19694,9</text:p>
          </table:table-cell>
          <table:table-cell table:formula="of:=IF([.L508] &lt;&gt; [.M50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7-04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509]&lt;=0;1;[.F509])" office:value-type="float" office:value="2" calcext:value-type="float">
            <text:p>2</text:p>
          </table:table-cell>
          <table:table-cell office:value-type="float" office:value="1704.48" calcext:value-type="float">
            <text:p>1704,48</text:p>
          </table:table-cell>
          <table:table-cell table:formula="of:=IF([.H509]&lt;=0;&quot;ERRO&quot;;[.H509])" office:value-type="float" office:value="1704.48" calcext:value-type="float">
            <text:p>1704,4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3408.96" calcext:value-type="float">
            <text:p>3408,96</text:p>
          </table:table-cell>
          <table:table-cell table:formula="of:=[.G509]*[.I509]" office:value-type="float" office:value="3408.96" calcext:value-type="float">
            <text:p>3408,96</text:p>
          </table:table-cell>
          <table:table-cell table:formula="of:=IF([.L509] &lt;&gt; [.M50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510]&lt;=0;1;[.F510])" office:value-type="float" office:value="2" calcext:value-type="float">
            <text:p>2</text:p>
          </table:table-cell>
          <table:table-cell office:value-type="float" office:value="4048.84" calcext:value-type="float">
            <text:p>4048,84</text:p>
          </table:table-cell>
          <table:table-cell table:formula="of:=IF([.H510]&lt;=0;&quot;ERRO&quot;;[.H510])" office:value-type="float" office:value="4048.84" calcext:value-type="float">
            <text:p>4048,8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8097.68" calcext:value-type="float">
            <text:p>8097,68</text:p>
          </table:table-cell>
          <table:table-cell table:formula="of:=[.G510]*[.I510]" office:value-type="float" office:value="8097.68" calcext:value-type="float">
            <text:p>8097,68</text:p>
          </table:table-cell>
          <table:table-cell table:formula="of:=IF([.L510] &lt;&gt; [.M51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0-08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11]&lt;=0;1;[.F511])" office:value-type="float" office:value="1" calcext:value-type="float">
            <text:p>1</text:p>
          </table:table-cell>
          <table:table-cell office:value-type="float" office:value="2190.86" calcext:value-type="float">
            <text:p>2190,86</text:p>
          </table:table-cell>
          <table:table-cell table:formula="of:=IF([.H511]&lt;=0;&quot;ERRO&quot;;[.H511])" office:value-type="float" office:value="2190.86" calcext:value-type="float">
            <text:p>2190,86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2734.59620555134" calcext:value-type="float">
            <text:p>2734,59620555134</text:p>
          </table:table-cell>
          <table:table-cell table:formula="of:=[.G511]*[.I511]" office:value-type="float" office:value="2190.86" calcext:value-type="float">
            <text:p>2190,86</text:p>
          </table:table-cell>
          <table:table-cell table:formula="of:=IF([.L511] &lt;&gt; [.M51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8-08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12]&lt;=0;1;[.F512])" office:value-type="float" office:value="1" calcext:value-type="float">
            <text:p>1</text:p>
          </table:table-cell>
          <table:table-cell office:value-type="float" office:value="2770.17" calcext:value-type="float">
            <text:p>2770,17</text:p>
          </table:table-cell>
          <table:table-cell table:formula="of:=IF([.H512]&lt;=0;&quot;ERRO&quot;;[.H512])" office:value-type="float" office:value="2770.17" calcext:value-type="float">
            <text:p>2770,1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2770.17" calcext:value-type="float">
            <text:p>2770,17</text:p>
          </table:table-cell>
          <table:table-cell table:formula="of:=[.G512]*[.I512]" office:value-type="float" office:value="2770.17" calcext:value-type="float">
            <text:p>2770,17</text:p>
          </table:table-cell>
          <table:table-cell table:formula="of:=IF([.L512] &lt;&gt; [.M51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8-09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13]&lt;=0;1;[.F513])" office:value-type="float" office:value="1" calcext:value-type="float">
            <text:p>1</text:p>
          </table:table-cell>
          <table:table-cell office:value-type="float" office:value="1565.96" calcext:value-type="float">
            <text:p>1565,96</text:p>
          </table:table-cell>
          <table:table-cell table:formula="of:=IF([.H513]&lt;=0;&quot;ERRO&quot;;[.H513])" office:value-type="float" office:value="1565.96" calcext:value-type="float">
            <text:p>1565,9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1565.96" calcext:value-type="float">
            <text:p>1565,96</text:p>
          </table:table-cell>
          <table:table-cell table:formula="of:=[.G513]*[.I513]" office:value-type="float" office:value="1565.96" calcext:value-type="float">
            <text:p>1565,96</text:p>
          </table:table-cell>
          <table:table-cell table:formula="of:=IF([.L513] &lt;&gt; [.M51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6-11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514]&lt;=0;1;[.F514])" office:value-type="float" office:value="3" calcext:value-type="float">
            <text:p>3</text:p>
          </table:table-cell>
          <table:table-cell office:value-type="float" office:value="2616.12" calcext:value-type="float">
            <text:p>2616,12</text:p>
          </table:table-cell>
          <table:table-cell table:formula="of:=IF([.H514]&lt;=0;&quot;ERRO&quot;;[.H514])" office:value-type="float" office:value="2616.12" calcext:value-type="float">
            <text:p>2616,12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7848.36" calcext:value-type="float">
            <text:p>7848,36</text:p>
          </table:table-cell>
          <table:table-cell table:formula="of:=[.G514]*[.I514]" office:value-type="float" office:value="7848.36" calcext:value-type="float">
            <text:p>7848,36</text:p>
          </table:table-cell>
          <table:table-cell table:formula="of:=IF([.L514] &lt;&gt; [.M51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3-02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515]&lt;=0;1;[.F515])" office:value-type="float" office:value="3" calcext:value-type="float">
            <text:p>3</text:p>
          </table:table-cell>
          <table:table-cell office:value-type="float" office:value="4779.84" calcext:value-type="float">
            <text:p>4779,84</text:p>
          </table:table-cell>
          <table:table-cell table:formula="of:=IF([.H515]&lt;=0;&quot;ERRO&quot;;[.H515])" office:value-type="float" office:value="4779.84" calcext:value-type="float">
            <text:p>4779,8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14339.52" calcext:value-type="float">
            <text:p>14339,52</text:p>
          </table:table-cell>
          <table:table-cell table:formula="of:=[.G515]*[.I515]" office:value-type="float" office:value="14339.52" calcext:value-type="float">
            <text:p>14339,52</text:p>
          </table:table-cell>
          <table:table-cell table:formula="of:=IF([.L515] &lt;&gt; [.M51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0-04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16]&lt;=0;1;[.F516])" office:value-type="float" office:value="1" calcext:value-type="float">
            <text:p>1</text:p>
          </table:table-cell>
          <table:table-cell office:value-type="float" office:value="2756.15" calcext:value-type="float">
            <text:p>2756,15</text:p>
          </table:table-cell>
          <table:table-cell table:formula="of:=IF([.H516]&lt;=0;&quot;ERRO&quot;;[.H516])" office:value-type="float" office:value="2756.15" calcext:value-type="float">
            <text:p>2756,1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2756.15" calcext:value-type="float">
            <text:p>2756,15</text:p>
          </table:table-cell>
          <table:table-cell table:formula="of:=[.G516]*[.I516]" office:value-type="float" office:value="2756.15" calcext:value-type="float">
            <text:p>2756,15</text:p>
          </table:table-cell>
          <table:table-cell table:formula="of:=IF([.L516] &lt;&gt; [.M51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4-09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/>
          <table:table-cell table:formula="of:=IF([.F517]&lt;=0;1;[.F517])" office:value-type="float" office:value="1" calcext:value-type="float">
            <text:p>1</text:p>
          </table:table-cell>
          <table:table-cell office:value-type="float" office:value="336.01" calcext:value-type="float">
            <text:p>336,01</text:p>
          </table:table-cell>
          <table:table-cell table:formula="of:=IF([.H517]&lt;=0;&quot;ERRO&quot;;[.H517])" office:value-type="float" office:value="336.01" calcext:value-type="float">
            <text:p>336,0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/>
          <table:table-cell table:formula="of:=[.G517]*[.I517]" office:value-type="float" office:value="336.01" calcext:value-type="float">
            <text:p>336,01</text:p>
          </table:table-cell>
          <table:table-cell table:formula="of:=IF([.L517] &lt;&gt; [.M51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3-03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518]&lt;=0;1;[.F518])" office:value-type="float" office:value="1" calcext:value-type="float">
            <text:p>1</text:p>
          </table:table-cell>
          <table:table-cell office:value-type="float" office:value="4792.46" calcext:value-type="float">
            <text:p>4792,46</text:p>
          </table:table-cell>
          <table:table-cell table:formula="of:=IF([.H518]&lt;=0;&quot;ERRO&quot;;[.H518])" office:value-type="float" office:value="4792.46" calcext:value-type="float">
            <text:p>4792,4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 office:value-type="float" office:value="4792.46" calcext:value-type="float">
            <text:p>4792,46</text:p>
          </table:table-cell>
          <table:table-cell table:formula="of:=[.G518]*[.I518]" office:value-type="float" office:value="4792.46" calcext:value-type="float">
            <text:p>4792,46</text:p>
          </table:table-cell>
          <table:table-cell table:formula="of:=IF([.L518] &lt;&gt; [.M51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17-05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519]&lt;=0;1;[.F519])" office:value-type="float" office:value="5" calcext:value-type="float">
            <text:p>5</text:p>
          </table:table-cell>
          <table:table-cell office:value-type="float" office:value="2079.03" calcext:value-type="float">
            <text:p>2079,03</text:p>
          </table:table-cell>
          <table:table-cell table:formula="of:=IF([.H519]&lt;=0;&quot;ERRO&quot;;[.H519])" office:value-type="float" office:value="2079.03" calcext:value-type="float">
            <text:p>2079,0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10395.15" calcext:value-type="float">
            <text:p>10395,15</text:p>
          </table:table-cell>
          <table:table-cell table:formula="of:=[.G519]*[.I519]" office:value-type="float" office:value="10395.15" calcext:value-type="float">
            <text:p>10395,15</text:p>
          </table:table-cell>
          <table:table-cell table:formula="of:=IF([.L519] &lt;&gt; [.M51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1-08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20]&lt;=0;1;[.F520])" office:value-type="float" office:value="5" calcext:value-type="float">
            <text:p>5</text:p>
          </table:table-cell>
          <table:table-cell office:value-type="float" office:value="4346.88" calcext:value-type="float">
            <text:p>4346,88</text:p>
          </table:table-cell>
          <table:table-cell table:formula="of:=IF([.H520]&lt;=0;&quot;ERRO&quot;;[.H520])" office:value-type="float" office:value="4346.88" calcext:value-type="float">
            <text:p>4346,8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21734.4" calcext:value-type="float">
            <text:p>21734,4</text:p>
          </table:table-cell>
          <table:table-cell table:formula="of:=[.G520]*[.I520]" office:value-type="float" office:value="21734.4" calcext:value-type="float">
            <text:p>21734,4</text:p>
          </table:table-cell>
          <table:table-cell table:formula="of:=IF([.L520] &lt;&gt; [.M52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521]&lt;=0;1;[.F521])" office:value-type="float" office:value="2" calcext:value-type="float">
            <text:p>2</text:p>
          </table:table-cell>
          <table:table-cell office:value-type="float" office:value="2747.88" calcext:value-type="float">
            <text:p>2747,88</text:p>
          </table:table-cell>
          <table:table-cell table:formula="of:=IF([.H521]&lt;=0;&quot;ERRO&quot;;[.H521])" office:value-type="float" office:value="2747.88" calcext:value-type="float">
            <text:p>2747,8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5495.76" calcext:value-type="float">
            <text:p>5495,76</text:p>
          </table:table-cell>
          <table:table-cell table:formula="of:=[.G521]*[.I521]" office:value-type="float" office:value="5495.76" calcext:value-type="float">
            <text:p>5495,76</text:p>
          </table:table-cell>
          <table:table-cell table:formula="of:=IF([.L521] &lt;&gt; [.M52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3-04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522]&lt;=0;1;[.F522])" office:value-type="float" office:value="1" calcext:value-type="float">
            <text:p>1</text:p>
          </table:table-cell>
          <table:table-cell office:value-type="float" office:value="2985.57" calcext:value-type="float">
            <text:p>2985,57</text:p>
          </table:table-cell>
          <table:table-cell table:formula="of:=IF([.H522]&lt;=0;&quot;ERRO&quot;;[.H522])" office:value-type="float" office:value="2985.57" calcext:value-type="float">
            <text:p>2985,57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-3726.54044229567" calcext:value-type="float">
            <text:p>-3726,54044229567</text:p>
          </table:table-cell>
          <table:table-cell table:formula="of:=[.G522]*[.I522]" office:value-type="float" office:value="2985.57" calcext:value-type="float">
            <text:p>2985,57</text:p>
          </table:table-cell>
          <table:table-cell table:formula="of:=IF([.L522] &lt;&gt; [.M52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-04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523]&lt;=0;1;[.F523])" office:value-type="float" office:value="3" calcext:value-type="float">
            <text:p>3</text:p>
          </table:table-cell>
          <table:table-cell office:value-type="float" office:value="2084.59" calcext:value-type="float">
            <text:p>2084,59</text:p>
          </table:table-cell>
          <table:table-cell table:formula="of:=IF([.H523]&lt;=0;&quot;ERRO&quot;;[.H523])" office:value-type="float" office:value="2084.59" calcext:value-type="float">
            <text:p>2084,5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7805.85510365371" calcext:value-type="float">
            <text:p>7805,85510365371</text:p>
          </table:table-cell>
          <table:table-cell table:formula="of:=[.G523]*[.I523]" office:value-type="float" office:value="6253.77" calcext:value-type="float">
            <text:p>6253,77</text:p>
          </table:table-cell>
          <table:table-cell table:formula="of:=IF([.L523] &lt;&gt; [.M52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7-0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24]&lt;=0;1;[.F524])" office:value-type="float" office:value="4" calcext:value-type="float">
            <text:p>4</text:p>
          </table:table-cell>
          <table:table-cell office:value-type="float" office:value="2921.85" calcext:value-type="float">
            <text:p>2921,85</text:p>
          </table:table-cell>
          <table:table-cell table:formula="of:=IF([.H524]&lt;=0;&quot;ERRO&quot;;[.H524])" office:value-type="float" office:value="2921.85" calcext:value-type="float">
            <text:p>2921,8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1687.4" calcext:value-type="float">
            <text:p>11687,4</text:p>
          </table:table-cell>
          <table:table-cell table:formula="of:=[.G524]*[.I524]" office:value-type="float" office:value="11687.4" calcext:value-type="float">
            <text:p>11687,4</text:p>
          </table:table-cell>
          <table:table-cell table:formula="of:=IF([.L524] &lt;&gt; [.M52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5-04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25]&lt;=0;1;[.F525])" office:value-type="float" office:value="4" calcext:value-type="float">
            <text:p>4</text:p>
          </table:table-cell>
          <table:table-cell office:value-type="float" office:value="1122.86" calcext:value-type="float">
            <text:p>1122,86</text:p>
          </table:table-cell>
          <table:table-cell table:formula="of:=IF([.H525]&lt;=0;&quot;ERRO&quot;;[.H525])" office:value-type="float" office:value="1122.86" calcext:value-type="float">
            <text:p>1122,8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4491.44" calcext:value-type="float">
            <text:p>4491,44</text:p>
          </table:table-cell>
          <table:table-cell table:formula="of:=[.G525]*[.I525]" office:value-type="float" office:value="4491.44" calcext:value-type="float">
            <text:p>4491,44</text:p>
          </table:table-cell>
          <table:table-cell table:formula="of:=IF([.L525] &lt;&gt; [.M52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6-1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526]&lt;=0;1;[.F526])" office:value-type="float" office:value="1" calcext:value-type="float">
            <text:p>1</text:p>
          </table:table-cell>
          <table:table-cell office:value-type="float" office:value="1940.6" calcext:value-type="float">
            <text:p>1940,6</text:p>
          </table:table-cell>
          <table:table-cell table:formula="of:=IF([.H526]&lt;=0;&quot;ERRO&quot;;[.H526])" office:value-type="float" office:value="1940.6" calcext:value-type="float">
            <text:p>1940,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/>
          <table:table-cell table:formula="of:=[.G526]*[.I526]" office:value-type="float" office:value="1940.6" calcext:value-type="float">
            <text:p>1940,6</text:p>
          </table:table-cell>
          <table:table-cell table:formula="of:=IF([.L526] &lt;&gt; [.M52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9-11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527]&lt;=0;1;[.F527])" office:value-type="float" office:value="3" calcext:value-type="float">
            <text:p>3</text:p>
          </table:table-cell>
          <table:table-cell office:value-type="float" office:value="2585.5" calcext:value-type="float">
            <text:p>2585,5</text:p>
          </table:table-cell>
          <table:table-cell table:formula="of:=IF([.H527]&lt;=0;&quot;ERRO&quot;;[.H527])" office:value-type="float" office:value="2585.5" calcext:value-type="float">
            <text:p>2585,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9681.53851380688" calcext:value-type="float">
            <text:p>9681,53851380688</text:p>
          </table:table-cell>
          <table:table-cell table:formula="of:=[.G527]*[.I527]" office:value-type="float" office:value="7756.5" calcext:value-type="float">
            <text:p>7756,5</text:p>
          </table:table-cell>
          <table:table-cell table:formula="of:=IF([.L527] &lt;&gt; [.M52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5-06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528]&lt;=0;1;[.F528])" office:value-type="float" office:value="3" calcext:value-type="float">
            <text:p>3</text:p>
          </table:table-cell>
          <table:table-cell office:value-type="float" office:value="3839.29" calcext:value-type="float">
            <text:p>3839,29</text:p>
          </table:table-cell>
          <table:table-cell table:formula="of:=IF([.H528]&lt;=0;&quot;ERRO&quot;;[.H528])" office:value-type="float" office:value="3839.29" calcext:value-type="float">
            <text:p>3839,2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Brasília</text:p>
          </table:table-cell>
          <table:table-cell office:value-type="float" office:value="11517.87" calcext:value-type="float">
            <text:p>11517,87</text:p>
          </table:table-cell>
          <table:table-cell table:formula="of:=[.G528]*[.I528]" office:value-type="float" office:value="11517.87" calcext:value-type="float">
            <text:p>11517,87</text:p>
          </table:table-cell>
          <table:table-cell table:formula="of:=IF([.L528] &lt;&gt; [.M52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9-01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29]&lt;=0;1;[.F529])" office:value-type="float" office:value="5" calcext:value-type="float">
            <text:p>5</text:p>
          </table:table-cell>
          <table:table-cell office:value-type="float" office:value="3752.96" calcext:value-type="float">
            <text:p>3752,96</text:p>
          </table:table-cell>
          <table:table-cell table:formula="of:=IF([.H529]&lt;=0;&quot;ERRO&quot;;[.H529])" office:value-type="float" office:value="3752.96" calcext:value-type="float">
            <text:p>3752,9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18764.8" calcext:value-type="float">
            <text:p>18764,8</text:p>
          </table:table-cell>
          <table:table-cell table:formula="of:=[.G529]*[.I529]" office:value-type="float" office:value="18764.8" calcext:value-type="float">
            <text:p>18764,8</text:p>
          </table:table-cell>
          <table:table-cell table:formula="of:=IF([.L529] &lt;&gt; [.M52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9-11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530]&lt;=0;1;[.F530])" office:value-type="float" office:value="3" calcext:value-type="float">
            <text:p>3</text:p>
          </table:table-cell>
          <table:table-cell office:value-type="float" office:value="4465.82" calcext:value-type="float">
            <text:p>4465,82</text:p>
          </table:table-cell>
          <table:table-cell table:formula="of:=IF([.H530]&lt;=0;&quot;ERRO&quot;;[.H530])" office:value-type="float" office:value="4465.82" calcext:value-type="float">
            <text:p>4465,82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13397.46" calcext:value-type="float">
            <text:p>13397,46</text:p>
          </table:table-cell>
          <table:table-cell table:formula="of:=[.G530]*[.I530]" office:value-type="float" office:value="13397.46" calcext:value-type="float">
            <text:p>13397,46</text:p>
          </table:table-cell>
          <table:table-cell table:formula="of:=IF([.L530] &lt;&gt; [.M53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1-08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31]&lt;=0;1;[.F531])" office:value-type="float" office:value="1" calcext:value-type="float">
            <text:p>1</text:p>
          </table:table-cell>
          <table:table-cell office:value-type="float" office:value="798.67" calcext:value-type="float">
            <text:p>798,67</text:p>
          </table:table-cell>
          <table:table-cell table:formula="of:=IF([.H531]&lt;=0;&quot;ERRO&quot;;[.H531])" office:value-type="float" office:value="798.67" calcext:value-type="float">
            <text:p>798,6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798.67" calcext:value-type="float">
            <text:p>798,67</text:p>
          </table:table-cell>
          <table:table-cell table:formula="of:=[.G531]*[.I531]" office:value-type="float" office:value="798.67" calcext:value-type="float">
            <text:p>798,67</text:p>
          </table:table-cell>
          <table:table-cell table:formula="of:=IF([.L531] &lt;&gt; [.M53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4-05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532]&lt;=0;1;[.F532])" office:value-type="float" office:value="5" calcext:value-type="float">
            <text:p>5</text:p>
          </table:table-cell>
          <table:table-cell office:value-type="float" office:value="1674.55" calcext:value-type="float">
            <text:p>1674,55</text:p>
          </table:table-cell>
          <table:table-cell table:formula="of:=IF([.H532]&lt;=0;&quot;ERRO&quot;;[.H532])" office:value-type="float" office:value="1674.55" calcext:value-type="float">
            <text:p>1674,5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8372.75" calcext:value-type="float">
            <text:p>8372,75</text:p>
          </table:table-cell>
          <table:table-cell table:formula="of:=[.G532]*[.I532]" office:value-type="float" office:value="8372.75" calcext:value-type="float">
            <text:p>8372,75</text:p>
          </table:table-cell>
          <table:table-cell table:formula="of:=IF([.L532] &lt;&gt; [.M53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533]&lt;=0;1;[.F533])" office:value-type="float" office:value="2" calcext:value-type="float">
            <text:p>2</text:p>
          </table:table-cell>
          <table:table-cell office:value-type="float" office:value="78.51" calcext:value-type="float">
            <text:p>78,51</text:p>
          </table:table-cell>
          <table:table-cell table:formula="of:=IF([.H533]&lt;=0;&quot;ERRO&quot;;[.H533])" office:value-type="float" office:value="78.51" calcext:value-type="float">
            <text:p>78,5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57.02" calcext:value-type="float">
            <text:p>157,02</text:p>
          </table:table-cell>
          <table:table-cell table:formula="of:=[.G533]*[.I533]" office:value-type="float" office:value="157.02" calcext:value-type="float">
            <text:p>157,02</text:p>
          </table:table-cell>
          <table:table-cell table:formula="of:=IF([.L533] &lt;&gt; [.M53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9-05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534]&lt;=0;1;[.F534])" office:value-type="float" office:value="1" calcext:value-type="float">
            <text:p>1</text:p>
          </table:table-cell>
          <table:table-cell office:value-type="float" office:value="3691.53" calcext:value-type="float">
            <text:p>3691,53</text:p>
          </table:table-cell>
          <table:table-cell table:formula="of:=IF([.H534]&lt;=0;&quot;ERRO&quot;;[.H534])" office:value-type="float" office:value="3691.53" calcext:value-type="float">
            <text:p>3691,5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3691.53" calcext:value-type="float">
            <text:p>3691,53</text:p>
          </table:table-cell>
          <table:table-cell table:formula="of:=[.G534]*[.I534]" office:value-type="float" office:value="3691.53" calcext:value-type="float">
            <text:p>3691,53</text:p>
          </table:table-cell>
          <table:table-cell table:formula="of:=IF([.L534] &lt;&gt; [.M53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2-01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535]&lt;=0;1;[.F535])" office:value-type="float" office:value="3" calcext:value-type="float">
            <text:p>3</text:p>
          </table:table-cell>
          <table:table-cell office:value-type="float" office:value="257.66" calcext:value-type="float">
            <text:p>257,66</text:p>
          </table:table-cell>
          <table:table-cell table:formula="of:=IF([.H535]&lt;=0;&quot;ERRO&quot;;[.H535])" office:value-type="float" office:value="257.66" calcext:value-type="float">
            <text:p>257,6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772.98" calcext:value-type="float">
            <text:p>772,98</text:p>
          </table:table-cell>
          <table:table-cell table:formula="of:=[.G535]*[.I535]" office:value-type="float" office:value="772.98" calcext:value-type="float">
            <text:p>772,98</text:p>
          </table:table-cell>
          <table:table-cell table:formula="of:=IF([.L535] &lt;&gt; [.M53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4-09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36]&lt;=0;1;[.F536])" office:value-type="float" office:value="5" calcext:value-type="float">
            <text:p>5</text:p>
          </table:table-cell>
          <table:table-cell office:value-type="float" office:value="3222.09" calcext:value-type="float">
            <text:p>3222,09</text:p>
          </table:table-cell>
          <table:table-cell table:formula="of:=IF([.H536]&lt;=0;&quot;ERRO&quot;;[.H536])" office:value-type="float" office:value="3222.09" calcext:value-type="float">
            <text:p>3222,0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16110.45" calcext:value-type="float">
            <text:p>16110,45</text:p>
          </table:table-cell>
          <table:table-cell table:formula="of:=[.G536]*[.I536]" office:value-type="float" office:value="16110.45" calcext:value-type="float">
            <text:p>16110,45</text:p>
          </table:table-cell>
          <table:table-cell table:formula="of:=IF([.L536] &lt;&gt; [.M53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1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537]&lt;=0;1;[.F537])" office:value-type="float" office:value="2" calcext:value-type="float">
            <text:p>2</text:p>
          </table:table-cell>
          <table:table-cell office:value-type="float" office:value="3667.56" calcext:value-type="float">
            <text:p>3667,56</text:p>
          </table:table-cell>
          <table:table-cell table:formula="of:=IF([.H537]&lt;=0;&quot;ERRO&quot;;[.H537])" office:value-type="float" office:value="3667.56" calcext:value-type="float">
            <text:p>3667,5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7335.12" calcext:value-type="float">
            <text:p>7335,12</text:p>
          </table:table-cell>
          <table:table-cell table:formula="of:=[.G537]*[.I537]" office:value-type="float" office:value="7335.12" calcext:value-type="float">
            <text:p>7335,12</text:p>
          </table:table-cell>
          <table:table-cell table:formula="of:=IF([.L537] &lt;&gt; [.M53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7-10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38]&lt;=0;1;[.F538])" office:value-type="float" office:value="4" calcext:value-type="float">
            <text:p>4</text:p>
          </table:table-cell>
          <table:table-cell office:value-type="float" office:value="2099.94" calcext:value-type="float">
            <text:p>2099,94</text:p>
          </table:table-cell>
          <table:table-cell table:formula="of:=IF([.H538]&lt;=0;&quot;ERRO&quot;;[.H538])" office:value-type="float" office:value="2099.94" calcext:value-type="float">
            <text:p>2099,9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8399.76" calcext:value-type="float">
            <text:p>8399,76</text:p>
          </table:table-cell>
          <table:table-cell table:formula="of:=[.G538]*[.I538]" office:value-type="float" office:value="8399.76" calcext:value-type="float">
            <text:p>8399,76</text:p>
          </table:table-cell>
          <table:table-cell table:formula="of:=IF([.L538] &lt;&gt; [.M53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0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539]&lt;=0;1;[.F539])" office:value-type="float" office:value="4" calcext:value-type="float">
            <text:p>4</text:p>
          </table:table-cell>
          <table:table-cell office:value-type="float" office:value="1973.36" calcext:value-type="float">
            <text:p>1973,36</text:p>
          </table:table-cell>
          <table:table-cell table:formula="of:=IF([.H539]&lt;=0;&quot;ERRO&quot;;[.H539])" office:value-type="float" office:value="1973.36" calcext:value-type="float">
            <text:p>1973,3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7893.44" calcext:value-type="float">
            <text:p>7893,44</text:p>
          </table:table-cell>
          <table:table-cell table:formula="of:=[.G539]*[.I539]" office:value-type="float" office:value="7893.44" calcext:value-type="float">
            <text:p>7893,44</text:p>
          </table:table-cell>
          <table:table-cell table:formula="of:=IF([.L539] &lt;&gt; [.M53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2-09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540]&lt;=0;1;[.F540])" office:value-type="float" office:value="1" calcext:value-type="float">
            <text:p>1</text:p>
          </table:table-cell>
          <table:table-cell office:value-type="float" office:value="337.91" calcext:value-type="float">
            <text:p>337,91</text:p>
          </table:table-cell>
          <table:table-cell table:formula="of:=IF([.H540]&lt;=0;&quot;ERRO&quot;;[.H540])" office:value-type="float" office:value="337.91" calcext:value-type="float">
            <text:p>337,9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/>
          <table:table-cell table:formula="of:=[.G540]*[.I540]" office:value-type="float" office:value="337.91" calcext:value-type="float">
            <text:p>337,91</text:p>
          </table:table-cell>
          <table:table-cell table:formula="of:=IF([.L540] &lt;&gt; [.M54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6-02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541]&lt;=0;1;[.F541])" office:value-type="float" office:value="3" calcext:value-type="float">
            <text:p>3</text:p>
          </table:table-cell>
          <table:table-cell office:value-type="float" office:value="2024.17" calcext:value-type="float">
            <text:p>2024,17</text:p>
          </table:table-cell>
          <table:table-cell table:formula="of:=IF([.H541]&lt;=0;&quot;ERRO&quot;;[.H541])" office:value-type="float" office:value="2024.17" calcext:value-type="float">
            <text:p>2024,1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6072.51" calcext:value-type="float">
            <text:p>6072,51</text:p>
          </table:table-cell>
          <table:table-cell table:formula="of:=[.G541]*[.I541]" office:value-type="float" office:value="6072.51" calcext:value-type="float">
            <text:p>6072,51</text:p>
          </table:table-cell>
          <table:table-cell table:formula="of:=IF([.L541] &lt;&gt; [.M54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9-03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42]&lt;=0;1;[.F542])" office:value-type="float" office:value="1" calcext:value-type="float">
            <text:p>1</text:p>
          </table:table-cell>
          <table:table-cell office:value-type="float" office:value="1571.09" calcext:value-type="float">
            <text:p>1571,09</text:p>
          </table:table-cell>
          <table:table-cell table:formula="of:=IF([.H542]&lt;=0;&quot;ERRO&quot;;[.H542])" office:value-type="float" office:value="1571.09" calcext:value-type="float">
            <text:p>1571,0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571.09" calcext:value-type="float">
            <text:p>1571,09</text:p>
          </table:table-cell>
          <table:table-cell table:formula="of:=[.G542]*[.I542]" office:value-type="float" office:value="1571.09" calcext:value-type="float">
            <text:p>1571,09</text:p>
          </table:table-cell>
          <table:table-cell table:formula="of:=IF([.L542] &lt;&gt; [.M54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3-06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543]&lt;=0;1;[.F543])" office:value-type="float" office:value="1" calcext:value-type="float">
            <text:p>1</text:p>
          </table:table-cell>
          <table:table-cell office:value-type="float" office:value="3987.48" calcext:value-type="float">
            <text:p>3987,48</text:p>
          </table:table-cell>
          <table:table-cell table:formula="of:=IF([.H543]&lt;=0;&quot;ERRO&quot;;[.H543])" office:value-type="float" office:value="3987.48" calcext:value-type="float">
            <text:p>3987,48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/>
          <table:table-cell table:formula="of:=[.G543]*[.I543]" office:value-type="float" office:value="3987.48" calcext:value-type="float">
            <text:p>3987,48</text:p>
          </table:table-cell>
          <table:table-cell table:formula="of:=IF([.L543] &lt;&gt; [.M54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3-08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44]&lt;=0;1;[.F544])" office:value-type="float" office:value="1" calcext:value-type="float">
            <text:p>1</text:p>
          </table:table-cell>
          <table:table-cell office:value-type="float" office:value="454.54" calcext:value-type="float">
            <text:p>454,54</text:p>
          </table:table-cell>
          <table:table-cell table:formula="of:=IF([.H544]&lt;=0;&quot;ERRO&quot;;[.H544])" office:value-type="float" office:value="454.54" calcext:value-type="float">
            <text:p>454,5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454.54" calcext:value-type="float">
            <text:p>454,54</text:p>
          </table:table-cell>
          <table:table-cell table:formula="of:=[.G544]*[.I544]" office:value-type="float" office:value="454.54" calcext:value-type="float">
            <text:p>454,54</text:p>
          </table:table-cell>
          <table:table-cell table:formula="of:=IF([.L544] &lt;&gt; [.M54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3-03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545]&lt;=0;1;[.F545])" office:value-type="float" office:value="1" calcext:value-type="float">
            <text:p>1</text:p>
          </table:table-cell>
          <table:table-cell office:value-type="float" office:value="579.04" calcext:value-type="float">
            <text:p>579,04</text:p>
          </table:table-cell>
          <table:table-cell table:formula="of:=IF([.H545]&lt;=0;&quot;ERRO&quot;;[.H545])" office:value-type="float" office:value="579.04" calcext:value-type="float">
            <text:p>579,0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/>
          <table:table-cell table:formula="of:=[.G545]*[.I545]" office:value-type="float" office:value="579.04" calcext:value-type="float">
            <text:p>579,04</text:p>
          </table:table-cell>
          <table:table-cell table:formula="of:=IF([.L545] &lt;&gt; [.M54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-08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546]&lt;=0;1;[.F546])" office:value-type="float" office:value="1" calcext:value-type="float">
            <text:p>1</text:p>
          </table:table-cell>
          <table:table-cell office:value-type="float" office:value="2537.7" calcext:value-type="float">
            <text:p>2537,7</text:p>
          </table:table-cell>
          <table:table-cell table:formula="of:=IF([.H546]&lt;=0;&quot;ERRO&quot;;[.H546])" office:value-type="float" office:value="2537.7" calcext:value-type="float">
            <text:p>2537,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/>
          <table:table-cell table:formula="of:=[.G546]*[.I546]" office:value-type="float" office:value="2537.7" calcext:value-type="float">
            <text:p>2537,7</text:p>
          </table:table-cell>
          <table:table-cell table:formula="of:=IF([.L546] &lt;&gt; [.M546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7-09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547]&lt;=0;1;[.F547])" office:value-type="float" office:value="3" calcext:value-type="float">
            <text:p>3</text:p>
          </table:table-cell>
          <table:table-cell office:value-type="float" office:value="3268.5" calcext:value-type="float">
            <text:p>3268,5</text:p>
          </table:table-cell>
          <table:table-cell table:formula="of:=IF([.H547]&lt;=0;&quot;ERRO&quot;;[.H547])" office:value-type="float" office:value="3268.5" calcext:value-type="float">
            <text:p>3268,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9805.5" calcext:value-type="float">
            <text:p>9805,5</text:p>
          </table:table-cell>
          <table:table-cell table:formula="of:=[.G547]*[.I547]" office:value-type="float" office:value="9805.5" calcext:value-type="float">
            <text:p>9805,5</text:p>
          </table:table-cell>
          <table:table-cell table:formula="of:=IF([.L547] &lt;&gt; [.M54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2-04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548]&lt;=0;1;[.F548])" office:value-type="float" office:value="5" calcext:value-type="float">
            <text:p>5</text:p>
          </table:table-cell>
          <table:table-cell office:value-type="float" office:value="881.67" calcext:value-type="float">
            <text:p>881,67</text:p>
          </table:table-cell>
          <table:table-cell table:formula="of:=IF([.H548]&lt;=0;&quot;ERRO&quot;;[.H548])" office:value-type="float" office:value="881.67" calcext:value-type="float">
            <text:p>881,6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4408.35" calcext:value-type="float">
            <text:p>4408,35</text:p>
          </table:table-cell>
          <table:table-cell table:formula="of:=[.G548]*[.I548]" office:value-type="float" office:value="4408.35" calcext:value-type="float">
            <text:p>4408,35</text:p>
          </table:table-cell>
          <table:table-cell table:formula="of:=IF([.L548] &lt;&gt; [.M54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3-06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549]&lt;=0;1;[.F549])" office:value-type="float" office:value="5" calcext:value-type="float">
            <text:p>5</text:p>
          </table:table-cell>
          <table:table-cell office:value-type="float" office:value="2212.41" calcext:value-type="float">
            <text:p>2212,41</text:p>
          </table:table-cell>
          <table:table-cell table:formula="of:=IF([.H549]&lt;=0;&quot;ERRO&quot;;[.H549])" office:value-type="float" office:value="2212.41" calcext:value-type="float">
            <text:p>2212,4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11062.05" calcext:value-type="float">
            <text:p>11062,05</text:p>
          </table:table-cell>
          <table:table-cell table:formula="of:=[.G549]*[.I549]" office:value-type="float" office:value="11062.05" calcext:value-type="float">
            <text:p>11062,05</text:p>
          </table:table-cell>
          <table:table-cell table:formula="of:=IF([.L549] &lt;&gt; [.M54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2-08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50]&lt;=0;1;[.F550])" office:value-type="float" office:value="5" calcext:value-type="float">
            <text:p>5</text:p>
          </table:table-cell>
          <table:table-cell office:value-type="float" office:value="4121.28" calcext:value-type="float">
            <text:p>4121,28</text:p>
          </table:table-cell>
          <table:table-cell table:formula="of:=IF([.H550]&lt;=0;&quot;ERRO&quot;;[.H550])" office:value-type="float" office:value="4121.28" calcext:value-type="float">
            <text:p>4121,2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20606.4" calcext:value-type="float">
            <text:p>20606,4</text:p>
          </table:table-cell>
          <table:table-cell table:formula="of:=[.G550]*[.I550]" office:value-type="float" office:value="20606.4" calcext:value-type="float">
            <text:p>20606,4</text:p>
          </table:table-cell>
          <table:table-cell table:formula="of:=IF([.L550] &lt;&gt; [.M55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6-09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/>
          <table:table-cell table:formula="of:=IF([.F551]&lt;=0;1;[.F551])" office:value-type="float" office:value="1" calcext:value-type="float">
            <text:p>1</text:p>
          </table:table-cell>
          <table:table-cell office:value-type="float" office:value="4079.15" calcext:value-type="float">
            <text:p>4079,15</text:p>
          </table:table-cell>
          <table:table-cell table:formula="of:=IF([.H551]&lt;=0;&quot;ERRO&quot;;[.H551])" office:value-type="float" office:value="4079.15" calcext:value-type="float">
            <text:p>4079,1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/>
          <table:table-cell table:formula="of:=[.G551]*[.I551]" office:value-type="float" office:value="4079.15" calcext:value-type="float">
            <text:p>4079,15</text:p>
          </table:table-cell>
          <table:table-cell table:formula="of:=IF([.L551] &lt;&gt; [.M55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6-03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552]&lt;=0;1;[.F552])" office:value-type="float" office:value="5" calcext:value-type="float">
            <text:p>5</text:p>
          </table:table-cell>
          <table:table-cell office:value-type="float" office:value="2097.07" calcext:value-type="float">
            <text:p>2097,07</text:p>
          </table:table-cell>
          <table:table-cell table:formula="of:=IF([.H552]&lt;=0;&quot;ERRO&quot;;[.H552])" office:value-type="float" office:value="2097.07" calcext:value-type="float">
            <text:p>2097,07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10485.35" calcext:value-type="float">
            <text:p>10485,35</text:p>
          </table:table-cell>
          <table:table-cell table:formula="of:=[.G552]*[.I552]" office:value-type="float" office:value="10485.35" calcext:value-type="float">
            <text:p>10485,35</text:p>
          </table:table-cell>
          <table:table-cell table:formula="of:=IF([.L552] &lt;&gt; [.M55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1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/>
          <table:table-cell table:formula="of:=IF([.F553]&lt;=0;1;[.F553])" office:value-type="float" office:value="1" calcext:value-type="float">
            <text:p>1</text:p>
          </table:table-cell>
          <table:table-cell office:value-type="float" office:value="3945.17" calcext:value-type="float">
            <text:p>3945,17</text:p>
          </table:table-cell>
          <table:table-cell table:formula="of:=IF([.H553]&lt;=0;&quot;ERRO&quot;;[.H553])" office:value-type="float" office:value="3945.17" calcext:value-type="float">
            <text:p>3945,1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/>
          <table:table-cell table:formula="of:=[.G553]*[.I553]" office:value-type="float" office:value="3945.17" calcext:value-type="float">
            <text:p>3945,17</text:p>
          </table:table-cell>
          <table:table-cell table:formula="of:=IF([.L553] &lt;&gt; [.M55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7-01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554]&lt;=0;1;[.F554])" office:value-type="float" office:value="5" calcext:value-type="float">
            <text:p>5</text:p>
          </table:table-cell>
          <table:table-cell office:value-type="float" office:value="4088.94" calcext:value-type="float">
            <text:p>4088,94</text:p>
          </table:table-cell>
          <table:table-cell table:formula="of:=IF([.H554]&lt;=0;&quot;ERRO&quot;;[.H554])" office:value-type="float" office:value="4088.94" calcext:value-type="float">
            <text:p>4088,9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20444.7" calcext:value-type="float">
            <text:p>20444,7</text:p>
          </table:table-cell>
          <table:table-cell table:formula="of:=[.G554]*[.I554]" office:value-type="float" office:value="20444.7" calcext:value-type="float">
            <text:p>20444,7</text:p>
          </table:table-cell>
          <table:table-cell table:formula="of:=IF([.L554] &lt;&gt; [.M55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9-05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55]&lt;=0;1;[.F555])" office:value-type="float" office:value="5" calcext:value-type="float">
            <text:p>5</text:p>
          </table:table-cell>
          <table:table-cell office:value-type="float" office:value="2614.49" calcext:value-type="float">
            <text:p>2614,49</text:p>
          </table:table-cell>
          <table:table-cell table:formula="of:=IF([.H555]&lt;=0;&quot;ERRO&quot;;[.H555])" office:value-type="float" office:value="2614.49" calcext:value-type="float">
            <text:p>2614,4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13072.45" calcext:value-type="float">
            <text:p>13072,45</text:p>
          </table:table-cell>
          <table:table-cell table:formula="of:=[.G555]*[.I555]" office:value-type="float" office:value="13072.45" calcext:value-type="float">
            <text:p>13072,45</text:p>
          </table:table-cell>
          <table:table-cell table:formula="of:=IF([.L555] &lt;&gt; [.M55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9-05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556]&lt;=0;1;[.F556])" office:value-type="float" office:value="3" calcext:value-type="float">
            <text:p>3</text:p>
          </table:table-cell>
          <table:table-cell office:value-type="float" office:value="1206.87" calcext:value-type="float">
            <text:p>1206,87</text:p>
          </table:table-cell>
          <table:table-cell table:formula="of:=IF([.H556]&lt;=0;&quot;ERRO&quot;;[.H556])" office:value-type="float" office:value="1206.87" calcext:value-type="float">
            <text:p>1206,87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3620.61" calcext:value-type="float">
            <text:p>3620,61</text:p>
          </table:table-cell>
          <table:table-cell table:formula="of:=[.G556]*[.I556]" office:value-type="float" office:value="3620.61" calcext:value-type="float">
            <text:p>3620,61</text:p>
          </table:table-cell>
          <table:table-cell table:formula="of:=IF([.L556] &lt;&gt; [.M55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1-07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557]&lt;=0;1;[.F557])" office:value-type="float" office:value="3" calcext:value-type="float">
            <text:p>3</text:p>
          </table:table-cell>
          <table:table-cell office:value-type="float" office:value="1550.49" calcext:value-type="float">
            <text:p>1550,49</text:p>
          </table:table-cell>
          <table:table-cell table:formula="of:=IF([.H557]&lt;=0;&quot;ERRO&quot;;[.H557])" office:value-type="float" office:value="1550.49" calcext:value-type="float">
            <text:p>1550,4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4651.47" calcext:value-type="float">
            <text:p>4651,47</text:p>
          </table:table-cell>
          <table:table-cell table:formula="of:=[.G557]*[.I557]" office:value-type="float" office:value="4651.47" calcext:value-type="float">
            <text:p>4651,47</text:p>
          </table:table-cell>
          <table:table-cell table:formula="of:=IF([.L557] &lt;&gt; [.M55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7-06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58]&lt;=0;1;[.F558])" office:value-type="float" office:value="1" calcext:value-type="float">
            <text:p>1</text:p>
          </table:table-cell>
          <table:table-cell office:value-type="float" office:value="3070.61" calcext:value-type="float">
            <text:p>3070,61</text:p>
          </table:table-cell>
          <table:table-cell table:formula="of:=IF([.H558]&lt;=0;&quot;ERRO&quot;;[.H558])" office:value-type="float" office:value="3070.61" calcext:value-type="float">
            <text:p>3070,6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Não informada</text:p>
          </table:table-cell>
          <table:table-cell office:value-type="float" office:value="3070.61" calcext:value-type="float">
            <text:p>3070,61</text:p>
          </table:table-cell>
          <table:table-cell table:formula="of:=[.G558]*[.I558]" office:value-type="float" office:value="3070.61" calcext:value-type="float">
            <text:p>3070,61</text:p>
          </table:table-cell>
          <table:table-cell table:formula="of:=IF([.L558] &lt;&gt; [.M55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7-10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59]&lt;=0;1;[.F559])" office:value-type="float" office:value="5" calcext:value-type="float">
            <text:p>5</text:p>
          </table:table-cell>
          <table:table-cell office:value-type="float" office:value="728.69" calcext:value-type="float">
            <text:p>728,69</text:p>
          </table:table-cell>
          <table:table-cell table:formula="of:=IF([.H559]&lt;=0;&quot;ERRO&quot;;[.H559])" office:value-type="float" office:value="728.69" calcext:value-type="float">
            <text:p>728,69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Rio de Janeiro</text:p>
          </table:table-cell>
          <table:table-cell office:value-type="float" office:value="3643.45" calcext:value-type="float">
            <text:p>3643,45</text:p>
          </table:table-cell>
          <table:table-cell table:formula="of:=[.G559]*[.I559]" office:value-type="float" office:value="3643.45" calcext:value-type="float">
            <text:p>3643,45</text:p>
          </table:table-cell>
          <table:table-cell table:formula="of:=IF([.L559] &lt;&gt; [.M55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9-03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/>
          <table:table-cell table:formula="of:=IF([.F560]&lt;=0;1;[.F560])" office:value-type="float" office:value="1" calcext:value-type="float">
            <text:p>1</text:p>
          </table:table-cell>
          <table:table-cell office:value-type="float" office:value="4981.85" calcext:value-type="float">
            <text:p>4981,85</text:p>
          </table:table-cell>
          <table:table-cell table:formula="of:=IF([.H560]&lt;=0;&quot;ERRO&quot;;[.H560])" office:value-type="float" office:value="4981.85" calcext:value-type="float">
            <text:p>4981,8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Rio de Janeiro</text:p>
          </table:table-cell>
          <table:table-cell/>
          <table:table-cell table:formula="of:=[.G560]*[.I560]" office:value-type="float" office:value="4981.85" calcext:value-type="float">
            <text:p>4981,85</text:p>
          </table:table-cell>
          <table:table-cell table:formula="of:=IF([.L560] &lt;&gt; [.M56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16-08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61]&lt;=0;1;[.F561])" office:value-type="float" office:value="1" calcext:value-type="float">
            <text:p>1</text:p>
          </table:table-cell>
          <table:table-cell office:value-type="float" office:value="870.58" calcext:value-type="float">
            <text:p>870,58</text:p>
          </table:table-cell>
          <table:table-cell table:formula="of:=IF([.H561]&lt;=0;&quot;ERRO&quot;;[.H561])" office:value-type="float" office:value="870.58" calcext:value-type="float">
            <text:p>870,58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870.58" calcext:value-type="float">
            <text:p>870,58</text:p>
          </table:table-cell>
          <table:table-cell table:formula="of:=[.G561]*[.I561]" office:value-type="float" office:value="870.58" calcext:value-type="float">
            <text:p>870,58</text:p>
          </table:table-cell>
          <table:table-cell table:formula="of:=IF([.L561] &lt;&gt; [.M56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19-02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562]&lt;=0;1;[.F562])" office:value-type="float" office:value="2" calcext:value-type="float">
            <text:p>2</text:p>
          </table:table-cell>
          <table:table-cell office:value-type="float" office:value="3677.37" calcext:value-type="float">
            <text:p>3677,37</text:p>
          </table:table-cell>
          <table:table-cell table:formula="of:=IF([.H562]&lt;=0;&quot;ERRO&quot;;[.H562])" office:value-type="float" office:value="3677.37" calcext:value-type="float">
            <text:p>3677,3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7354.74" calcext:value-type="float">
            <text:p>7354,74</text:p>
          </table:table-cell>
          <table:table-cell table:formula="of:=[.G562]*[.I562]" office:value-type="float" office:value="7354.74" calcext:value-type="float">
            <text:p>7354,74</text:p>
          </table:table-cell>
          <table:table-cell table:formula="of:=IF([.L562] &lt;&gt; [.M56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7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63]&lt;=0;1;[.F563])" office:value-type="float" office:value="5" calcext:value-type="float">
            <text:p>5</text:p>
          </table:table-cell>
          <table:table-cell office:value-type="float" office:value="1562.74" calcext:value-type="float">
            <text:p>1562,74</text:p>
          </table:table-cell>
          <table:table-cell table:formula="of:=IF([.H563]&lt;=0;&quot;ERRO&quot;;[.H563])" office:value-type="float" office:value="1562.74" calcext:value-type="float">
            <text:p>1562,7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7813.7" calcext:value-type="float">
            <text:p>7813,7</text:p>
          </table:table-cell>
          <table:table-cell table:formula="of:=[.G563]*[.I563]" office:value-type="float" office:value="7813.7" calcext:value-type="float">
            <text:p>7813,7</text:p>
          </table:table-cell>
          <table:table-cell table:formula="of:=IF([.L563] &lt;&gt; [.M563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2-06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564]&lt;=0;1;[.F564])" office:value-type="float" office:value="2" calcext:value-type="float">
            <text:p>2</text:p>
          </table:table-cell>
          <table:table-cell office:value-type="float" office:value="2688.14" calcext:value-type="float">
            <text:p>2688,14</text:p>
          </table:table-cell>
          <table:table-cell table:formula="of:=IF([.H564]&lt;=0;&quot;ERRO&quot;;[.H564])" office:value-type="float" office:value="2688.14" calcext:value-type="float">
            <text:p>2688,1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5376.28" calcext:value-type="float">
            <text:p>5376,28</text:p>
          </table:table-cell>
          <table:table-cell table:formula="of:=[.G564]*[.I564]" office:value-type="float" office:value="5376.28" calcext:value-type="float">
            <text:p>5376,28</text:p>
          </table:table-cell>
          <table:table-cell table:formula="of:=IF([.L564] &lt;&gt; [.M56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-04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565]&lt;=0;1;[.F565])" office:value-type="float" office:value="2" calcext:value-type="float">
            <text:p>2</text:p>
          </table:table-cell>
          <table:table-cell office:value-type="float" office:value="1178.99" calcext:value-type="float">
            <text:p>1178,99</text:p>
          </table:table-cell>
          <table:table-cell table:formula="of:=IF([.H565]&lt;=0;&quot;ERRO&quot;;[.H565])" office:value-type="float" office:value="1178.99" calcext:value-type="float">
            <text:p>1178,9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2357.98" calcext:value-type="float">
            <text:p>2357,98</text:p>
          </table:table-cell>
          <table:table-cell table:formula="of:=[.G565]*[.I565]" office:value-type="float" office:value="2357.98" calcext:value-type="float">
            <text:p>2357,98</text:p>
          </table:table-cell>
          <table:table-cell table:formula="of:=IF([.L565] &lt;&gt; [.M56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4-02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66]&lt;=0;1;[.F566])" office:value-type="float" office:value="4" calcext:value-type="float">
            <text:p>4</text:p>
          </table:table-cell>
          <table:table-cell office:value-type="float" office:value="3656.03" calcext:value-type="float">
            <text:p>3656,03</text:p>
          </table:table-cell>
          <table:table-cell table:formula="of:=IF([.H566]&lt;=0;&quot;ERRO&quot;;[.H566])" office:value-type="float" office:value="3656.03" calcext:value-type="float">
            <text:p>3656,0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14624.12" calcext:value-type="float">
            <text:p>14624,12</text:p>
          </table:table-cell>
          <table:table-cell table:formula="of:=[.G566]*[.I566]" office:value-type="float" office:value="14624.12" calcext:value-type="float">
            <text:p>14624,12</text:p>
          </table:table-cell>
          <table:table-cell table:formula="of:=IF([.L566] &lt;&gt; [.M56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5-04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567]&lt;=0;1;[.F567])" office:value-type="float" office:value="2" calcext:value-type="float">
            <text:p>2</text:p>
          </table:table-cell>
          <table:table-cell office:value-type="float" office:value="4121.94" calcext:value-type="float">
            <text:p>4121,94</text:p>
          </table:table-cell>
          <table:table-cell table:formula="of:=IF([.H567]&lt;=0;&quot;ERRO&quot;;[.H567])" office:value-type="float" office:value="4121.94" calcext:value-type="float">
            <text:p>4121,9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8243.88" calcext:value-type="float">
            <text:p>8243,88</text:p>
          </table:table-cell>
          <table:table-cell table:formula="of:=[.G567]*[.I567]" office:value-type="float" office:value="8243.88" calcext:value-type="float">
            <text:p>8243,88</text:p>
          </table:table-cell>
          <table:table-cell table:formula="of:=IF([.L567] &lt;&gt; [.M56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2-03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5" calcext:value-type="float">
            <text:p>5</text:p>
          </table:table-cell>
          <table:table-cell table:formula="of:=IF([.F568]&lt;=0;1;[.F568])" office:value-type="float" office:value="5" calcext:value-type="float">
            <text:p>5</text:p>
          </table:table-cell>
          <table:table-cell office:value-type="float" office:value="1052.28" calcext:value-type="float">
            <text:p>1052,28</text:p>
          </table:table-cell>
          <table:table-cell table:formula="of:=IF([.H568]&lt;=0;&quot;ERRO&quot;;[.H568])" office:value-type="float" office:value="1052.28" calcext:value-type="float">
            <text:p>1052,2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5261.4" calcext:value-type="float">
            <text:p>5261,4</text:p>
          </table:table-cell>
          <table:table-cell table:formula="of:=[.G568]*[.I568]" office:value-type="float" office:value="5261.4" calcext:value-type="float">
            <text:p>5261,4</text:p>
          </table:table-cell>
          <table:table-cell table:formula="of:=IF([.L568] &lt;&gt; [.M56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0-01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569]&lt;=0;1;[.F569])" office:value-type="float" office:value="1" calcext:value-type="float">
            <text:p>1</text:p>
          </table:table-cell>
          <table:table-cell office:value-type="float" office:value="4068.26" calcext:value-type="float">
            <text:p>4068,26</text:p>
          </table:table-cell>
          <table:table-cell table:formula="of:=IF([.H569]&lt;=0;&quot;ERRO&quot;;[.H569])" office:value-type="float" office:value="4068.26" calcext:value-type="float">
            <text:p>4068,26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Rio de Janeiro</text:p>
          </table:table-cell>
          <table:table-cell office:value-type="float" office:value="4068.26" calcext:value-type="float">
            <text:p>4068,26</text:p>
          </table:table-cell>
          <table:table-cell table:formula="of:=[.G569]*[.I569]" office:value-type="float" office:value="4068.26" calcext:value-type="float">
            <text:p>4068,26</text:p>
          </table:table-cell>
          <table:table-cell table:formula="of:=IF([.L569] &lt;&gt; [.M56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9-07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/>
          <table:table-cell table:formula="of:=IF([.F570]&lt;=0;1;[.F570])" office:value-type="float" office:value="1" calcext:value-type="float">
            <text:p>1</text:p>
          </table:table-cell>
          <table:table-cell office:value-type="float" office:value="3062.21" calcext:value-type="float">
            <text:p>3062,21</text:p>
          </table:table-cell>
          <table:table-cell table:formula="of:=IF([.H570]&lt;=0;&quot;ERRO&quot;;[.H570])" office:value-type="float" office:value="3062.21" calcext:value-type="float">
            <text:p>3062,21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/>
          <table:table-cell table:formula="of:=[.G570]*[.I570]" office:value-type="float" office:value="3062.21" calcext:value-type="float">
            <text:p>3062,21</text:p>
          </table:table-cell>
          <table:table-cell table:formula="of:=IF([.L570] &lt;&gt; [.M57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30-07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71]&lt;=0;1;[.F571])" office:value-type="float" office:value="1" calcext:value-type="float">
            <text:p>1</text:p>
          </table:table-cell>
          <table:table-cell office:value-type="float" office:value="1934.09" calcext:value-type="float">
            <text:p>1934,09</text:p>
          </table:table-cell>
          <table:table-cell table:formula="of:=IF([.H571]&lt;=0;&quot;ERRO&quot;;[.H571])" office:value-type="float" office:value="1934.09" calcext:value-type="float">
            <text:p>1934,09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ão Paulo</text:p>
          </table:table-cell>
          <table:table-cell office:value-type="float" office:value="1934.09" calcext:value-type="float">
            <text:p>1934,09</text:p>
          </table:table-cell>
          <table:table-cell table:formula="of:=[.G571]*[.I571]" office:value-type="float" office:value="1934.09" calcext:value-type="float">
            <text:p>1934,09</text:p>
          </table:table-cell>
          <table:table-cell table:formula="of:=IF([.L571] &lt;&gt; [.M57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-07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572]&lt;=0;1;[.F572])" office:value-type="float" office:value="3" calcext:value-type="float">
            <text:p>3</text:p>
          </table:table-cell>
          <table:table-cell office:value-type="float" office:value="3022.94" calcext:value-type="float">
            <text:p>3022,94</text:p>
          </table:table-cell>
          <table:table-cell table:formula="of:=IF([.H572]&lt;=0;&quot;ERRO&quot;;[.H572])" office:value-type="float" office:value="3022.94" calcext:value-type="float">
            <text:p>3022,9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9068.82" calcext:value-type="float">
            <text:p>9068,82</text:p>
          </table:table-cell>
          <table:table-cell table:formula="of:=[.G572]*[.I572]" office:value-type="float" office:value="9068.82" calcext:value-type="float">
            <text:p>9068,82</text:p>
          </table:table-cell>
          <table:table-cell table:formula="of:=IF([.L572] &lt;&gt; [.M57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1-04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573]&lt;=0;1;[.F573])" office:value-type="float" office:value="4" calcext:value-type="float">
            <text:p>4</text:p>
          </table:table-cell>
          <table:table-cell office:value-type="float" office:value="3624.25" calcext:value-type="float">
            <text:p>3624,25</text:p>
          </table:table-cell>
          <table:table-cell table:formula="of:=IF([.H573]&lt;=0;&quot;ERRO&quot;;[.H573])" office:value-type="float" office:value="3624.25" calcext:value-type="float">
            <text:p>3624,25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Não informada</text:p>
          </table:table-cell>
          <table:table-cell office:value-type="float" office:value="18094.9221729721" calcext:value-type="float">
            <text:p>18094,9221729721</text:p>
          </table:table-cell>
          <table:table-cell table:formula="of:=[.G573]*[.I573]" office:value-type="float" office:value="14497" calcext:value-type="float">
            <text:p>14497</text:p>
          </table:table-cell>
          <table:table-cell table:formula="of:=IF([.L573] &lt;&gt; [.M57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7-02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/>
          <table:table-cell table:formula="of:=IF([.F574]&lt;=0;1;[.F574])" office:value-type="float" office:value="1" calcext:value-type="float">
            <text:p>1</text:p>
          </table:table-cell>
          <table:table-cell office:value-type="float" office:value="3199.64" calcext:value-type="float">
            <text:p>3199,64</text:p>
          </table:table-cell>
          <table:table-cell table:formula="of:=IF([.H574]&lt;=0;&quot;ERRO&quot;;[.H574])" office:value-type="float" office:value="3199.64" calcext:value-type="float">
            <text:p>3199,64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/>
          <table:table-cell table:formula="of:=[.G574]*[.I574]" office:value-type="float" office:value="3199.64" calcext:value-type="float">
            <text:p>3199,64</text:p>
          </table:table-cell>
          <table:table-cell table:formula="of:=IF([.L574] &lt;&gt; [.M57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5-05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75]&lt;=0;1;[.F575])" office:value-type="float" office:value="1" calcext:value-type="float">
            <text:p>1</text:p>
          </table:table-cell>
          <table:table-cell office:value-type="float" office:value="393.65" calcext:value-type="float">
            <text:p>393,65</text:p>
          </table:table-cell>
          <table:table-cell table:formula="of:=IF([.H575]&lt;=0;&quot;ERRO&quot;;[.H575])" office:value-type="float" office:value="393.65" calcext:value-type="float">
            <text:p>393,6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393.65" calcext:value-type="float">
            <text:p>393,65</text:p>
          </table:table-cell>
          <table:table-cell table:formula="of:=[.G575]*[.I575]" office:value-type="float" office:value="393.65" calcext:value-type="float">
            <text:p>393,65</text:p>
          </table:table-cell>
          <table:table-cell table:formula="of:=IF([.L575] &lt;&gt; [.M575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4-10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76]&lt;=0;1;[.F576])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formula="of:=IF([.H576]&lt;=0;&quot;ERRO&quot;;[.H576])" office:value-type="float" office:value="145" calcext:value-type="float">
            <text:p>14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145" calcext:value-type="float">
            <text:p>145</text:p>
          </table:table-cell>
          <table:table-cell table:formula="of:=[.G576]*[.I576]" office:value-type="float" office:value="145" calcext:value-type="float">
            <text:p>145</text:p>
          </table:table-cell>
          <table:table-cell table:formula="of:=IF([.L576] &lt;&gt; [.M57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6-01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1" calcext:value-type="float">
            <text:p>1</text:p>
          </table:table-cell>
          <table:table-cell table:formula="of:=IF([.F577]&lt;=0;1;[.F577])" office:value-type="float" office:value="1" calcext:value-type="float">
            <text:p>1</text:p>
          </table:table-cell>
          <table:table-cell office:value-type="float" office:value="4997.1" calcext:value-type="float">
            <text:p>4997,1</text:p>
          </table:table-cell>
          <table:table-cell table:formula="of:=IF([.H577]&lt;=0;&quot;ERRO&quot;;[.H577])" office:value-type="float" office:value="4997.1" calcext:value-type="float">
            <text:p>4997,1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4997.1" calcext:value-type="float">
            <text:p>4997,1</text:p>
          </table:table-cell>
          <table:table-cell table:formula="of:=[.G577]*[.I577]" office:value-type="float" office:value="4997.1" calcext:value-type="float">
            <text:p>4997,1</text:p>
          </table:table-cell>
          <table:table-cell table:formula="of:=IF([.L577] &lt;&gt; [.M57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2-04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78]&lt;=0;1;[.F578])" office:value-type="float" office:value="1" calcext:value-type="float">
            <text:p>1</text:p>
          </table:table-cell>
          <table:table-cell office:value-type="float" office:value="3027.98" calcext:value-type="float">
            <text:p>3027,98</text:p>
          </table:table-cell>
          <table:table-cell table:formula="of:=IF([.H578]&lt;=0;&quot;ERRO&quot;;[.H578])" office:value-type="float" office:value="3027.98" calcext:value-type="float">
            <text:p>3027,9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3027.98" calcext:value-type="float">
            <text:p>3027,98</text:p>
          </table:table-cell>
          <table:table-cell table:formula="of:=[.G578]*[.I578]" office:value-type="float" office:value="3027.98" calcext:value-type="float">
            <text:p>3027,98</text:p>
          </table:table-cell>
          <table:table-cell table:formula="of:=IF([.L578] &lt;&gt; [.M57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-01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4" calcext:value-type="float">
            <text:p>4</text:p>
          </table:table-cell>
          <table:table-cell table:formula="of:=IF([.F579]&lt;=0;1;[.F579])" office:value-type="float" office:value="4" calcext:value-type="float">
            <text:p>4</text:p>
          </table:table-cell>
          <table:table-cell office:value-type="float" office:value="577.64" calcext:value-type="float">
            <text:p>577,64</text:p>
          </table:table-cell>
          <table:table-cell table:formula="of:=IF([.H579]&lt;=0;&quot;ERRO&quot;;[.H579])" office:value-type="float" office:value="577.64" calcext:value-type="float">
            <text:p>577,6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Brasília</text:p>
          </table:table-cell>
          <table:table-cell office:value-type="float" office:value="2884.00381982358" calcext:value-type="float">
            <text:p>2884,00381982358</text:p>
          </table:table-cell>
          <table:table-cell table:formula="of:=[.G579]*[.I579]" office:value-type="float" office:value="2310.56" calcext:value-type="float">
            <text:p>2310,56</text:p>
          </table:table-cell>
          <table:table-cell table:formula="of:=IF([.L579] &lt;&gt; [.M57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-05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Não informado</text:p>
          </table:table-cell>
          <table:table-cell office:value-type="float" office:value="1" calcext:value-type="float">
            <text:p>1</text:p>
          </table:table-cell>
          <table:table-cell table:formula="of:=IF([.F580]&lt;=0;1;[.F580])" office:value-type="float" office:value="1" calcext:value-type="float">
            <text:p>1</text:p>
          </table:table-cell>
          <table:table-cell office:value-type="float" office:value="3011.22" calcext:value-type="float">
            <text:p>3011,22</text:p>
          </table:table-cell>
          <table:table-cell table:formula="of:=IF([.H580]&lt;=0;&quot;ERRO&quot;;[.H580])" office:value-type="float" office:value="3011.22" calcext:value-type="float">
            <text:p>3011,2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3011.22" calcext:value-type="float">
            <text:p>3011,22</text:p>
          </table:table-cell>
          <table:table-cell table:formula="of:=[.G580]*[.I580]" office:value-type="float" office:value="3011.22" calcext:value-type="float">
            <text:p>3011,22</text:p>
          </table:table-cell>
          <table:table-cell table:formula="of:=IF([.L580] &lt;&gt; [.M58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5-12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/>
          <table:table-cell table:formula="of:=IF([.F581]&lt;=0;1;[.F581])" office:value-type="float" office:value="1" calcext:value-type="float">
            <text:p>1</text:p>
          </table:table-cell>
          <table:table-cell office:value-type="float" office:value="911.84" calcext:value-type="float">
            <text:p>911,84</text:p>
          </table:table-cell>
          <table:table-cell table:formula="of:=IF([.H581]&lt;=0;&quot;ERRO&quot;;[.H581])" office:value-type="float" office:value="911.84" calcext:value-type="float">
            <text:p>911,8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/>
          <table:table-cell table:formula="of:=[.G581]*[.I581]" office:value-type="float" office:value="911.84" calcext:value-type="float">
            <text:p>911,84</text:p>
          </table:table-cell>
          <table:table-cell table:formula="of:=IF([.L581] &lt;&gt; [.M581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8-03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-1" calcext:value-type="float">
            <text:p>-1</text:p>
          </table:table-cell>
          <table:table-cell table:formula="of:=IF([.F582]&lt;=0;1;[.F582])" office:value-type="float" office:value="1" calcext:value-type="float">
            <text:p>1</text:p>
          </table:table-cell>
          <table:table-cell office:value-type="float" office:value="4389.42" calcext:value-type="float">
            <text:p>4389,42</text:p>
          </table:table-cell>
          <table:table-cell table:formula="of:=IF([.H582]&lt;=0;&quot;ERRO&quot;;[.H582])" office:value-type="float" office:value="4389.42" calcext:value-type="float">
            <text:p>4389,42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-4389.42" calcext:value-type="float">
            <text:p>-4389,42</text:p>
          </table:table-cell>
          <table:table-cell table:formula="of:=[.G582]*[.I582]" office:value-type="float" office:value="4389.42" calcext:value-type="float">
            <text:p>4389,42</text:p>
          </table:table-cell>
          <table:table-cell table:formula="of:=IF([.L582] &lt;&gt; [.M58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1-06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Acessórios</text:p>
          </table:table-cell>
          <table:table-cell/>
          <table:table-cell table:formula="of:=IF([.F583]&lt;=0;1;[.F583])" office:value-type="float" office:value="1" calcext:value-type="float">
            <text:p>1</text:p>
          </table:table-cell>
          <table:table-cell office:value-type="float" office:value="1770.48" calcext:value-type="float">
            <text:p>1770,48</text:p>
          </table:table-cell>
          <table:table-cell table:formula="of:=IF([.H583]&lt;=0;&quot;ERRO&quot;;[.H583])" office:value-type="float" office:value="1770.48" calcext:value-type="float">
            <text:p>1770,4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/>
          <table:table-cell table:formula="of:=[.G583]*[.I583]" office:value-type="float" office:value="1770.48" calcext:value-type="float">
            <text:p>1770,48</text:p>
          </table:table-cell>
          <table:table-cell table:formula="of:=IF([.L583] &lt;&gt; [.M58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6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584]&lt;=0;1;[.F584])" office:value-type="float" office:value="3" calcext:value-type="float">
            <text:p>3</text:p>
          </table:table-cell>
          <table:table-cell office:value-type="float" office:value="1892.23" calcext:value-type="float">
            <text:p>1892,23</text:p>
          </table:table-cell>
          <table:table-cell table:formula="of:=IF([.H584]&lt;=0;&quot;ERRO&quot;;[.H584])" office:value-type="float" office:value="1892.23" calcext:value-type="float">
            <text:p>1892,2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5676.69" calcext:value-type="float">
            <text:p>5676,69</text:p>
          </table:table-cell>
          <table:table-cell table:formula="of:=[.G584]*[.I584]" office:value-type="float" office:value="5676.69" calcext:value-type="float">
            <text:p>5676,69</text:p>
          </table:table-cell>
          <table:table-cell table:formula="of:=IF([.L584] &lt;&gt; [.M58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2-08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-1" calcext:value-type="float">
            <text:p>-1</text:p>
          </table:table-cell>
          <table:table-cell table:formula="of:=IF([.F585]&lt;=0;1;[.F585])" office:value-type="float" office:value="1" calcext:value-type="float">
            <text:p>1</text:p>
          </table:table-cell>
          <table:table-cell office:value-type="float" office:value="3272.32" calcext:value-type="float">
            <text:p>3272,32</text:p>
          </table:table-cell>
          <table:table-cell table:formula="of:=IF([.H585]&lt;=0;&quot;ERRO&quot;;[.H585])" office:value-type="float" office:value="3272.32" calcext:value-type="float">
            <text:p>3272,3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-3272.32" calcext:value-type="float">
            <text:p>-3272,32</text:p>
          </table:table-cell>
          <table:table-cell table:formula="of:=[.G585]*[.I585]" office:value-type="float" office:value="3272.32" calcext:value-type="float">
            <text:p>3272,32</text:p>
          </table:table-cell>
          <table:table-cell table:formula="of:=IF([.L585] &lt;&gt; [.M58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5-07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586]&lt;=0;1;[.F586])" office:value-type="float" office:value="5" calcext:value-type="float">
            <text:p>5</text:p>
          </table:table-cell>
          <table:table-cell office:value-type="float" office:value="1030.58" calcext:value-type="float">
            <text:p>1030,58</text:p>
          </table:table-cell>
          <table:table-cell table:formula="of:=IF([.H586]&lt;=0;&quot;ERRO&quot;;[.H586])" office:value-type="float" office:value="1030.58" calcext:value-type="float">
            <text:p>1030,58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5152.9" calcext:value-type="float">
            <text:p>5152,9</text:p>
          </table:table-cell>
          <table:table-cell table:formula="of:=[.G586]*[.I586]" office:value-type="float" office:value="5152.9" calcext:value-type="float">
            <text:p>5152,9</text:p>
          </table:table-cell>
          <table:table-cell table:formula="of:=IF([.L586] &lt;&gt; [.M58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6-02-2025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587]&lt;=0;1;[.F587])" office:value-type="float" office:value="2" calcext:value-type="float">
            <text:p>2</text:p>
          </table:table-cell>
          <table:table-cell office:value-type="float" office:value="4372.95" calcext:value-type="float">
            <text:p>4372,95</text:p>
          </table:table-cell>
          <table:table-cell table:formula="of:=IF([.H587]&lt;=0;&quot;ERRO&quot;;[.H587])" office:value-type="float" office:value="4372.95" calcext:value-type="float">
            <text:p>4372,9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Rio de Janeiro</text:p>
          </table:table-cell>
          <table:table-cell office:value-type="float" office:value="10916.491676388" calcext:value-type="float">
            <text:p>10916,491676388</text:p>
          </table:table-cell>
          <table:table-cell table:formula="of:=[.G587]*[.I587]" office:value-type="float" office:value="8745.9" calcext:value-type="float">
            <text:p>8745,9</text:p>
          </table:table-cell>
          <table:table-cell table:formula="of:=IF([.L587] &lt;&gt; [.M587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5-07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588]&lt;=0;1;[.F588])" office:value-type="float" office:value="4" calcext:value-type="float">
            <text:p>4</text:p>
          </table:table-cell>
          <table:table-cell office:value-type="float" office:value="4687.94" calcext:value-type="float">
            <text:p>4687,94</text:p>
          </table:table-cell>
          <table:table-cell table:formula="of:=IF([.H588]&lt;=0;&quot;ERRO&quot;;[.H588])" office:value-type="float" office:value="4687.94" calcext:value-type="float">
            <text:p>4687,94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18751.76" calcext:value-type="float">
            <text:p>18751,76</text:p>
          </table:table-cell>
          <table:table-cell table:formula="of:=[.G588]*[.I588]" office:value-type="float" office:value="18751.76" calcext:value-type="float">
            <text:p>18751,76</text:p>
          </table:table-cell>
          <table:table-cell table:formula="of:=IF([.L588] &lt;&gt; [.M58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7-08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/>
          <table:table-cell table:formula="of:=IF([.F589]&lt;=0;1;[.F589])" office:value-type="float" office:value="1" calcext:value-type="float">
            <text:p>1</text:p>
          </table:table-cell>
          <table:table-cell office:value-type="float" office:value="3050.95" calcext:value-type="float">
            <text:p>3050,95</text:p>
          </table:table-cell>
          <table:table-cell table:formula="of:=IF([.H589]&lt;=0;&quot;ERRO&quot;;[.H589])" office:value-type="float" office:value="3050.95" calcext:value-type="float">
            <text:p>3050,9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/>
          <table:table-cell table:formula="of:=[.G589]*[.I589]" office:value-type="float" office:value="3050.95" calcext:value-type="float">
            <text:p>3050,95</text:p>
          </table:table-cell>
          <table:table-cell table:formula="of:=IF([.L589] &lt;&gt; [.M589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2-04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590]&lt;=0;1;[.F590])" office:value-type="float" office:value="2" calcext:value-type="float">
            <text:p>2</text:p>
          </table:table-cell>
          <table:table-cell office:value-type="float" office:value="4436.67" calcext:value-type="float">
            <text:p>4436,67</text:p>
          </table:table-cell>
          <table:table-cell table:formula="of:=IF([.H590]&lt;=0;&quot;ERRO&quot;;[.H590])" office:value-type="float" office:value="4436.67" calcext:value-type="float">
            <text:p>4436,6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8873.34" calcext:value-type="float">
            <text:p>8873,34</text:p>
          </table:table-cell>
          <table:table-cell table:formula="of:=[.G590]*[.I590]" office:value-type="float" office:value="8873.34" calcext:value-type="float">
            <text:p>8873,34</text:p>
          </table:table-cell>
          <table:table-cell table:formula="of:=IF([.L590] &lt;&gt; [.M59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591]&lt;=0;1;[.F591])" office:value-type="float" office:value="5" calcext:value-type="float">
            <text:p>5</text:p>
          </table:table-cell>
          <table:table-cell office:value-type="float" office:value="3935.83" calcext:value-type="float">
            <text:p>3935,83</text:p>
          </table:table-cell>
          <table:table-cell table:formula="of:=IF([.H591]&lt;=0;&quot;ERRO&quot;;[.H591])" office:value-type="float" office:value="3935.83" calcext:value-type="float">
            <text:p>3935,83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19679.15" calcext:value-type="float">
            <text:p>19679,15</text:p>
          </table:table-cell>
          <table:table-cell table:formula="of:=[.G591]*[.I591]" office:value-type="float" office:value="19679.15" calcext:value-type="float">
            <text:p>19679,15</text:p>
          </table:table-cell>
          <table:table-cell table:formula="of:=IF([.L591] &lt;&gt; [.M59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4-05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592]&lt;=0;1;[.F592])" office:value-type="float" office:value="2" calcext:value-type="float">
            <text:p>2</text:p>
          </table:table-cell>
          <table:table-cell office:value-type="float" office:value="2509" calcext:value-type="float">
            <text:p>2509</text:p>
          </table:table-cell>
          <table:table-cell table:formula="of:=IF([.H592]&lt;=0;&quot;ERRO&quot;;[.H592])" office:value-type="float" office:value="2509" calcext:value-type="float">
            <text:p>2509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6263.38687066111" calcext:value-type="float">
            <text:p>6263,38687066111</text:p>
          </table:table-cell>
          <table:table-cell table:formula="of:=[.G592]*[.I592]" office:value-type="float" office:value="5018" calcext:value-type="float">
            <text:p>5018</text:p>
          </table:table-cell>
          <table:table-cell table:formula="of:=IF([.L592] &lt;&gt; [.M59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2-04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593]&lt;=0;1;[.F593])" office:value-type="float" office:value="1" calcext:value-type="float">
            <text:p>1</text:p>
          </table:table-cell>
          <table:table-cell office:value-type="float" office:value="1222.51" calcext:value-type="float">
            <text:p>1222,51</text:p>
          </table:table-cell>
          <table:table-cell table:formula="of:=IF([.H593]&lt;=0;&quot;ERRO&quot;;[.H593])" office:value-type="float" office:value="1222.51" calcext:value-type="float">
            <text:p>1222,51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Brasília</text:p>
          </table:table-cell>
          <table:table-cell office:value-type="float" office:value="-1222.51" calcext:value-type="float">
            <text:p>-1222,51</text:p>
          </table:table-cell>
          <table:table-cell table:formula="of:=[.G593]*[.I593]" office:value-type="float" office:value="1222.51" calcext:value-type="float">
            <text:p>1222,51</text:p>
          </table:table-cell>
          <table:table-cell table:formula="of:=IF([.L593] &lt;&gt; [.M59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5-01-2025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/>
          <table:table-cell table:formula="of:=IF([.F594]&lt;=0;1;[.F594])" office:value-type="float" office:value="1" calcext:value-type="float">
            <text:p>1</text:p>
          </table:table-cell>
          <table:table-cell office:value-type="float" office:value="1499.47" calcext:value-type="float">
            <text:p>1499,47</text:p>
          </table:table-cell>
          <table:table-cell table:formula="of:=IF([.H594]&lt;=0;&quot;ERRO&quot;;[.H594])" office:value-type="float" office:value="1499.47" calcext:value-type="float">
            <text:p>1499,47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/>
          <table:table-cell table:formula="of:=[.G594]*[.I594]" office:value-type="float" office:value="1499.47" calcext:value-type="float">
            <text:p>1499,47</text:p>
          </table:table-cell>
          <table:table-cell table:formula="of:=IF([.L594] &lt;&gt; [.M594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8-05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595]&lt;=0;1;[.F595])" office:value-type="float" office:value="4" calcext:value-type="float">
            <text:p>4</text:p>
          </table:table-cell>
          <table:table-cell office:value-type="float" office:value="4207.02" calcext:value-type="float">
            <text:p>4207,02</text:p>
          </table:table-cell>
          <table:table-cell table:formula="of:=IF([.H595]&lt;=0;&quot;ERRO&quot;;[.H595])" office:value-type="float" office:value="4207.02" calcext:value-type="float">
            <text:p>4207,02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21004.538726671" calcext:value-type="float">
            <text:p>21004,538726671</text:p>
          </table:table-cell>
          <table:table-cell table:formula="of:=[.G595]*[.I595]" office:value-type="float" office:value="16828.08" calcext:value-type="float">
            <text:p>16828,08</text:p>
          </table:table-cell>
          <table:table-cell table:formula="of:=IF([.L595] &lt;&gt; [.M59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5-08-202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596]&lt;=0;1;[.F596])" office:value-type="float" office:value="3" calcext:value-type="float">
            <text:p>3</text:p>
          </table:table-cell>
          <table:table-cell office:value-type="float" office:value="2828.05" calcext:value-type="float">
            <text:p>2828,05</text:p>
          </table:table-cell>
          <table:table-cell table:formula="of:=IF([.H596]&lt;=0;&quot;ERRO&quot;;[.H596])" office:value-type="float" office:value="2828.05" calcext:value-type="float">
            <text:p>2828,0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ão Paulo</text:p>
          </table:table-cell>
          <table:table-cell office:value-type="float" office:value="8484.15" calcext:value-type="float">
            <text:p>8484,15</text:p>
          </table:table-cell>
          <table:table-cell table:formula="of:=[.G596]*[.I596]" office:value-type="float" office:value="8484.15" calcext:value-type="float">
            <text:p>8484,15</text:p>
          </table:table-cell>
          <table:table-cell table:formula="of:=IF([.L596] &lt;&gt; [.M59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10-07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597]&lt;=0;1;[.F597])" office:value-type="float" office:value="4" calcext:value-type="float">
            <text:p>4</text:p>
          </table:table-cell>
          <table:table-cell office:value-type="float" office:value="2084.92" calcext:value-type="float">
            <text:p>2084,92</text:p>
          </table:table-cell>
          <table:table-cell table:formula="of:=IF([.H597]&lt;=0;&quot;ERRO&quot;;[.H597])" office:value-type="float" office:value="2084.92" calcext:value-type="float">
            <text:p>2084,92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 office:value-type="float" office:value="8339.68" calcext:value-type="float">
            <text:p>8339,68</text:p>
          </table:table-cell>
          <table:table-cell table:formula="of:=[.G597]*[.I597]" office:value-type="float" office:value="8339.68" calcext:value-type="float">
            <text:p>8339,68</text:p>
          </table:table-cell>
          <table:table-cell table:formula="of:=IF([.L597] &lt;&gt; [.M59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1-05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598]&lt;=0;1;[.F598])" office:value-type="float" office:value="1" calcext:value-type="float">
            <text:p>1</text:p>
          </table:table-cell>
          <table:table-cell office:value-type="float" office:value="2610.48" calcext:value-type="float">
            <text:p>2610,48</text:p>
          </table:table-cell>
          <table:table-cell table:formula="of:=IF([.H598]&lt;=0;&quot;ERRO&quot;;[.H598])" office:value-type="float" office:value="2610.48" calcext:value-type="float">
            <text:p>2610,4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/>
          <table:table-cell table:formula="of:=[.G598]*[.I598]" office:value-type="float" office:value="2610.48" calcext:value-type="float">
            <text:p>2610,48</text:p>
          </table:table-cell>
          <table:table-cell table:formula="of:=IF([.L598] &lt;&gt; [.M598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9-07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599]&lt;=0;1;[.F599])" office:value-type="float" office:value="5" calcext:value-type="float">
            <text:p>5</text:p>
          </table:table-cell>
          <table:table-cell office:value-type="float" office:value="2263.65" calcext:value-type="float">
            <text:p>2263,65</text:p>
          </table:table-cell>
          <table:table-cell table:formula="of:=IF([.H599]&lt;=0;&quot;ERRO&quot;;[.H599])" office:value-type="float" office:value="2263.65" calcext:value-type="float">
            <text:p>2263,65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Brasília</text:p>
          </table:table-cell>
          <table:table-cell office:value-type="float" office:value="11318.25" calcext:value-type="float">
            <text:p>11318,25</text:p>
          </table:table-cell>
          <table:table-cell table:formula="of:=[.G599]*[.I599]" office:value-type="float" office:value="11318.25" calcext:value-type="float">
            <text:p>11318,25</text:p>
          </table:table-cell>
          <table:table-cell table:formula="of:=IF([.L599] &lt;&gt; [.M59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7-06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formula="of:=IF([.F600]&lt;=0;1;[.F600])" office:value-type="float" office:value="4" calcext:value-type="float">
            <text:p>4</text:p>
          </table:table-cell>
          <table:table-cell office:value-type="float" office:value="3326.1" calcext:value-type="float">
            <text:p>3326,1</text:p>
          </table:table-cell>
          <table:table-cell table:formula="of:=IF([.H600]&lt;=0;&quot;ERRO&quot;;[.H600])" office:value-type="float" office:value="3326.1" calcext:value-type="float">
            <text:p>3326,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alvador</text:p>
          </table:table-cell>
          <table:table-cell office:value-type="float" office:value="16606.3380394627" calcext:value-type="float">
            <text:p>16606,3380394627</text:p>
          </table:table-cell>
          <table:table-cell table:formula="of:=[.G600]*[.I600]" office:value-type="float" office:value="13304.4" calcext:value-type="float">
            <text:p>13304,4</text:p>
          </table:table-cell>
          <table:table-cell table:formula="of:=IF([.L600] &lt;&gt; [.M60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9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2" calcext:value-type="float">
            <text:p>2</text:p>
          </table:table-cell>
          <table:table-cell table:formula="of:=IF([.F601]&lt;=0;1;[.F601])" office:value-type="float" office:value="2" calcext:value-type="float">
            <text:p>2</text:p>
          </table:table-cell>
          <table:table-cell office:value-type="float" office:value="2279.34" calcext:value-type="float">
            <text:p>2279,34</text:p>
          </table:table-cell>
          <table:table-cell table:formula="of:=IF([.H601]&lt;=0;&quot;ERRO&quot;;[.H601])" office:value-type="float" office:value="2279.34" calcext:value-type="float">
            <text:p>2279,34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4558.68" calcext:value-type="float">
            <text:p>4558,68</text:p>
          </table:table-cell>
          <table:table-cell table:formula="of:=[.G601]*[.I601]" office:value-type="float" office:value="4558.68" calcext:value-type="float">
            <text:p>4558,68</text:p>
          </table:table-cell>
          <table:table-cell table:formula="of:=IF([.L601] &lt;&gt; [.M60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5-05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ão informado</text:p>
          </table:table-cell>
          <table:table-cell office:value-type="float" office:value="4" calcext:value-type="float">
            <text:p>4</text:p>
          </table:table-cell>
          <table:table-cell table:formula="of:=IF([.F602]&lt;=0;1;[.F602])" office:value-type="float" office:value="4" calcext:value-type="float">
            <text:p>4</text:p>
          </table:table-cell>
          <table:table-cell office:value-type="float" office:value="3635.48" calcext:value-type="float">
            <text:p>3635,48</text:p>
          </table:table-cell>
          <table:table-cell table:formula="of:=IF([.H602]&lt;=0;&quot;ERRO&quot;;[.H602])" office:value-type="float" office:value="3635.48" calcext:value-type="float">
            <text:p>3635,48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4541.92" calcext:value-type="float">
            <text:p>14541,92</text:p>
          </table:table-cell>
          <table:table-cell table:formula="of:=[.G602]*[.I602]" office:value-type="float" office:value="14541.92" calcext:value-type="float">
            <text:p>14541,92</text:p>
          </table:table-cell>
          <table:table-cell table:formula="of:=IF([.L602] &lt;&gt; [.M602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3-10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603]&lt;=0;1;[.F603])" office:value-type="float" office:value="2" calcext:value-type="float">
            <text:p>2</text:p>
          </table:table-cell>
          <table:table-cell office:value-type="float" office:value="2432.65" calcext:value-type="float">
            <text:p>2432,65</text:p>
          </table:table-cell>
          <table:table-cell table:formula="of:=IF([.H603]&lt;=0;&quot;ERRO&quot;;[.H603])" office:value-type="float" office:value="2432.65" calcext:value-type="float">
            <text:p>2432,65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6072.78918729125" calcext:value-type="float">
            <text:p>6072,78918729125</text:p>
          </table:table-cell>
          <table:table-cell table:formula="of:=[.G603]*[.I603]" office:value-type="float" office:value="4865.3" calcext:value-type="float">
            <text:p>4865,3</text:p>
          </table:table-cell>
          <table:table-cell table:formula="of:=IF([.L603] &lt;&gt; [.M60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2-07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604]&lt;=0;1;[.F604])" office:value-type="float" office:value="3" calcext:value-type="float">
            <text:p>3</text:p>
          </table:table-cell>
          <table:table-cell office:value-type="float" office:value="1352.41" calcext:value-type="float">
            <text:p>1352,41</text:p>
          </table:table-cell>
          <table:table-cell table:formula="of:=IF([.H604]&lt;=0;&quot;ERRO&quot;;[.H604])" office:value-type="float" office:value="1352.41" calcext:value-type="float">
            <text:p>1352,41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Não informada</text:p>
          </table:table-cell>
          <table:table-cell office:value-type="float" office:value="4057.23" calcext:value-type="float">
            <text:p>4057,23</text:p>
          </table:table-cell>
          <table:table-cell table:formula="of:=[.G604]*[.I604]" office:value-type="float" office:value="4057.23" calcext:value-type="float">
            <text:p>4057,23</text:p>
          </table:table-cell>
          <table:table-cell table:formula="of:=IF([.L604] &lt;&gt; [.M60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4-08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Eletrônicos</text:p>
          </table:table-cell>
          <table:table-cell/>
          <table:table-cell table:formula="of:=IF([.F605]&lt;=0;1;[.F605])" office:value-type="float" office:value="1" calcext:value-type="float">
            <text:p>1</text:p>
          </table:table-cell>
          <table:table-cell office:value-type="float" office:value="387.45" calcext:value-type="float">
            <text:p>387,45</text:p>
          </table:table-cell>
          <table:table-cell table:formula="of:=IF([.H605]&lt;=0;&quot;ERRO&quot;;[.H605])" office:value-type="float" office:value="387.45" calcext:value-type="float">
            <text:p>387,45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/>
          <table:table-cell table:formula="of:=[.G605]*[.I605]" office:value-type="float" office:value="387.45" calcext:value-type="float">
            <text:p>387,45</text:p>
          </table:table-cell>
          <table:table-cell table:formula="of:=IF([.L605] &lt;&gt; [.M60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0-10-2024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2" calcext:value-type="float">
            <text:p>2</text:p>
          </table:table-cell>
          <table:table-cell table:formula="of:=IF([.F606]&lt;=0;1;[.F606])" office:value-type="float" office:value="2" calcext:value-type="float">
            <text:p>2</text:p>
          </table:table-cell>
          <table:table-cell office:value-type="float" office:value="3858.06" calcext:value-type="float">
            <text:p>3858,06</text:p>
          </table:table-cell>
          <table:table-cell table:formula="of:=IF([.H606]&lt;=0;&quot;ERRO&quot;;[.H606])" office:value-type="float" office:value="3858.06" calcext:value-type="float">
            <text:p>3858,06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 office:value-type="float" office:value="7716.12" calcext:value-type="float">
            <text:p>7716,12</text:p>
          </table:table-cell>
          <table:table-cell table:formula="of:=[.G606]*[.I606]" office:value-type="float" office:value="7716.12" calcext:value-type="float">
            <text:p>7716,12</text:p>
          </table:table-cell>
          <table:table-cell table:formula="of:=IF([.L606] &lt;&gt; [.M60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4-03-2025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Não informado</text:p>
          </table:table-cell>
          <table:table-cell office:value-type="float" office:value="2" calcext:value-type="float">
            <text:p>2</text:p>
          </table:table-cell>
          <table:table-cell table:formula="of:=IF([.F607]&lt;=0;1;[.F607])" office:value-type="float" office:value="2" calcext:value-type="float">
            <text:p>2</text:p>
          </table:table-cell>
          <table:table-cell office:value-type="float" office:value="1271.06" calcext:value-type="float">
            <text:p>1271,06</text:p>
          </table:table-cell>
          <table:table-cell table:formula="of:=IF([.H607]&lt;=0;&quot;ERRO&quot;;[.H607])" office:value-type="float" office:value="1271.06" calcext:value-type="float">
            <text:p>1271,06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Rio de Janeiro</text:p>
          </table:table-cell>
          <table:table-cell office:value-type="float" office:value="2542.12" calcext:value-type="float">
            <text:p>2542,12</text:p>
          </table:table-cell>
          <table:table-cell table:formula="of:=[.G607]*[.I607]" office:value-type="float" office:value="2542.12" calcext:value-type="float">
            <text:p>2542,12</text:p>
          </table:table-cell>
          <table:table-cell table:formula="of:=IF([.L607] &lt;&gt; [.M60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2-01-202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608]&lt;=0;1;[.F608])" office:value-type="float" office:value="1" calcext:value-type="float">
            <text:p>1</text:p>
          </table:table-cell>
          <table:table-cell office:value-type="float" office:value="651.43" calcext:value-type="float">
            <text:p>651,43</text:p>
          </table:table-cell>
          <table:table-cell table:formula="of:=IF([.H608]&lt;=0;&quot;ERRO&quot;;[.H608])" office:value-type="float" office:value="651.43" calcext:value-type="float">
            <text:p>651,4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ão Paulo</text:p>
          </table:table-cell>
          <table:table-cell office:value-type="float" office:value="651.43" calcext:value-type="float">
            <text:p>651,43</text:p>
          </table:table-cell>
          <table:table-cell table:formula="of:=[.G608]*[.I608]" office:value-type="float" office:value="651.43" calcext:value-type="float">
            <text:p>651,43</text:p>
          </table:table-cell>
          <table:table-cell table:formula="of:=IF([.L608] &lt;&gt; [.M60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-07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609]&lt;=0;1;[.F609])" office:value-type="float" office:value="3" calcext:value-type="float">
            <text:p>3</text:p>
          </table:table-cell>
          <table:table-cell office:value-type="float" office:value="3921.04" calcext:value-type="float">
            <text:p>3921,04</text:p>
          </table:table-cell>
          <table:table-cell table:formula="of:=IF([.H609]&lt;=0;&quot;ERRO&quot;;[.H609])" office:value-type="float" office:value="3921.04" calcext:value-type="float">
            <text:p>3921,04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Salvador</text:p>
          </table:table-cell>
          <table:table-cell office:value-type="float" office:value="11763.12" calcext:value-type="float">
            <text:p>11763,12</text:p>
          </table:table-cell>
          <table:table-cell table:formula="of:=[.G609]*[.I609]" office:value-type="float" office:value="11763.12" calcext:value-type="float">
            <text:p>11763,12</text:p>
          </table:table-cell>
          <table:table-cell table:formula="of:=IF([.L609] &lt;&gt; [.M60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-07-202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Eletrônicos</text:p>
          </table:table-cell>
          <table:table-cell office:value-type="float" office:value="3" calcext:value-type="float">
            <text:p>3</text:p>
          </table:table-cell>
          <table:table-cell table:formula="of:=IF([.F610]&lt;=0;1;[.F610])" office:value-type="float" office:value="3" calcext:value-type="float">
            <text:p>3</text:p>
          </table:table-cell>
          <table:table-cell office:value-type="float" office:value="3788.59" calcext:value-type="float">
            <text:p>3788,59</text:p>
          </table:table-cell>
          <table:table-cell table:formula="of:=IF([.H610]&lt;=0;&quot;ERRO&quot;;[.H610])" office:value-type="float" office:value="3788.59" calcext:value-type="float">
            <text:p>3788,59</text:p>
          </table:table-cell>
          <table:table-cell office:value-type="string" calcext:value-type="string">
            <text:p>Cartão</text:p>
          </table:table-cell>
          <table:table-cell office:value-type="string" calcext:value-type="string">
            <text:p>São Paulo</text:p>
          </table:table-cell>
          <table:table-cell office:value-type="float" office:value="11365.77" calcext:value-type="float">
            <text:p>11365,77</text:p>
          </table:table-cell>
          <table:table-cell table:formula="of:=[.G610]*[.I610]" office:value-type="float" office:value="11365.77" calcext:value-type="float">
            <text:p>11365,77</text:p>
          </table:table-cell>
          <table:table-cell table:formula="of:=IF([.L610] &lt;&gt; [.M610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7-04-202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611]&lt;=0;1;[.F611])" office:value-type="float" office:value="1" calcext:value-type="float">
            <text:p>1</text:p>
          </table:table-cell>
          <table:table-cell office:value-type="float" office:value="65.93" calcext:value-type="float">
            <text:p>65,93</text:p>
          </table:table-cell>
          <table:table-cell table:formula="of:=IF([.H611]&lt;=0;&quot;ERRO&quot;;[.H611])" office:value-type="float" office:value="65.93" calcext:value-type="float">
            <text:p>65,9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65.93" calcext:value-type="float">
            <text:p>65,93</text:p>
          </table:table-cell>
          <table:table-cell table:formula="of:=[.G611]*[.I611]" office:value-type="float" office:value="65.93" calcext:value-type="float">
            <text:p>65,93</text:p>
          </table:table-cell>
          <table:table-cell table:formula="of:=IF([.L611] &lt;&gt; [.M61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1-02-202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612]&lt;=0;1;[.F612])" office:value-type="float" office:value="5" calcext:value-type="float">
            <text:p>5</text:p>
          </table:table-cell>
          <table:table-cell office:value-type="float" office:value="3787.46" calcext:value-type="float">
            <text:p>3787,46</text:p>
          </table:table-cell>
          <table:table-cell table:formula="of:=IF([.H612]&lt;=0;&quot;ERRO&quot;;[.H612])" office:value-type="float" office:value="3787.46" calcext:value-type="float">
            <text:p>3787,4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23637.2331976426" calcext:value-type="float">
            <text:p>23637,2331976426</text:p>
          </table:table-cell>
          <table:table-cell table:formula="of:=[.G612]*[.I612]" office:value-type="float" office:value="18937.3" calcext:value-type="float">
            <text:p>18937,3</text:p>
          </table:table-cell>
          <table:table-cell table:formula="of:=IF([.L612] &lt;&gt; [.M612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7-05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letrônicos</text:p>
          </table:table-cell>
          <table:table-cell/>
          <table:table-cell table:formula="of:=IF([.F613]&lt;=0;1;[.F613])" office:value-type="float" office:value="1" calcext:value-type="float">
            <text:p>1</text:p>
          </table:table-cell>
          <table:table-cell office:value-type="float" office:value="3490.97" calcext:value-type="float">
            <text:p>3490,97</text:p>
          </table:table-cell>
          <table:table-cell table:formula="of:=IF([.H613]&lt;=0;&quot;ERRO&quot;;[.H613])" office:value-type="float" office:value="3490.97" calcext:value-type="float">
            <text:p>3490,97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Não informada</text:p>
          </table:table-cell>
          <table:table-cell/>
          <table:table-cell table:formula="of:=[.G613]*[.I613]" office:value-type="float" office:value="3490.97" calcext:value-type="float">
            <text:p>3490,97</text:p>
          </table:table-cell>
          <table:table-cell table:formula="of:=IF([.L613] &lt;&gt; [.M613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-05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614]&lt;=0;1;[.F614])" office:value-type="float" office:value="5" calcext:value-type="float">
            <text:p>5</text:p>
          </table:table-cell>
          <table:table-cell office:value-type="float" office:value="4476.24" calcext:value-type="float">
            <text:p>4476,24</text:p>
          </table:table-cell>
          <table:table-cell table:formula="of:=IF([.H614]&lt;=0;&quot;ERRO&quot;;[.H614])" office:value-type="float" office:value="4476.24" calcext:value-type="float">
            <text:p>4476,24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22381.2" calcext:value-type="float">
            <text:p>22381,2</text:p>
          </table:table-cell>
          <table:table-cell table:formula="of:=[.G614]*[.I614]" office:value-type="float" office:value="22381.2" calcext:value-type="float">
            <text:p>22381,2</text:p>
          </table:table-cell>
          <table:table-cell table:formula="of:=IF([.L614] &lt;&gt; [.M614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-06-202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cessórios</text:p>
          </table:table-cell>
          <table:table-cell office:value-type="float" office:value="-1" calcext:value-type="float">
            <text:p>-1</text:p>
          </table:table-cell>
          <table:table-cell table:formula="of:=IF([.F615]&lt;=0;1;[.F615])" office:value-type="float" office:value="1" calcext:value-type="float">
            <text:p>1</text:p>
          </table:table-cell>
          <table:table-cell office:value-type="float" office:value="2833.37" calcext:value-type="float">
            <text:p>2833,37</text:p>
          </table:table-cell>
          <table:table-cell table:formula="of:=IF([.H615]&lt;=0;&quot;ERRO&quot;;[.H615])" office:value-type="float" office:value="2833.37" calcext:value-type="float">
            <text:p>2833,37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-2833.37" calcext:value-type="float">
            <text:p>-2833,37</text:p>
          </table:table-cell>
          <table:table-cell table:formula="of:=[.G615]*[.I615]" office:value-type="float" office:value="2833.37" calcext:value-type="float">
            <text:p>2833,37</text:p>
          </table:table-cell>
          <table:table-cell table:formula="of:=IF([.L615] &lt;&gt; [.M615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-12-202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trônicos</text:p>
          </table:table-cell>
          <table:table-cell office:value-type="float" office:value="1" calcext:value-type="float">
            <text:p>1</text:p>
          </table:table-cell>
          <table:table-cell table:formula="of:=IF([.F616]&lt;=0;1;[.F616])" office:value-type="float" office:value="1" calcext:value-type="float">
            <text:p>1</text:p>
          </table:table-cell>
          <table:table-cell office:value-type="float" office:value="153.68" calcext:value-type="float">
            <text:p>153,68</text:p>
          </table:table-cell>
          <table:table-cell table:formula="of:=IF([.H616]&lt;=0;&quot;ERRO&quot;;[.H616])" office:value-type="float" office:value="153.68" calcext:value-type="float">
            <text:p>153,68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alvador</text:p>
          </table:table-cell>
          <table:table-cell office:value-type="float" office:value="153.68" calcext:value-type="float">
            <text:p>153,68</text:p>
          </table:table-cell>
          <table:table-cell table:formula="of:=[.G616]*[.I616]" office:value-type="float" office:value="153.68" calcext:value-type="float">
            <text:p>153,68</text:p>
          </table:table-cell>
          <table:table-cell table:formula="of:=IF([.L616] &lt;&gt; [.M616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5-03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trônicos</text:p>
          </table:table-cell>
          <table:table-cell office:value-type="float" office:value="5" calcext:value-type="float">
            <text:p>5</text:p>
          </table:table-cell>
          <table:table-cell table:formula="of:=IF([.F617]&lt;=0;1;[.F617])" office:value-type="float" office:value="5" calcext:value-type="float">
            <text:p>5</text:p>
          </table:table-cell>
          <table:table-cell office:value-type="float" office:value="552.03" calcext:value-type="float">
            <text:p>552,03</text:p>
          </table:table-cell>
          <table:table-cell table:formula="of:=IF([.H617]&lt;=0;&quot;ERRO&quot;;[.H617])" office:value-type="float" office:value="552.03" calcext:value-type="float">
            <text:p>552,0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Salvador</text:p>
          </table:table-cell>
          <table:table-cell office:value-type="float" office:value="2760.15" calcext:value-type="float">
            <text:p>2760,15</text:p>
          </table:table-cell>
          <table:table-cell table:formula="of:=[.G617]*[.I617]" office:value-type="float" office:value="2760.15" calcext:value-type="float">
            <text:p>2760,15</text:p>
          </table:table-cell>
          <table:table-cell table:formula="of:=IF([.L617] &lt;&gt; [.M617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9-02-202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Acessórios</text:p>
          </table:table-cell>
          <table:table-cell office:value-type="float" office:value="3" calcext:value-type="float">
            <text:p>3</text:p>
          </table:table-cell>
          <table:table-cell table:formula="of:=IF([.F618]&lt;=0;1;[.F618])" office:value-type="float" office:value="3" calcext:value-type="float">
            <text:p>3</text:p>
          </table:table-cell>
          <table:table-cell office:value-type="float" office:value="3059.13" calcext:value-type="float">
            <text:p>3059,13</text:p>
          </table:table-cell>
          <table:table-cell table:formula="of:=IF([.H618]&lt;=0;&quot;ERRO&quot;;[.H618])" office:value-type="float" office:value="3059.13" calcext:value-type="float">
            <text:p>3059,13</text:p>
          </table:table-cell>
          <table:table-cell office:value-type="string" calcext:value-type="string">
            <text:p>Boleto</text:p>
          </table:table-cell>
          <table:table-cell office:value-type="string" calcext:value-type="string">
            <text:p>São Paulo</text:p>
          </table:table-cell>
          <table:table-cell office:value-type="float" office:value="9177.39" calcext:value-type="float">
            <text:p>9177,39</text:p>
          </table:table-cell>
          <table:table-cell table:formula="of:=[.G618]*[.I618]" office:value-type="float" office:value="9177.39" calcext:value-type="float">
            <text:p>9177,39</text:p>
          </table:table-cell>
          <table:table-cell table:formula="of:=IF([.L618] &lt;&gt; [.M618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8-12-2024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cessórios</text:p>
          </table:table-cell>
          <table:table-cell office:value-type="float" office:value="5" calcext:value-type="float">
            <text:p>5</text:p>
          </table:table-cell>
          <table:table-cell table:formula="of:=IF([.F619]&lt;=0;1;[.F619])" office:value-type="float" office:value="5" calcext:value-type="float">
            <text:p>5</text:p>
          </table:table-cell>
          <table:table-cell office:value-type="float" office:value="650.86" calcext:value-type="float">
            <text:p>650,86</text:p>
          </table:table-cell>
          <table:table-cell table:formula="of:=IF([.H619]&lt;=0;&quot;ERRO&quot;;[.H619])" office:value-type="float" office:value="650.86" calcext:value-type="float">
            <text:p>650,86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Salvador</text:p>
          </table:table-cell>
          <table:table-cell office:value-type="float" office:value="3254.3" calcext:value-type="float">
            <text:p>3254,3</text:p>
          </table:table-cell>
          <table:table-cell table:formula="of:=[.G619]*[.I619]" office:value-type="float" office:value="3254.3" calcext:value-type="float">
            <text:p>3254,3</text:p>
          </table:table-cell>
          <table:table-cell table:formula="of:=IF([.L619] &lt;&gt; [.M619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2-11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cessórios</text:p>
          </table:table-cell>
          <table:table-cell/>
          <table:table-cell table:formula="of:=IF([.F620]&lt;=0;1;[.F620])" office:value-type="float" office:value="1" calcext:value-type="float">
            <text:p>1</text:p>
          </table:table-cell>
          <table:table-cell office:value-type="float" office:value="4480.83" calcext:value-type="float">
            <text:p>4480,83</text:p>
          </table:table-cell>
          <table:table-cell table:formula="of:=IF([.H620]&lt;=0;&quot;ERRO&quot;;[.H620])" office:value-type="float" office:value="4480.83" calcext:value-type="float">
            <text:p>4480,83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Brasília</text:p>
          </table:table-cell>
          <table:table-cell/>
          <table:table-cell table:formula="of:=[.G620]*[.I620]" office:value-type="float" office:value="4480.83" calcext:value-type="float">
            <text:p>4480,83</text:p>
          </table:table-cell>
          <table:table-cell table:formula="of:=IF([.L620] &lt;&gt; [.M620];&quot;ERRO&quot;;&quot;OK&quot;)" office:value-type="string" office:string-value="ERRO" calcext:value-type="string">
            <text:p>ERRO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4-05-202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Não informado</text:p>
          </table:table-cell>
          <table:table-cell office:value-type="float" office:value="3" calcext:value-type="float">
            <text:p>3</text:p>
          </table:table-cell>
          <table:table-cell table:formula="of:=IF([.F621]&lt;=0;1;[.F621])" office:value-type="float" office:value="3" calcext:value-type="float">
            <text:p>3</text:p>
          </table:table-cell>
          <table:table-cell office:value-type="float" office:value="1807.23" calcext:value-type="float">
            <text:p>1807,23</text:p>
          </table:table-cell>
          <table:table-cell table:formula="of:=IF([.H621]&lt;=0;&quot;ERRO&quot;;[.H621])" office:value-type="float" office:value="1807.23" calcext:value-type="float">
            <text:p>1807,2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Não informada</text:p>
          </table:table-cell>
          <table:table-cell office:value-type="float" office:value="5421.69" calcext:value-type="float">
            <text:p>5421,69</text:p>
          </table:table-cell>
          <table:table-cell table:formula="of:=[.G621]*[.I621]" office:value-type="float" office:value="5421.69" calcext:value-type="float">
            <text:p>5421,69</text:p>
          </table:table-cell>
          <table:table-cell table:formula="of:=IF([.L621] &lt;&gt; [.M621];&quot;ERRO&quot;;&quot;OK&quot;)" office:value-type="string" office:string-value="OK" calcext:value-type="string">
            <text:p>OK</text:p>
          </table:table-cell>
          <table:table-cell/>
        </table:table-row>
        <table:table-row table:style-name="ro1" table:number-rows-repeated="10479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abela dinâmica_dataset_analise_dados_problemas_4" table:style-name="ta1">
        <table:shapes>
          <draw:frame draw:z-index="0" draw:style-name="gr1" draw:text-style-name="P1" svg:width="18.886cm" svg:height="10.625cm" svg:x="17.675cm" svg:y="1.036cm">
            <draw:object draw:notify-on-update-of-ranges="PT@categories PT@label 0 PT@data 0 PT@label 1 PT@data 1 PT@label 2 PT@data 2 PT@label 3 PT@data 3 PT@label 4 PT@data 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default-cell-style-name="ce48"/>
        <table:table-column table:style-name="co12" table:default-cell-style-name="ce53"/>
        <table:table-column table:style-name="co12" table:number-columns-repeated="3" table:default-cell-style-name="Pivot_20_Table_20_Value"/>
        <table:table-column table:style-name="co12" table:default-cell-style-name="ce62"/>
        <table:table-column table:style-name="co14" table:default-cell-style-name="ce68"/>
        <table:table-row table:style-name="ro1">
          <table:table-cell table:style-name="ce45" office:value-type="string" calcext:value-type="string">
            <text:p>Soma - total_certo</text:p>
          </table:table-cell>
          <table:table-cell table:style-name="ce50" office:value-type="string" calcext:value-type="string">
            <text:p>Cidade</text:p>
          </table:table-cell>
          <table:table-cell table:style-name="ce56" table:number-columns-repeated="4"/>
          <table:table-cell table:style-name="ce65"/>
        </table:table-row>
        <table:table-row table:style-name="ro1">
          <table:table-cell table:style-name="ce46" office:value-type="string" calcext:value-type="string">
            <text:p>Produto</text:p>
          </table:table-cell>
          <table:table-cell table:style-name="ce51" office:value-type="string" calcext:value-type="string">
            <text:p>Brasília</text:p>
          </table:table-cell>
          <table:table-cell table:style-name="ce57" office:value-type="string" calcext:value-type="string">
            <text:p>Não informada</text:p>
          </table:table-cell>
          <table:table-cell table:style-name="ce57" office:value-type="string" calcext:value-type="string">
            <text:p>Rio de Janeiro</text:p>
          </table:table-cell>
          <table:table-cell table:style-name="ce57" office:value-type="string" calcext:value-type="string">
            <text:p>Salvador</text:p>
          </table:table-cell>
          <table:table-cell table:style-name="ce57" office:value-type="string" calcext:value-type="string">
            <text:p>São Paulo</text:p>
          </table:table-cell>
          <table:table-cell table:style-name="ce66" office:value-type="string" calcext:value-type="string">
            <text:p>Total Resultado</text:p>
          </table:table-cell>
        </table:table-row>
        <table:table-row table:style-name="ro1">
          <table:table-cell table:style-name="ce47" office:value-type="string" calcext:value-type="string">
            <text:p>Celular</text:p>
          </table:table-cell>
          <table:table-cell table:style-name="ce52" office:value-type="float" office:value="72013.82" calcext:value-type="float">
            <text:p>72013,82</text:p>
          </table:table-cell>
          <table:table-cell table:style-name="ce58" office:value-type="float" office:value="152135.29" calcext:value-type="float">
            <text:p>152135,29</text:p>
          </table:table-cell>
          <table:table-cell table:style-name="ce58" office:value-type="float" office:value="123179.6" calcext:value-type="float">
            <text:p>123179,6</text:p>
          </table:table-cell>
          <table:table-cell table:style-name="ce58" office:value-type="float" office:value="89020.75" calcext:value-type="float">
            <text:p>89020,75</text:p>
          </table:table-cell>
          <table:table-cell table:style-name="ce61" office:value-type="float" office:value="174568.92" calcext:value-type="float">
            <text:p>174568,92</text:p>
          </table:table-cell>
          <table:table-cell table:style-name="ce67" office:value-type="float" office:value="610918.38" calcext:value-type="float">
            <text:p>610918,38</text:p>
          </table:table-cell>
        </table:table-row>
        <table:table-row table:style-name="ro1">
          <table:table-cell office:value-type="string" calcext:value-type="string">
            <text:p>Fone</text:p>
          </table:table-cell>
          <table:table-cell office:value-type="float" office:value="146507.43" calcext:value-type="float">
            <text:p>146507,43</text:p>
          </table:table-cell>
          <table:table-cell office:value-type="float" office:value="117799.11" calcext:value-type="float">
            <text:p>117799,11</text:p>
          </table:table-cell>
          <table:table-cell office:value-type="float" office:value="103211.95" calcext:value-type="float">
            <text:p>103211,95</text:p>
          </table:table-cell>
          <table:table-cell office:value-type="float" office:value="83892.6" calcext:value-type="float">
            <text:p>83892,6</text:p>
          </table:table-cell>
          <table:table-cell office:value-type="float" office:value="125689.07" calcext:value-type="float">
            <text:p>125689,07</text:p>
          </table:table-cell>
          <table:table-cell office:value-type="float" office:value="577100.16" calcext:value-type="float">
            <text:p>577100,16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49316.8" calcext:value-type="float">
            <text:p>149316,8</text:p>
          </table:table-cell>
          <table:table-cell office:value-type="float" office:value="191341.53" calcext:value-type="float">
            <text:p>191341,53</text:p>
          </table:table-cell>
          <table:table-cell office:value-type="float" office:value="100264.54" calcext:value-type="float">
            <text:p>100264,54</text:p>
          </table:table-cell>
          <table:table-cell office:value-type="float" office:value="138881.61" calcext:value-type="float">
            <text:p>138881,61</text:p>
          </table:table-cell>
          <table:table-cell office:value-type="float" office:value="156129.2" calcext:value-type="float">
            <text:p>156129,2</text:p>
          </table:table-cell>
          <table:table-cell office:value-type="float" office:value="735933.68" calcext:value-type="float">
            <text:p>735933,68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107077.21" calcext:value-type="float">
            <text:p>107077,21</text:p>
          </table:table-cell>
          <table:table-cell office:value-type="float" office:value="105376.57" calcext:value-type="float">
            <text:p>105376,57</text:p>
          </table:table-cell>
          <table:table-cell office:value-type="float" office:value="74782.16" calcext:value-type="float">
            <text:p>74782,16</text:p>
          </table:table-cell>
          <table:table-cell office:value-type="float" office:value="160183.75" calcext:value-type="float">
            <text:p>160183,75</text:p>
          </table:table-cell>
          <table:table-cell office:value-type="float" office:value="199582.53" calcext:value-type="float">
            <text:p>199582,53</text:p>
          </table:table-cell>
          <table:table-cell office:value-type="float" office:value="647002.22" calcext:value-type="float">
            <text:p>647002,22</text:p>
          </table:table-cell>
        </table:table-row>
        <table:table-row table:style-name="ro1">
          <table:table-cell office:value-type="string" calcext:value-type="string">
            <text:p>Tablet</text:p>
          </table:table-cell>
          <table:table-cell office:value-type="float" office:value="118290.01" calcext:value-type="float">
            <text:p>118290,01</text:p>
          </table:table-cell>
          <table:table-cell office:value-type="float" office:value="130664.7" calcext:value-type="float">
            <text:p>130664,7</text:p>
          </table:table-cell>
          <table:table-cell office:value-type="float" office:value="107591.05" calcext:value-type="float">
            <text:p>107591,05</text:p>
          </table:table-cell>
          <table:table-cell office:value-type="float" office:value="112001" calcext:value-type="float">
            <text:p>112001</text:p>
          </table:table-cell>
          <table:table-cell office:value-type="float" office:value="123446.84" calcext:value-type="float">
            <text:p>123446,84</text:p>
          </table:table-cell>
          <table:table-cell office:value-type="float" office:value="591993.6" calcext:value-type="float">
            <text:p>591993,6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table:style-name="ce54" office:value-type="float" office:value="183362.83" calcext:value-type="float">
            <text:p>183362,83</text:p>
          </table:table-cell>
          <table:table-cell table:style-name="ce59" office:value-type="float" office:value="122017.6" calcext:value-type="float">
            <text:p>122017,6</text:p>
          </table:table-cell>
          <table:table-cell table:style-name="ce59" office:value-type="float" office:value="54238.77" calcext:value-type="float">
            <text:p>54238,77</text:p>
          </table:table-cell>
          <table:table-cell table:style-name="ce59" office:value-type="float" office:value="135553.85" calcext:value-type="float">
            <text:p>135553,85</text:p>
          </table:table-cell>
          <table:table-cell table:style-name="ce63" office:value-type="float" office:value="134198.89" calcext:value-type="float">
            <text:p>134198,89</text:p>
          </table:table-cell>
          <table:table-cell table:style-name="ce69" office:value-type="float" office:value="629371.94" calcext:value-type="float">
            <text:p>629371,94</text:p>
          </table:table-cell>
        </table:table-row>
        <table:table-row table:style-name="ro1">
          <table:table-cell table:style-name="ce49" office:value-type="string" calcext:value-type="string">
            <text:p>Total Resultado</text:p>
          </table:table-cell>
          <table:table-cell table:style-name="ce55" office:value-type="float" office:value="776568.1" calcext:value-type="float">
            <text:p>776568,1</text:p>
          </table:table-cell>
          <table:table-cell table:style-name="ce60" office:value-type="float" office:value="819334.8" calcext:value-type="float">
            <text:p>819334,8</text:p>
          </table:table-cell>
          <table:table-cell table:style-name="ce60" office:value-type="float" office:value="563268.07" calcext:value-type="float">
            <text:p>563268,07</text:p>
          </table:table-cell>
          <table:table-cell table:style-name="ce60" office:value-type="float" office:value="719533.56" calcext:value-type="float">
            <text:p>719533,56</text:p>
          </table:table-cell>
          <table:table-cell table:style-name="ce64" office:value-type="float" office:value="913615.45" calcext:value-type="float">
            <text:p>913615,45</text:p>
          </table:table-cell>
          <table:table-cell table:style-name="ce70" office:value-type="float" office:value="3792319.98" calcext:value-type="float">
            <text:p>3792319,98</text:p>
          </table:table-cell>
        </table:table-row>
      </table:table>
      <table:table table:name="Tabela dinâmica_dataset_analise_dados_problemas_3" table:style-name="ta1">
        <table:shapes>
          <draw:frame draw:z-index="0" draw:style-name="gr1" draw:text-style-name="P1" svg:width="15.989cm" svg:height="9.004cm" svg:x="9.247cm" svg:y="1.116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48"/>
        <table:table-column table:style-name="co15" table:default-cell-style-name="ce74"/>
        <table:table-row table:style-name="ro1">
          <table:table-cell table:style-name="ce71" office:value-type="string" calcext:value-type="string">
            <text:p>Forma_Pagamento</text:p>
          </table:table-cell>
          <table:table-cell table:style-name="ce72" office:value-type="string" calcext:value-type="string">
            <text:p>Soma - total_certo</text:p>
          </table:table-cell>
        </table:table-row>
        <table:table-row table:style-name="ro1">
          <table:table-cell table:style-name="ce47" office:value-type="string" calcext:value-type="string">
            <text:p>Boleto</text:p>
          </table:table-cell>
          <table:table-cell table:style-name="ce73" office:value-type="float" office:value="576819.37" calcext:value-type="float">
            <text:p>576819,37</text:p>
          </table:table-cell>
        </table:table-row>
        <table:table-row table:style-name="ro1">
          <table:table-cell office:value-type="string" calcext:value-type="string">
            <text:p>Cartão</text:p>
          </table:table-cell>
          <table:table-cell office:value-type="float" office:value="754770.250000001" calcext:value-type="float">
            <text:p>754770,250000001</text:p>
          </table:table-cell>
        </table:table-row>
        <table:table-row table:style-name="ro1">
          <table:table-cell office:value-type="string" calcext:value-type="string">
            <text:p>Dinheiro</text:p>
          </table:table-cell>
          <table:table-cell office:value-type="float" office:value="845259.1" calcext:value-type="float">
            <text:p>845259,1</text:p>
          </table:table-cell>
        </table:table-row>
        <table:table-row table:style-name="ro1">
          <table:table-cell office:value-type="string" calcext:value-type="string">
            <text:p>Não informado</text:p>
          </table:table-cell>
          <table:table-cell office:value-type="float" office:value="706326.14" calcext:value-type="float">
            <text:p>706326,14</text:p>
          </table:table-cell>
        </table:table-row>
        <table:table-row table:style-name="ro1">
          <table:table-cell office:value-type="string" calcext:value-type="string">
            <text:p>Pix</text:p>
          </table:table-cell>
          <table:table-cell table:style-name="ce75" office:value-type="float" office:value="909145.12" calcext:value-type="float">
            <text:p>909145,12</text:p>
          </table:table-cell>
        </table:table-row>
        <table:table-row table:style-name="ro1">
          <table:table-cell table:style-name="ce49" office:value-type="string" calcext:value-type="string">
            <text:p>Total Resultado</text:p>
          </table:table-cell>
          <table:table-cell table:style-name="ce76" office:value-type="float" office:value="3792319.98" calcext:value-type="float">
            <text:p>3792319,98</text:p>
          </table:table-cell>
        </table:table-row>
      </table:table>
      <table:table table:name="Tabela dinâmica_dataset_analise_dados_problemas_2" table:style-name="ta1">
        <table:shapes>
          <draw:frame draw:z-index="0" draw:style-name="gr1" draw:text-style-name="P1" svg:width="15.988cm" svg:height="9.005cm" svg:x="9.659cm" svg:y="1.434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48"/>
        <table:table-column table:style-name="co16" table:default-cell-style-name="ce74"/>
        <table:table-row table:style-name="ro1">
          <table:table-cell table:style-name="ce71" office:value-type="string" calcext:value-type="string">
            <text:p>Cidade</text:p>
          </table:table-cell>
          <table:table-cell table:style-name="ce72" office:value-type="string" calcext:value-type="string">
            <text:p>Soma - total_certo</text:p>
          </table:table-cell>
        </table:table-row>
        <table:table-row table:style-name="ro1">
          <table:table-cell table:style-name="ce47" office:value-type="string" calcext:value-type="string">
            <text:p>Brasília</text:p>
          </table:table-cell>
          <table:table-cell table:style-name="ce73" office:value-type="float" office:value="776568.1" calcext:value-type="float">
            <text:p>776568,1</text:p>
          </table:table-cell>
        </table:table-row>
        <table:table-row table:style-name="ro1">
          <table:table-cell office:value-type="string" calcext:value-type="string">
            <text:p>Não informada</text:p>
          </table:table-cell>
          <table:table-cell office:value-type="float" office:value="819334.8" calcext:value-type="float">
            <text:p>819334,8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563268.07" calcext:value-type="float">
            <text:p>563268,07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float" office:value="719533.56" calcext:value-type="float">
            <text:p>719533,56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75" office:value-type="float" office:value="913615.45" calcext:value-type="float">
            <text:p>913615,45</text:p>
          </table:table-cell>
        </table:table-row>
        <table:table-row table:style-name="ro1">
          <table:table-cell table:style-name="ce49" office:value-type="string" calcext:value-type="string">
            <text:p>Total Resultado</text:p>
          </table:table-cell>
          <table:table-cell table:style-name="ce76" office:value-type="float" office:value="3792319.98" calcext:value-type="float">
            <text:p>3792319,98</text:p>
          </table:table-cell>
        </table:table-row>
      </table:table>
      <table:table table:name="Tabela dinâmica_dataset_analise_dados_problemas_1" table:style-name="ta1">
        <table:shapes>
          <draw:frame draw:z-index="0" draw:style-name="gr1" draw:text-style-name="P1" svg:width="19.577cm" svg:height="10.704cm" svg:x="10.077cm" svg:y="0.8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48"/>
        <table:table-column table:style-name="co17" table:default-cell-style-name="ce74"/>
        <table:table-row table:style-name="ro1">
          <table:table-cell table:style-name="ce71" office:value-type="string" calcext:value-type="string">
            <text:p>Produto</text:p>
          </table:table-cell>
          <table:table-cell table:style-name="ce72" office:value-type="string" calcext:value-type="string">
            <text:p>Soma - total_certo</text:p>
          </table:table-cell>
        </table:table-row>
        <table:table-row table:style-name="ro1">
          <table:table-cell table:style-name="ce47" office:value-type="string" calcext:value-type="string">
            <text:p>Celular</text:p>
          </table:table-cell>
          <table:table-cell table:style-name="ce73" office:value-type="float" office:value="610918.38" calcext:value-type="float">
            <text:p>610918,38</text:p>
          </table:table-cell>
        </table:table-row>
        <table:table-row table:style-name="ro1">
          <table:table-cell office:value-type="string" calcext:value-type="string">
            <text:p>Fone</text:p>
          </table:table-cell>
          <table:table-cell office:value-type="float" office:value="577100.16" calcext:value-type="float">
            <text:p>577100,16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735933.68" calcext:value-type="float">
            <text:p>735933,68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647002.22" calcext:value-type="float">
            <text:p>647002,22</text:p>
          </table:table-cell>
        </table:table-row>
        <table:table-row table:style-name="ro1">
          <table:table-cell office:value-type="string" calcext:value-type="string">
            <text:p>Tablet</text:p>
          </table:table-cell>
          <table:table-cell office:value-type="float" office:value="591993.6" calcext:value-type="float">
            <text:p>591993,6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table:style-name="ce75" office:value-type="float" office:value="629371.94" calcext:value-type="float">
            <text:p>629371,94</text:p>
          </table:table-cell>
        </table:table-row>
        <table:table-row table:style-name="ro1">
          <table:table-cell table:style-name="ce49" office:value-type="string" calcext:value-type="string">
            <text:p>Total Resultado</text:p>
          </table:table-cell>
          <table:table-cell table:style-name="ce76" office:value-type="float" office:value="3792319.98" calcext:value-type="float">
            <text:p>3792319,98</text:p>
          </table:table-cell>
        </table:table-row>
      </table:table>
      <table:table table:name="Dashboard" table:style-name="ta1"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2" table:visibility="collapse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2" table:number-columns-repeated="4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77" office:value-type="string" calcext:value-type="string" table:number-columns-spanned="15" table:number-rows-spanned="1">
            <text:p>Análise de Desempenho de Vendas e Qualidade de Dados</text:p>
          </table:table-cell>
          <table:covered-table-cell table:style-name="ce82"/>
          <table:covered-table-cell table:style-name="ce95"/>
          <table:covered-table-cell table:number-columns-repeated="12"/>
        </table:table-row>
        <table:table-row table:style-name="ro3">
          <table:table-cell table:number-columns-repeated="2"/>
          <table:table-cell table:style-name="ce83"/>
          <table:table-cell table:style-name="ce96"/>
          <table:table-cell table:style-name="ce97"/>
          <table:table-cell table:style-name="ce98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4">
          <table:table-cell table:number-columns-repeated="2"/>
          <table:table-cell table:style-name="ce84" office:value-type="string" calcext:value-type="string">
            <text:p><text:s/>Taxa de Erro</text:p>
          </table:table-cell>
          <table:table-cell table:number-columns-repeated="2"/>
          <table:table-cell table:style-name="ce99" office:value-type="string" calcext:value-type="string">
            <text:p>Qualidade dos Dados </text:p>
          </table:table-cell>
          <table:table-cell table:number-columns-repeated="5"/>
          <table:table-cell table:style-name="ce103" office:value-type="string" calcext:value-type="string" table:number-columns-spanned="1" table:number-rows-spanned="6">
            <text:p>Foi realizada análise de dados de vendas, incluindo tratamento de inconsistências, criação de métricas e desenvolvimento de dashboard para visualização dos 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5"/>
          <table:table-cell table:number-columns-repeated="2"/>
          <table:table-cell table:style-name="ce100"/>
          <table:table-cell table:number-columns-repeated="5"/>
          <table:covered-table-cell/>
          <table:table-cell table:number-columns-repeated="4"/>
        </table:table-row>
        <table:table-row table:style-name="ro5">
          <table:table-cell table:number-columns-repeated="2"/>
          <table:table-cell table:style-name="ce85"/>
          <table:table-cell table:number-columns-repeated="2"/>
          <table:table-cell table:style-name="ce100"/>
          <table:table-cell table:number-columns-repeated="5"/>
          <table:covered-table-cell/>
          <table:table-cell table:number-columns-repeated="4"/>
        </table:table-row>
        <table:table-row table:style-name="ro6">
          <table:table-cell table:number-columns-repeated="2"/>
          <table:table-cell table:style-name="ce86" table:formula="of:=[dataset_analise_dados_problemas.O14]" office:value-type="percentage" office:value="0.413848631239936" calcext:value-type="percentage">
            <text:p>41,38%</text:p>
          </table:table-cell>
          <table:table-cell table:number-columns-repeated="2"/>
          <table:table-cell table:style-name="ce101" table:formula="of:=1" office:value-type="percentage" office:value="1" calcext:value-type="percentage">
            <text:p>100,00%</text:p>
          </table:table-cell>
          <table:table-cell table:number-columns-repeated="5"/>
          <table:covered-table-cell table:style-name="ce88"/>
          <table:table-cell table:number-columns-repeated="4"/>
        </table:table-row>
        <table:table-row table:style-name="ro1">
          <table:table-cell table:number-columns-repeated="2"/>
          <table:table-cell table:style-name="ce85"/>
          <table:table-cell table:number-columns-repeated="2"/>
          <table:table-cell table:style-name="ce100"/>
          <table:table-cell table:number-columns-repeated="5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85"/>
          <table:table-cell table:number-columns-repeated="2"/>
          <table:table-cell table:style-name="ce100"/>
          <table:table-cell table:number-columns-repeated="5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87"/>
          <table:table-cell table:number-columns-repeated="2"/>
          <table:table-cell table:style-name="ce102"/>
          <table:table-cell table:number-columns-repeated="10"/>
        </table:table-row>
        <table:table-row table:style-name="ro7">
          <table:table-cell table:number-columns-repeated="11"/>
          <table:table-cell table:style-name="ce104"/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>
            <draw:frame draw:z-index="2" draw:style-name="gr1" draw:text-style-name="P1" svg:width="15.679cm" svg:height="10.645cm" svg:x="0.707cm" svg:y="0.151cm">
              <draw:object draw:notify-on-update-of-ranges="PT@categories PT@label 0 PT@data 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draw:z-index="1" draw:style-name="gr1" draw:text-style-name="P1" svg:width="17.413cm" svg:height="9.877cm" svg:x="0.999cm" svg:y="0.227cm">
              <draw:object draw:notify-on-update-of-ranges="PT@categories PT@label 0 PT@data 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8">
          <table:table-cell table:number-columns-repeated="11"/>
          <table:table-cell table:style-name="ce89" office:value-type="string" calcext:value-type="string">
            <text:p>Insights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90"/>
          <table:table-cell table:number-columns-repeated="4"/>
        </table:table-row>
        <table:table-row table:style-name="ro9">
          <table:table-cell table:number-columns-repeated="11"/>
          <table:table-cell table:style-name="ce105" office:value-type="string" calcext:value-type="string">
            <text:p>Qualidade dos Dados</text:p>
          </table:table-cell>
          <table:table-cell table:number-columns-repeated="4"/>
        </table:table-row>
        <table:table-row table:style-name="ro10">
          <table:table-cell table:number-columns-repeated="11"/>
          <table:table-cell table:style-name="ce92" office:value-type="string" calcext:value-type="string">
            <text:p>A base original apresentava 41% de inconsistências, que foram tratadas, resultando em 100% de qualidade.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93"/>
          <table:table-cell table:number-columns-repeated="4"/>
        </table:table-row>
        <table:table-row table:style-name="ro11">
          <table:table-cell table:number-columns-repeated="11"/>
          <table:table-cell table:style-name="ce105" office:value-type="string" calcext:value-type="string">
            <text:p>Faturamento por Produto </text:p>
          </table:table-cell>
          <table:table-cell table:number-columns-repeated="4"/>
        </table:table-row>
        <table:table-row table:style-name="ro12">
          <table:table-cell table:number-columns-repeated="4"/>
          <table:table-cell>
            <draw:frame draw:z-index="0" draw:style-name="gr1" draw:text-style-name="P1" svg:width="15.228cm" svg:height="10.03cm" svg:x="3.789cm" svg:y="1.53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table:style-name="ce92" office:value-type="string" calcext:value-type="string">
            <text:p>O mouse é o produto que apresenta o maior faturamento, sendo o principal responsável pela receita </text:p>
          </table:table-cell>
          <table:table-cell table:number-columns-repeated="4"/>
        </table:table-row>
        <table:table-row table:style-name="ro1">
          <table:table-cell/>
          <table:table-cell>
            <draw:frame draw:z-index="3" draw:style-name="gr1" draw:text-style-name="P1" svg:width="16.478cm" svg:height="8.883cm" svg:x="1.425cm" svg:y="0.285cm">
              <draw:object draw:notify-on-update-of-ranges="PT@categories PT@label 0 PT@data 0 PT@label 1 PT@data 1 PT@label 2 PT@data 2 PT@label 3 PT@data 3 PT@label 4 PT@data 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"/>
          <table:table-cell table:style-name="ce93"/>
          <table:table-cell table:number-columns-repeated="4"/>
        </table:table-row>
        <table:table-row table:style-name="ro11">
          <table:table-cell table:number-columns-repeated="11"/>
          <table:table-cell table:style-name="ce105" office:value-type="string" calcext:value-type="string">
            <text:p>Faturamento por Cidade</text:p>
          </table:table-cell>
          <table:table-cell table:number-columns-repeated="4"/>
        </table:table-row>
        <table:table-row table:style-name="ro13">
          <table:table-cell table:number-columns-repeated="11"/>
          <table:table-cell table:style-name="ce92" office:value-type="string" calcext:value-type="string">
            <text:p>A cidade de São Paulo concentra o maior faturamento, indicando maior volume de vendas.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93"/>
          <table:table-cell table:number-columns-repeated="4"/>
        </table:table-row>
        <table:table-row table:style-name="ro14">
          <table:table-cell table:number-columns-repeated="11"/>
          <table:table-cell table:style-name="ce105" office:value-type="string" calcext:value-type="string">
            <text:p>Forma de Pagamento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94" office:value-type="string" calcext:value-type="string">
            <text:p>O método de pagamento mais utilizado foi Pix, mostrando preferência por pagamentos instantâneos.</text:p>
          </table:table-cell>
          <table:table-cell table:number-columns-repeated="4"/>
        </table:table-row>
        <table:table-row table:style-name="ro1" table:number-rows-repeated="19">
          <table:table-cell table:number-columns-repeated="16"/>
        </table:table-row>
        <table:table-row table:style-name="ro1" table:number-rows-repeated="7">
          <table:table-cell table:number-columns-repeated="16"/>
        </table:table-row>
        <table:table-row table:style-name="ro4">
          <table:table-cell/>
          <table:table-cell table:style-name="ce79"/>
          <table:table-cell table:number-columns-repeated="14"/>
        </table:table-row>
        <table:table-row table:style-name="ro1" table:number-rows-repeated="2">
          <table:table-cell/>
          <table:table-cell table:style-name="ce80"/>
          <table:table-cell table:number-columns-repeated="14"/>
        </table:table-row>
        <table:table-row table:style-name="ro16">
          <table:table-cell/>
          <table:table-cell table:style-name="ce81"/>
          <table:table-cell table:number-columns-repeated="14"/>
        </table:table-row>
        <table:table-row table:style-name="ro1" table:number-rows-repeated="3">
          <table:table-cell/>
          <table:table-cell table:style-name="ce80"/>
          <table:table-cell table:number-columns-repeated="14"/>
        </table:table-row>
        <table:table-row table:style-name="ro7">
          <table:table-cell table:number-columns-repeated="2"/>
          <table:table-cell table:style-name="ce88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7">
          <table:table-cell table:number-columns-repeated="16"/>
        </table:table-row>
        <table:table-row table:style-name="ro18">
          <table:table-cell table:number-columns-repeated="16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2"/>
          <table:table-cell table:style-name="ce89" office:value-type="string" calcext:value-type="string">
            <text:p>Insights</text:p>
          </table:table-cell>
          <table:table-cell table:number-columns-repeated="13"/>
        </table:table-row>
        <table:table-row table:style-name="ro18">
          <table:table-cell table:number-columns-repeated="2"/>
          <table:table-cell table:style-name="ce90"/>
          <table:table-cell table:number-columns-repeated="13"/>
        </table:table-row>
        <table:table-row table:style-name="ro19">
          <table:table-cell table:number-columns-repeated="2"/>
          <table:table-cell table:style-name="ce91" office:value-type="string" calcext:value-type="string">
            <text:p>Qualidade dos Dados</text:p>
          </table:table-cell>
          <table:table-cell table:number-columns-repeated="13"/>
        </table:table-row>
        <table:table-row table:style-name="ro20">
          <table:table-cell table:number-columns-repeated="2"/>
          <table:table-cell table:style-name="ce92" office:value-type="string" calcext:value-type="string">
            <text:p>A base original apresentava 41% de inconsistências, que foram tratadas, resultando em 100% de qualidade.</text:p>
          </table:table-cell>
          <table:table-cell table:number-columns-repeated="13"/>
        </table:table-row>
        <table:table-row table:style-name="ro21">
          <table:table-cell table:number-columns-repeated="2"/>
          <table:table-cell table:style-name="ce93"/>
          <table:table-cell table:number-columns-repeated="13"/>
        </table:table-row>
        <table:table-row table:style-name="ro22">
          <table:table-cell table:number-columns-repeated="2"/>
          <table:table-cell table:style-name="ce91" office:value-type="string" calcext:value-type="string">
            <text:p>Faturamento por Produto </text:p>
          </table:table-cell>
          <table:table-cell table:number-columns-repeated="13"/>
        </table:table-row>
        <table:table-row table:style-name="ro23">
          <table:table-cell table:number-columns-repeated="2"/>
          <table:table-cell table:style-name="ce92" office:value-type="string" calcext:value-type="string">
            <text:p>O mouse é o produto que apresenta o maior faturamento, sendo o principal responsável pela receita 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ce93"/>
          <table:table-cell table:number-columns-repeated="13"/>
        </table:table-row>
        <table:table-row table:style-name="ro24">
          <table:table-cell table:number-columns-repeated="2"/>
          <table:table-cell table:style-name="ce91" office:value-type="string" calcext:value-type="string">
            <text:p>Faturamento por Cidade</text:p>
          </table:table-cell>
          <table:table-cell table:number-columns-repeated="13"/>
        </table:table-row>
        <table:table-row table:style-name="ro25">
          <table:table-cell table:number-columns-repeated="2"/>
          <table:table-cell table:style-name="ce92" office:value-type="string" calcext:value-type="string">
            <text:p>A cidade de São Paulo concentra o maior faturamento, indicando maior volume de vendas.</text:p>
          </table:table-cell>
          <table:table-cell table:number-columns-repeated="13"/>
        </table:table-row>
        <table:table-row table:style-name="ro26">
          <table:table-cell table:number-columns-repeated="2"/>
          <table:table-cell table:style-name="ce93"/>
          <table:table-cell table:number-columns-repeated="13"/>
        </table:table-row>
        <table:table-row table:style-name="ro27">
          <table:table-cell table:number-columns-repeated="2"/>
          <table:table-cell table:style-name="ce91" office:value-type="string" calcext:value-type="string">
            <text:p>Forma de Pagamento</text:p>
          </table:table-cell>
          <table:table-cell table:number-columns-repeated="13"/>
        </table:table-row>
        <table:table-row table:style-name="ro28">
          <table:table-cell table:number-columns-repeated="2"/>
          <table:table-cell table:style-name="ce94" office:value-type="string" calcext:value-type="string">
            <text:p>O método de pagamento mais utilizado foi Pix, mostrando preferência por pagamentos instantâneos.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dataset_analise_dados_problemas.N1:dataset_analise_dados_problemas.N621" table:display-filter-buttons="true"/>
      </table:database-ranges>
      <table:data-pilot-tables>
        <table:data-pilot-table table:name="DataPilot1" table:application-data="" table:target-range-address="'Tabela dinâmica_dataset_analise_dados_problemas_1'.A1:'Tabela dinâmica_dataset_analise_dados_problemas_1'.B8" table:buttons="'Tabela dinâmica_dataset_analise_dados_problemas_1'.A1" table:show-filter-button="false" table:drill-down-on-double-click="false">
          <table:source-cell-range table:cell-range-address="dataset_analise_dados_problemas.A1:dataset_analise_dados_problemas.M6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to" table:orientation="row" table:used-hierarchy="0" table:function="auto">
            <table:data-pilot-level table:show-empty="false" calcext:repeat-item-labels="false">
              <table:data-pilot-members>
                <table:data-pilot-member table:name="Celular" table:display="true" table:show-details="true"/>
                <table:data-pilot-member table:name="Fone" table:display="true" table:show-details="true"/>
                <table:data-pilot-member table:name="Mouse" table:display="true" table:show-details="true"/>
                <table:data-pilot-member table:name="Notebook" table:display="true" table:show-details="true"/>
                <table:data-pilot-member table:name="Tablet" table:display="true" table:show-details="true"/>
                <table:data-pilot-member table:name="Tecla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certo" table:orientation="data" table:used-hierarchy="0" table:function="sum">
            <table:data-pilot-level table:show-empty="false" calcext:repeat-item-labels="false">
              <table:data-pilot-members>
                <table:data-pilot-member table:name="65,93" table:display="true" table:show-details="true"/>
                <table:data-pilot-member table:name="75,89" table:display="true" table:show-details="true"/>
                <table:data-pilot-member table:name="109,94" table:display="true" table:show-details="true"/>
                <table:data-pilot-member table:name="145" table:display="true" table:show-details="true"/>
                <table:data-pilot-member table:name="153,68" table:display="true" table:show-details="true"/>
                <table:data-pilot-member table:name="157,02" table:display="true" table:show-details="true"/>
                <table:data-pilot-member table:name="158,03" table:display="true" table:show-details="true"/>
                <table:data-pilot-member table:name="169,75" table:display="true" table:show-details="true"/>
                <table:data-pilot-member table:name="179,67" table:display="true" table:show-details="true"/>
                <table:data-pilot-member table:name="216,39" table:display="true" table:show-details="true"/>
                <table:data-pilot-member table:name="240,21" table:display="true" table:show-details="true"/>
                <table:data-pilot-member table:name="263,71" table:display="true" table:show-details="true"/>
                <table:data-pilot-member table:name="264,89" table:display="true" table:show-details="true"/>
                <table:data-pilot-member table:name="334,02" table:display="true" table:show-details="true"/>
                <table:data-pilot-member table:name="336,01" table:display="true" table:show-details="true"/>
                <table:data-pilot-member table:name="337,91" table:display="true" table:show-details="true"/>
                <table:data-pilot-member table:name="339,83" table:display="true" table:show-details="true"/>
                <table:data-pilot-member table:name="347,7" table:display="true" table:show-details="true"/>
                <table:data-pilot-member table:name="348,32" table:display="true" table:show-details="true"/>
                <table:data-pilot-member table:name="353,68" table:display="true" table:show-details="true"/>
                <table:data-pilot-member table:name="358,34" table:display="true" table:show-details="true"/>
                <table:data-pilot-member table:name="360,13" table:display="true" table:show-details="true"/>
                <table:data-pilot-member table:name="371,03" table:display="true" table:show-details="true"/>
                <table:data-pilot-member table:name="373,56" table:display="true" table:show-details="true"/>
                <table:data-pilot-member table:name="379,93" table:display="true" table:show-details="true"/>
                <table:data-pilot-member table:name="384,68" table:display="true" table:show-details="true"/>
                <table:data-pilot-member table:name="384,96" table:display="true" table:show-details="true"/>
                <table:data-pilot-member table:name="387,45" table:display="true" table:show-details="true"/>
                <table:data-pilot-member table:name="393,65" table:display="true" table:show-details="true"/>
                <table:data-pilot-member table:name="406,82" table:display="true" table:show-details="true"/>
                <table:data-pilot-member table:name="418,4" table:display="true" table:show-details="true"/>
                <table:data-pilot-member table:name="431,44" table:display="true" table:show-details="true"/>
                <table:data-pilot-member table:name="437,2" table:display="true" table:show-details="true"/>
                <table:data-pilot-member table:name="448,98" table:display="true" table:show-details="true"/>
                <table:data-pilot-member table:name="450,55" table:display="true" table:show-details="true"/>
                <table:data-pilot-member table:name="454,54" table:display="true" table:show-details="true"/>
                <table:data-pilot-member table:name="469,72" table:display="true" table:show-details="true"/>
                <table:data-pilot-member table:name="480,95" table:display="true" table:show-details="true"/>
                <table:data-pilot-member table:name="540,93" table:display="true" table:show-details="true"/>
                <table:data-pilot-member table:name="550" table:display="true" table:show-details="true"/>
                <table:data-pilot-member table:name="550,18" table:display="true" table:show-details="true"/>
                <table:data-pilot-member table:name="573,04" table:display="true" table:show-details="true"/>
                <table:data-pilot-member table:name="579,04" table:display="true" table:show-details="true"/>
                <table:data-pilot-member table:name="593,19" table:display="true" table:show-details="true"/>
                <table:data-pilot-member table:name="617,36" table:display="true" table:show-details="true"/>
                <table:data-pilot-member table:name="618,11" table:display="true" table:show-details="true"/>
                <table:data-pilot-member table:name="635,76" table:display="true" table:show-details="true"/>
                <table:data-pilot-member table:name="651,43" table:display="true" table:show-details="true"/>
                <table:data-pilot-member table:name="653,34" table:display="true" table:show-details="true"/>
                <table:data-pilot-member table:name="685,55" table:display="true" table:show-details="true"/>
                <table:data-pilot-member table:name="697,02" table:display="true" table:show-details="true"/>
                <table:data-pilot-member table:name="701,25" table:display="true" table:show-details="true"/>
                <table:data-pilot-member table:name="710,73" table:display="true" table:show-details="true"/>
                <table:data-pilot-member table:name="711,08" table:display="true" table:show-details="true"/>
                <table:data-pilot-member table:name="720" table:display="true" table:show-details="true"/>
                <table:data-pilot-member table:name="725,38" table:display="true" table:show-details="true"/>
                <table:data-pilot-member table:name="772,98" table:display="true" table:show-details="true"/>
                <table:data-pilot-member table:name="774,55" table:display="true" table:show-details="true"/>
                <table:data-pilot-member table:name="779,89" table:display="true" table:show-details="true"/>
                <table:data-pilot-member table:name="782,68" table:display="true" table:show-details="true"/>
                <table:data-pilot-member table:name="792,74" table:display="true" table:show-details="true"/>
                <table:data-pilot-member table:name="793,34" table:display="true" table:show-details="true"/>
                <table:data-pilot-member table:name="798,67" table:display="true" table:show-details="true"/>
                <table:data-pilot-member table:name="804,46" table:display="true" table:show-details="true"/>
                <table:data-pilot-member table:name="805,44" table:display="true" table:show-details="true"/>
                <table:data-pilot-member table:name="865,95" table:display="true" table:show-details="true"/>
                <table:data-pilot-member table:name="870,58" table:display="true" table:show-details="true"/>
                <table:data-pilot-member table:name="884,65" table:display="true" table:show-details="true"/>
                <table:data-pilot-member table:name="911,84" table:display="true" table:show-details="true"/>
                <table:data-pilot-member table:name="915,45" table:display="true" table:show-details="true"/>
                <table:data-pilot-member table:name="917,75" table:display="true" table:show-details="true"/>
                <table:data-pilot-member table:name="946,69" table:display="true" table:show-details="true"/>
                <table:data-pilot-member table:name="967,66" table:display="true" table:show-details="true"/>
                <table:data-pilot-member table:name="1013,38" table:display="true" table:show-details="true"/>
                <table:data-pilot-member table:name="1019,1" table:display="true" table:show-details="true"/>
                <table:data-pilot-member table:name="1025,12" table:display="true" table:show-details="true"/>
                <table:data-pilot-member table:name="1027,48" table:display="true" table:show-details="true"/>
                <table:data-pilot-member table:name="1071,02" table:display="true" table:show-details="true"/>
                <table:data-pilot-member table:name="1115,25" table:display="true" table:show-details="true"/>
                <table:data-pilot-member table:name="1123,95" table:display="true" table:show-details="true"/>
                <table:data-pilot-member table:name="1144,95" table:display="true" table:show-details="true"/>
                <table:data-pilot-member table:name="1165,32" table:display="true" table:show-details="true"/>
                <table:data-pilot-member table:name="1222,51" table:display="true" table:show-details="true"/>
                <table:data-pilot-member table:name="1229,54" table:display="true" table:show-details="true"/>
                <table:data-pilot-member table:name="1233,94" table:display="true" table:show-details="true"/>
                <table:data-pilot-member table:name="1241,43" table:display="true" table:show-details="true"/>
                <table:data-pilot-member table:name="1255,24" table:display="true" table:show-details="true"/>
                <table:data-pilot-member table:name="1285,25" table:display="true" table:show-details="true"/>
                <table:data-pilot-member table:name="1292,28" table:display="true" table:show-details="true"/>
                <table:data-pilot-member table:name="1310,62" table:display="true" table:show-details="true"/>
                <table:data-pilot-member table:name="1319,82" table:display="true" table:show-details="true"/>
                <table:data-pilot-member table:name="1329,39" table:display="true" table:show-details="true"/>
                <table:data-pilot-member table:name="1329,68" table:display="true" table:show-details="true"/>
                <table:data-pilot-member table:name="1333,52" table:display="true" table:show-details="true"/>
                <table:data-pilot-member table:name="1336,08" table:display="true" table:show-details="true"/>
                <table:data-pilot-member table:name="1337,78" table:display="true" table:show-details="true"/>
                <table:data-pilot-member table:name="1404,12" table:display="true" table:show-details="true"/>
                <table:data-pilot-member table:name="1410,29" table:display="true" table:show-details="true"/>
                <table:data-pilot-member table:name="1465,24" table:display="true" table:show-details="true"/>
                <table:data-pilot-member table:name="1465,71" table:display="true" table:show-details="true"/>
                <table:data-pilot-member table:name="1478,52" table:display="true" table:show-details="true"/>
                <table:data-pilot-member table:name="1499,47" table:display="true" table:show-details="true"/>
                <table:data-pilot-member table:name="1530,9" table:display="true" table:show-details="true"/>
                <table:data-pilot-member table:name="1551,21" table:display="true" table:show-details="true"/>
                <table:data-pilot-member table:name="1562,35" table:display="true" table:show-details="true"/>
                <table:data-pilot-member table:name="1565,96" table:display="true" table:show-details="true"/>
                <table:data-pilot-member table:name="1571,09" table:display="true" table:show-details="true"/>
                <table:data-pilot-member table:name="1590,97" table:display="true" table:show-details="true"/>
                <table:data-pilot-member table:name="1611,26" table:display="true" table:show-details="true"/>
                <table:data-pilot-member table:name="1650,69" table:display="true" table:show-details="true"/>
                <table:data-pilot-member table:name="1656,7" table:display="true" table:show-details="true"/>
                <table:data-pilot-member table:name="1668,31" table:display="true" table:show-details="true"/>
                <table:data-pilot-member table:name="1698,36" table:display="true" table:show-details="true"/>
                <table:data-pilot-member table:name="1705,83" table:display="true" table:show-details="true"/>
                <table:data-pilot-member table:name="1739,18" table:display="true" table:show-details="true"/>
                <table:data-pilot-member table:name="1769,35" table:display="true" table:show-details="true"/>
                <table:data-pilot-member table:name="1770,48" table:display="true" table:show-details="true"/>
                <table:data-pilot-member table:name="1780,06" table:display="true" table:show-details="true"/>
                <table:data-pilot-member table:name="1790,53" table:display="true" table:show-details="true"/>
                <table:data-pilot-member table:name="1798,59" table:display="true" table:show-details="true"/>
                <table:data-pilot-member table:name="1799,44" table:display="true" table:show-details="true"/>
                <table:data-pilot-member table:name="1809,15" table:display="true" table:show-details="true"/>
                <table:data-pilot-member table:name="1832,68" table:display="true" table:show-details="true"/>
                <table:data-pilot-member table:name="1869,3" table:display="true" table:show-details="true"/>
                <table:data-pilot-member table:name="1871,31" table:display="true" table:show-details="true"/>
                <table:data-pilot-member table:name="1873,13" table:display="true" table:show-details="true"/>
                <table:data-pilot-member table:name="1896,04" table:display="true" table:show-details="true"/>
                <table:data-pilot-member table:name="1896,24" table:display="true" table:show-details="true"/>
                <table:data-pilot-member table:name="1897,6" table:display="true" table:show-details="true"/>
                <table:data-pilot-member table:name="1931,97" table:display="true" table:show-details="true"/>
                <table:data-pilot-member table:name="1933,44" table:display="true" table:show-details="true"/>
                <table:data-pilot-member table:name="1934,09" table:display="true" table:show-details="true"/>
                <table:data-pilot-member table:name="1940,6" table:display="true" table:show-details="true"/>
                <table:data-pilot-member table:name="1984,98" table:display="true" table:show-details="true"/>
                <table:data-pilot-member table:name="1988,05" table:display="true" table:show-details="true"/>
                <table:data-pilot-member table:name="2002,66" table:display="true" table:show-details="true"/>
                <table:data-pilot-member table:name="2023,38" table:display="true" table:show-details="true"/>
                <table:data-pilot-member table:name="2052,21" table:display="true" table:show-details="true"/>
                <table:data-pilot-member table:name="2061,6" table:display="true" table:show-details="true"/>
                <table:data-pilot-member table:name="2091,6" table:display="true" table:show-details="true"/>
                <table:data-pilot-member table:name="2092,48" table:display="true" table:show-details="true"/>
                <table:data-pilot-member table:name="2095,16" table:display="true" table:show-details="true"/>
                <table:data-pilot-member table:name="2109,96" table:display="true" table:show-details="true"/>
                <table:data-pilot-member table:name="2114,2" table:display="true" table:show-details="true"/>
                <table:data-pilot-member table:name="2135,18" table:display="true" table:show-details="true"/>
                <table:data-pilot-member table:name="2147,5" table:display="true" table:show-details="true"/>
                <table:data-pilot-member table:name="2148,24" table:display="true" table:show-details="true"/>
                <table:data-pilot-member table:name="2159,11" table:display="true" table:show-details="true"/>
                <table:data-pilot-member table:name="2190,86" table:display="true" table:show-details="true"/>
                <table:data-pilot-member table:name="2206,14" table:display="true" table:show-details="true"/>
                <table:data-pilot-member table:name="2216,14" table:display="true" table:show-details="true"/>
                <table:data-pilot-member table:name="2225,58" table:display="true" table:show-details="true"/>
                <table:data-pilot-member table:name="2228,99" table:display="true" table:show-details="true"/>
                <table:data-pilot-member table:name="2262,39" table:display="true" table:show-details="true"/>
                <table:data-pilot-member table:name="2270,62" table:display="true" table:show-details="true"/>
                <table:data-pilot-member table:name="2276,43" table:display="true" table:show-details="true"/>
                <table:data-pilot-member table:name="2283,75" table:display="true" table:show-details="true"/>
                <table:data-pilot-member table:name="2286,25" table:display="true" table:show-details="true"/>
                <table:data-pilot-member table:name="2310,56" table:display="true" table:show-details="true"/>
                <table:data-pilot-member table:name="2338,36" table:display="true" table:show-details="true"/>
                <table:data-pilot-member table:name="2349,96" table:display="true" table:show-details="true"/>
                <table:data-pilot-member table:name="2357,98" table:display="true" table:show-details="true"/>
                <table:data-pilot-member table:name="2406,29" table:display="true" table:show-details="true"/>
                <table:data-pilot-member table:name="2443,55" table:display="true" table:show-details="true"/>
                <table:data-pilot-member table:name="2455,85" table:display="true" table:show-details="true"/>
                <table:data-pilot-member table:name="2463,48" table:display="true" table:show-details="true"/>
                <table:data-pilot-member table:name="2504,04" table:display="true" table:show-details="true"/>
                <table:data-pilot-member table:name="2507,48" table:display="true" table:show-details="true"/>
                <table:data-pilot-member table:name="2537,7" table:display="true" table:show-details="true"/>
                <table:data-pilot-member table:name="2542,12" table:display="true" table:show-details="true"/>
                <table:data-pilot-member table:name="2555,4" table:display="true" table:show-details="true"/>
                <table:data-pilot-member table:name="2566,38" table:display="true" table:show-details="true"/>
                <table:data-pilot-member table:name="2571,64" table:display="true" table:show-details="true"/>
                <table:data-pilot-member table:name="2602,61" table:display="true" table:show-details="true"/>
                <table:data-pilot-member table:name="2610,48" table:display="true" table:show-details="true"/>
                <table:data-pilot-member table:name="2619,35" table:display="true" table:show-details="true"/>
                <table:data-pilot-member table:name="2675" table:display="true" table:show-details="true"/>
                <table:data-pilot-member table:name="2685,48" table:display="true" table:show-details="true"/>
                <table:data-pilot-member table:name="2690,88" table:display="true" table:show-details="true"/>
                <table:data-pilot-member table:name="2691,33" table:display="true" table:show-details="true"/>
                <table:data-pilot-member table:name="2699,79" table:display="true" table:show-details="true"/>
                <table:data-pilot-member table:name="2718,85" table:display="true" table:show-details="true"/>
                <table:data-pilot-member table:name="2728,72" table:display="true" table:show-details="true"/>
                <table:data-pilot-member table:name="2740,51" table:display="true" table:show-details="true"/>
                <table:data-pilot-member table:name="2756,15" table:display="true" table:show-details="true"/>
                <table:data-pilot-member table:name="2760,15" table:display="true" table:show-details="true"/>
                <table:data-pilot-member table:name="2762,4" table:display="true" table:show-details="true"/>
                <table:data-pilot-member table:name="2770,17" table:display="true" table:show-details="true"/>
                <table:data-pilot-member table:name="2791,32" table:display="true" table:show-details="true"/>
                <table:data-pilot-member table:name="2792,3" table:display="true" table:show-details="true"/>
                <table:data-pilot-member table:name="2797,67" table:display="true" table:show-details="true"/>
                <table:data-pilot-member table:name="2811,03" table:display="true" table:show-details="true"/>
                <table:data-pilot-member table:name="2824" table:display="true" table:show-details="true"/>
                <table:data-pilot-member table:name="2826,7" table:display="true" table:show-details="true"/>
                <table:data-pilot-member table:name="2833,37" table:display="true" table:show-details="true"/>
                <table:data-pilot-member table:name="2848,38" table:display="true" table:show-details="true"/>
                <table:data-pilot-member table:name="2856,73" table:display="true" table:show-details="true"/>
                <table:data-pilot-member table:name="2876,28" table:display="true" table:show-details="true"/>
                <table:data-pilot-member table:name="2880,77" table:display="true" table:show-details="true"/>
                <table:data-pilot-member table:name="2920,24" table:display="true" table:show-details="true"/>
                <table:data-pilot-member table:name="2932,99" table:display="true" table:show-details="true"/>
                <table:data-pilot-member table:name="2959,46" table:display="true" table:show-details="true"/>
                <table:data-pilot-member table:name="2972,22" table:display="true" table:show-details="true"/>
                <table:data-pilot-member table:name="2985,57" table:display="true" table:show-details="true"/>
                <table:data-pilot-member table:name="2992,66" table:display="true" table:show-details="true"/>
                <table:data-pilot-member table:name="3011,22" table:display="true" table:show-details="true"/>
                <table:data-pilot-member table:name="3024,9" table:display="true" table:show-details="true"/>
                <table:data-pilot-member table:name="3027,98" table:display="true" table:show-details="true"/>
                <table:data-pilot-member table:name="3037,07" table:display="true" table:show-details="true"/>
                <table:data-pilot-member table:name="3037,26" table:display="true" table:show-details="true"/>
                <table:data-pilot-member table:name="3045,72" table:display="true" table:show-details="true"/>
                <table:data-pilot-member table:name="3050,95" table:display="true" table:show-details="true"/>
                <table:data-pilot-member table:name="3062,21" table:display="true" table:show-details="true"/>
                <table:data-pilot-member table:name="3070,61" table:display="true" table:show-details="true"/>
                <table:data-pilot-member table:name="3084,05" table:display="true" table:show-details="true"/>
                <table:data-pilot-member table:name="3088,97" table:display="true" table:show-details="true"/>
                <table:data-pilot-member table:name="3116,97" table:display="true" table:show-details="true"/>
                <table:data-pilot-member table:name="3136,75" table:display="true" table:show-details="true"/>
                <table:data-pilot-member table:name="3138,1" table:display="true" table:show-details="true"/>
                <table:data-pilot-member table:name="3138,28" table:display="true" table:show-details="true"/>
                <table:data-pilot-member table:name="3142,08" table:display="true" table:show-details="true"/>
                <table:data-pilot-member table:name="3148" table:display="true" table:show-details="true"/>
                <table:data-pilot-member table:name="3199,64" table:display="true" table:show-details="true"/>
                <table:data-pilot-member table:name="3225,15" table:display="true" table:show-details="true"/>
                <table:data-pilot-member table:name="3229,51" table:display="true" table:show-details="true"/>
                <table:data-pilot-member table:name="3246,76" table:display="true" table:show-details="true"/>
                <table:data-pilot-member table:name="3254,3" table:display="true" table:show-details="true"/>
                <table:data-pilot-member table:name="3271,84" table:display="true" table:show-details="true"/>
                <table:data-pilot-member table:name="3272,32" table:display="true" table:show-details="true"/>
                <table:data-pilot-member table:name="3288,16" table:display="true" table:show-details="true"/>
                <table:data-pilot-member table:name="3301,93" table:display="true" table:show-details="true"/>
                <table:data-pilot-member table:name="3310,9" table:display="true" table:show-details="true"/>
                <table:data-pilot-member table:name="3311,48" table:display="true" table:show-details="true"/>
                <table:data-pilot-member table:name="3314,3" table:display="true" table:show-details="true"/>
                <table:data-pilot-member table:name="3318,5" table:display="true" table:show-details="true"/>
                <table:data-pilot-member table:name="3335,76" table:display="true" table:show-details="true"/>
                <table:data-pilot-member table:name="3361,66" table:display="true" table:show-details="true"/>
                <table:data-pilot-member table:name="3369,4" table:display="true" table:show-details="true"/>
                <table:data-pilot-member table:name="3398,52" table:display="true" table:show-details="true"/>
                <table:data-pilot-member table:name="3408,96" table:display="true" table:show-details="true"/>
                <table:data-pilot-member table:name="3421,53" table:display="true" table:show-details="true"/>
                <table:data-pilot-member table:name="3456,27" table:display="true" table:show-details="true"/>
                <table:data-pilot-member table:name="3463,32" table:display="true" table:show-details="true"/>
                <table:data-pilot-member table:name="3485,55" table:display="true" table:show-details="true"/>
                <table:data-pilot-member table:name="3490,01" table:display="true" table:show-details="true"/>
                <table:data-pilot-member table:name="3490,42" table:display="true" table:show-details="true"/>
                <table:data-pilot-member table:name="3490,97" table:display="true" table:show-details="true"/>
                <table:data-pilot-member table:name="3558,29" table:display="true" table:show-details="true"/>
                <table:data-pilot-member table:name="3562,06" table:display="true" table:show-details="true"/>
                <table:data-pilot-member table:name="3620,61" table:display="true" table:show-details="true"/>
                <table:data-pilot-member table:name="3634,44" table:display="true" table:show-details="true"/>
                <table:data-pilot-member table:name="3635,8" table:display="true" table:show-details="true"/>
                <table:data-pilot-member table:name="3643,45" table:display="true" table:show-details="true"/>
                <table:data-pilot-member table:name="3678,7" table:display="true" table:show-details="true"/>
                <table:data-pilot-member table:name="3691,53" table:display="true" table:show-details="true"/>
                <table:data-pilot-member table:name="3697,53" table:display="true" table:show-details="true"/>
                <table:data-pilot-member table:name="3700,3" table:display="true" table:show-details="true"/>
                <table:data-pilot-member table:name="3700,67" table:display="true" table:show-details="true"/>
                <table:data-pilot-member table:name="3705,32" table:display="true" table:show-details="true"/>
                <table:data-pilot-member table:name="3713,08" table:display="true" table:show-details="true"/>
                <table:data-pilot-member table:name="3741,38" table:display="true" table:show-details="true"/>
                <table:data-pilot-member table:name="3793,01" table:display="true" table:show-details="true"/>
                <table:data-pilot-member table:name="3809,02" table:display="true" table:show-details="true"/>
                <table:data-pilot-member table:name="3813,43" table:display="true" table:show-details="true"/>
                <table:data-pilot-member table:name="3817,65" table:display="true" table:show-details="true"/>
                <table:data-pilot-member table:name="3835,81" table:display="true" table:show-details="true"/>
                <table:data-pilot-member table:name="3852,64" table:display="true" table:show-details="true"/>
                <table:data-pilot-member table:name="3884,44" table:display="true" table:show-details="true"/>
                <table:data-pilot-member table:name="3884,53" table:display="true" table:show-details="true"/>
                <table:data-pilot-member table:name="3893,41" table:display="true" table:show-details="true"/>
                <table:data-pilot-member table:name="3922,88" table:display="true" table:show-details="true"/>
                <table:data-pilot-member table:name="3929,77" table:display="true" table:show-details="true"/>
                <table:data-pilot-member table:name="3945,17" table:display="true" table:show-details="true"/>
                <table:data-pilot-member table:name="3960,65" table:display="true" table:show-details="true"/>
                <table:data-pilot-member table:name="3987,48" table:display="true" table:show-details="true"/>
                <table:data-pilot-member table:name="3998,96" table:display="true" table:show-details="true"/>
                <table:data-pilot-member table:name="3999,18" table:display="true" table:show-details="true"/>
                <table:data-pilot-member table:name="4011,76" table:display="true" table:show-details="true"/>
                <table:data-pilot-member table:name="4012,6" table:display="true" table:show-details="true"/>
                <table:data-pilot-member table:name="4017,61" table:display="true" table:show-details="true"/>
                <table:data-pilot-member table:name="4030,12" table:display="true" table:show-details="true"/>
                <table:data-pilot-member table:name="4034,7" table:display="true" table:show-details="true"/>
                <table:data-pilot-member table:name="4057,23" table:display="true" table:show-details="true"/>
                <table:data-pilot-member table:name="4068,26" table:display="true" table:show-details="true"/>
                <table:data-pilot-member table:name="4074,28" table:display="true" table:show-details="true"/>
                <table:data-pilot-member table:name="4079,15" table:display="true" table:show-details="true"/>
                <table:data-pilot-member table:name="4089,5" table:display="true" table:show-details="true"/>
                <table:data-pilot-member table:name="4096,38" table:display="true" table:show-details="true"/>
                <table:data-pilot-member table:name="4102,76" table:display="true" table:show-details="true"/>
                <table:data-pilot-member table:name="4104,98" table:display="true" table:show-details="true"/>
                <table:data-pilot-member table:name="4128,38" table:display="true" table:show-details="true"/>
                <table:data-pilot-member table:name="4139,03" table:display="true" table:show-details="true"/>
                <table:data-pilot-member table:name="4146,31" table:display="true" table:show-details="true"/>
                <table:data-pilot-member table:name="4156,83" table:display="true" table:show-details="true"/>
                <table:data-pilot-member table:name="4183" table:display="true" table:show-details="true"/>
                <table:data-pilot-member table:name="4198,47" table:display="true" table:show-details="true"/>
                <table:data-pilot-member table:name="4205,1" table:display="true" table:show-details="true"/>
                <table:data-pilot-member table:name="4207,31" table:display="true" table:show-details="true"/>
                <table:data-pilot-member table:name="4211,48" table:display="true" table:show-details="true"/>
                <table:data-pilot-member table:name="4212,31" table:display="true" table:show-details="true"/>
                <table:data-pilot-member table:name="4217,57" table:display="true" table:show-details="true"/>
                <table:data-pilot-member table:name="4221,3" table:display="true" table:show-details="true"/>
                <table:data-pilot-member table:name="4229,57" table:display="true" table:show-details="true"/>
                <table:data-pilot-member table:name="4239,92" table:display="true" table:show-details="true"/>
                <table:data-pilot-member table:name="4264,55" table:display="true" table:show-details="true"/>
                <table:data-pilot-member table:name="4272,6" table:display="true" table:show-details="true"/>
                <table:data-pilot-member table:name="4313,78" table:display="true" table:show-details="true"/>
                <table:data-pilot-member table:name="4328,52" table:display="true" table:show-details="true"/>
                <table:data-pilot-member table:name="4353,6" table:display="true" table:show-details="true"/>
                <table:data-pilot-member table:name="4370,01" table:display="true" table:show-details="true"/>
                <table:data-pilot-member table:name="4389,42" table:display="true" table:show-details="true"/>
                <table:data-pilot-member table:name="4395,97" table:display="true" table:show-details="true"/>
                <table:data-pilot-member table:name="4398,48" table:display="true" table:show-details="true"/>
                <table:data-pilot-member table:name="4398,65" table:display="true" table:show-details="true"/>
                <table:data-pilot-member table:name="4408,35" table:display="true" table:show-details="true"/>
                <table:data-pilot-member table:name="4426,82" table:display="true" table:show-details="true"/>
                <table:data-pilot-member table:name="4427,52" table:display="true" table:show-details="true"/>
                <table:data-pilot-member table:name="4438,69" table:display="true" table:show-details="true"/>
                <table:data-pilot-member table:name="4480,83" table:display="true" table:show-details="true"/>
                <table:data-pilot-member table:name="4491,44" table:display="true" table:show-details="true"/>
                <table:data-pilot-member table:name="4552,42" table:display="true" table:show-details="true"/>
                <table:data-pilot-member table:name="4558,68" table:display="true" table:show-details="true"/>
                <table:data-pilot-member table:name="4568,12" table:display="true" table:show-details="true"/>
                <table:data-pilot-member table:name="4598,34" table:display="true" table:show-details="true"/>
                <table:data-pilot-member table:name="4600,99" table:display="true" table:show-details="true"/>
                <table:data-pilot-member table:name="4636,06" table:display="true" table:show-details="true"/>
                <table:data-pilot-member table:name="4651,47" table:display="true" table:show-details="true"/>
                <table:data-pilot-member table:name="4652,02" table:display="true" table:show-details="true"/>
                <table:data-pilot-member table:name="4674,48" table:display="true" table:show-details="true"/>
                <table:data-pilot-member table:name="4688,6" table:display="true" table:show-details="true"/>
                <table:data-pilot-member table:name="4718,23" table:display="true" table:show-details="true"/>
                <table:data-pilot-member table:name="4731,21" table:display="true" table:show-details="true"/>
                <table:data-pilot-member table:name="4759,45" table:display="true" table:show-details="true"/>
                <table:data-pilot-member table:name="4790,25" table:display="true" table:show-details="true"/>
                <table:data-pilot-member table:name="4792,46" table:display="true" table:show-details="true"/>
                <table:data-pilot-member table:name="4792,56" table:display="true" table:show-details="true"/>
                <table:data-pilot-member table:name="4799,9" table:display="true" table:show-details="true"/>
                <table:data-pilot-member table:name="4830,82" table:display="true" table:show-details="true"/>
                <table:data-pilot-member table:name="4856" table:display="true" table:show-details="true"/>
                <table:data-pilot-member table:name="4861,43" table:display="true" table:show-details="true"/>
                <table:data-pilot-member table:name="4865,3" table:display="true" table:show-details="true"/>
                <table:data-pilot-member table:name="4887,01" table:display="true" table:show-details="true"/>
                <table:data-pilot-member table:name="4919,21" table:display="true" table:show-details="true"/>
                <table:data-pilot-member table:name="4924,12" table:display="true" table:show-details="true"/>
                <table:data-pilot-member table:name="4929,76" table:display="true" table:show-details="true"/>
                <table:data-pilot-member table:name="4933,58" table:display="true" table:show-details="true"/>
                <table:data-pilot-member table:name="4939,54" table:display="true" table:show-details="true"/>
                <table:data-pilot-member table:name="4956,72" table:display="true" table:show-details="true"/>
                <table:data-pilot-member table:name="4959,46" table:display="true" table:show-details="true"/>
                <table:data-pilot-member table:name="4962,79" table:display="true" table:show-details="true"/>
                <table:data-pilot-member table:name="4975,8" table:display="true" table:show-details="true"/>
                <table:data-pilot-member table:name="4981,85" table:display="true" table:show-details="true"/>
                <table:data-pilot-member table:name="4991,82" table:display="true" table:show-details="true"/>
                <table:data-pilot-member table:name="4997,1" table:display="true" table:show-details="true"/>
                <table:data-pilot-member table:name="5006,43" table:display="true" table:show-details="true"/>
                <table:data-pilot-member table:name="5018" table:display="true" table:show-details="true"/>
                <table:data-pilot-member table:name="5107,94" table:display="true" table:show-details="true"/>
                <table:data-pilot-member table:name="5152,9" table:display="true" table:show-details="true"/>
                <table:data-pilot-member table:name="5194,36" table:display="true" table:show-details="true"/>
                <table:data-pilot-member table:name="5223,1" table:display="true" table:show-details="true"/>
                <table:data-pilot-member table:name="5261,4" table:display="true" table:show-details="true"/>
                <table:data-pilot-member table:name="5281,58" table:display="true" table:show-details="true"/>
                <table:data-pilot-member table:name="5289,57" table:display="true" table:show-details="true"/>
                <table:data-pilot-member table:name="5376,28" table:display="true" table:show-details="true"/>
                <table:data-pilot-member table:name="5421,69" table:display="true" table:show-details="true"/>
                <table:data-pilot-member table:name="5490,44" table:display="true" table:show-details="true"/>
                <table:data-pilot-member table:name="5495,76" table:display="true" table:show-details="true"/>
                <table:data-pilot-member table:name="5586,84" table:display="true" table:show-details="true"/>
                <table:data-pilot-member table:name="5596,95" table:display="true" table:show-details="true"/>
                <table:data-pilot-member table:name="5676,69" table:display="true" table:show-details="true"/>
                <table:data-pilot-member table:name="5789,82" table:display="true" table:show-details="true"/>
                <table:data-pilot-member table:name="5859,75" table:display="true" table:show-details="true"/>
                <table:data-pilot-member table:name="5998,89" table:display="true" table:show-details="true"/>
                <table:data-pilot-member table:name="6071,4" table:display="true" table:show-details="true"/>
                <table:data-pilot-member table:name="6072,51" table:display="true" table:show-details="true"/>
                <table:data-pilot-member table:name="6079,83" table:display="true" table:show-details="true"/>
                <table:data-pilot-member table:name="6112,2" table:display="true" table:show-details="true"/>
                <table:data-pilot-member table:name="6114,76" table:display="true" table:show-details="true"/>
                <table:data-pilot-member table:name="6129,2" table:display="true" table:show-details="true"/>
                <table:data-pilot-member table:name="6142,3" table:display="true" table:show-details="true"/>
                <table:data-pilot-member table:name="6198,26" table:display="true" table:show-details="true"/>
                <table:data-pilot-member table:name="6233,92" table:display="true" table:show-details="true"/>
                <table:data-pilot-member table:name="6253,77" table:display="true" table:show-details="true"/>
                <table:data-pilot-member table:name="6264,72" table:display="true" table:show-details="true"/>
                <table:data-pilot-member table:name="6373,96" table:display="true" table:show-details="true"/>
                <table:data-pilot-member table:name="6408,3" table:display="true" table:show-details="true"/>
                <table:data-pilot-member table:name="6508,77" table:display="true" table:show-details="true"/>
                <table:data-pilot-member table:name="6510" table:display="true" table:show-details="true"/>
                <table:data-pilot-member table:name="6599,95" table:display="true" table:show-details="true"/>
                <table:data-pilot-member table:name="6605,2" table:display="true" table:show-details="true"/>
                <table:data-pilot-member table:name="6727,92" table:display="true" table:show-details="true"/>
                <table:data-pilot-member table:name="6809,9" table:display="true" table:show-details="true"/>
                <table:data-pilot-member table:name="6897,68" table:display="true" table:show-details="true"/>
                <table:data-pilot-member table:name="6955,12" table:display="true" table:show-details="true"/>
                <table:data-pilot-member table:name="6972,78" table:display="true" table:show-details="true"/>
                <table:data-pilot-member table:name="7004,13" table:display="true" table:show-details="true"/>
                <table:data-pilot-member table:name="7106,04" table:display="true" table:show-details="true"/>
                <table:data-pilot-member table:name="7107,56" table:display="true" table:show-details="true"/>
                <table:data-pilot-member table:name="7119,56" table:display="true" table:show-details="true"/>
                <table:data-pilot-member table:name="7189,9" table:display="true" table:show-details="true"/>
                <table:data-pilot-member table:name="7191,6" table:display="true" table:show-details="true"/>
                <table:data-pilot-member table:name="7204,22" table:display="true" table:show-details="true"/>
                <table:data-pilot-member table:name="7234,15" table:display="true" table:show-details="true"/>
                <table:data-pilot-member table:name="7238,76" table:display="true" table:show-details="true"/>
                <table:data-pilot-member table:name="7255,86" table:display="true" table:show-details="true"/>
                <table:data-pilot-member table:name="7335,12" table:display="true" table:show-details="true"/>
                <table:data-pilot-member table:name="7347,75" table:display="true" table:show-details="true"/>
                <table:data-pilot-member table:name="7354,74" table:display="true" table:show-details="true"/>
                <table:data-pilot-member table:name="7362,78" table:display="true" table:show-details="true"/>
                <table:data-pilot-member table:name="7365,21" table:display="true" table:show-details="true"/>
                <table:data-pilot-member table:name="7372,28" table:display="true" table:show-details="true"/>
                <table:data-pilot-member table:name="7399,84" table:display="true" table:show-details="true"/>
                <table:data-pilot-member table:name="7481,64" table:display="true" table:show-details="true"/>
                <table:data-pilot-member table:name="7549,11" table:display="true" table:show-details="true"/>
                <table:data-pilot-member table:name="7642,6" table:display="true" table:show-details="true"/>
                <table:data-pilot-member table:name="7716,12" table:display="true" table:show-details="true"/>
                <table:data-pilot-member table:name="7756,5" table:display="true" table:show-details="true"/>
                <table:data-pilot-member table:name="7813,7" table:display="true" table:show-details="true"/>
                <table:data-pilot-member table:name="7827,2" table:display="true" table:show-details="true"/>
                <table:data-pilot-member table:name="7845,62" table:display="true" table:show-details="true"/>
                <table:data-pilot-member table:name="7848,36" table:display="true" table:show-details="true"/>
                <table:data-pilot-member table:name="7858,35" table:display="true" table:show-details="true"/>
                <table:data-pilot-member table:name="7893,44" table:display="true" table:show-details="true"/>
                <table:data-pilot-member table:name="7962,56" table:display="true" table:show-details="true"/>
                <table:data-pilot-member table:name="8007,28" table:display="true" table:show-details="true"/>
                <table:data-pilot-member table:name="8020,7" table:display="true" table:show-details="true"/>
                <table:data-pilot-member table:name="8044,2" table:display="true" table:show-details="true"/>
                <table:data-pilot-member table:name="8079,32" table:display="true" table:show-details="true"/>
                <table:data-pilot-member table:name="8097,68" table:display="true" table:show-details="true"/>
                <table:data-pilot-member table:name="8107,05" table:display="true" table:show-details="true"/>
                <table:data-pilot-member table:name="8169,18" table:display="true" table:show-details="true"/>
                <table:data-pilot-member table:name="8196,08" table:display="true" table:show-details="true"/>
                <table:data-pilot-member table:name="8243,88" table:display="true" table:show-details="true"/>
                <table:data-pilot-member table:name="8267,98" table:display="true" table:show-details="true"/>
                <table:data-pilot-member table:name="8339,68" table:display="true" table:show-details="true"/>
                <table:data-pilot-member table:name="8372,75" table:display="true" table:show-details="true"/>
                <table:data-pilot-member table:name="8399,76" table:display="true" table:show-details="true"/>
                <table:data-pilot-member table:name="8480,5" table:display="true" table:show-details="true"/>
                <table:data-pilot-member table:name="8484,15" table:display="true" table:show-details="true"/>
                <table:data-pilot-member table:name="8492,12" table:display="true" table:show-details="true"/>
                <table:data-pilot-member table:name="8521,1" table:display="true" table:show-details="true"/>
                <table:data-pilot-member table:name="8540,58" table:display="true" table:show-details="true"/>
                <table:data-pilot-member table:name="8615,38" table:display="true" table:show-details="true"/>
                <table:data-pilot-member table:name="8633,94" table:display="true" table:show-details="true"/>
                <table:data-pilot-member table:name="8647" table:display="true" table:show-details="true"/>
                <table:data-pilot-member table:name="8745,9" table:display="true" table:show-details="true"/>
                <table:data-pilot-member table:name="8793,6" table:display="true" table:show-details="true"/>
                <table:data-pilot-member table:name="8812,78" table:display="true" table:show-details="true"/>
                <table:data-pilot-member table:name="8873,34" table:display="true" table:show-details="true"/>
                <table:data-pilot-member table:name="9027,44" table:display="true" table:show-details="true"/>
                <table:data-pilot-member table:name="9068,82" table:display="true" table:show-details="true"/>
                <table:data-pilot-member table:name="9087,93" table:display="true" table:show-details="true"/>
                <table:data-pilot-member table:name="9165,36" table:display="true" table:show-details="true"/>
                <table:data-pilot-member table:name="9177,39" table:display="true" table:show-details="true"/>
                <table:data-pilot-member table:name="9274,36" table:display="true" table:show-details="true"/>
                <table:data-pilot-member table:name="9286,02" table:display="true" table:show-details="true"/>
                <table:data-pilot-member table:name="9288,02" table:display="true" table:show-details="true"/>
                <table:data-pilot-member table:name="9318,68" table:display="true" table:show-details="true"/>
                <table:data-pilot-member table:name="9319,9" table:display="true" table:show-details="true"/>
                <table:data-pilot-member table:name="9337,24" table:display="true" table:show-details="true"/>
                <table:data-pilot-member table:name="9349,44" table:display="true" table:show-details="true"/>
                <table:data-pilot-member table:name="9374,54" table:display="true" table:show-details="true"/>
                <table:data-pilot-member table:name="9412,72" table:display="true" table:show-details="true"/>
                <table:data-pilot-member table:name="9552,3" table:display="true" table:show-details="true"/>
                <table:data-pilot-member table:name="9597,24" table:display="true" table:show-details="true"/>
                <table:data-pilot-member table:name="9749,85" table:display="true" table:show-details="true"/>
                <table:data-pilot-member table:name="9761,16" table:display="true" table:show-details="true"/>
                <table:data-pilot-member table:name="9801,7" table:display="true" table:show-details="true"/>
                <table:data-pilot-member table:name="9805,5" table:display="true" table:show-details="true"/>
                <table:data-pilot-member table:name="9820,8" table:display="true" table:show-details="true"/>
                <table:data-pilot-member table:name="9843,84" table:display="true" table:show-details="true"/>
                <table:data-pilot-member table:name="9898,71" table:display="true" table:show-details="true"/>
                <table:data-pilot-member table:name="9922,36" table:display="true" table:show-details="true"/>
                <table:data-pilot-member table:name="9949,18" table:display="true" table:show-details="true"/>
                <table:data-pilot-member table:name="9971,34" table:display="true" table:show-details="true"/>
                <table:data-pilot-member table:name="10039,88" table:display="true" table:show-details="true"/>
                <table:data-pilot-member table:name="10063,77" table:display="true" table:show-details="true"/>
                <table:data-pilot-member table:name="10252,45" table:display="true" table:show-details="true"/>
                <table:data-pilot-member table:name="10379,94" table:display="true" table:show-details="true"/>
                <table:data-pilot-member table:name="10395,15" table:display="true" table:show-details="true"/>
                <table:data-pilot-member table:name="10479,93" table:display="true" table:show-details="true"/>
                <table:data-pilot-member table:name="10485,35" table:display="true" table:show-details="true"/>
                <table:data-pilot-member table:name="10598,24" table:display="true" table:show-details="true"/>
                <table:data-pilot-member table:name="10635,44" table:display="true" table:show-details="true"/>
                <table:data-pilot-member table:name="10891,16" table:display="true" table:show-details="true"/>
                <table:data-pilot-member table:name="10936,28" table:display="true" table:show-details="true"/>
                <table:data-pilot-member table:name="10943,9" table:display="true" table:show-details="true"/>
                <table:data-pilot-member table:name="10959,9" table:display="true" table:show-details="true"/>
                <table:data-pilot-member table:name="11000,16" table:display="true" table:show-details="true"/>
                <table:data-pilot-member table:name="11062,05" table:display="true" table:show-details="true"/>
                <table:data-pilot-member table:name="11125,25" table:display="true" table:show-details="true"/>
                <table:data-pilot-member table:name="11291,32" table:display="true" table:show-details="true"/>
                <table:data-pilot-member table:name="11307,93" table:display="true" table:show-details="true"/>
                <table:data-pilot-member table:name="11317,4" table:display="true" table:show-details="true"/>
                <table:data-pilot-member table:name="11318,25" table:display="true" table:show-details="true"/>
                <table:data-pilot-member table:name="11355,15" table:display="true" table:show-details="true"/>
                <table:data-pilot-member table:name="11365,77" table:display="true" table:show-details="true"/>
                <table:data-pilot-member table:name="11508,51" table:display="true" table:show-details="true"/>
                <table:data-pilot-member table:name="11517,87" table:display="true" table:show-details="true"/>
                <table:data-pilot-member table:name="11572,95" table:display="true" table:show-details="true"/>
                <table:data-pilot-member table:name="11652,08" table:display="true" table:show-details="true"/>
                <table:data-pilot-member table:name="11683,68" table:display="true" table:show-details="true"/>
                <table:data-pilot-member table:name="11687,4" table:display="true" table:show-details="true"/>
                <table:data-pilot-member table:name="11732,35" table:display="true" table:show-details="true"/>
                <table:data-pilot-member table:name="11763,12" table:display="true" table:show-details="true"/>
                <table:data-pilot-member table:name="11763,85" table:display="true" table:show-details="true"/>
                <table:data-pilot-member table:name="12074,94" table:display="true" table:show-details="true"/>
                <table:data-pilot-member table:name="12109,75" table:display="true" table:show-details="true"/>
                <table:data-pilot-member table:name="12154,1" table:display="true" table:show-details="true"/>
                <table:data-pilot-member table:name="12203,5" table:display="true" table:show-details="true"/>
                <table:data-pilot-member table:name="12294,84" table:display="true" table:show-details="true"/>
                <table:data-pilot-member table:name="12806,04" table:display="true" table:show-details="true"/>
                <table:data-pilot-member table:name="12891,24" table:display="true" table:show-details="true"/>
                <table:data-pilot-member table:name="12911,04" table:display="true" table:show-details="true"/>
                <table:data-pilot-member table:name="12922,8" table:display="true" table:show-details="true"/>
                <table:data-pilot-member table:name="13072,45" table:display="true" table:show-details="true"/>
                <table:data-pilot-member table:name="13143,7" table:display="true" table:show-details="true"/>
                <table:data-pilot-member table:name="13192" table:display="true" table:show-details="true"/>
                <table:data-pilot-member table:name="13255,2" table:display="true" table:show-details="true"/>
                <table:data-pilot-member table:name="13304,4" table:display="true" table:show-details="true"/>
                <table:data-pilot-member table:name="13365,24" table:display="true" table:show-details="true"/>
                <table:data-pilot-member table:name="13397,46" table:display="true" table:show-details="true"/>
                <table:data-pilot-member table:name="13417,48" table:display="true" table:show-details="true"/>
                <table:data-pilot-member table:name="13515,33" table:display="true" table:show-details="true"/>
                <table:data-pilot-member table:name="13607,88" table:display="true" table:show-details="true"/>
                <table:data-pilot-member table:name="13610,61" table:display="true" table:show-details="true"/>
                <table:data-pilot-member table:name="13668,52" table:display="true" table:show-details="true"/>
                <table:data-pilot-member table:name="13852,95" table:display="true" table:show-details="true"/>
                <table:data-pilot-member table:name="13868,1" table:display="true" table:show-details="true"/>
                <table:data-pilot-member table:name="13904,8" table:display="true" table:show-details="true"/>
                <table:data-pilot-member table:name="13916,46" table:display="true" table:show-details="true"/>
                <table:data-pilot-member table:name="13918,59" table:display="true" table:show-details="true"/>
                <table:data-pilot-member table:name="13969,35" table:display="true" table:show-details="true"/>
                <table:data-pilot-member table:name="14070,21" table:display="true" table:show-details="true"/>
                <table:data-pilot-member table:name="14126,35" table:display="true" table:show-details="true"/>
                <table:data-pilot-member table:name="14291" table:display="true" table:show-details="true"/>
                <table:data-pilot-member table:name="14336,73" table:display="true" table:show-details="true"/>
                <table:data-pilot-member table:name="14339,52" table:display="true" table:show-details="true"/>
                <table:data-pilot-member table:name="14354,04" table:display="true" table:show-details="true"/>
                <table:data-pilot-member table:name="14497" table:display="true" table:show-details="true"/>
                <table:data-pilot-member table:name="14522,73" table:display="true" table:show-details="true"/>
                <table:data-pilot-member table:name="14541,92" table:display="true" table:show-details="true"/>
                <table:data-pilot-member table:name="14624,12" table:display="true" table:show-details="true"/>
                <table:data-pilot-member table:name="14768,55" table:display="true" table:show-details="true"/>
                <table:data-pilot-member table:name="14808" table:display="true" table:show-details="true"/>
                <table:data-pilot-member table:name="14950,95" table:display="true" table:show-details="true"/>
                <table:data-pilot-member table:name="15293,24" table:display="true" table:show-details="true"/>
                <table:data-pilot-member table:name="15334,56" table:display="true" table:show-details="true"/>
                <table:data-pilot-member table:name="15371,8" table:display="true" table:show-details="true"/>
                <table:data-pilot-member table:name="15471,55" table:display="true" table:show-details="true"/>
                <table:data-pilot-member table:name="15814,56" table:display="true" table:show-details="true"/>
                <table:data-pilot-member table:name="16092,32" table:display="true" table:show-details="true"/>
                <table:data-pilot-member table:name="16110,45" table:display="true" table:show-details="true"/>
                <table:data-pilot-member table:name="16186,65" table:display="true" table:show-details="true"/>
                <table:data-pilot-member table:name="16531,65" table:display="true" table:show-details="true"/>
                <table:data-pilot-member table:name="16667,6" table:display="true" table:show-details="true"/>
                <table:data-pilot-member table:name="16788,25" table:display="true" table:show-details="true"/>
                <table:data-pilot-member table:name="16828,08" table:display="true" table:show-details="true"/>
                <table:data-pilot-member table:name="16871,56" table:display="true" table:show-details="true"/>
                <table:data-pilot-member table:name="17029,52" table:display="true" table:show-details="true"/>
                <table:data-pilot-member table:name="17283,4" table:display="true" table:show-details="true"/>
                <table:data-pilot-member table:name="17327,6" table:display="true" table:show-details="true"/>
                <table:data-pilot-member table:name="17440,92" table:display="true" table:show-details="true"/>
                <table:data-pilot-member table:name="17462,8" table:display="true" table:show-details="true"/>
                <table:data-pilot-member table:name="17761,12" table:display="true" table:show-details="true"/>
                <table:data-pilot-member table:name="17981" table:display="true" table:show-details="true"/>
                <table:data-pilot-member table:name="18016,72" table:display="true" table:show-details="true"/>
                <table:data-pilot-member table:name="18023,55" table:display="true" table:show-details="true"/>
                <table:data-pilot-member table:name="18218" table:display="true" table:show-details="true"/>
                <table:data-pilot-member table:name="18229,95" table:display="true" table:show-details="true"/>
                <table:data-pilot-member table:name="18305,35" table:display="true" table:show-details="true"/>
                <table:data-pilot-member table:name="18554,6" table:display="true" table:show-details="true"/>
                <table:data-pilot-member table:name="18675,64" table:display="true" table:show-details="true"/>
                <table:data-pilot-member table:name="18701,84" table:display="true" table:show-details="true"/>
                <table:data-pilot-member table:name="18751,76" table:display="true" table:show-details="true"/>
                <table:data-pilot-member table:name="18764,8" table:display="true" table:show-details="true"/>
                <table:data-pilot-member table:name="18937,3" table:display="true" table:show-details="true"/>
                <table:data-pilot-member table:name="19084,5" table:display="true" table:show-details="true"/>
                <table:data-pilot-member table:name="19087,75" table:display="true" table:show-details="true"/>
                <table:data-pilot-member table:name="19140,96" table:display="true" table:show-details="true"/>
                <table:data-pilot-member table:name="19265,96" table:display="true" table:show-details="true"/>
                <table:data-pilot-member table:name="19269,68" table:display="true" table:show-details="true"/>
                <table:data-pilot-member table:name="19376,08" table:display="true" table:show-details="true"/>
                <table:data-pilot-member table:name="19473,6" table:display="true" table:show-details="true"/>
                <table:data-pilot-member table:name="19573,85" table:display="true" table:show-details="true"/>
                <table:data-pilot-member table:name="19676,2" table:display="true" table:show-details="true"/>
                <table:data-pilot-member table:name="19679,15" table:display="true" table:show-details="true"/>
                <table:data-pilot-member table:name="19694,9" table:display="true" table:show-details="true"/>
                <table:data-pilot-member table:name="20196,65" table:display="true" table:show-details="true"/>
                <table:data-pilot-member table:name="20444,7" table:display="true" table:show-details="true"/>
                <table:data-pilot-member table:name="20606,4" table:display="true" table:show-details="true"/>
                <table:data-pilot-member table:name="21090,3" table:display="true" table:show-details="true"/>
                <table:data-pilot-member table:name="21734,4" table:display="true" table:show-details="true"/>
                <table:data-pilot-member table:name="22381,2" table:display="true" table:show-details="true"/>
                <table:data-pilot-member table:name="22993,45" table:display="true" table:show-details="true"/>
                <table:data-pilot-member table:name="24094" table:display="true" table:show-details="true"/>
                <table:data-pilot-member table:name="24396,35" table:display="true" table:show-details="true"/>
                <table:data-pilot-member table:name="24537,1" table:display="true" table:show-details="true"/>
                <table:data-pilot-member table:name="24854,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dataset_analise_dados_problemas_2'.A1:'Tabela dinâmica_dataset_analise_dados_problemas_2'.B7" table:buttons="'Tabela dinâmica_dataset_analise_dados_problemas_2'.A1" table:show-filter-button="false" table:drill-down-on-double-click="false">
          <table:source-cell-range table:cell-range-address="dataset_analise_dados_problemas.A1:dataset_analise_dados_problemas.M6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idade" table:orientation="row" table:used-hierarchy="0" table:function="auto">
            <table:data-pilot-level table:show-empty="false" calcext:repeat-item-labels="false">
              <table:data-pilot-members>
                <table:data-pilot-member table:name="Brasília" table:display="true" table:show-details="true"/>
                <table:data-pilot-member table:name="Não informada" table:display="true" table:show-details="true"/>
                <table:data-pilot-member table:name="Rio de Janeiro" table:display="true" table:show-details="true"/>
                <table:data-pilot-member table:name="Salvador" table:display="true" table:show-details="true"/>
                <table:data-pilot-member table:name="São Paul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certo" table:orientation="data" table:used-hierarchy="0" table:function="sum">
            <table:data-pilot-level table:show-empty="false" calcext:repeat-item-labels="false">
              <table:data-pilot-members>
                <table:data-pilot-member table:name="65,93" table:display="true" table:show-details="true"/>
                <table:data-pilot-member table:name="75,89" table:display="true" table:show-details="true"/>
                <table:data-pilot-member table:name="109,94" table:display="true" table:show-details="true"/>
                <table:data-pilot-member table:name="145" table:display="true" table:show-details="true"/>
                <table:data-pilot-member table:name="153,68" table:display="true" table:show-details="true"/>
                <table:data-pilot-member table:name="157,02" table:display="true" table:show-details="true"/>
                <table:data-pilot-member table:name="158,03" table:display="true" table:show-details="true"/>
                <table:data-pilot-member table:name="169,75" table:display="true" table:show-details="true"/>
                <table:data-pilot-member table:name="179,67" table:display="true" table:show-details="true"/>
                <table:data-pilot-member table:name="216,39" table:display="true" table:show-details="true"/>
                <table:data-pilot-member table:name="240,21" table:display="true" table:show-details="true"/>
                <table:data-pilot-member table:name="263,71" table:display="true" table:show-details="true"/>
                <table:data-pilot-member table:name="264,89" table:display="true" table:show-details="true"/>
                <table:data-pilot-member table:name="334,02" table:display="true" table:show-details="true"/>
                <table:data-pilot-member table:name="336,01" table:display="true" table:show-details="true"/>
                <table:data-pilot-member table:name="337,91" table:display="true" table:show-details="true"/>
                <table:data-pilot-member table:name="339,83" table:display="true" table:show-details="true"/>
                <table:data-pilot-member table:name="347,7" table:display="true" table:show-details="true"/>
                <table:data-pilot-member table:name="348,32" table:display="true" table:show-details="true"/>
                <table:data-pilot-member table:name="353,68" table:display="true" table:show-details="true"/>
                <table:data-pilot-member table:name="358,34" table:display="true" table:show-details="true"/>
                <table:data-pilot-member table:name="360,13" table:display="true" table:show-details="true"/>
                <table:data-pilot-member table:name="371,03" table:display="true" table:show-details="true"/>
                <table:data-pilot-member table:name="373,56" table:display="true" table:show-details="true"/>
                <table:data-pilot-member table:name="379,93" table:display="true" table:show-details="true"/>
                <table:data-pilot-member table:name="384,68" table:display="true" table:show-details="true"/>
                <table:data-pilot-member table:name="384,96" table:display="true" table:show-details="true"/>
                <table:data-pilot-member table:name="387,45" table:display="true" table:show-details="true"/>
                <table:data-pilot-member table:name="393,65" table:display="true" table:show-details="true"/>
                <table:data-pilot-member table:name="406,82" table:display="true" table:show-details="true"/>
                <table:data-pilot-member table:name="418,4" table:display="true" table:show-details="true"/>
                <table:data-pilot-member table:name="431,44" table:display="true" table:show-details="true"/>
                <table:data-pilot-member table:name="437,2" table:display="true" table:show-details="true"/>
                <table:data-pilot-member table:name="448,98" table:display="true" table:show-details="true"/>
                <table:data-pilot-member table:name="450,55" table:display="true" table:show-details="true"/>
                <table:data-pilot-member table:name="454,54" table:display="true" table:show-details="true"/>
                <table:data-pilot-member table:name="469,72" table:display="true" table:show-details="true"/>
                <table:data-pilot-member table:name="480,95" table:display="true" table:show-details="true"/>
                <table:data-pilot-member table:name="540,93" table:display="true" table:show-details="true"/>
                <table:data-pilot-member table:name="550" table:display="true" table:show-details="true"/>
                <table:data-pilot-member table:name="550,18" table:display="true" table:show-details="true"/>
                <table:data-pilot-member table:name="573,04" table:display="true" table:show-details="true"/>
                <table:data-pilot-member table:name="579,04" table:display="true" table:show-details="true"/>
                <table:data-pilot-member table:name="593,19" table:display="true" table:show-details="true"/>
                <table:data-pilot-member table:name="617,36" table:display="true" table:show-details="true"/>
                <table:data-pilot-member table:name="618,11" table:display="true" table:show-details="true"/>
                <table:data-pilot-member table:name="635,76" table:display="true" table:show-details="true"/>
                <table:data-pilot-member table:name="651,43" table:display="true" table:show-details="true"/>
                <table:data-pilot-member table:name="653,34" table:display="true" table:show-details="true"/>
                <table:data-pilot-member table:name="685,55" table:display="true" table:show-details="true"/>
                <table:data-pilot-member table:name="697,02" table:display="true" table:show-details="true"/>
                <table:data-pilot-member table:name="701,25" table:display="true" table:show-details="true"/>
                <table:data-pilot-member table:name="710,73" table:display="true" table:show-details="true"/>
                <table:data-pilot-member table:name="711,08" table:display="true" table:show-details="true"/>
                <table:data-pilot-member table:name="720" table:display="true" table:show-details="true"/>
                <table:data-pilot-member table:name="725,38" table:display="true" table:show-details="true"/>
                <table:data-pilot-member table:name="772,98" table:display="true" table:show-details="true"/>
                <table:data-pilot-member table:name="774,55" table:display="true" table:show-details="true"/>
                <table:data-pilot-member table:name="779,89" table:display="true" table:show-details="true"/>
                <table:data-pilot-member table:name="782,68" table:display="true" table:show-details="true"/>
                <table:data-pilot-member table:name="792,74" table:display="true" table:show-details="true"/>
                <table:data-pilot-member table:name="793,34" table:display="true" table:show-details="true"/>
                <table:data-pilot-member table:name="798,67" table:display="true" table:show-details="true"/>
                <table:data-pilot-member table:name="804,46" table:display="true" table:show-details="true"/>
                <table:data-pilot-member table:name="805,44" table:display="true" table:show-details="true"/>
                <table:data-pilot-member table:name="865,95" table:display="true" table:show-details="true"/>
                <table:data-pilot-member table:name="870,58" table:display="true" table:show-details="true"/>
                <table:data-pilot-member table:name="884,65" table:display="true" table:show-details="true"/>
                <table:data-pilot-member table:name="911,84" table:display="true" table:show-details="true"/>
                <table:data-pilot-member table:name="915,45" table:display="true" table:show-details="true"/>
                <table:data-pilot-member table:name="917,75" table:display="true" table:show-details="true"/>
                <table:data-pilot-member table:name="946,69" table:display="true" table:show-details="true"/>
                <table:data-pilot-member table:name="967,66" table:display="true" table:show-details="true"/>
                <table:data-pilot-member table:name="1013,38" table:display="true" table:show-details="true"/>
                <table:data-pilot-member table:name="1019,1" table:display="true" table:show-details="true"/>
                <table:data-pilot-member table:name="1025,12" table:display="true" table:show-details="true"/>
                <table:data-pilot-member table:name="1027,48" table:display="true" table:show-details="true"/>
                <table:data-pilot-member table:name="1071,02" table:display="true" table:show-details="true"/>
                <table:data-pilot-member table:name="1115,25" table:display="true" table:show-details="true"/>
                <table:data-pilot-member table:name="1123,95" table:display="true" table:show-details="true"/>
                <table:data-pilot-member table:name="1144,95" table:display="true" table:show-details="true"/>
                <table:data-pilot-member table:name="1165,32" table:display="true" table:show-details="true"/>
                <table:data-pilot-member table:name="1222,51" table:display="true" table:show-details="true"/>
                <table:data-pilot-member table:name="1229,54" table:display="true" table:show-details="true"/>
                <table:data-pilot-member table:name="1233,94" table:display="true" table:show-details="true"/>
                <table:data-pilot-member table:name="1241,43" table:display="true" table:show-details="true"/>
                <table:data-pilot-member table:name="1255,24" table:display="true" table:show-details="true"/>
                <table:data-pilot-member table:name="1285,25" table:display="true" table:show-details="true"/>
                <table:data-pilot-member table:name="1292,28" table:display="true" table:show-details="true"/>
                <table:data-pilot-member table:name="1310,62" table:display="true" table:show-details="true"/>
                <table:data-pilot-member table:name="1319,82" table:display="true" table:show-details="true"/>
                <table:data-pilot-member table:name="1329,39" table:display="true" table:show-details="true"/>
                <table:data-pilot-member table:name="1329,68" table:display="true" table:show-details="true"/>
                <table:data-pilot-member table:name="1333,52" table:display="true" table:show-details="true"/>
                <table:data-pilot-member table:name="1336,08" table:display="true" table:show-details="true"/>
                <table:data-pilot-member table:name="1337,78" table:display="true" table:show-details="true"/>
                <table:data-pilot-member table:name="1404,12" table:display="true" table:show-details="true"/>
                <table:data-pilot-member table:name="1410,29" table:display="true" table:show-details="true"/>
                <table:data-pilot-member table:name="1465,24" table:display="true" table:show-details="true"/>
                <table:data-pilot-member table:name="1465,71" table:display="true" table:show-details="true"/>
                <table:data-pilot-member table:name="1478,52" table:display="true" table:show-details="true"/>
                <table:data-pilot-member table:name="1499,47" table:display="true" table:show-details="true"/>
                <table:data-pilot-member table:name="1530,9" table:display="true" table:show-details="true"/>
                <table:data-pilot-member table:name="1551,21" table:display="true" table:show-details="true"/>
                <table:data-pilot-member table:name="1562,35" table:display="true" table:show-details="true"/>
                <table:data-pilot-member table:name="1565,96" table:display="true" table:show-details="true"/>
                <table:data-pilot-member table:name="1571,09" table:display="true" table:show-details="true"/>
                <table:data-pilot-member table:name="1590,97" table:display="true" table:show-details="true"/>
                <table:data-pilot-member table:name="1611,26" table:display="true" table:show-details="true"/>
                <table:data-pilot-member table:name="1650,69" table:display="true" table:show-details="true"/>
                <table:data-pilot-member table:name="1656,7" table:display="true" table:show-details="true"/>
                <table:data-pilot-member table:name="1668,31" table:display="true" table:show-details="true"/>
                <table:data-pilot-member table:name="1698,36" table:display="true" table:show-details="true"/>
                <table:data-pilot-member table:name="1705,83" table:display="true" table:show-details="true"/>
                <table:data-pilot-member table:name="1739,18" table:display="true" table:show-details="true"/>
                <table:data-pilot-member table:name="1769,35" table:display="true" table:show-details="true"/>
                <table:data-pilot-member table:name="1770,48" table:display="true" table:show-details="true"/>
                <table:data-pilot-member table:name="1780,06" table:display="true" table:show-details="true"/>
                <table:data-pilot-member table:name="1790,53" table:display="true" table:show-details="true"/>
                <table:data-pilot-member table:name="1798,59" table:display="true" table:show-details="true"/>
                <table:data-pilot-member table:name="1799,44" table:display="true" table:show-details="true"/>
                <table:data-pilot-member table:name="1809,15" table:display="true" table:show-details="true"/>
                <table:data-pilot-member table:name="1832,68" table:display="true" table:show-details="true"/>
                <table:data-pilot-member table:name="1869,3" table:display="true" table:show-details="true"/>
                <table:data-pilot-member table:name="1871,31" table:display="true" table:show-details="true"/>
                <table:data-pilot-member table:name="1873,13" table:display="true" table:show-details="true"/>
                <table:data-pilot-member table:name="1896,04" table:display="true" table:show-details="true"/>
                <table:data-pilot-member table:name="1896,24" table:display="true" table:show-details="true"/>
                <table:data-pilot-member table:name="1897,6" table:display="true" table:show-details="true"/>
                <table:data-pilot-member table:name="1931,97" table:display="true" table:show-details="true"/>
                <table:data-pilot-member table:name="1933,44" table:display="true" table:show-details="true"/>
                <table:data-pilot-member table:name="1934,09" table:display="true" table:show-details="true"/>
                <table:data-pilot-member table:name="1940,6" table:display="true" table:show-details="true"/>
                <table:data-pilot-member table:name="1984,98" table:display="true" table:show-details="true"/>
                <table:data-pilot-member table:name="1988,05" table:display="true" table:show-details="true"/>
                <table:data-pilot-member table:name="2002,66" table:display="true" table:show-details="true"/>
                <table:data-pilot-member table:name="2023,38" table:display="true" table:show-details="true"/>
                <table:data-pilot-member table:name="2052,21" table:display="true" table:show-details="true"/>
                <table:data-pilot-member table:name="2061,6" table:display="true" table:show-details="true"/>
                <table:data-pilot-member table:name="2091,6" table:display="true" table:show-details="true"/>
                <table:data-pilot-member table:name="2092,48" table:display="true" table:show-details="true"/>
                <table:data-pilot-member table:name="2095,16" table:display="true" table:show-details="true"/>
                <table:data-pilot-member table:name="2109,96" table:display="true" table:show-details="true"/>
                <table:data-pilot-member table:name="2114,2" table:display="true" table:show-details="true"/>
                <table:data-pilot-member table:name="2135,18" table:display="true" table:show-details="true"/>
                <table:data-pilot-member table:name="2147,5" table:display="true" table:show-details="true"/>
                <table:data-pilot-member table:name="2148,24" table:display="true" table:show-details="true"/>
                <table:data-pilot-member table:name="2159,11" table:display="true" table:show-details="true"/>
                <table:data-pilot-member table:name="2190,86" table:display="true" table:show-details="true"/>
                <table:data-pilot-member table:name="2206,14" table:display="true" table:show-details="true"/>
                <table:data-pilot-member table:name="2216,14" table:display="true" table:show-details="true"/>
                <table:data-pilot-member table:name="2225,58" table:display="true" table:show-details="true"/>
                <table:data-pilot-member table:name="2228,99" table:display="true" table:show-details="true"/>
                <table:data-pilot-member table:name="2262,39" table:display="true" table:show-details="true"/>
                <table:data-pilot-member table:name="2270,62" table:display="true" table:show-details="true"/>
                <table:data-pilot-member table:name="2276,43" table:display="true" table:show-details="true"/>
                <table:data-pilot-member table:name="2283,75" table:display="true" table:show-details="true"/>
                <table:data-pilot-member table:name="2286,25" table:display="true" table:show-details="true"/>
                <table:data-pilot-member table:name="2310,56" table:display="true" table:show-details="true"/>
                <table:data-pilot-member table:name="2338,36" table:display="true" table:show-details="true"/>
                <table:data-pilot-member table:name="2349,96" table:display="true" table:show-details="true"/>
                <table:data-pilot-member table:name="2357,98" table:display="true" table:show-details="true"/>
                <table:data-pilot-member table:name="2406,29" table:display="true" table:show-details="true"/>
                <table:data-pilot-member table:name="2443,55" table:display="true" table:show-details="true"/>
                <table:data-pilot-member table:name="2455,85" table:display="true" table:show-details="true"/>
                <table:data-pilot-member table:name="2463,48" table:display="true" table:show-details="true"/>
                <table:data-pilot-member table:name="2504,04" table:display="true" table:show-details="true"/>
                <table:data-pilot-member table:name="2507,48" table:display="true" table:show-details="true"/>
                <table:data-pilot-member table:name="2537,7" table:display="true" table:show-details="true"/>
                <table:data-pilot-member table:name="2542,12" table:display="true" table:show-details="true"/>
                <table:data-pilot-member table:name="2555,4" table:display="true" table:show-details="true"/>
                <table:data-pilot-member table:name="2566,38" table:display="true" table:show-details="true"/>
                <table:data-pilot-member table:name="2571,64" table:display="true" table:show-details="true"/>
                <table:data-pilot-member table:name="2602,61" table:display="true" table:show-details="true"/>
                <table:data-pilot-member table:name="2610,48" table:display="true" table:show-details="true"/>
                <table:data-pilot-member table:name="2619,35" table:display="true" table:show-details="true"/>
                <table:data-pilot-member table:name="2675" table:display="true" table:show-details="true"/>
                <table:data-pilot-member table:name="2685,48" table:display="true" table:show-details="true"/>
                <table:data-pilot-member table:name="2690,88" table:display="true" table:show-details="true"/>
                <table:data-pilot-member table:name="2691,33" table:display="true" table:show-details="true"/>
                <table:data-pilot-member table:name="2699,79" table:display="true" table:show-details="true"/>
                <table:data-pilot-member table:name="2718,85" table:display="true" table:show-details="true"/>
                <table:data-pilot-member table:name="2728,72" table:display="true" table:show-details="true"/>
                <table:data-pilot-member table:name="2740,51" table:display="true" table:show-details="true"/>
                <table:data-pilot-member table:name="2756,15" table:display="true" table:show-details="true"/>
                <table:data-pilot-member table:name="2760,15" table:display="true" table:show-details="true"/>
                <table:data-pilot-member table:name="2762,4" table:display="true" table:show-details="true"/>
                <table:data-pilot-member table:name="2770,17" table:display="true" table:show-details="true"/>
                <table:data-pilot-member table:name="2791,32" table:display="true" table:show-details="true"/>
                <table:data-pilot-member table:name="2792,3" table:display="true" table:show-details="true"/>
                <table:data-pilot-member table:name="2797,67" table:display="true" table:show-details="true"/>
                <table:data-pilot-member table:name="2811,03" table:display="true" table:show-details="true"/>
                <table:data-pilot-member table:name="2824" table:display="true" table:show-details="true"/>
                <table:data-pilot-member table:name="2826,7" table:display="true" table:show-details="true"/>
                <table:data-pilot-member table:name="2833,37" table:display="true" table:show-details="true"/>
                <table:data-pilot-member table:name="2848,38" table:display="true" table:show-details="true"/>
                <table:data-pilot-member table:name="2856,73" table:display="true" table:show-details="true"/>
                <table:data-pilot-member table:name="2876,28" table:display="true" table:show-details="true"/>
                <table:data-pilot-member table:name="2880,77" table:display="true" table:show-details="true"/>
                <table:data-pilot-member table:name="2920,24" table:display="true" table:show-details="true"/>
                <table:data-pilot-member table:name="2932,99" table:display="true" table:show-details="true"/>
                <table:data-pilot-member table:name="2959,46" table:display="true" table:show-details="true"/>
                <table:data-pilot-member table:name="2972,22" table:display="true" table:show-details="true"/>
                <table:data-pilot-member table:name="2985,57" table:display="true" table:show-details="true"/>
                <table:data-pilot-member table:name="2992,66" table:display="true" table:show-details="true"/>
                <table:data-pilot-member table:name="3011,22" table:display="true" table:show-details="true"/>
                <table:data-pilot-member table:name="3024,9" table:display="true" table:show-details="true"/>
                <table:data-pilot-member table:name="3027,98" table:display="true" table:show-details="true"/>
                <table:data-pilot-member table:name="3037,07" table:display="true" table:show-details="true"/>
                <table:data-pilot-member table:name="3037,26" table:display="true" table:show-details="true"/>
                <table:data-pilot-member table:name="3045,72" table:display="true" table:show-details="true"/>
                <table:data-pilot-member table:name="3050,95" table:display="true" table:show-details="true"/>
                <table:data-pilot-member table:name="3062,21" table:display="true" table:show-details="true"/>
                <table:data-pilot-member table:name="3070,61" table:display="true" table:show-details="true"/>
                <table:data-pilot-member table:name="3084,05" table:display="true" table:show-details="true"/>
                <table:data-pilot-member table:name="3088,97" table:display="true" table:show-details="true"/>
                <table:data-pilot-member table:name="3116,97" table:display="true" table:show-details="true"/>
                <table:data-pilot-member table:name="3136,75" table:display="true" table:show-details="true"/>
                <table:data-pilot-member table:name="3138,1" table:display="true" table:show-details="true"/>
                <table:data-pilot-member table:name="3138,28" table:display="true" table:show-details="true"/>
                <table:data-pilot-member table:name="3142,08" table:display="true" table:show-details="true"/>
                <table:data-pilot-member table:name="3148" table:display="true" table:show-details="true"/>
                <table:data-pilot-member table:name="3199,64" table:display="true" table:show-details="true"/>
                <table:data-pilot-member table:name="3225,15" table:display="true" table:show-details="true"/>
                <table:data-pilot-member table:name="3229,51" table:display="true" table:show-details="true"/>
                <table:data-pilot-member table:name="3246,76" table:display="true" table:show-details="true"/>
                <table:data-pilot-member table:name="3254,3" table:display="true" table:show-details="true"/>
                <table:data-pilot-member table:name="3271,84" table:display="true" table:show-details="true"/>
                <table:data-pilot-member table:name="3272,32" table:display="true" table:show-details="true"/>
                <table:data-pilot-member table:name="3288,16" table:display="true" table:show-details="true"/>
                <table:data-pilot-member table:name="3301,93" table:display="true" table:show-details="true"/>
                <table:data-pilot-member table:name="3310,9" table:display="true" table:show-details="true"/>
                <table:data-pilot-member table:name="3311,48" table:display="true" table:show-details="true"/>
                <table:data-pilot-member table:name="3314,3" table:display="true" table:show-details="true"/>
                <table:data-pilot-member table:name="3318,5" table:display="true" table:show-details="true"/>
                <table:data-pilot-member table:name="3335,76" table:display="true" table:show-details="true"/>
                <table:data-pilot-member table:name="3361,66" table:display="true" table:show-details="true"/>
                <table:data-pilot-member table:name="3369,4" table:display="true" table:show-details="true"/>
                <table:data-pilot-member table:name="3398,52" table:display="true" table:show-details="true"/>
                <table:data-pilot-member table:name="3408,96" table:display="true" table:show-details="true"/>
                <table:data-pilot-member table:name="3421,53" table:display="true" table:show-details="true"/>
                <table:data-pilot-member table:name="3456,27" table:display="true" table:show-details="true"/>
                <table:data-pilot-member table:name="3463,32" table:display="true" table:show-details="true"/>
                <table:data-pilot-member table:name="3485,55" table:display="true" table:show-details="true"/>
                <table:data-pilot-member table:name="3490,01" table:display="true" table:show-details="true"/>
                <table:data-pilot-member table:name="3490,42" table:display="true" table:show-details="true"/>
                <table:data-pilot-member table:name="3490,97" table:display="true" table:show-details="true"/>
                <table:data-pilot-member table:name="3558,29" table:display="true" table:show-details="true"/>
                <table:data-pilot-member table:name="3562,06" table:display="true" table:show-details="true"/>
                <table:data-pilot-member table:name="3620,61" table:display="true" table:show-details="true"/>
                <table:data-pilot-member table:name="3634,44" table:display="true" table:show-details="true"/>
                <table:data-pilot-member table:name="3635,8" table:display="true" table:show-details="true"/>
                <table:data-pilot-member table:name="3643,45" table:display="true" table:show-details="true"/>
                <table:data-pilot-member table:name="3678,7" table:display="true" table:show-details="true"/>
                <table:data-pilot-member table:name="3691,53" table:display="true" table:show-details="true"/>
                <table:data-pilot-member table:name="3697,53" table:display="true" table:show-details="true"/>
                <table:data-pilot-member table:name="3700,3" table:display="true" table:show-details="true"/>
                <table:data-pilot-member table:name="3700,67" table:display="true" table:show-details="true"/>
                <table:data-pilot-member table:name="3705,32" table:display="true" table:show-details="true"/>
                <table:data-pilot-member table:name="3713,08" table:display="true" table:show-details="true"/>
                <table:data-pilot-member table:name="3741,38" table:display="true" table:show-details="true"/>
                <table:data-pilot-member table:name="3793,01" table:display="true" table:show-details="true"/>
                <table:data-pilot-member table:name="3809,02" table:display="true" table:show-details="true"/>
                <table:data-pilot-member table:name="3813,43" table:display="true" table:show-details="true"/>
                <table:data-pilot-member table:name="3817,65" table:display="true" table:show-details="true"/>
                <table:data-pilot-member table:name="3835,81" table:display="true" table:show-details="true"/>
                <table:data-pilot-member table:name="3852,64" table:display="true" table:show-details="true"/>
                <table:data-pilot-member table:name="3884,44" table:display="true" table:show-details="true"/>
                <table:data-pilot-member table:name="3884,53" table:display="true" table:show-details="true"/>
                <table:data-pilot-member table:name="3893,41" table:display="true" table:show-details="true"/>
                <table:data-pilot-member table:name="3922,88" table:display="true" table:show-details="true"/>
                <table:data-pilot-member table:name="3929,77" table:display="true" table:show-details="true"/>
                <table:data-pilot-member table:name="3945,17" table:display="true" table:show-details="true"/>
                <table:data-pilot-member table:name="3960,65" table:display="true" table:show-details="true"/>
                <table:data-pilot-member table:name="3987,48" table:display="true" table:show-details="true"/>
                <table:data-pilot-member table:name="3998,96" table:display="true" table:show-details="true"/>
                <table:data-pilot-member table:name="3999,18" table:display="true" table:show-details="true"/>
                <table:data-pilot-member table:name="4011,76" table:display="true" table:show-details="true"/>
                <table:data-pilot-member table:name="4012,6" table:display="true" table:show-details="true"/>
                <table:data-pilot-member table:name="4017,61" table:display="true" table:show-details="true"/>
                <table:data-pilot-member table:name="4030,12" table:display="true" table:show-details="true"/>
                <table:data-pilot-member table:name="4034,7" table:display="true" table:show-details="true"/>
                <table:data-pilot-member table:name="4057,23" table:display="true" table:show-details="true"/>
                <table:data-pilot-member table:name="4068,26" table:display="true" table:show-details="true"/>
                <table:data-pilot-member table:name="4074,28" table:display="true" table:show-details="true"/>
                <table:data-pilot-member table:name="4079,15" table:display="true" table:show-details="true"/>
                <table:data-pilot-member table:name="4089,5" table:display="true" table:show-details="true"/>
                <table:data-pilot-member table:name="4096,38" table:display="true" table:show-details="true"/>
                <table:data-pilot-member table:name="4102,76" table:display="true" table:show-details="true"/>
                <table:data-pilot-member table:name="4104,98" table:display="true" table:show-details="true"/>
                <table:data-pilot-member table:name="4128,38" table:display="true" table:show-details="true"/>
                <table:data-pilot-member table:name="4139,03" table:display="true" table:show-details="true"/>
                <table:data-pilot-member table:name="4146,31" table:display="true" table:show-details="true"/>
                <table:data-pilot-member table:name="4156,83" table:display="true" table:show-details="true"/>
                <table:data-pilot-member table:name="4183" table:display="true" table:show-details="true"/>
                <table:data-pilot-member table:name="4198,47" table:display="true" table:show-details="true"/>
                <table:data-pilot-member table:name="4205,1" table:display="true" table:show-details="true"/>
                <table:data-pilot-member table:name="4207,31" table:display="true" table:show-details="true"/>
                <table:data-pilot-member table:name="4211,48" table:display="true" table:show-details="true"/>
                <table:data-pilot-member table:name="4212,31" table:display="true" table:show-details="true"/>
                <table:data-pilot-member table:name="4217,57" table:display="true" table:show-details="true"/>
                <table:data-pilot-member table:name="4221,3" table:display="true" table:show-details="true"/>
                <table:data-pilot-member table:name="4229,57" table:display="true" table:show-details="true"/>
                <table:data-pilot-member table:name="4239,92" table:display="true" table:show-details="true"/>
                <table:data-pilot-member table:name="4264,55" table:display="true" table:show-details="true"/>
                <table:data-pilot-member table:name="4272,6" table:display="true" table:show-details="true"/>
                <table:data-pilot-member table:name="4313,78" table:display="true" table:show-details="true"/>
                <table:data-pilot-member table:name="4328,52" table:display="true" table:show-details="true"/>
                <table:data-pilot-member table:name="4353,6" table:display="true" table:show-details="true"/>
                <table:data-pilot-member table:name="4370,01" table:display="true" table:show-details="true"/>
                <table:data-pilot-member table:name="4389,42" table:display="true" table:show-details="true"/>
                <table:data-pilot-member table:name="4395,97" table:display="true" table:show-details="true"/>
                <table:data-pilot-member table:name="4398,48" table:display="true" table:show-details="true"/>
                <table:data-pilot-member table:name="4398,65" table:display="true" table:show-details="true"/>
                <table:data-pilot-member table:name="4408,35" table:display="true" table:show-details="true"/>
                <table:data-pilot-member table:name="4426,82" table:display="true" table:show-details="true"/>
                <table:data-pilot-member table:name="4427,52" table:display="true" table:show-details="true"/>
                <table:data-pilot-member table:name="4438,69" table:display="true" table:show-details="true"/>
                <table:data-pilot-member table:name="4480,83" table:display="true" table:show-details="true"/>
                <table:data-pilot-member table:name="4491,44" table:display="true" table:show-details="true"/>
                <table:data-pilot-member table:name="4552,42" table:display="true" table:show-details="true"/>
                <table:data-pilot-member table:name="4558,68" table:display="true" table:show-details="true"/>
                <table:data-pilot-member table:name="4568,12" table:display="true" table:show-details="true"/>
                <table:data-pilot-member table:name="4598,34" table:display="true" table:show-details="true"/>
                <table:data-pilot-member table:name="4600,99" table:display="true" table:show-details="true"/>
                <table:data-pilot-member table:name="4636,06" table:display="true" table:show-details="true"/>
                <table:data-pilot-member table:name="4651,47" table:display="true" table:show-details="true"/>
                <table:data-pilot-member table:name="4652,02" table:display="true" table:show-details="true"/>
                <table:data-pilot-member table:name="4674,48" table:display="true" table:show-details="true"/>
                <table:data-pilot-member table:name="4688,6" table:display="true" table:show-details="true"/>
                <table:data-pilot-member table:name="4718,23" table:display="true" table:show-details="true"/>
                <table:data-pilot-member table:name="4731,21" table:display="true" table:show-details="true"/>
                <table:data-pilot-member table:name="4759,45" table:display="true" table:show-details="true"/>
                <table:data-pilot-member table:name="4790,25" table:display="true" table:show-details="true"/>
                <table:data-pilot-member table:name="4792,46" table:display="true" table:show-details="true"/>
                <table:data-pilot-member table:name="4792,56" table:display="true" table:show-details="true"/>
                <table:data-pilot-member table:name="4799,9" table:display="true" table:show-details="true"/>
                <table:data-pilot-member table:name="4830,82" table:display="true" table:show-details="true"/>
                <table:data-pilot-member table:name="4856" table:display="true" table:show-details="true"/>
                <table:data-pilot-member table:name="4861,43" table:display="true" table:show-details="true"/>
                <table:data-pilot-member table:name="4865,3" table:display="true" table:show-details="true"/>
                <table:data-pilot-member table:name="4887,01" table:display="true" table:show-details="true"/>
                <table:data-pilot-member table:name="4919,21" table:display="true" table:show-details="true"/>
                <table:data-pilot-member table:name="4924,12" table:display="true" table:show-details="true"/>
                <table:data-pilot-member table:name="4929,76" table:display="true" table:show-details="true"/>
                <table:data-pilot-member table:name="4933,58" table:display="true" table:show-details="true"/>
                <table:data-pilot-member table:name="4939,54" table:display="true" table:show-details="true"/>
                <table:data-pilot-member table:name="4956,72" table:display="true" table:show-details="true"/>
                <table:data-pilot-member table:name="4959,46" table:display="true" table:show-details="true"/>
                <table:data-pilot-member table:name="4962,79" table:display="true" table:show-details="true"/>
                <table:data-pilot-member table:name="4975,8" table:display="true" table:show-details="true"/>
                <table:data-pilot-member table:name="4981,85" table:display="true" table:show-details="true"/>
                <table:data-pilot-member table:name="4991,82" table:display="true" table:show-details="true"/>
                <table:data-pilot-member table:name="4997,1" table:display="true" table:show-details="true"/>
                <table:data-pilot-member table:name="5006,43" table:display="true" table:show-details="true"/>
                <table:data-pilot-member table:name="5018" table:display="true" table:show-details="true"/>
                <table:data-pilot-member table:name="5107,94" table:display="true" table:show-details="true"/>
                <table:data-pilot-member table:name="5152,9" table:display="true" table:show-details="true"/>
                <table:data-pilot-member table:name="5194,36" table:display="true" table:show-details="true"/>
                <table:data-pilot-member table:name="5223,1" table:display="true" table:show-details="true"/>
                <table:data-pilot-member table:name="5261,4" table:display="true" table:show-details="true"/>
                <table:data-pilot-member table:name="5281,58" table:display="true" table:show-details="true"/>
                <table:data-pilot-member table:name="5289,57" table:display="true" table:show-details="true"/>
                <table:data-pilot-member table:name="5376,28" table:display="true" table:show-details="true"/>
                <table:data-pilot-member table:name="5421,69" table:display="true" table:show-details="true"/>
                <table:data-pilot-member table:name="5490,44" table:display="true" table:show-details="true"/>
                <table:data-pilot-member table:name="5495,76" table:display="true" table:show-details="true"/>
                <table:data-pilot-member table:name="5586,84" table:display="true" table:show-details="true"/>
                <table:data-pilot-member table:name="5596,95" table:display="true" table:show-details="true"/>
                <table:data-pilot-member table:name="5676,69" table:display="true" table:show-details="true"/>
                <table:data-pilot-member table:name="5789,82" table:display="true" table:show-details="true"/>
                <table:data-pilot-member table:name="5859,75" table:display="true" table:show-details="true"/>
                <table:data-pilot-member table:name="5998,89" table:display="true" table:show-details="true"/>
                <table:data-pilot-member table:name="6071,4" table:display="true" table:show-details="true"/>
                <table:data-pilot-member table:name="6072,51" table:display="true" table:show-details="true"/>
                <table:data-pilot-member table:name="6079,83" table:display="true" table:show-details="true"/>
                <table:data-pilot-member table:name="6112,2" table:display="true" table:show-details="true"/>
                <table:data-pilot-member table:name="6114,76" table:display="true" table:show-details="true"/>
                <table:data-pilot-member table:name="6129,2" table:display="true" table:show-details="true"/>
                <table:data-pilot-member table:name="6142,3" table:display="true" table:show-details="true"/>
                <table:data-pilot-member table:name="6198,26" table:display="true" table:show-details="true"/>
                <table:data-pilot-member table:name="6233,92" table:display="true" table:show-details="true"/>
                <table:data-pilot-member table:name="6253,77" table:display="true" table:show-details="true"/>
                <table:data-pilot-member table:name="6264,72" table:display="true" table:show-details="true"/>
                <table:data-pilot-member table:name="6373,96" table:display="true" table:show-details="true"/>
                <table:data-pilot-member table:name="6408,3" table:display="true" table:show-details="true"/>
                <table:data-pilot-member table:name="6508,77" table:display="true" table:show-details="true"/>
                <table:data-pilot-member table:name="6510" table:display="true" table:show-details="true"/>
                <table:data-pilot-member table:name="6599,95" table:display="true" table:show-details="true"/>
                <table:data-pilot-member table:name="6605,2" table:display="true" table:show-details="true"/>
                <table:data-pilot-member table:name="6727,92" table:display="true" table:show-details="true"/>
                <table:data-pilot-member table:name="6809,9" table:display="true" table:show-details="true"/>
                <table:data-pilot-member table:name="6897,68" table:display="true" table:show-details="true"/>
                <table:data-pilot-member table:name="6955,12" table:display="true" table:show-details="true"/>
                <table:data-pilot-member table:name="6972,78" table:display="true" table:show-details="true"/>
                <table:data-pilot-member table:name="7004,13" table:display="true" table:show-details="true"/>
                <table:data-pilot-member table:name="7106,04" table:display="true" table:show-details="true"/>
                <table:data-pilot-member table:name="7107,56" table:display="true" table:show-details="true"/>
                <table:data-pilot-member table:name="7119,56" table:display="true" table:show-details="true"/>
                <table:data-pilot-member table:name="7189,9" table:display="true" table:show-details="true"/>
                <table:data-pilot-member table:name="7191,6" table:display="true" table:show-details="true"/>
                <table:data-pilot-member table:name="7204,22" table:display="true" table:show-details="true"/>
                <table:data-pilot-member table:name="7234,15" table:display="true" table:show-details="true"/>
                <table:data-pilot-member table:name="7238,76" table:display="true" table:show-details="true"/>
                <table:data-pilot-member table:name="7255,86" table:display="true" table:show-details="true"/>
                <table:data-pilot-member table:name="7335,12" table:display="true" table:show-details="true"/>
                <table:data-pilot-member table:name="7347,75" table:display="true" table:show-details="true"/>
                <table:data-pilot-member table:name="7354,74" table:display="true" table:show-details="true"/>
                <table:data-pilot-member table:name="7362,78" table:display="true" table:show-details="true"/>
                <table:data-pilot-member table:name="7365,21" table:display="true" table:show-details="true"/>
                <table:data-pilot-member table:name="7372,28" table:display="true" table:show-details="true"/>
                <table:data-pilot-member table:name="7399,84" table:display="true" table:show-details="true"/>
                <table:data-pilot-member table:name="7481,64" table:display="true" table:show-details="true"/>
                <table:data-pilot-member table:name="7549,11" table:display="true" table:show-details="true"/>
                <table:data-pilot-member table:name="7642,6" table:display="true" table:show-details="true"/>
                <table:data-pilot-member table:name="7716,12" table:display="true" table:show-details="true"/>
                <table:data-pilot-member table:name="7756,5" table:display="true" table:show-details="true"/>
                <table:data-pilot-member table:name="7813,7" table:display="true" table:show-details="true"/>
                <table:data-pilot-member table:name="7827,2" table:display="true" table:show-details="true"/>
                <table:data-pilot-member table:name="7845,62" table:display="true" table:show-details="true"/>
                <table:data-pilot-member table:name="7848,36" table:display="true" table:show-details="true"/>
                <table:data-pilot-member table:name="7858,35" table:display="true" table:show-details="true"/>
                <table:data-pilot-member table:name="7893,44" table:display="true" table:show-details="true"/>
                <table:data-pilot-member table:name="7962,56" table:display="true" table:show-details="true"/>
                <table:data-pilot-member table:name="8007,28" table:display="true" table:show-details="true"/>
                <table:data-pilot-member table:name="8020,7" table:display="true" table:show-details="true"/>
                <table:data-pilot-member table:name="8044,2" table:display="true" table:show-details="true"/>
                <table:data-pilot-member table:name="8079,32" table:display="true" table:show-details="true"/>
                <table:data-pilot-member table:name="8097,68" table:display="true" table:show-details="true"/>
                <table:data-pilot-member table:name="8107,05" table:display="true" table:show-details="true"/>
                <table:data-pilot-member table:name="8169,18" table:display="true" table:show-details="true"/>
                <table:data-pilot-member table:name="8196,08" table:display="true" table:show-details="true"/>
                <table:data-pilot-member table:name="8243,88" table:display="true" table:show-details="true"/>
                <table:data-pilot-member table:name="8267,98" table:display="true" table:show-details="true"/>
                <table:data-pilot-member table:name="8339,68" table:display="true" table:show-details="true"/>
                <table:data-pilot-member table:name="8372,75" table:display="true" table:show-details="true"/>
                <table:data-pilot-member table:name="8399,76" table:display="true" table:show-details="true"/>
                <table:data-pilot-member table:name="8480,5" table:display="true" table:show-details="true"/>
                <table:data-pilot-member table:name="8484,15" table:display="true" table:show-details="true"/>
                <table:data-pilot-member table:name="8492,12" table:display="true" table:show-details="true"/>
                <table:data-pilot-member table:name="8521,1" table:display="true" table:show-details="true"/>
                <table:data-pilot-member table:name="8540,58" table:display="true" table:show-details="true"/>
                <table:data-pilot-member table:name="8615,38" table:display="true" table:show-details="true"/>
                <table:data-pilot-member table:name="8633,94" table:display="true" table:show-details="true"/>
                <table:data-pilot-member table:name="8647" table:display="true" table:show-details="true"/>
                <table:data-pilot-member table:name="8745,9" table:display="true" table:show-details="true"/>
                <table:data-pilot-member table:name="8793,6" table:display="true" table:show-details="true"/>
                <table:data-pilot-member table:name="8812,78" table:display="true" table:show-details="true"/>
                <table:data-pilot-member table:name="8873,34" table:display="true" table:show-details="true"/>
                <table:data-pilot-member table:name="9027,44" table:display="true" table:show-details="true"/>
                <table:data-pilot-member table:name="9068,82" table:display="true" table:show-details="true"/>
                <table:data-pilot-member table:name="9087,93" table:display="true" table:show-details="true"/>
                <table:data-pilot-member table:name="9165,36" table:display="true" table:show-details="true"/>
                <table:data-pilot-member table:name="9177,39" table:display="true" table:show-details="true"/>
                <table:data-pilot-member table:name="9274,36" table:display="true" table:show-details="true"/>
                <table:data-pilot-member table:name="9286,02" table:display="true" table:show-details="true"/>
                <table:data-pilot-member table:name="9288,02" table:display="true" table:show-details="true"/>
                <table:data-pilot-member table:name="9318,68" table:display="true" table:show-details="true"/>
                <table:data-pilot-member table:name="9319,9" table:display="true" table:show-details="true"/>
                <table:data-pilot-member table:name="9337,24" table:display="true" table:show-details="true"/>
                <table:data-pilot-member table:name="9349,44" table:display="true" table:show-details="true"/>
                <table:data-pilot-member table:name="9374,54" table:display="true" table:show-details="true"/>
                <table:data-pilot-member table:name="9412,72" table:display="true" table:show-details="true"/>
                <table:data-pilot-member table:name="9552,3" table:display="true" table:show-details="true"/>
                <table:data-pilot-member table:name="9597,24" table:display="true" table:show-details="true"/>
                <table:data-pilot-member table:name="9749,85" table:display="true" table:show-details="true"/>
                <table:data-pilot-member table:name="9761,16" table:display="true" table:show-details="true"/>
                <table:data-pilot-member table:name="9801,7" table:display="true" table:show-details="true"/>
                <table:data-pilot-member table:name="9805,5" table:display="true" table:show-details="true"/>
                <table:data-pilot-member table:name="9820,8" table:display="true" table:show-details="true"/>
                <table:data-pilot-member table:name="9843,84" table:display="true" table:show-details="true"/>
                <table:data-pilot-member table:name="9898,71" table:display="true" table:show-details="true"/>
                <table:data-pilot-member table:name="9922,36" table:display="true" table:show-details="true"/>
                <table:data-pilot-member table:name="9949,18" table:display="true" table:show-details="true"/>
                <table:data-pilot-member table:name="9971,34" table:display="true" table:show-details="true"/>
                <table:data-pilot-member table:name="10039,88" table:display="true" table:show-details="true"/>
                <table:data-pilot-member table:name="10063,77" table:display="true" table:show-details="true"/>
                <table:data-pilot-member table:name="10252,45" table:display="true" table:show-details="true"/>
                <table:data-pilot-member table:name="10379,94" table:display="true" table:show-details="true"/>
                <table:data-pilot-member table:name="10395,15" table:display="true" table:show-details="true"/>
                <table:data-pilot-member table:name="10479,93" table:display="true" table:show-details="true"/>
                <table:data-pilot-member table:name="10485,35" table:display="true" table:show-details="true"/>
                <table:data-pilot-member table:name="10598,24" table:display="true" table:show-details="true"/>
                <table:data-pilot-member table:name="10635,44" table:display="true" table:show-details="true"/>
                <table:data-pilot-member table:name="10891,16" table:display="true" table:show-details="true"/>
                <table:data-pilot-member table:name="10936,28" table:display="true" table:show-details="true"/>
                <table:data-pilot-member table:name="10943,9" table:display="true" table:show-details="true"/>
                <table:data-pilot-member table:name="10959,9" table:display="true" table:show-details="true"/>
                <table:data-pilot-member table:name="11000,16" table:display="true" table:show-details="true"/>
                <table:data-pilot-member table:name="11062,05" table:display="true" table:show-details="true"/>
                <table:data-pilot-member table:name="11125,25" table:display="true" table:show-details="true"/>
                <table:data-pilot-member table:name="11291,32" table:display="true" table:show-details="true"/>
                <table:data-pilot-member table:name="11307,93" table:display="true" table:show-details="true"/>
                <table:data-pilot-member table:name="11317,4" table:display="true" table:show-details="true"/>
                <table:data-pilot-member table:name="11318,25" table:display="true" table:show-details="true"/>
                <table:data-pilot-member table:name="11355,15" table:display="true" table:show-details="true"/>
                <table:data-pilot-member table:name="11365,77" table:display="true" table:show-details="true"/>
                <table:data-pilot-member table:name="11508,51" table:display="true" table:show-details="true"/>
                <table:data-pilot-member table:name="11517,87" table:display="true" table:show-details="true"/>
                <table:data-pilot-member table:name="11572,95" table:display="true" table:show-details="true"/>
                <table:data-pilot-member table:name="11652,08" table:display="true" table:show-details="true"/>
                <table:data-pilot-member table:name="11683,68" table:display="true" table:show-details="true"/>
                <table:data-pilot-member table:name="11687,4" table:display="true" table:show-details="true"/>
                <table:data-pilot-member table:name="11732,35" table:display="true" table:show-details="true"/>
                <table:data-pilot-member table:name="11763,12" table:display="true" table:show-details="true"/>
                <table:data-pilot-member table:name="11763,85" table:display="true" table:show-details="true"/>
                <table:data-pilot-member table:name="12074,94" table:display="true" table:show-details="true"/>
                <table:data-pilot-member table:name="12109,75" table:display="true" table:show-details="true"/>
                <table:data-pilot-member table:name="12154,1" table:display="true" table:show-details="true"/>
                <table:data-pilot-member table:name="12203,5" table:display="true" table:show-details="true"/>
                <table:data-pilot-member table:name="12294,84" table:display="true" table:show-details="true"/>
                <table:data-pilot-member table:name="12806,04" table:display="true" table:show-details="true"/>
                <table:data-pilot-member table:name="12891,24" table:display="true" table:show-details="true"/>
                <table:data-pilot-member table:name="12911,04" table:display="true" table:show-details="true"/>
                <table:data-pilot-member table:name="12922,8" table:display="true" table:show-details="true"/>
                <table:data-pilot-member table:name="13072,45" table:display="true" table:show-details="true"/>
                <table:data-pilot-member table:name="13143,7" table:display="true" table:show-details="true"/>
                <table:data-pilot-member table:name="13192" table:display="true" table:show-details="true"/>
                <table:data-pilot-member table:name="13255,2" table:display="true" table:show-details="true"/>
                <table:data-pilot-member table:name="13304,4" table:display="true" table:show-details="true"/>
                <table:data-pilot-member table:name="13365,24" table:display="true" table:show-details="true"/>
                <table:data-pilot-member table:name="13397,46" table:display="true" table:show-details="true"/>
                <table:data-pilot-member table:name="13417,48" table:display="true" table:show-details="true"/>
                <table:data-pilot-member table:name="13515,33" table:display="true" table:show-details="true"/>
                <table:data-pilot-member table:name="13607,88" table:display="true" table:show-details="true"/>
                <table:data-pilot-member table:name="13610,61" table:display="true" table:show-details="true"/>
                <table:data-pilot-member table:name="13668,52" table:display="true" table:show-details="true"/>
                <table:data-pilot-member table:name="13852,95" table:display="true" table:show-details="true"/>
                <table:data-pilot-member table:name="13868,1" table:display="true" table:show-details="true"/>
                <table:data-pilot-member table:name="13904,8" table:display="true" table:show-details="true"/>
                <table:data-pilot-member table:name="13916,46" table:display="true" table:show-details="true"/>
                <table:data-pilot-member table:name="13918,59" table:display="true" table:show-details="true"/>
                <table:data-pilot-member table:name="13969,35" table:display="true" table:show-details="true"/>
                <table:data-pilot-member table:name="14070,21" table:display="true" table:show-details="true"/>
                <table:data-pilot-member table:name="14126,35" table:display="true" table:show-details="true"/>
                <table:data-pilot-member table:name="14291" table:display="true" table:show-details="true"/>
                <table:data-pilot-member table:name="14336,73" table:display="true" table:show-details="true"/>
                <table:data-pilot-member table:name="14339,52" table:display="true" table:show-details="true"/>
                <table:data-pilot-member table:name="14354,04" table:display="true" table:show-details="true"/>
                <table:data-pilot-member table:name="14497" table:display="true" table:show-details="true"/>
                <table:data-pilot-member table:name="14522,73" table:display="true" table:show-details="true"/>
                <table:data-pilot-member table:name="14541,92" table:display="true" table:show-details="true"/>
                <table:data-pilot-member table:name="14624,12" table:display="true" table:show-details="true"/>
                <table:data-pilot-member table:name="14768,55" table:display="true" table:show-details="true"/>
                <table:data-pilot-member table:name="14808" table:display="true" table:show-details="true"/>
                <table:data-pilot-member table:name="14950,95" table:display="true" table:show-details="true"/>
                <table:data-pilot-member table:name="15293,24" table:display="true" table:show-details="true"/>
                <table:data-pilot-member table:name="15334,56" table:display="true" table:show-details="true"/>
                <table:data-pilot-member table:name="15371,8" table:display="true" table:show-details="true"/>
                <table:data-pilot-member table:name="15471,55" table:display="true" table:show-details="true"/>
                <table:data-pilot-member table:name="15814,56" table:display="true" table:show-details="true"/>
                <table:data-pilot-member table:name="16092,32" table:display="true" table:show-details="true"/>
                <table:data-pilot-member table:name="16110,45" table:display="true" table:show-details="true"/>
                <table:data-pilot-member table:name="16186,65" table:display="true" table:show-details="true"/>
                <table:data-pilot-member table:name="16531,65" table:display="true" table:show-details="true"/>
                <table:data-pilot-member table:name="16667,6" table:display="true" table:show-details="true"/>
                <table:data-pilot-member table:name="16788,25" table:display="true" table:show-details="true"/>
                <table:data-pilot-member table:name="16828,08" table:display="true" table:show-details="true"/>
                <table:data-pilot-member table:name="16871,56" table:display="true" table:show-details="true"/>
                <table:data-pilot-member table:name="17029,52" table:display="true" table:show-details="true"/>
                <table:data-pilot-member table:name="17283,4" table:display="true" table:show-details="true"/>
                <table:data-pilot-member table:name="17327,6" table:display="true" table:show-details="true"/>
                <table:data-pilot-member table:name="17440,92" table:display="true" table:show-details="true"/>
                <table:data-pilot-member table:name="17462,8" table:display="true" table:show-details="true"/>
                <table:data-pilot-member table:name="17761,12" table:display="true" table:show-details="true"/>
                <table:data-pilot-member table:name="17981" table:display="true" table:show-details="true"/>
                <table:data-pilot-member table:name="18016,72" table:display="true" table:show-details="true"/>
                <table:data-pilot-member table:name="18023,55" table:display="true" table:show-details="true"/>
                <table:data-pilot-member table:name="18218" table:display="true" table:show-details="true"/>
                <table:data-pilot-member table:name="18229,95" table:display="true" table:show-details="true"/>
                <table:data-pilot-member table:name="18305,35" table:display="true" table:show-details="true"/>
                <table:data-pilot-member table:name="18554,6" table:display="true" table:show-details="true"/>
                <table:data-pilot-member table:name="18675,64" table:display="true" table:show-details="true"/>
                <table:data-pilot-member table:name="18701,84" table:display="true" table:show-details="true"/>
                <table:data-pilot-member table:name="18751,76" table:display="true" table:show-details="true"/>
                <table:data-pilot-member table:name="18764,8" table:display="true" table:show-details="true"/>
                <table:data-pilot-member table:name="18937,3" table:display="true" table:show-details="true"/>
                <table:data-pilot-member table:name="19084,5" table:display="true" table:show-details="true"/>
                <table:data-pilot-member table:name="19087,75" table:display="true" table:show-details="true"/>
                <table:data-pilot-member table:name="19140,96" table:display="true" table:show-details="true"/>
                <table:data-pilot-member table:name="19265,96" table:display="true" table:show-details="true"/>
                <table:data-pilot-member table:name="19269,68" table:display="true" table:show-details="true"/>
                <table:data-pilot-member table:name="19376,08" table:display="true" table:show-details="true"/>
                <table:data-pilot-member table:name="19473,6" table:display="true" table:show-details="true"/>
                <table:data-pilot-member table:name="19573,85" table:display="true" table:show-details="true"/>
                <table:data-pilot-member table:name="19676,2" table:display="true" table:show-details="true"/>
                <table:data-pilot-member table:name="19679,15" table:display="true" table:show-details="true"/>
                <table:data-pilot-member table:name="19694,9" table:display="true" table:show-details="true"/>
                <table:data-pilot-member table:name="20196,65" table:display="true" table:show-details="true"/>
                <table:data-pilot-member table:name="20444,7" table:display="true" table:show-details="true"/>
                <table:data-pilot-member table:name="20606,4" table:display="true" table:show-details="true"/>
                <table:data-pilot-member table:name="21090,3" table:display="true" table:show-details="true"/>
                <table:data-pilot-member table:name="21734,4" table:display="true" table:show-details="true"/>
                <table:data-pilot-member table:name="22381,2" table:display="true" table:show-details="true"/>
                <table:data-pilot-member table:name="22993,45" table:display="true" table:show-details="true"/>
                <table:data-pilot-member table:name="24094" table:display="true" table:show-details="true"/>
                <table:data-pilot-member table:name="24396,35" table:display="true" table:show-details="true"/>
                <table:data-pilot-member table:name="24537,1" table:display="true" table:show-details="true"/>
                <table:data-pilot-member table:name="24854,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dinâmica_dataset_analise_dados_problemas_3'.A1:'Tabela dinâmica_dataset_analise_dados_problemas_3'.B7" table:buttons="'Tabela dinâmica_dataset_analise_dados_problemas_3'.A1" table:show-filter-button="false" table:drill-down-on-double-click="false">
          <table:source-cell-range table:cell-range-address="dataset_analise_dados_problemas.A1:dataset_analise_dados_problemas.M6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orma_Pagamento" table:orientation="row" table:used-hierarchy="0" table:function="auto">
            <table:data-pilot-level table:show-empty="false" calcext:repeat-item-labels="false">
              <table:data-pilot-members>
                <table:data-pilot-member table:name="Boleto" table:display="true" table:show-details="true"/>
                <table:data-pilot-member table:name="Cartão" table:display="true" table:show-details="true"/>
                <table:data-pilot-member table:name="Dinheiro" table:display="true" table:show-details="true"/>
                <table:data-pilot-member table:name="Não informado" table:display="true" table:show-details="true"/>
                <table:data-pilot-member table:name="Pi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certo" table:orientation="data" table:used-hierarchy="0" table:function="sum">
            <table:data-pilot-level table:show-empty="false" calcext:repeat-item-labels="false">
              <table:data-pilot-members>
                <table:data-pilot-member table:name="65,93" table:display="true" table:show-details="true"/>
                <table:data-pilot-member table:name="75,89" table:display="true" table:show-details="true"/>
                <table:data-pilot-member table:name="109,94" table:display="true" table:show-details="true"/>
                <table:data-pilot-member table:name="145" table:display="true" table:show-details="true"/>
                <table:data-pilot-member table:name="153,68" table:display="true" table:show-details="true"/>
                <table:data-pilot-member table:name="157,02" table:display="true" table:show-details="true"/>
                <table:data-pilot-member table:name="158,03" table:display="true" table:show-details="true"/>
                <table:data-pilot-member table:name="169,75" table:display="true" table:show-details="true"/>
                <table:data-pilot-member table:name="179,67" table:display="true" table:show-details="true"/>
                <table:data-pilot-member table:name="216,39" table:display="true" table:show-details="true"/>
                <table:data-pilot-member table:name="240,21" table:display="true" table:show-details="true"/>
                <table:data-pilot-member table:name="263,71" table:display="true" table:show-details="true"/>
                <table:data-pilot-member table:name="264,89" table:display="true" table:show-details="true"/>
                <table:data-pilot-member table:name="334,02" table:display="true" table:show-details="true"/>
                <table:data-pilot-member table:name="336,01" table:display="true" table:show-details="true"/>
                <table:data-pilot-member table:name="337,91" table:display="true" table:show-details="true"/>
                <table:data-pilot-member table:name="339,83" table:display="true" table:show-details="true"/>
                <table:data-pilot-member table:name="347,7" table:display="true" table:show-details="true"/>
                <table:data-pilot-member table:name="348,32" table:display="true" table:show-details="true"/>
                <table:data-pilot-member table:name="353,68" table:display="true" table:show-details="true"/>
                <table:data-pilot-member table:name="358,34" table:display="true" table:show-details="true"/>
                <table:data-pilot-member table:name="360,13" table:display="true" table:show-details="true"/>
                <table:data-pilot-member table:name="371,03" table:display="true" table:show-details="true"/>
                <table:data-pilot-member table:name="373,56" table:display="true" table:show-details="true"/>
                <table:data-pilot-member table:name="379,93" table:display="true" table:show-details="true"/>
                <table:data-pilot-member table:name="384,68" table:display="true" table:show-details="true"/>
                <table:data-pilot-member table:name="384,96" table:display="true" table:show-details="true"/>
                <table:data-pilot-member table:name="387,45" table:display="true" table:show-details="true"/>
                <table:data-pilot-member table:name="393,65" table:display="true" table:show-details="true"/>
                <table:data-pilot-member table:name="406,82" table:display="true" table:show-details="true"/>
                <table:data-pilot-member table:name="418,4" table:display="true" table:show-details="true"/>
                <table:data-pilot-member table:name="431,44" table:display="true" table:show-details="true"/>
                <table:data-pilot-member table:name="437,2" table:display="true" table:show-details="true"/>
                <table:data-pilot-member table:name="448,98" table:display="true" table:show-details="true"/>
                <table:data-pilot-member table:name="450,55" table:display="true" table:show-details="true"/>
                <table:data-pilot-member table:name="454,54" table:display="true" table:show-details="true"/>
                <table:data-pilot-member table:name="469,72" table:display="true" table:show-details="true"/>
                <table:data-pilot-member table:name="480,95" table:display="true" table:show-details="true"/>
                <table:data-pilot-member table:name="540,93" table:display="true" table:show-details="true"/>
                <table:data-pilot-member table:name="550" table:display="true" table:show-details="true"/>
                <table:data-pilot-member table:name="550,18" table:display="true" table:show-details="true"/>
                <table:data-pilot-member table:name="573,04" table:display="true" table:show-details="true"/>
                <table:data-pilot-member table:name="579,04" table:display="true" table:show-details="true"/>
                <table:data-pilot-member table:name="593,19" table:display="true" table:show-details="true"/>
                <table:data-pilot-member table:name="617,36" table:display="true" table:show-details="true"/>
                <table:data-pilot-member table:name="618,11" table:display="true" table:show-details="true"/>
                <table:data-pilot-member table:name="635,76" table:display="true" table:show-details="true"/>
                <table:data-pilot-member table:name="651,43" table:display="true" table:show-details="true"/>
                <table:data-pilot-member table:name="653,34" table:display="true" table:show-details="true"/>
                <table:data-pilot-member table:name="685,55" table:display="true" table:show-details="true"/>
                <table:data-pilot-member table:name="697,02" table:display="true" table:show-details="true"/>
                <table:data-pilot-member table:name="701,25" table:display="true" table:show-details="true"/>
                <table:data-pilot-member table:name="710,73" table:display="true" table:show-details="true"/>
                <table:data-pilot-member table:name="711,08" table:display="true" table:show-details="true"/>
                <table:data-pilot-member table:name="720" table:display="true" table:show-details="true"/>
                <table:data-pilot-member table:name="725,38" table:display="true" table:show-details="true"/>
                <table:data-pilot-member table:name="772,98" table:display="true" table:show-details="true"/>
                <table:data-pilot-member table:name="774,55" table:display="true" table:show-details="true"/>
                <table:data-pilot-member table:name="779,89" table:display="true" table:show-details="true"/>
                <table:data-pilot-member table:name="782,68" table:display="true" table:show-details="true"/>
                <table:data-pilot-member table:name="792,74" table:display="true" table:show-details="true"/>
                <table:data-pilot-member table:name="793,34" table:display="true" table:show-details="true"/>
                <table:data-pilot-member table:name="798,67" table:display="true" table:show-details="true"/>
                <table:data-pilot-member table:name="804,46" table:display="true" table:show-details="true"/>
                <table:data-pilot-member table:name="805,44" table:display="true" table:show-details="true"/>
                <table:data-pilot-member table:name="865,95" table:display="true" table:show-details="true"/>
                <table:data-pilot-member table:name="870,58" table:display="true" table:show-details="true"/>
                <table:data-pilot-member table:name="884,65" table:display="true" table:show-details="true"/>
                <table:data-pilot-member table:name="911,84" table:display="true" table:show-details="true"/>
                <table:data-pilot-member table:name="915,45" table:display="true" table:show-details="true"/>
                <table:data-pilot-member table:name="917,75" table:display="true" table:show-details="true"/>
                <table:data-pilot-member table:name="946,69" table:display="true" table:show-details="true"/>
                <table:data-pilot-member table:name="967,66" table:display="true" table:show-details="true"/>
                <table:data-pilot-member table:name="1013,38" table:display="true" table:show-details="true"/>
                <table:data-pilot-member table:name="1019,1" table:display="true" table:show-details="true"/>
                <table:data-pilot-member table:name="1025,12" table:display="true" table:show-details="true"/>
                <table:data-pilot-member table:name="1027,48" table:display="true" table:show-details="true"/>
                <table:data-pilot-member table:name="1071,02" table:display="true" table:show-details="true"/>
                <table:data-pilot-member table:name="1115,25" table:display="true" table:show-details="true"/>
                <table:data-pilot-member table:name="1123,95" table:display="true" table:show-details="true"/>
                <table:data-pilot-member table:name="1144,95" table:display="true" table:show-details="true"/>
                <table:data-pilot-member table:name="1165,32" table:display="true" table:show-details="true"/>
                <table:data-pilot-member table:name="1222,51" table:display="true" table:show-details="true"/>
                <table:data-pilot-member table:name="1229,54" table:display="true" table:show-details="true"/>
                <table:data-pilot-member table:name="1233,94" table:display="true" table:show-details="true"/>
                <table:data-pilot-member table:name="1241,43" table:display="true" table:show-details="true"/>
                <table:data-pilot-member table:name="1255,24" table:display="true" table:show-details="true"/>
                <table:data-pilot-member table:name="1285,25" table:display="true" table:show-details="true"/>
                <table:data-pilot-member table:name="1292,28" table:display="true" table:show-details="true"/>
                <table:data-pilot-member table:name="1310,62" table:display="true" table:show-details="true"/>
                <table:data-pilot-member table:name="1319,82" table:display="true" table:show-details="true"/>
                <table:data-pilot-member table:name="1329,39" table:display="true" table:show-details="true"/>
                <table:data-pilot-member table:name="1329,68" table:display="true" table:show-details="true"/>
                <table:data-pilot-member table:name="1333,52" table:display="true" table:show-details="true"/>
                <table:data-pilot-member table:name="1336,08" table:display="true" table:show-details="true"/>
                <table:data-pilot-member table:name="1337,78" table:display="true" table:show-details="true"/>
                <table:data-pilot-member table:name="1404,12" table:display="true" table:show-details="true"/>
                <table:data-pilot-member table:name="1410,29" table:display="true" table:show-details="true"/>
                <table:data-pilot-member table:name="1465,24" table:display="true" table:show-details="true"/>
                <table:data-pilot-member table:name="1465,71" table:display="true" table:show-details="true"/>
                <table:data-pilot-member table:name="1478,52" table:display="true" table:show-details="true"/>
                <table:data-pilot-member table:name="1499,47" table:display="true" table:show-details="true"/>
                <table:data-pilot-member table:name="1530,9" table:display="true" table:show-details="true"/>
                <table:data-pilot-member table:name="1551,21" table:display="true" table:show-details="true"/>
                <table:data-pilot-member table:name="1562,35" table:display="true" table:show-details="true"/>
                <table:data-pilot-member table:name="1565,96" table:display="true" table:show-details="true"/>
                <table:data-pilot-member table:name="1571,09" table:display="true" table:show-details="true"/>
                <table:data-pilot-member table:name="1590,97" table:display="true" table:show-details="true"/>
                <table:data-pilot-member table:name="1611,26" table:display="true" table:show-details="true"/>
                <table:data-pilot-member table:name="1650,69" table:display="true" table:show-details="true"/>
                <table:data-pilot-member table:name="1656,7" table:display="true" table:show-details="true"/>
                <table:data-pilot-member table:name="1668,31" table:display="true" table:show-details="true"/>
                <table:data-pilot-member table:name="1698,36" table:display="true" table:show-details="true"/>
                <table:data-pilot-member table:name="1705,83" table:display="true" table:show-details="true"/>
                <table:data-pilot-member table:name="1739,18" table:display="true" table:show-details="true"/>
                <table:data-pilot-member table:name="1769,35" table:display="true" table:show-details="true"/>
                <table:data-pilot-member table:name="1770,48" table:display="true" table:show-details="true"/>
                <table:data-pilot-member table:name="1780,06" table:display="true" table:show-details="true"/>
                <table:data-pilot-member table:name="1790,53" table:display="true" table:show-details="true"/>
                <table:data-pilot-member table:name="1798,59" table:display="true" table:show-details="true"/>
                <table:data-pilot-member table:name="1799,44" table:display="true" table:show-details="true"/>
                <table:data-pilot-member table:name="1809,15" table:display="true" table:show-details="true"/>
                <table:data-pilot-member table:name="1832,68" table:display="true" table:show-details="true"/>
                <table:data-pilot-member table:name="1869,3" table:display="true" table:show-details="true"/>
                <table:data-pilot-member table:name="1871,31" table:display="true" table:show-details="true"/>
                <table:data-pilot-member table:name="1873,13" table:display="true" table:show-details="true"/>
                <table:data-pilot-member table:name="1896,04" table:display="true" table:show-details="true"/>
                <table:data-pilot-member table:name="1896,24" table:display="true" table:show-details="true"/>
                <table:data-pilot-member table:name="1897,6" table:display="true" table:show-details="true"/>
                <table:data-pilot-member table:name="1931,97" table:display="true" table:show-details="true"/>
                <table:data-pilot-member table:name="1933,44" table:display="true" table:show-details="true"/>
                <table:data-pilot-member table:name="1934,09" table:display="true" table:show-details="true"/>
                <table:data-pilot-member table:name="1940,6" table:display="true" table:show-details="true"/>
                <table:data-pilot-member table:name="1984,98" table:display="true" table:show-details="true"/>
                <table:data-pilot-member table:name="1988,05" table:display="true" table:show-details="true"/>
                <table:data-pilot-member table:name="2002,66" table:display="true" table:show-details="true"/>
                <table:data-pilot-member table:name="2023,38" table:display="true" table:show-details="true"/>
                <table:data-pilot-member table:name="2052,21" table:display="true" table:show-details="true"/>
                <table:data-pilot-member table:name="2061,6" table:display="true" table:show-details="true"/>
                <table:data-pilot-member table:name="2091,6" table:display="true" table:show-details="true"/>
                <table:data-pilot-member table:name="2092,48" table:display="true" table:show-details="true"/>
                <table:data-pilot-member table:name="2095,16" table:display="true" table:show-details="true"/>
                <table:data-pilot-member table:name="2109,96" table:display="true" table:show-details="true"/>
                <table:data-pilot-member table:name="2114,2" table:display="true" table:show-details="true"/>
                <table:data-pilot-member table:name="2135,18" table:display="true" table:show-details="true"/>
                <table:data-pilot-member table:name="2147,5" table:display="true" table:show-details="true"/>
                <table:data-pilot-member table:name="2148,24" table:display="true" table:show-details="true"/>
                <table:data-pilot-member table:name="2159,11" table:display="true" table:show-details="true"/>
                <table:data-pilot-member table:name="2190,86" table:display="true" table:show-details="true"/>
                <table:data-pilot-member table:name="2206,14" table:display="true" table:show-details="true"/>
                <table:data-pilot-member table:name="2216,14" table:display="true" table:show-details="true"/>
                <table:data-pilot-member table:name="2225,58" table:display="true" table:show-details="true"/>
                <table:data-pilot-member table:name="2228,99" table:display="true" table:show-details="true"/>
                <table:data-pilot-member table:name="2262,39" table:display="true" table:show-details="true"/>
                <table:data-pilot-member table:name="2270,62" table:display="true" table:show-details="true"/>
                <table:data-pilot-member table:name="2276,43" table:display="true" table:show-details="true"/>
                <table:data-pilot-member table:name="2283,75" table:display="true" table:show-details="true"/>
                <table:data-pilot-member table:name="2286,25" table:display="true" table:show-details="true"/>
                <table:data-pilot-member table:name="2310,56" table:display="true" table:show-details="true"/>
                <table:data-pilot-member table:name="2338,36" table:display="true" table:show-details="true"/>
                <table:data-pilot-member table:name="2349,96" table:display="true" table:show-details="true"/>
                <table:data-pilot-member table:name="2357,98" table:display="true" table:show-details="true"/>
                <table:data-pilot-member table:name="2406,29" table:display="true" table:show-details="true"/>
                <table:data-pilot-member table:name="2443,55" table:display="true" table:show-details="true"/>
                <table:data-pilot-member table:name="2455,85" table:display="true" table:show-details="true"/>
                <table:data-pilot-member table:name="2463,48" table:display="true" table:show-details="true"/>
                <table:data-pilot-member table:name="2504,04" table:display="true" table:show-details="true"/>
                <table:data-pilot-member table:name="2507,48" table:display="true" table:show-details="true"/>
                <table:data-pilot-member table:name="2537,7" table:display="true" table:show-details="true"/>
                <table:data-pilot-member table:name="2542,12" table:display="true" table:show-details="true"/>
                <table:data-pilot-member table:name="2555,4" table:display="true" table:show-details="true"/>
                <table:data-pilot-member table:name="2566,38" table:display="true" table:show-details="true"/>
                <table:data-pilot-member table:name="2571,64" table:display="true" table:show-details="true"/>
                <table:data-pilot-member table:name="2602,61" table:display="true" table:show-details="true"/>
                <table:data-pilot-member table:name="2610,48" table:display="true" table:show-details="true"/>
                <table:data-pilot-member table:name="2619,35" table:display="true" table:show-details="true"/>
                <table:data-pilot-member table:name="2675" table:display="true" table:show-details="true"/>
                <table:data-pilot-member table:name="2685,48" table:display="true" table:show-details="true"/>
                <table:data-pilot-member table:name="2690,88" table:display="true" table:show-details="true"/>
                <table:data-pilot-member table:name="2691,33" table:display="true" table:show-details="true"/>
                <table:data-pilot-member table:name="2699,79" table:display="true" table:show-details="true"/>
                <table:data-pilot-member table:name="2718,85" table:display="true" table:show-details="true"/>
                <table:data-pilot-member table:name="2728,72" table:display="true" table:show-details="true"/>
                <table:data-pilot-member table:name="2740,51" table:display="true" table:show-details="true"/>
                <table:data-pilot-member table:name="2756,15" table:display="true" table:show-details="true"/>
                <table:data-pilot-member table:name="2760,15" table:display="true" table:show-details="true"/>
                <table:data-pilot-member table:name="2762,4" table:display="true" table:show-details="true"/>
                <table:data-pilot-member table:name="2770,17" table:display="true" table:show-details="true"/>
                <table:data-pilot-member table:name="2791,32" table:display="true" table:show-details="true"/>
                <table:data-pilot-member table:name="2792,3" table:display="true" table:show-details="true"/>
                <table:data-pilot-member table:name="2797,67" table:display="true" table:show-details="true"/>
                <table:data-pilot-member table:name="2811,03" table:display="true" table:show-details="true"/>
                <table:data-pilot-member table:name="2824" table:display="true" table:show-details="true"/>
                <table:data-pilot-member table:name="2826,7" table:display="true" table:show-details="true"/>
                <table:data-pilot-member table:name="2833,37" table:display="true" table:show-details="true"/>
                <table:data-pilot-member table:name="2848,38" table:display="true" table:show-details="true"/>
                <table:data-pilot-member table:name="2856,73" table:display="true" table:show-details="true"/>
                <table:data-pilot-member table:name="2876,28" table:display="true" table:show-details="true"/>
                <table:data-pilot-member table:name="2880,77" table:display="true" table:show-details="true"/>
                <table:data-pilot-member table:name="2920,24" table:display="true" table:show-details="true"/>
                <table:data-pilot-member table:name="2932,99" table:display="true" table:show-details="true"/>
                <table:data-pilot-member table:name="2959,46" table:display="true" table:show-details="true"/>
                <table:data-pilot-member table:name="2972,22" table:display="true" table:show-details="true"/>
                <table:data-pilot-member table:name="2985,57" table:display="true" table:show-details="true"/>
                <table:data-pilot-member table:name="2992,66" table:display="true" table:show-details="true"/>
                <table:data-pilot-member table:name="3011,22" table:display="true" table:show-details="true"/>
                <table:data-pilot-member table:name="3024,9" table:display="true" table:show-details="true"/>
                <table:data-pilot-member table:name="3027,98" table:display="true" table:show-details="true"/>
                <table:data-pilot-member table:name="3037,07" table:display="true" table:show-details="true"/>
                <table:data-pilot-member table:name="3037,26" table:display="true" table:show-details="true"/>
                <table:data-pilot-member table:name="3045,72" table:display="true" table:show-details="true"/>
                <table:data-pilot-member table:name="3050,95" table:display="true" table:show-details="true"/>
                <table:data-pilot-member table:name="3062,21" table:display="true" table:show-details="true"/>
                <table:data-pilot-member table:name="3070,61" table:display="true" table:show-details="true"/>
                <table:data-pilot-member table:name="3084,05" table:display="true" table:show-details="true"/>
                <table:data-pilot-member table:name="3088,97" table:display="true" table:show-details="true"/>
                <table:data-pilot-member table:name="3116,97" table:display="true" table:show-details="true"/>
                <table:data-pilot-member table:name="3136,75" table:display="true" table:show-details="true"/>
                <table:data-pilot-member table:name="3138,1" table:display="true" table:show-details="true"/>
                <table:data-pilot-member table:name="3138,28" table:display="true" table:show-details="true"/>
                <table:data-pilot-member table:name="3142,08" table:display="true" table:show-details="true"/>
                <table:data-pilot-member table:name="3148" table:display="true" table:show-details="true"/>
                <table:data-pilot-member table:name="3199,64" table:display="true" table:show-details="true"/>
                <table:data-pilot-member table:name="3225,15" table:display="true" table:show-details="true"/>
                <table:data-pilot-member table:name="3229,51" table:display="true" table:show-details="true"/>
                <table:data-pilot-member table:name="3246,76" table:display="true" table:show-details="true"/>
                <table:data-pilot-member table:name="3254,3" table:display="true" table:show-details="true"/>
                <table:data-pilot-member table:name="3271,84" table:display="true" table:show-details="true"/>
                <table:data-pilot-member table:name="3272,32" table:display="true" table:show-details="true"/>
                <table:data-pilot-member table:name="3288,16" table:display="true" table:show-details="true"/>
                <table:data-pilot-member table:name="3301,93" table:display="true" table:show-details="true"/>
                <table:data-pilot-member table:name="3310,9" table:display="true" table:show-details="true"/>
                <table:data-pilot-member table:name="3311,48" table:display="true" table:show-details="true"/>
                <table:data-pilot-member table:name="3314,3" table:display="true" table:show-details="true"/>
                <table:data-pilot-member table:name="3318,5" table:display="true" table:show-details="true"/>
                <table:data-pilot-member table:name="3335,76" table:display="true" table:show-details="true"/>
                <table:data-pilot-member table:name="3361,66" table:display="true" table:show-details="true"/>
                <table:data-pilot-member table:name="3369,4" table:display="true" table:show-details="true"/>
                <table:data-pilot-member table:name="3398,52" table:display="true" table:show-details="true"/>
                <table:data-pilot-member table:name="3408,96" table:display="true" table:show-details="true"/>
                <table:data-pilot-member table:name="3421,53" table:display="true" table:show-details="true"/>
                <table:data-pilot-member table:name="3456,27" table:display="true" table:show-details="true"/>
                <table:data-pilot-member table:name="3463,32" table:display="true" table:show-details="true"/>
                <table:data-pilot-member table:name="3485,55" table:display="true" table:show-details="true"/>
                <table:data-pilot-member table:name="3490,01" table:display="true" table:show-details="true"/>
                <table:data-pilot-member table:name="3490,42" table:display="true" table:show-details="true"/>
                <table:data-pilot-member table:name="3490,97" table:display="true" table:show-details="true"/>
                <table:data-pilot-member table:name="3558,29" table:display="true" table:show-details="true"/>
                <table:data-pilot-member table:name="3562,06" table:display="true" table:show-details="true"/>
                <table:data-pilot-member table:name="3620,61" table:display="true" table:show-details="true"/>
                <table:data-pilot-member table:name="3634,44" table:display="true" table:show-details="true"/>
                <table:data-pilot-member table:name="3635,8" table:display="true" table:show-details="true"/>
                <table:data-pilot-member table:name="3643,45" table:display="true" table:show-details="true"/>
                <table:data-pilot-member table:name="3678,7" table:display="true" table:show-details="true"/>
                <table:data-pilot-member table:name="3691,53" table:display="true" table:show-details="true"/>
                <table:data-pilot-member table:name="3697,53" table:display="true" table:show-details="true"/>
                <table:data-pilot-member table:name="3700,3" table:display="true" table:show-details="true"/>
                <table:data-pilot-member table:name="3700,67" table:display="true" table:show-details="true"/>
                <table:data-pilot-member table:name="3705,32" table:display="true" table:show-details="true"/>
                <table:data-pilot-member table:name="3713,08" table:display="true" table:show-details="true"/>
                <table:data-pilot-member table:name="3741,38" table:display="true" table:show-details="true"/>
                <table:data-pilot-member table:name="3793,01" table:display="true" table:show-details="true"/>
                <table:data-pilot-member table:name="3809,02" table:display="true" table:show-details="true"/>
                <table:data-pilot-member table:name="3813,43" table:display="true" table:show-details="true"/>
                <table:data-pilot-member table:name="3817,65" table:display="true" table:show-details="true"/>
                <table:data-pilot-member table:name="3835,81" table:display="true" table:show-details="true"/>
                <table:data-pilot-member table:name="3852,64" table:display="true" table:show-details="true"/>
                <table:data-pilot-member table:name="3884,44" table:display="true" table:show-details="true"/>
                <table:data-pilot-member table:name="3884,53" table:display="true" table:show-details="true"/>
                <table:data-pilot-member table:name="3893,41" table:display="true" table:show-details="true"/>
                <table:data-pilot-member table:name="3922,88" table:display="true" table:show-details="true"/>
                <table:data-pilot-member table:name="3929,77" table:display="true" table:show-details="true"/>
                <table:data-pilot-member table:name="3945,17" table:display="true" table:show-details="true"/>
                <table:data-pilot-member table:name="3960,65" table:display="true" table:show-details="true"/>
                <table:data-pilot-member table:name="3987,48" table:display="true" table:show-details="true"/>
                <table:data-pilot-member table:name="3998,96" table:display="true" table:show-details="true"/>
                <table:data-pilot-member table:name="3999,18" table:display="true" table:show-details="true"/>
                <table:data-pilot-member table:name="4011,76" table:display="true" table:show-details="true"/>
                <table:data-pilot-member table:name="4012,6" table:display="true" table:show-details="true"/>
                <table:data-pilot-member table:name="4017,61" table:display="true" table:show-details="true"/>
                <table:data-pilot-member table:name="4030,12" table:display="true" table:show-details="true"/>
                <table:data-pilot-member table:name="4034,7" table:display="true" table:show-details="true"/>
                <table:data-pilot-member table:name="4057,23" table:display="true" table:show-details="true"/>
                <table:data-pilot-member table:name="4068,26" table:display="true" table:show-details="true"/>
                <table:data-pilot-member table:name="4074,28" table:display="true" table:show-details="true"/>
                <table:data-pilot-member table:name="4079,15" table:display="true" table:show-details="true"/>
                <table:data-pilot-member table:name="4089,5" table:display="true" table:show-details="true"/>
                <table:data-pilot-member table:name="4096,38" table:display="true" table:show-details="true"/>
                <table:data-pilot-member table:name="4102,76" table:display="true" table:show-details="true"/>
                <table:data-pilot-member table:name="4104,98" table:display="true" table:show-details="true"/>
                <table:data-pilot-member table:name="4128,38" table:display="true" table:show-details="true"/>
                <table:data-pilot-member table:name="4139,03" table:display="true" table:show-details="true"/>
                <table:data-pilot-member table:name="4146,31" table:display="true" table:show-details="true"/>
                <table:data-pilot-member table:name="4156,83" table:display="true" table:show-details="true"/>
                <table:data-pilot-member table:name="4183" table:display="true" table:show-details="true"/>
                <table:data-pilot-member table:name="4198,47" table:display="true" table:show-details="true"/>
                <table:data-pilot-member table:name="4205,1" table:display="true" table:show-details="true"/>
                <table:data-pilot-member table:name="4207,31" table:display="true" table:show-details="true"/>
                <table:data-pilot-member table:name="4211,48" table:display="true" table:show-details="true"/>
                <table:data-pilot-member table:name="4212,31" table:display="true" table:show-details="true"/>
                <table:data-pilot-member table:name="4217,57" table:display="true" table:show-details="true"/>
                <table:data-pilot-member table:name="4221,3" table:display="true" table:show-details="true"/>
                <table:data-pilot-member table:name="4229,57" table:display="true" table:show-details="true"/>
                <table:data-pilot-member table:name="4239,92" table:display="true" table:show-details="true"/>
                <table:data-pilot-member table:name="4264,55" table:display="true" table:show-details="true"/>
                <table:data-pilot-member table:name="4272,6" table:display="true" table:show-details="true"/>
                <table:data-pilot-member table:name="4313,78" table:display="true" table:show-details="true"/>
                <table:data-pilot-member table:name="4328,52" table:display="true" table:show-details="true"/>
                <table:data-pilot-member table:name="4353,6" table:display="true" table:show-details="true"/>
                <table:data-pilot-member table:name="4370,01" table:display="true" table:show-details="true"/>
                <table:data-pilot-member table:name="4389,42" table:display="true" table:show-details="true"/>
                <table:data-pilot-member table:name="4395,97" table:display="true" table:show-details="true"/>
                <table:data-pilot-member table:name="4398,48" table:display="true" table:show-details="true"/>
                <table:data-pilot-member table:name="4398,65" table:display="true" table:show-details="true"/>
                <table:data-pilot-member table:name="4408,35" table:display="true" table:show-details="true"/>
                <table:data-pilot-member table:name="4426,82" table:display="true" table:show-details="true"/>
                <table:data-pilot-member table:name="4427,52" table:display="true" table:show-details="true"/>
                <table:data-pilot-member table:name="4438,69" table:display="true" table:show-details="true"/>
                <table:data-pilot-member table:name="4480,83" table:display="true" table:show-details="true"/>
                <table:data-pilot-member table:name="4491,44" table:display="true" table:show-details="true"/>
                <table:data-pilot-member table:name="4552,42" table:display="true" table:show-details="true"/>
                <table:data-pilot-member table:name="4558,68" table:display="true" table:show-details="true"/>
                <table:data-pilot-member table:name="4568,12" table:display="true" table:show-details="true"/>
                <table:data-pilot-member table:name="4598,34" table:display="true" table:show-details="true"/>
                <table:data-pilot-member table:name="4600,99" table:display="true" table:show-details="true"/>
                <table:data-pilot-member table:name="4636,06" table:display="true" table:show-details="true"/>
                <table:data-pilot-member table:name="4651,47" table:display="true" table:show-details="true"/>
                <table:data-pilot-member table:name="4652,02" table:display="true" table:show-details="true"/>
                <table:data-pilot-member table:name="4674,48" table:display="true" table:show-details="true"/>
                <table:data-pilot-member table:name="4688,6" table:display="true" table:show-details="true"/>
                <table:data-pilot-member table:name="4718,23" table:display="true" table:show-details="true"/>
                <table:data-pilot-member table:name="4731,21" table:display="true" table:show-details="true"/>
                <table:data-pilot-member table:name="4759,45" table:display="true" table:show-details="true"/>
                <table:data-pilot-member table:name="4790,25" table:display="true" table:show-details="true"/>
                <table:data-pilot-member table:name="4792,46" table:display="true" table:show-details="true"/>
                <table:data-pilot-member table:name="4792,56" table:display="true" table:show-details="true"/>
                <table:data-pilot-member table:name="4799,9" table:display="true" table:show-details="true"/>
                <table:data-pilot-member table:name="4830,82" table:display="true" table:show-details="true"/>
                <table:data-pilot-member table:name="4856" table:display="true" table:show-details="true"/>
                <table:data-pilot-member table:name="4861,43" table:display="true" table:show-details="true"/>
                <table:data-pilot-member table:name="4865,3" table:display="true" table:show-details="true"/>
                <table:data-pilot-member table:name="4887,01" table:display="true" table:show-details="true"/>
                <table:data-pilot-member table:name="4919,21" table:display="true" table:show-details="true"/>
                <table:data-pilot-member table:name="4924,12" table:display="true" table:show-details="true"/>
                <table:data-pilot-member table:name="4929,76" table:display="true" table:show-details="true"/>
                <table:data-pilot-member table:name="4933,58" table:display="true" table:show-details="true"/>
                <table:data-pilot-member table:name="4939,54" table:display="true" table:show-details="true"/>
                <table:data-pilot-member table:name="4956,72" table:display="true" table:show-details="true"/>
                <table:data-pilot-member table:name="4959,46" table:display="true" table:show-details="true"/>
                <table:data-pilot-member table:name="4962,79" table:display="true" table:show-details="true"/>
                <table:data-pilot-member table:name="4975,8" table:display="true" table:show-details="true"/>
                <table:data-pilot-member table:name="4981,85" table:display="true" table:show-details="true"/>
                <table:data-pilot-member table:name="4991,82" table:display="true" table:show-details="true"/>
                <table:data-pilot-member table:name="4997,1" table:display="true" table:show-details="true"/>
                <table:data-pilot-member table:name="5006,43" table:display="true" table:show-details="true"/>
                <table:data-pilot-member table:name="5018" table:display="true" table:show-details="true"/>
                <table:data-pilot-member table:name="5107,94" table:display="true" table:show-details="true"/>
                <table:data-pilot-member table:name="5152,9" table:display="true" table:show-details="true"/>
                <table:data-pilot-member table:name="5194,36" table:display="true" table:show-details="true"/>
                <table:data-pilot-member table:name="5223,1" table:display="true" table:show-details="true"/>
                <table:data-pilot-member table:name="5261,4" table:display="true" table:show-details="true"/>
                <table:data-pilot-member table:name="5281,58" table:display="true" table:show-details="true"/>
                <table:data-pilot-member table:name="5289,57" table:display="true" table:show-details="true"/>
                <table:data-pilot-member table:name="5376,28" table:display="true" table:show-details="true"/>
                <table:data-pilot-member table:name="5421,69" table:display="true" table:show-details="true"/>
                <table:data-pilot-member table:name="5490,44" table:display="true" table:show-details="true"/>
                <table:data-pilot-member table:name="5495,76" table:display="true" table:show-details="true"/>
                <table:data-pilot-member table:name="5586,84" table:display="true" table:show-details="true"/>
                <table:data-pilot-member table:name="5596,95" table:display="true" table:show-details="true"/>
                <table:data-pilot-member table:name="5676,69" table:display="true" table:show-details="true"/>
                <table:data-pilot-member table:name="5789,82" table:display="true" table:show-details="true"/>
                <table:data-pilot-member table:name="5859,75" table:display="true" table:show-details="true"/>
                <table:data-pilot-member table:name="5998,89" table:display="true" table:show-details="true"/>
                <table:data-pilot-member table:name="6071,4" table:display="true" table:show-details="true"/>
                <table:data-pilot-member table:name="6072,51" table:display="true" table:show-details="true"/>
                <table:data-pilot-member table:name="6079,83" table:display="true" table:show-details="true"/>
                <table:data-pilot-member table:name="6112,2" table:display="true" table:show-details="true"/>
                <table:data-pilot-member table:name="6114,76" table:display="true" table:show-details="true"/>
                <table:data-pilot-member table:name="6129,2" table:display="true" table:show-details="true"/>
                <table:data-pilot-member table:name="6142,3" table:display="true" table:show-details="true"/>
                <table:data-pilot-member table:name="6198,26" table:display="true" table:show-details="true"/>
                <table:data-pilot-member table:name="6233,92" table:display="true" table:show-details="true"/>
                <table:data-pilot-member table:name="6253,77" table:display="true" table:show-details="true"/>
                <table:data-pilot-member table:name="6264,72" table:display="true" table:show-details="true"/>
                <table:data-pilot-member table:name="6373,96" table:display="true" table:show-details="true"/>
                <table:data-pilot-member table:name="6408,3" table:display="true" table:show-details="true"/>
                <table:data-pilot-member table:name="6508,77" table:display="true" table:show-details="true"/>
                <table:data-pilot-member table:name="6510" table:display="true" table:show-details="true"/>
                <table:data-pilot-member table:name="6599,95" table:display="true" table:show-details="true"/>
                <table:data-pilot-member table:name="6605,2" table:display="true" table:show-details="true"/>
                <table:data-pilot-member table:name="6727,92" table:display="true" table:show-details="true"/>
                <table:data-pilot-member table:name="6809,9" table:display="true" table:show-details="true"/>
                <table:data-pilot-member table:name="6897,68" table:display="true" table:show-details="true"/>
                <table:data-pilot-member table:name="6955,12" table:display="true" table:show-details="true"/>
                <table:data-pilot-member table:name="6972,78" table:display="true" table:show-details="true"/>
                <table:data-pilot-member table:name="7004,13" table:display="true" table:show-details="true"/>
                <table:data-pilot-member table:name="7106,04" table:display="true" table:show-details="true"/>
                <table:data-pilot-member table:name="7107,56" table:display="true" table:show-details="true"/>
                <table:data-pilot-member table:name="7119,56" table:display="true" table:show-details="true"/>
                <table:data-pilot-member table:name="7189,9" table:display="true" table:show-details="true"/>
                <table:data-pilot-member table:name="7191,6" table:display="true" table:show-details="true"/>
                <table:data-pilot-member table:name="7204,22" table:display="true" table:show-details="true"/>
                <table:data-pilot-member table:name="7234,15" table:display="true" table:show-details="true"/>
                <table:data-pilot-member table:name="7238,76" table:display="true" table:show-details="true"/>
                <table:data-pilot-member table:name="7255,86" table:display="true" table:show-details="true"/>
                <table:data-pilot-member table:name="7335,12" table:display="true" table:show-details="true"/>
                <table:data-pilot-member table:name="7347,75" table:display="true" table:show-details="true"/>
                <table:data-pilot-member table:name="7354,74" table:display="true" table:show-details="true"/>
                <table:data-pilot-member table:name="7362,78" table:display="true" table:show-details="true"/>
                <table:data-pilot-member table:name="7365,21" table:display="true" table:show-details="true"/>
                <table:data-pilot-member table:name="7372,28" table:display="true" table:show-details="true"/>
                <table:data-pilot-member table:name="7399,84" table:display="true" table:show-details="true"/>
                <table:data-pilot-member table:name="7481,64" table:display="true" table:show-details="true"/>
                <table:data-pilot-member table:name="7549,11" table:display="true" table:show-details="true"/>
                <table:data-pilot-member table:name="7642,6" table:display="true" table:show-details="true"/>
                <table:data-pilot-member table:name="7716,12" table:display="true" table:show-details="true"/>
                <table:data-pilot-member table:name="7756,5" table:display="true" table:show-details="true"/>
                <table:data-pilot-member table:name="7813,7" table:display="true" table:show-details="true"/>
                <table:data-pilot-member table:name="7827,2" table:display="true" table:show-details="true"/>
                <table:data-pilot-member table:name="7845,62" table:display="true" table:show-details="true"/>
                <table:data-pilot-member table:name="7848,36" table:display="true" table:show-details="true"/>
                <table:data-pilot-member table:name="7858,35" table:display="true" table:show-details="true"/>
                <table:data-pilot-member table:name="7893,44" table:display="true" table:show-details="true"/>
                <table:data-pilot-member table:name="7962,56" table:display="true" table:show-details="true"/>
                <table:data-pilot-member table:name="8007,28" table:display="true" table:show-details="true"/>
                <table:data-pilot-member table:name="8020,7" table:display="true" table:show-details="true"/>
                <table:data-pilot-member table:name="8044,2" table:display="true" table:show-details="true"/>
                <table:data-pilot-member table:name="8079,32" table:display="true" table:show-details="true"/>
                <table:data-pilot-member table:name="8097,68" table:display="true" table:show-details="true"/>
                <table:data-pilot-member table:name="8107,05" table:display="true" table:show-details="true"/>
                <table:data-pilot-member table:name="8169,18" table:display="true" table:show-details="true"/>
                <table:data-pilot-member table:name="8196,08" table:display="true" table:show-details="true"/>
                <table:data-pilot-member table:name="8243,88" table:display="true" table:show-details="true"/>
                <table:data-pilot-member table:name="8267,98" table:display="true" table:show-details="true"/>
                <table:data-pilot-member table:name="8339,68" table:display="true" table:show-details="true"/>
                <table:data-pilot-member table:name="8372,75" table:display="true" table:show-details="true"/>
                <table:data-pilot-member table:name="8399,76" table:display="true" table:show-details="true"/>
                <table:data-pilot-member table:name="8480,5" table:display="true" table:show-details="true"/>
                <table:data-pilot-member table:name="8484,15" table:display="true" table:show-details="true"/>
                <table:data-pilot-member table:name="8492,12" table:display="true" table:show-details="true"/>
                <table:data-pilot-member table:name="8521,1" table:display="true" table:show-details="true"/>
                <table:data-pilot-member table:name="8540,58" table:display="true" table:show-details="true"/>
                <table:data-pilot-member table:name="8615,38" table:display="true" table:show-details="true"/>
                <table:data-pilot-member table:name="8633,94" table:display="true" table:show-details="true"/>
                <table:data-pilot-member table:name="8647" table:display="true" table:show-details="true"/>
                <table:data-pilot-member table:name="8745,9" table:display="true" table:show-details="true"/>
                <table:data-pilot-member table:name="8793,6" table:display="true" table:show-details="true"/>
                <table:data-pilot-member table:name="8812,78" table:display="true" table:show-details="true"/>
                <table:data-pilot-member table:name="8873,34" table:display="true" table:show-details="true"/>
                <table:data-pilot-member table:name="9027,44" table:display="true" table:show-details="true"/>
                <table:data-pilot-member table:name="9068,82" table:display="true" table:show-details="true"/>
                <table:data-pilot-member table:name="9087,93" table:display="true" table:show-details="true"/>
                <table:data-pilot-member table:name="9165,36" table:display="true" table:show-details="true"/>
                <table:data-pilot-member table:name="9177,39" table:display="true" table:show-details="true"/>
                <table:data-pilot-member table:name="9274,36" table:display="true" table:show-details="true"/>
                <table:data-pilot-member table:name="9286,02" table:display="true" table:show-details="true"/>
                <table:data-pilot-member table:name="9288,02" table:display="true" table:show-details="true"/>
                <table:data-pilot-member table:name="9318,68" table:display="true" table:show-details="true"/>
                <table:data-pilot-member table:name="9319,9" table:display="true" table:show-details="true"/>
                <table:data-pilot-member table:name="9337,24" table:display="true" table:show-details="true"/>
                <table:data-pilot-member table:name="9349,44" table:display="true" table:show-details="true"/>
                <table:data-pilot-member table:name="9374,54" table:display="true" table:show-details="true"/>
                <table:data-pilot-member table:name="9412,72" table:display="true" table:show-details="true"/>
                <table:data-pilot-member table:name="9552,3" table:display="true" table:show-details="true"/>
                <table:data-pilot-member table:name="9597,24" table:display="true" table:show-details="true"/>
                <table:data-pilot-member table:name="9749,85" table:display="true" table:show-details="true"/>
                <table:data-pilot-member table:name="9761,16" table:display="true" table:show-details="true"/>
                <table:data-pilot-member table:name="9801,7" table:display="true" table:show-details="true"/>
                <table:data-pilot-member table:name="9805,5" table:display="true" table:show-details="true"/>
                <table:data-pilot-member table:name="9820,8" table:display="true" table:show-details="true"/>
                <table:data-pilot-member table:name="9843,84" table:display="true" table:show-details="true"/>
                <table:data-pilot-member table:name="9898,71" table:display="true" table:show-details="true"/>
                <table:data-pilot-member table:name="9922,36" table:display="true" table:show-details="true"/>
                <table:data-pilot-member table:name="9949,18" table:display="true" table:show-details="true"/>
                <table:data-pilot-member table:name="9971,34" table:display="true" table:show-details="true"/>
                <table:data-pilot-member table:name="10039,88" table:display="true" table:show-details="true"/>
                <table:data-pilot-member table:name="10063,77" table:display="true" table:show-details="true"/>
                <table:data-pilot-member table:name="10252,45" table:display="true" table:show-details="true"/>
                <table:data-pilot-member table:name="10379,94" table:display="true" table:show-details="true"/>
                <table:data-pilot-member table:name="10395,15" table:display="true" table:show-details="true"/>
                <table:data-pilot-member table:name="10479,93" table:display="true" table:show-details="true"/>
                <table:data-pilot-member table:name="10485,35" table:display="true" table:show-details="true"/>
                <table:data-pilot-member table:name="10598,24" table:display="true" table:show-details="true"/>
                <table:data-pilot-member table:name="10635,44" table:display="true" table:show-details="true"/>
                <table:data-pilot-member table:name="10891,16" table:display="true" table:show-details="true"/>
                <table:data-pilot-member table:name="10936,28" table:display="true" table:show-details="true"/>
                <table:data-pilot-member table:name="10943,9" table:display="true" table:show-details="true"/>
                <table:data-pilot-member table:name="10959,9" table:display="true" table:show-details="true"/>
                <table:data-pilot-member table:name="11000,16" table:display="true" table:show-details="true"/>
                <table:data-pilot-member table:name="11062,05" table:display="true" table:show-details="true"/>
                <table:data-pilot-member table:name="11125,25" table:display="true" table:show-details="true"/>
                <table:data-pilot-member table:name="11291,32" table:display="true" table:show-details="true"/>
                <table:data-pilot-member table:name="11307,93" table:display="true" table:show-details="true"/>
                <table:data-pilot-member table:name="11317,4" table:display="true" table:show-details="true"/>
                <table:data-pilot-member table:name="11318,25" table:display="true" table:show-details="true"/>
                <table:data-pilot-member table:name="11355,15" table:display="true" table:show-details="true"/>
                <table:data-pilot-member table:name="11365,77" table:display="true" table:show-details="true"/>
                <table:data-pilot-member table:name="11508,51" table:display="true" table:show-details="true"/>
                <table:data-pilot-member table:name="11517,87" table:display="true" table:show-details="true"/>
                <table:data-pilot-member table:name="11572,95" table:display="true" table:show-details="true"/>
                <table:data-pilot-member table:name="11652,08" table:display="true" table:show-details="true"/>
                <table:data-pilot-member table:name="11683,68" table:display="true" table:show-details="true"/>
                <table:data-pilot-member table:name="11687,4" table:display="true" table:show-details="true"/>
                <table:data-pilot-member table:name="11732,35" table:display="true" table:show-details="true"/>
                <table:data-pilot-member table:name="11763,12" table:display="true" table:show-details="true"/>
                <table:data-pilot-member table:name="11763,85" table:display="true" table:show-details="true"/>
                <table:data-pilot-member table:name="12074,94" table:display="true" table:show-details="true"/>
                <table:data-pilot-member table:name="12109,75" table:display="true" table:show-details="true"/>
                <table:data-pilot-member table:name="12154,1" table:display="true" table:show-details="true"/>
                <table:data-pilot-member table:name="12203,5" table:display="true" table:show-details="true"/>
                <table:data-pilot-member table:name="12294,84" table:display="true" table:show-details="true"/>
                <table:data-pilot-member table:name="12806,04" table:display="true" table:show-details="true"/>
                <table:data-pilot-member table:name="12891,24" table:display="true" table:show-details="true"/>
                <table:data-pilot-member table:name="12911,04" table:display="true" table:show-details="true"/>
                <table:data-pilot-member table:name="12922,8" table:display="true" table:show-details="true"/>
                <table:data-pilot-member table:name="13072,45" table:display="true" table:show-details="true"/>
                <table:data-pilot-member table:name="13143,7" table:display="true" table:show-details="true"/>
                <table:data-pilot-member table:name="13192" table:display="true" table:show-details="true"/>
                <table:data-pilot-member table:name="13255,2" table:display="true" table:show-details="true"/>
                <table:data-pilot-member table:name="13304,4" table:display="true" table:show-details="true"/>
                <table:data-pilot-member table:name="13365,24" table:display="true" table:show-details="true"/>
                <table:data-pilot-member table:name="13397,46" table:display="true" table:show-details="true"/>
                <table:data-pilot-member table:name="13417,48" table:display="true" table:show-details="true"/>
                <table:data-pilot-member table:name="13515,33" table:display="true" table:show-details="true"/>
                <table:data-pilot-member table:name="13607,88" table:display="true" table:show-details="true"/>
                <table:data-pilot-member table:name="13610,61" table:display="true" table:show-details="true"/>
                <table:data-pilot-member table:name="13668,52" table:display="true" table:show-details="true"/>
                <table:data-pilot-member table:name="13852,95" table:display="true" table:show-details="true"/>
                <table:data-pilot-member table:name="13868,1" table:display="true" table:show-details="true"/>
                <table:data-pilot-member table:name="13904,8" table:display="true" table:show-details="true"/>
                <table:data-pilot-member table:name="13916,46" table:display="true" table:show-details="true"/>
                <table:data-pilot-member table:name="13918,59" table:display="true" table:show-details="true"/>
                <table:data-pilot-member table:name="13969,35" table:display="true" table:show-details="true"/>
                <table:data-pilot-member table:name="14070,21" table:display="true" table:show-details="true"/>
                <table:data-pilot-member table:name="14126,35" table:display="true" table:show-details="true"/>
                <table:data-pilot-member table:name="14291" table:display="true" table:show-details="true"/>
                <table:data-pilot-member table:name="14336,73" table:display="true" table:show-details="true"/>
                <table:data-pilot-member table:name="14339,52" table:display="true" table:show-details="true"/>
                <table:data-pilot-member table:name="14354,04" table:display="true" table:show-details="true"/>
                <table:data-pilot-member table:name="14497" table:display="true" table:show-details="true"/>
                <table:data-pilot-member table:name="14522,73" table:display="true" table:show-details="true"/>
                <table:data-pilot-member table:name="14541,92" table:display="true" table:show-details="true"/>
                <table:data-pilot-member table:name="14624,12" table:display="true" table:show-details="true"/>
                <table:data-pilot-member table:name="14768,55" table:display="true" table:show-details="true"/>
                <table:data-pilot-member table:name="14808" table:display="true" table:show-details="true"/>
                <table:data-pilot-member table:name="14950,95" table:display="true" table:show-details="true"/>
                <table:data-pilot-member table:name="15293,24" table:display="true" table:show-details="true"/>
                <table:data-pilot-member table:name="15334,56" table:display="true" table:show-details="true"/>
                <table:data-pilot-member table:name="15371,8" table:display="true" table:show-details="true"/>
                <table:data-pilot-member table:name="15471,55" table:display="true" table:show-details="true"/>
                <table:data-pilot-member table:name="15814,56" table:display="true" table:show-details="true"/>
                <table:data-pilot-member table:name="16092,32" table:display="true" table:show-details="true"/>
                <table:data-pilot-member table:name="16110,45" table:display="true" table:show-details="true"/>
                <table:data-pilot-member table:name="16186,65" table:display="true" table:show-details="true"/>
                <table:data-pilot-member table:name="16531,65" table:display="true" table:show-details="true"/>
                <table:data-pilot-member table:name="16667,6" table:display="true" table:show-details="true"/>
                <table:data-pilot-member table:name="16788,25" table:display="true" table:show-details="true"/>
                <table:data-pilot-member table:name="16828,08" table:display="true" table:show-details="true"/>
                <table:data-pilot-member table:name="16871,56" table:display="true" table:show-details="true"/>
                <table:data-pilot-member table:name="17029,52" table:display="true" table:show-details="true"/>
                <table:data-pilot-member table:name="17283,4" table:display="true" table:show-details="true"/>
                <table:data-pilot-member table:name="17327,6" table:display="true" table:show-details="true"/>
                <table:data-pilot-member table:name="17440,92" table:display="true" table:show-details="true"/>
                <table:data-pilot-member table:name="17462,8" table:display="true" table:show-details="true"/>
                <table:data-pilot-member table:name="17761,12" table:display="true" table:show-details="true"/>
                <table:data-pilot-member table:name="17981" table:display="true" table:show-details="true"/>
                <table:data-pilot-member table:name="18016,72" table:display="true" table:show-details="true"/>
                <table:data-pilot-member table:name="18023,55" table:display="true" table:show-details="true"/>
                <table:data-pilot-member table:name="18218" table:display="true" table:show-details="true"/>
                <table:data-pilot-member table:name="18229,95" table:display="true" table:show-details="true"/>
                <table:data-pilot-member table:name="18305,35" table:display="true" table:show-details="true"/>
                <table:data-pilot-member table:name="18554,6" table:display="true" table:show-details="true"/>
                <table:data-pilot-member table:name="18675,64" table:display="true" table:show-details="true"/>
                <table:data-pilot-member table:name="18701,84" table:display="true" table:show-details="true"/>
                <table:data-pilot-member table:name="18751,76" table:display="true" table:show-details="true"/>
                <table:data-pilot-member table:name="18764,8" table:display="true" table:show-details="true"/>
                <table:data-pilot-member table:name="18937,3" table:display="true" table:show-details="true"/>
                <table:data-pilot-member table:name="19084,5" table:display="true" table:show-details="true"/>
                <table:data-pilot-member table:name="19087,75" table:display="true" table:show-details="true"/>
                <table:data-pilot-member table:name="19140,96" table:display="true" table:show-details="true"/>
                <table:data-pilot-member table:name="19265,96" table:display="true" table:show-details="true"/>
                <table:data-pilot-member table:name="19269,68" table:display="true" table:show-details="true"/>
                <table:data-pilot-member table:name="19376,08" table:display="true" table:show-details="true"/>
                <table:data-pilot-member table:name="19473,6" table:display="true" table:show-details="true"/>
                <table:data-pilot-member table:name="19573,85" table:display="true" table:show-details="true"/>
                <table:data-pilot-member table:name="19676,2" table:display="true" table:show-details="true"/>
                <table:data-pilot-member table:name="19679,15" table:display="true" table:show-details="true"/>
                <table:data-pilot-member table:name="19694,9" table:display="true" table:show-details="true"/>
                <table:data-pilot-member table:name="20196,65" table:display="true" table:show-details="true"/>
                <table:data-pilot-member table:name="20444,7" table:display="true" table:show-details="true"/>
                <table:data-pilot-member table:name="20606,4" table:display="true" table:show-details="true"/>
                <table:data-pilot-member table:name="21090,3" table:display="true" table:show-details="true"/>
                <table:data-pilot-member table:name="21734,4" table:display="true" table:show-details="true"/>
                <table:data-pilot-member table:name="22381,2" table:display="true" table:show-details="true"/>
                <table:data-pilot-member table:name="22993,45" table:display="true" table:show-details="true"/>
                <table:data-pilot-member table:name="24094" table:display="true" table:show-details="true"/>
                <table:data-pilot-member table:name="24396,35" table:display="true" table:show-details="true"/>
                <table:data-pilot-member table:name="24537,1" table:display="true" table:show-details="true"/>
                <table:data-pilot-member table:name="24854,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dinâmica_dataset_analise_dados_problemas_4'.A1:'Tabela dinâmica_dataset_analise_dados_problemas_4'.G9" table:buttons="'Tabela dinâmica_dataset_analise_dados_problemas_4'.A2 'Tabela dinâmica_dataset_analise_dados_problemas_4'.B1" table:show-filter-button="false" table:drill-down-on-double-click="false">
          <table:source-cell-range table:cell-range-address="dataset_analise_dados_problemas.A1:dataset_analise_dados_problemas.M621"/>
          <table:data-pilot-field table:source-field-name="Cidade" table:orientation="column" table:used-hierarchy="0" table:function="auto">
            <table:data-pilot-level table:show-empty="false" calcext:repeat-item-labels="false">
              <table:data-pilot-members>
                <table:data-pilot-member table:name="Brasília" table:display="true" table:show-details="true"/>
                <table:data-pilot-member table:name="Não informada" table:display="true" table:show-details="true"/>
                <table:data-pilot-member table:name="Rio de Janeiro" table:display="true" table:show-details="true"/>
                <table:data-pilot-member table:name="Salvador" table:display="true" table:show-details="true"/>
                <table:data-pilot-member table:name="São Paul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to" table:orientation="row" table:used-hierarchy="0" table:function="auto">
            <table:data-pilot-level table:show-empty="false" calcext:repeat-item-labels="false">
              <table:data-pilot-members>
                <table:data-pilot-member table:name="Celular" table:display="true" table:show-details="true"/>
                <table:data-pilot-member table:name="Fone" table:display="true" table:show-details="true"/>
                <table:data-pilot-member table:name="Mouse" table:display="true" table:show-details="true"/>
                <table:data-pilot-member table:name="Notebook" table:display="true" table:show-details="true"/>
                <table:data-pilot-member table:name="Tablet" table:display="true" table:show-details="true"/>
                <table:data-pilot-member table:name="Tecla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certo" table:orientation="data" table:used-hierarchy="0" table:function="sum">
            <table:data-pilot-level table:show-empty="false" calcext:repeat-item-labels="false">
              <table:data-pilot-members>
                <table:data-pilot-member table:name="65,93" table:display="true" table:show-details="true"/>
                <table:data-pilot-member table:name="75,89" table:display="true" table:show-details="true"/>
                <table:data-pilot-member table:name="109,94" table:display="true" table:show-details="true"/>
                <table:data-pilot-member table:name="145" table:display="true" table:show-details="true"/>
                <table:data-pilot-member table:name="153,68" table:display="true" table:show-details="true"/>
                <table:data-pilot-member table:name="157,02" table:display="true" table:show-details="true"/>
                <table:data-pilot-member table:name="158,03" table:display="true" table:show-details="true"/>
                <table:data-pilot-member table:name="169,75" table:display="true" table:show-details="true"/>
                <table:data-pilot-member table:name="179,67" table:display="true" table:show-details="true"/>
                <table:data-pilot-member table:name="216,39" table:display="true" table:show-details="true"/>
                <table:data-pilot-member table:name="240,21" table:display="true" table:show-details="true"/>
                <table:data-pilot-member table:name="263,71" table:display="true" table:show-details="true"/>
                <table:data-pilot-member table:name="264,89" table:display="true" table:show-details="true"/>
                <table:data-pilot-member table:name="334,02" table:display="true" table:show-details="true"/>
                <table:data-pilot-member table:name="336,01" table:display="true" table:show-details="true"/>
                <table:data-pilot-member table:name="337,91" table:display="true" table:show-details="true"/>
                <table:data-pilot-member table:name="339,83" table:display="true" table:show-details="true"/>
                <table:data-pilot-member table:name="347,7" table:display="true" table:show-details="true"/>
                <table:data-pilot-member table:name="348,32" table:display="true" table:show-details="true"/>
                <table:data-pilot-member table:name="353,68" table:display="true" table:show-details="true"/>
                <table:data-pilot-member table:name="358,34" table:display="true" table:show-details="true"/>
                <table:data-pilot-member table:name="360,13" table:display="true" table:show-details="true"/>
                <table:data-pilot-member table:name="371,03" table:display="true" table:show-details="true"/>
                <table:data-pilot-member table:name="373,56" table:display="true" table:show-details="true"/>
                <table:data-pilot-member table:name="379,93" table:display="true" table:show-details="true"/>
                <table:data-pilot-member table:name="384,68" table:display="true" table:show-details="true"/>
                <table:data-pilot-member table:name="384,96" table:display="true" table:show-details="true"/>
                <table:data-pilot-member table:name="387,45" table:display="true" table:show-details="true"/>
                <table:data-pilot-member table:name="393,65" table:display="true" table:show-details="true"/>
                <table:data-pilot-member table:name="406,82" table:display="true" table:show-details="true"/>
                <table:data-pilot-member table:name="418,4" table:display="true" table:show-details="true"/>
                <table:data-pilot-member table:name="431,44" table:display="true" table:show-details="true"/>
                <table:data-pilot-member table:name="437,2" table:display="true" table:show-details="true"/>
                <table:data-pilot-member table:name="448,98" table:display="true" table:show-details="true"/>
                <table:data-pilot-member table:name="450,55" table:display="true" table:show-details="true"/>
                <table:data-pilot-member table:name="454,54" table:display="true" table:show-details="true"/>
                <table:data-pilot-member table:name="469,72" table:display="true" table:show-details="true"/>
                <table:data-pilot-member table:name="480,95" table:display="true" table:show-details="true"/>
                <table:data-pilot-member table:name="540,93" table:display="true" table:show-details="true"/>
                <table:data-pilot-member table:name="550" table:display="true" table:show-details="true"/>
                <table:data-pilot-member table:name="550,18" table:display="true" table:show-details="true"/>
                <table:data-pilot-member table:name="573,04" table:display="true" table:show-details="true"/>
                <table:data-pilot-member table:name="579,04" table:display="true" table:show-details="true"/>
                <table:data-pilot-member table:name="593,19" table:display="true" table:show-details="true"/>
                <table:data-pilot-member table:name="617,36" table:display="true" table:show-details="true"/>
                <table:data-pilot-member table:name="618,11" table:display="true" table:show-details="true"/>
                <table:data-pilot-member table:name="635,76" table:display="true" table:show-details="true"/>
                <table:data-pilot-member table:name="651,43" table:display="true" table:show-details="true"/>
                <table:data-pilot-member table:name="653,34" table:display="true" table:show-details="true"/>
                <table:data-pilot-member table:name="685,55" table:display="true" table:show-details="true"/>
                <table:data-pilot-member table:name="697,02" table:display="true" table:show-details="true"/>
                <table:data-pilot-member table:name="701,25" table:display="true" table:show-details="true"/>
                <table:data-pilot-member table:name="710,73" table:display="true" table:show-details="true"/>
                <table:data-pilot-member table:name="711,08" table:display="true" table:show-details="true"/>
                <table:data-pilot-member table:name="720" table:display="true" table:show-details="true"/>
                <table:data-pilot-member table:name="725,38" table:display="true" table:show-details="true"/>
                <table:data-pilot-member table:name="772,98" table:display="true" table:show-details="true"/>
                <table:data-pilot-member table:name="774,55" table:display="true" table:show-details="true"/>
                <table:data-pilot-member table:name="779,89" table:display="true" table:show-details="true"/>
                <table:data-pilot-member table:name="782,68" table:display="true" table:show-details="true"/>
                <table:data-pilot-member table:name="792,74" table:display="true" table:show-details="true"/>
                <table:data-pilot-member table:name="793,34" table:display="true" table:show-details="true"/>
                <table:data-pilot-member table:name="798,67" table:display="true" table:show-details="true"/>
                <table:data-pilot-member table:name="804,46" table:display="true" table:show-details="true"/>
                <table:data-pilot-member table:name="805,44" table:display="true" table:show-details="true"/>
                <table:data-pilot-member table:name="865,95" table:display="true" table:show-details="true"/>
                <table:data-pilot-member table:name="870,58" table:display="true" table:show-details="true"/>
                <table:data-pilot-member table:name="884,65" table:display="true" table:show-details="true"/>
                <table:data-pilot-member table:name="911,84" table:display="true" table:show-details="true"/>
                <table:data-pilot-member table:name="915,45" table:display="true" table:show-details="true"/>
                <table:data-pilot-member table:name="917,75" table:display="true" table:show-details="true"/>
                <table:data-pilot-member table:name="946,69" table:display="true" table:show-details="true"/>
                <table:data-pilot-member table:name="967,66" table:display="true" table:show-details="true"/>
                <table:data-pilot-member table:name="1013,38" table:display="true" table:show-details="true"/>
                <table:data-pilot-member table:name="1019,1" table:display="true" table:show-details="true"/>
                <table:data-pilot-member table:name="1025,12" table:display="true" table:show-details="true"/>
                <table:data-pilot-member table:name="1027,48" table:display="true" table:show-details="true"/>
                <table:data-pilot-member table:name="1071,02" table:display="true" table:show-details="true"/>
                <table:data-pilot-member table:name="1115,25" table:display="true" table:show-details="true"/>
                <table:data-pilot-member table:name="1123,95" table:display="true" table:show-details="true"/>
                <table:data-pilot-member table:name="1144,95" table:display="true" table:show-details="true"/>
                <table:data-pilot-member table:name="1165,32" table:display="true" table:show-details="true"/>
                <table:data-pilot-member table:name="1222,51" table:display="true" table:show-details="true"/>
                <table:data-pilot-member table:name="1229,54" table:display="true" table:show-details="true"/>
                <table:data-pilot-member table:name="1233,94" table:display="true" table:show-details="true"/>
                <table:data-pilot-member table:name="1241,43" table:display="true" table:show-details="true"/>
                <table:data-pilot-member table:name="1255,24" table:display="true" table:show-details="true"/>
                <table:data-pilot-member table:name="1285,25" table:display="true" table:show-details="true"/>
                <table:data-pilot-member table:name="1292,28" table:display="true" table:show-details="true"/>
                <table:data-pilot-member table:name="1310,62" table:display="true" table:show-details="true"/>
                <table:data-pilot-member table:name="1319,82" table:display="true" table:show-details="true"/>
                <table:data-pilot-member table:name="1329,39" table:display="true" table:show-details="true"/>
                <table:data-pilot-member table:name="1329,68" table:display="true" table:show-details="true"/>
                <table:data-pilot-member table:name="1333,52" table:display="true" table:show-details="true"/>
                <table:data-pilot-member table:name="1336,08" table:display="true" table:show-details="true"/>
                <table:data-pilot-member table:name="1337,78" table:display="true" table:show-details="true"/>
                <table:data-pilot-member table:name="1404,12" table:display="true" table:show-details="true"/>
                <table:data-pilot-member table:name="1410,29" table:display="true" table:show-details="true"/>
                <table:data-pilot-member table:name="1465,24" table:display="true" table:show-details="true"/>
                <table:data-pilot-member table:name="1465,71" table:display="true" table:show-details="true"/>
                <table:data-pilot-member table:name="1478,52" table:display="true" table:show-details="true"/>
                <table:data-pilot-member table:name="1499,47" table:display="true" table:show-details="true"/>
                <table:data-pilot-member table:name="1530,9" table:display="true" table:show-details="true"/>
                <table:data-pilot-member table:name="1551,21" table:display="true" table:show-details="true"/>
                <table:data-pilot-member table:name="1562,35" table:display="true" table:show-details="true"/>
                <table:data-pilot-member table:name="1565,96" table:display="true" table:show-details="true"/>
                <table:data-pilot-member table:name="1571,09" table:display="true" table:show-details="true"/>
                <table:data-pilot-member table:name="1590,97" table:display="true" table:show-details="true"/>
                <table:data-pilot-member table:name="1611,26" table:display="true" table:show-details="true"/>
                <table:data-pilot-member table:name="1650,69" table:display="true" table:show-details="true"/>
                <table:data-pilot-member table:name="1656,7" table:display="true" table:show-details="true"/>
                <table:data-pilot-member table:name="1668,31" table:display="true" table:show-details="true"/>
                <table:data-pilot-member table:name="1698,36" table:display="true" table:show-details="true"/>
                <table:data-pilot-member table:name="1705,83" table:display="true" table:show-details="true"/>
                <table:data-pilot-member table:name="1739,18" table:display="true" table:show-details="true"/>
                <table:data-pilot-member table:name="1769,35" table:display="true" table:show-details="true"/>
                <table:data-pilot-member table:name="1770,48" table:display="true" table:show-details="true"/>
                <table:data-pilot-member table:name="1780,06" table:display="true" table:show-details="true"/>
                <table:data-pilot-member table:name="1790,53" table:display="true" table:show-details="true"/>
                <table:data-pilot-member table:name="1798,59" table:display="true" table:show-details="true"/>
                <table:data-pilot-member table:name="1799,44" table:display="true" table:show-details="true"/>
                <table:data-pilot-member table:name="1809,15" table:display="true" table:show-details="true"/>
                <table:data-pilot-member table:name="1832,68" table:display="true" table:show-details="true"/>
                <table:data-pilot-member table:name="1869,3" table:display="true" table:show-details="true"/>
                <table:data-pilot-member table:name="1871,31" table:display="true" table:show-details="true"/>
                <table:data-pilot-member table:name="1873,13" table:display="true" table:show-details="true"/>
                <table:data-pilot-member table:name="1896,04" table:display="true" table:show-details="true"/>
                <table:data-pilot-member table:name="1896,24" table:display="true" table:show-details="true"/>
                <table:data-pilot-member table:name="1897,6" table:display="true" table:show-details="true"/>
                <table:data-pilot-member table:name="1931,97" table:display="true" table:show-details="true"/>
                <table:data-pilot-member table:name="1933,44" table:display="true" table:show-details="true"/>
                <table:data-pilot-member table:name="1934,09" table:display="true" table:show-details="true"/>
                <table:data-pilot-member table:name="1940,6" table:display="true" table:show-details="true"/>
                <table:data-pilot-member table:name="1984,98" table:display="true" table:show-details="true"/>
                <table:data-pilot-member table:name="1988,05" table:display="true" table:show-details="true"/>
                <table:data-pilot-member table:name="2002,66" table:display="true" table:show-details="true"/>
                <table:data-pilot-member table:name="2023,38" table:display="true" table:show-details="true"/>
                <table:data-pilot-member table:name="2052,21" table:display="true" table:show-details="true"/>
                <table:data-pilot-member table:name="2061,6" table:display="true" table:show-details="true"/>
                <table:data-pilot-member table:name="2091,6" table:display="true" table:show-details="true"/>
                <table:data-pilot-member table:name="2092,48" table:display="true" table:show-details="true"/>
                <table:data-pilot-member table:name="2095,16" table:display="true" table:show-details="true"/>
                <table:data-pilot-member table:name="2109,96" table:display="true" table:show-details="true"/>
                <table:data-pilot-member table:name="2114,2" table:display="true" table:show-details="true"/>
                <table:data-pilot-member table:name="2135,18" table:display="true" table:show-details="true"/>
                <table:data-pilot-member table:name="2147,5" table:display="true" table:show-details="true"/>
                <table:data-pilot-member table:name="2148,24" table:display="true" table:show-details="true"/>
                <table:data-pilot-member table:name="2159,11" table:display="true" table:show-details="true"/>
                <table:data-pilot-member table:name="2190,86" table:display="true" table:show-details="true"/>
                <table:data-pilot-member table:name="2206,14" table:display="true" table:show-details="true"/>
                <table:data-pilot-member table:name="2216,14" table:display="true" table:show-details="true"/>
                <table:data-pilot-member table:name="2225,58" table:display="true" table:show-details="true"/>
                <table:data-pilot-member table:name="2228,99" table:display="true" table:show-details="true"/>
                <table:data-pilot-member table:name="2262,39" table:display="true" table:show-details="true"/>
                <table:data-pilot-member table:name="2270,62" table:display="true" table:show-details="true"/>
                <table:data-pilot-member table:name="2276,43" table:display="true" table:show-details="true"/>
                <table:data-pilot-member table:name="2283,75" table:display="true" table:show-details="true"/>
                <table:data-pilot-member table:name="2286,25" table:display="true" table:show-details="true"/>
                <table:data-pilot-member table:name="2310,56" table:display="true" table:show-details="true"/>
                <table:data-pilot-member table:name="2338,36" table:display="true" table:show-details="true"/>
                <table:data-pilot-member table:name="2349,96" table:display="true" table:show-details="true"/>
                <table:data-pilot-member table:name="2357,98" table:display="true" table:show-details="true"/>
                <table:data-pilot-member table:name="2406,29" table:display="true" table:show-details="true"/>
                <table:data-pilot-member table:name="2443,55" table:display="true" table:show-details="true"/>
                <table:data-pilot-member table:name="2455,85" table:display="true" table:show-details="true"/>
                <table:data-pilot-member table:name="2463,48" table:display="true" table:show-details="true"/>
                <table:data-pilot-member table:name="2504,04" table:display="true" table:show-details="true"/>
                <table:data-pilot-member table:name="2507,48" table:display="true" table:show-details="true"/>
                <table:data-pilot-member table:name="2537,7" table:display="true" table:show-details="true"/>
                <table:data-pilot-member table:name="2542,12" table:display="true" table:show-details="true"/>
                <table:data-pilot-member table:name="2555,4" table:display="true" table:show-details="true"/>
                <table:data-pilot-member table:name="2566,38" table:display="true" table:show-details="true"/>
                <table:data-pilot-member table:name="2571,64" table:display="true" table:show-details="true"/>
                <table:data-pilot-member table:name="2602,61" table:display="true" table:show-details="true"/>
                <table:data-pilot-member table:name="2610,48" table:display="true" table:show-details="true"/>
                <table:data-pilot-member table:name="2619,35" table:display="true" table:show-details="true"/>
                <table:data-pilot-member table:name="2675" table:display="true" table:show-details="true"/>
                <table:data-pilot-member table:name="2685,48" table:display="true" table:show-details="true"/>
                <table:data-pilot-member table:name="2690,88" table:display="true" table:show-details="true"/>
                <table:data-pilot-member table:name="2691,33" table:display="true" table:show-details="true"/>
                <table:data-pilot-member table:name="2699,79" table:display="true" table:show-details="true"/>
                <table:data-pilot-member table:name="2718,85" table:display="true" table:show-details="true"/>
                <table:data-pilot-member table:name="2728,72" table:display="true" table:show-details="true"/>
                <table:data-pilot-member table:name="2740,51" table:display="true" table:show-details="true"/>
                <table:data-pilot-member table:name="2756,15" table:display="true" table:show-details="true"/>
                <table:data-pilot-member table:name="2760,15" table:display="true" table:show-details="true"/>
                <table:data-pilot-member table:name="2762,4" table:display="true" table:show-details="true"/>
                <table:data-pilot-member table:name="2770,17" table:display="true" table:show-details="true"/>
                <table:data-pilot-member table:name="2791,32" table:display="true" table:show-details="true"/>
                <table:data-pilot-member table:name="2792,3" table:display="true" table:show-details="true"/>
                <table:data-pilot-member table:name="2797,67" table:display="true" table:show-details="true"/>
                <table:data-pilot-member table:name="2811,03" table:display="true" table:show-details="true"/>
                <table:data-pilot-member table:name="2824" table:display="true" table:show-details="true"/>
                <table:data-pilot-member table:name="2826,7" table:display="true" table:show-details="true"/>
                <table:data-pilot-member table:name="2833,37" table:display="true" table:show-details="true"/>
                <table:data-pilot-member table:name="2848,38" table:display="true" table:show-details="true"/>
                <table:data-pilot-member table:name="2856,73" table:display="true" table:show-details="true"/>
                <table:data-pilot-member table:name="2876,28" table:display="true" table:show-details="true"/>
                <table:data-pilot-member table:name="2880,77" table:display="true" table:show-details="true"/>
                <table:data-pilot-member table:name="2920,24" table:display="true" table:show-details="true"/>
                <table:data-pilot-member table:name="2932,99" table:display="true" table:show-details="true"/>
                <table:data-pilot-member table:name="2959,46" table:display="true" table:show-details="true"/>
                <table:data-pilot-member table:name="2972,22" table:display="true" table:show-details="true"/>
                <table:data-pilot-member table:name="2985,57" table:display="true" table:show-details="true"/>
                <table:data-pilot-member table:name="2992,66" table:display="true" table:show-details="true"/>
                <table:data-pilot-member table:name="3011,22" table:display="true" table:show-details="true"/>
                <table:data-pilot-member table:name="3024,9" table:display="true" table:show-details="true"/>
                <table:data-pilot-member table:name="3027,98" table:display="true" table:show-details="true"/>
                <table:data-pilot-member table:name="3037,07" table:display="true" table:show-details="true"/>
                <table:data-pilot-member table:name="3037,26" table:display="true" table:show-details="true"/>
                <table:data-pilot-member table:name="3045,72" table:display="true" table:show-details="true"/>
                <table:data-pilot-member table:name="3050,95" table:display="true" table:show-details="true"/>
                <table:data-pilot-member table:name="3062,21" table:display="true" table:show-details="true"/>
                <table:data-pilot-member table:name="3070,61" table:display="true" table:show-details="true"/>
                <table:data-pilot-member table:name="3084,05" table:display="true" table:show-details="true"/>
                <table:data-pilot-member table:name="3088,97" table:display="true" table:show-details="true"/>
                <table:data-pilot-member table:name="3116,97" table:display="true" table:show-details="true"/>
                <table:data-pilot-member table:name="3136,75" table:display="true" table:show-details="true"/>
                <table:data-pilot-member table:name="3138,1" table:display="true" table:show-details="true"/>
                <table:data-pilot-member table:name="3138,28" table:display="true" table:show-details="true"/>
                <table:data-pilot-member table:name="3142,08" table:display="true" table:show-details="true"/>
                <table:data-pilot-member table:name="3148" table:display="true" table:show-details="true"/>
                <table:data-pilot-member table:name="3199,64" table:display="true" table:show-details="true"/>
                <table:data-pilot-member table:name="3225,15" table:display="true" table:show-details="true"/>
                <table:data-pilot-member table:name="3229,51" table:display="true" table:show-details="true"/>
                <table:data-pilot-member table:name="3246,76" table:display="true" table:show-details="true"/>
                <table:data-pilot-member table:name="3254,3" table:display="true" table:show-details="true"/>
                <table:data-pilot-member table:name="3271,84" table:display="true" table:show-details="true"/>
                <table:data-pilot-member table:name="3272,32" table:display="true" table:show-details="true"/>
                <table:data-pilot-member table:name="3288,16" table:display="true" table:show-details="true"/>
                <table:data-pilot-member table:name="3301,93" table:display="true" table:show-details="true"/>
                <table:data-pilot-member table:name="3310,9" table:display="true" table:show-details="true"/>
                <table:data-pilot-member table:name="3311,48" table:display="true" table:show-details="true"/>
                <table:data-pilot-member table:name="3314,3" table:display="true" table:show-details="true"/>
                <table:data-pilot-member table:name="3318,5" table:display="true" table:show-details="true"/>
                <table:data-pilot-member table:name="3335,76" table:display="true" table:show-details="true"/>
                <table:data-pilot-member table:name="3361,66" table:display="true" table:show-details="true"/>
                <table:data-pilot-member table:name="3369,4" table:display="true" table:show-details="true"/>
                <table:data-pilot-member table:name="3398,52" table:display="true" table:show-details="true"/>
                <table:data-pilot-member table:name="3408,96" table:display="true" table:show-details="true"/>
                <table:data-pilot-member table:name="3421,53" table:display="true" table:show-details="true"/>
                <table:data-pilot-member table:name="3456,27" table:display="true" table:show-details="true"/>
                <table:data-pilot-member table:name="3463,32" table:display="true" table:show-details="true"/>
                <table:data-pilot-member table:name="3485,55" table:display="true" table:show-details="true"/>
                <table:data-pilot-member table:name="3490,01" table:display="true" table:show-details="true"/>
                <table:data-pilot-member table:name="3490,42" table:display="true" table:show-details="true"/>
                <table:data-pilot-member table:name="3490,97" table:display="true" table:show-details="true"/>
                <table:data-pilot-member table:name="3558,29" table:display="true" table:show-details="true"/>
                <table:data-pilot-member table:name="3562,06" table:display="true" table:show-details="true"/>
                <table:data-pilot-member table:name="3620,61" table:display="true" table:show-details="true"/>
                <table:data-pilot-member table:name="3634,44" table:display="true" table:show-details="true"/>
                <table:data-pilot-member table:name="3635,8" table:display="true" table:show-details="true"/>
                <table:data-pilot-member table:name="3643,45" table:display="true" table:show-details="true"/>
                <table:data-pilot-member table:name="3678,7" table:display="true" table:show-details="true"/>
                <table:data-pilot-member table:name="3691,53" table:display="true" table:show-details="true"/>
                <table:data-pilot-member table:name="3697,53" table:display="true" table:show-details="true"/>
                <table:data-pilot-member table:name="3700,3" table:display="true" table:show-details="true"/>
                <table:data-pilot-member table:name="3700,67" table:display="true" table:show-details="true"/>
                <table:data-pilot-member table:name="3705,32" table:display="true" table:show-details="true"/>
                <table:data-pilot-member table:name="3713,08" table:display="true" table:show-details="true"/>
                <table:data-pilot-member table:name="3741,38" table:display="true" table:show-details="true"/>
                <table:data-pilot-member table:name="3793,01" table:display="true" table:show-details="true"/>
                <table:data-pilot-member table:name="3809,02" table:display="true" table:show-details="true"/>
                <table:data-pilot-member table:name="3813,43" table:display="true" table:show-details="true"/>
                <table:data-pilot-member table:name="3817,65" table:display="true" table:show-details="true"/>
                <table:data-pilot-member table:name="3835,81" table:display="true" table:show-details="true"/>
                <table:data-pilot-member table:name="3852,64" table:display="true" table:show-details="true"/>
                <table:data-pilot-member table:name="3884,44" table:display="true" table:show-details="true"/>
                <table:data-pilot-member table:name="3884,53" table:display="true" table:show-details="true"/>
                <table:data-pilot-member table:name="3893,41" table:display="true" table:show-details="true"/>
                <table:data-pilot-member table:name="3922,88" table:display="true" table:show-details="true"/>
                <table:data-pilot-member table:name="3929,77" table:display="true" table:show-details="true"/>
                <table:data-pilot-member table:name="3945,17" table:display="true" table:show-details="true"/>
                <table:data-pilot-member table:name="3960,65" table:display="true" table:show-details="true"/>
                <table:data-pilot-member table:name="3987,48" table:display="true" table:show-details="true"/>
                <table:data-pilot-member table:name="3998,96" table:display="true" table:show-details="true"/>
                <table:data-pilot-member table:name="3999,18" table:display="true" table:show-details="true"/>
                <table:data-pilot-member table:name="4011,76" table:display="true" table:show-details="true"/>
                <table:data-pilot-member table:name="4012,6" table:display="true" table:show-details="true"/>
                <table:data-pilot-member table:name="4017,61" table:display="true" table:show-details="true"/>
                <table:data-pilot-member table:name="4030,12" table:display="true" table:show-details="true"/>
                <table:data-pilot-member table:name="4034,7" table:display="true" table:show-details="true"/>
                <table:data-pilot-member table:name="4057,23" table:display="true" table:show-details="true"/>
                <table:data-pilot-member table:name="4068,26" table:display="true" table:show-details="true"/>
                <table:data-pilot-member table:name="4074,28" table:display="true" table:show-details="true"/>
                <table:data-pilot-member table:name="4079,15" table:display="true" table:show-details="true"/>
                <table:data-pilot-member table:name="4089,5" table:display="true" table:show-details="true"/>
                <table:data-pilot-member table:name="4096,38" table:display="true" table:show-details="true"/>
                <table:data-pilot-member table:name="4102,76" table:display="true" table:show-details="true"/>
                <table:data-pilot-member table:name="4104,98" table:display="true" table:show-details="true"/>
                <table:data-pilot-member table:name="4128,38" table:display="true" table:show-details="true"/>
                <table:data-pilot-member table:name="4139,03" table:display="true" table:show-details="true"/>
                <table:data-pilot-member table:name="4146,31" table:display="true" table:show-details="true"/>
                <table:data-pilot-member table:name="4156,83" table:display="true" table:show-details="true"/>
                <table:data-pilot-member table:name="4183" table:display="true" table:show-details="true"/>
                <table:data-pilot-member table:name="4198,47" table:display="true" table:show-details="true"/>
                <table:data-pilot-member table:name="4205,1" table:display="true" table:show-details="true"/>
                <table:data-pilot-member table:name="4207,31" table:display="true" table:show-details="true"/>
                <table:data-pilot-member table:name="4211,48" table:display="true" table:show-details="true"/>
                <table:data-pilot-member table:name="4212,31" table:display="true" table:show-details="true"/>
                <table:data-pilot-member table:name="4217,57" table:display="true" table:show-details="true"/>
                <table:data-pilot-member table:name="4221,3" table:display="true" table:show-details="true"/>
                <table:data-pilot-member table:name="4229,57" table:display="true" table:show-details="true"/>
                <table:data-pilot-member table:name="4239,92" table:display="true" table:show-details="true"/>
                <table:data-pilot-member table:name="4264,55" table:display="true" table:show-details="true"/>
                <table:data-pilot-member table:name="4272,6" table:display="true" table:show-details="true"/>
                <table:data-pilot-member table:name="4313,78" table:display="true" table:show-details="true"/>
                <table:data-pilot-member table:name="4328,52" table:display="true" table:show-details="true"/>
                <table:data-pilot-member table:name="4353,6" table:display="true" table:show-details="true"/>
                <table:data-pilot-member table:name="4370,01" table:display="true" table:show-details="true"/>
                <table:data-pilot-member table:name="4389,42" table:display="true" table:show-details="true"/>
                <table:data-pilot-member table:name="4395,97" table:display="true" table:show-details="true"/>
                <table:data-pilot-member table:name="4398,48" table:display="true" table:show-details="true"/>
                <table:data-pilot-member table:name="4398,65" table:display="true" table:show-details="true"/>
                <table:data-pilot-member table:name="4408,35" table:display="true" table:show-details="true"/>
                <table:data-pilot-member table:name="4426,82" table:display="true" table:show-details="true"/>
                <table:data-pilot-member table:name="4427,52" table:display="true" table:show-details="true"/>
                <table:data-pilot-member table:name="4438,69" table:display="true" table:show-details="true"/>
                <table:data-pilot-member table:name="4480,83" table:display="true" table:show-details="true"/>
                <table:data-pilot-member table:name="4491,44" table:display="true" table:show-details="true"/>
                <table:data-pilot-member table:name="4552,42" table:display="true" table:show-details="true"/>
                <table:data-pilot-member table:name="4558,68" table:display="true" table:show-details="true"/>
                <table:data-pilot-member table:name="4568,12" table:display="true" table:show-details="true"/>
                <table:data-pilot-member table:name="4598,34" table:display="true" table:show-details="true"/>
                <table:data-pilot-member table:name="4600,99" table:display="true" table:show-details="true"/>
                <table:data-pilot-member table:name="4636,06" table:display="true" table:show-details="true"/>
                <table:data-pilot-member table:name="4651,47" table:display="true" table:show-details="true"/>
                <table:data-pilot-member table:name="4652,02" table:display="true" table:show-details="true"/>
                <table:data-pilot-member table:name="4674,48" table:display="true" table:show-details="true"/>
                <table:data-pilot-member table:name="4688,6" table:display="true" table:show-details="true"/>
                <table:data-pilot-member table:name="4718,23" table:display="true" table:show-details="true"/>
                <table:data-pilot-member table:name="4731,21" table:display="true" table:show-details="true"/>
                <table:data-pilot-member table:name="4759,45" table:display="true" table:show-details="true"/>
                <table:data-pilot-member table:name="4790,25" table:display="true" table:show-details="true"/>
                <table:data-pilot-member table:name="4792,46" table:display="true" table:show-details="true"/>
                <table:data-pilot-member table:name="4792,56" table:display="true" table:show-details="true"/>
                <table:data-pilot-member table:name="4799,9" table:display="true" table:show-details="true"/>
                <table:data-pilot-member table:name="4830,82" table:display="true" table:show-details="true"/>
                <table:data-pilot-member table:name="4856" table:display="true" table:show-details="true"/>
                <table:data-pilot-member table:name="4861,43" table:display="true" table:show-details="true"/>
                <table:data-pilot-member table:name="4865,3" table:display="true" table:show-details="true"/>
                <table:data-pilot-member table:name="4887,01" table:display="true" table:show-details="true"/>
                <table:data-pilot-member table:name="4919,21" table:display="true" table:show-details="true"/>
                <table:data-pilot-member table:name="4924,12" table:display="true" table:show-details="true"/>
                <table:data-pilot-member table:name="4929,76" table:display="true" table:show-details="true"/>
                <table:data-pilot-member table:name="4933,58" table:display="true" table:show-details="true"/>
                <table:data-pilot-member table:name="4939,54" table:display="true" table:show-details="true"/>
                <table:data-pilot-member table:name="4956,72" table:display="true" table:show-details="true"/>
                <table:data-pilot-member table:name="4959,46" table:display="true" table:show-details="true"/>
                <table:data-pilot-member table:name="4962,79" table:display="true" table:show-details="true"/>
                <table:data-pilot-member table:name="4975,8" table:display="true" table:show-details="true"/>
                <table:data-pilot-member table:name="4981,85" table:display="true" table:show-details="true"/>
                <table:data-pilot-member table:name="4991,82" table:display="true" table:show-details="true"/>
                <table:data-pilot-member table:name="4997,1" table:display="true" table:show-details="true"/>
                <table:data-pilot-member table:name="5006,43" table:display="true" table:show-details="true"/>
                <table:data-pilot-member table:name="5018" table:display="true" table:show-details="true"/>
                <table:data-pilot-member table:name="5107,94" table:display="true" table:show-details="true"/>
                <table:data-pilot-member table:name="5152,9" table:display="true" table:show-details="true"/>
                <table:data-pilot-member table:name="5194,36" table:display="true" table:show-details="true"/>
                <table:data-pilot-member table:name="5223,1" table:display="true" table:show-details="true"/>
                <table:data-pilot-member table:name="5261,4" table:display="true" table:show-details="true"/>
                <table:data-pilot-member table:name="5281,58" table:display="true" table:show-details="true"/>
                <table:data-pilot-member table:name="5289,57" table:display="true" table:show-details="true"/>
                <table:data-pilot-member table:name="5376,28" table:display="true" table:show-details="true"/>
                <table:data-pilot-member table:name="5421,69" table:display="true" table:show-details="true"/>
                <table:data-pilot-member table:name="5490,44" table:display="true" table:show-details="true"/>
                <table:data-pilot-member table:name="5495,76" table:display="true" table:show-details="true"/>
                <table:data-pilot-member table:name="5586,84" table:display="true" table:show-details="true"/>
                <table:data-pilot-member table:name="5596,95" table:display="true" table:show-details="true"/>
                <table:data-pilot-member table:name="5676,69" table:display="true" table:show-details="true"/>
                <table:data-pilot-member table:name="5789,82" table:display="true" table:show-details="true"/>
                <table:data-pilot-member table:name="5859,75" table:display="true" table:show-details="true"/>
                <table:data-pilot-member table:name="5998,89" table:display="true" table:show-details="true"/>
                <table:data-pilot-member table:name="6071,4" table:display="true" table:show-details="true"/>
                <table:data-pilot-member table:name="6072,51" table:display="true" table:show-details="true"/>
                <table:data-pilot-member table:name="6079,83" table:display="true" table:show-details="true"/>
                <table:data-pilot-member table:name="6112,2" table:display="true" table:show-details="true"/>
                <table:data-pilot-member table:name="6114,76" table:display="true" table:show-details="true"/>
                <table:data-pilot-member table:name="6129,2" table:display="true" table:show-details="true"/>
                <table:data-pilot-member table:name="6142,3" table:display="true" table:show-details="true"/>
                <table:data-pilot-member table:name="6198,26" table:display="true" table:show-details="true"/>
                <table:data-pilot-member table:name="6233,92" table:display="true" table:show-details="true"/>
                <table:data-pilot-member table:name="6253,77" table:display="true" table:show-details="true"/>
                <table:data-pilot-member table:name="6264,72" table:display="true" table:show-details="true"/>
                <table:data-pilot-member table:name="6373,96" table:display="true" table:show-details="true"/>
                <table:data-pilot-member table:name="6408,3" table:display="true" table:show-details="true"/>
                <table:data-pilot-member table:name="6508,77" table:display="true" table:show-details="true"/>
                <table:data-pilot-member table:name="6510" table:display="true" table:show-details="true"/>
                <table:data-pilot-member table:name="6599,95" table:display="true" table:show-details="true"/>
                <table:data-pilot-member table:name="6605,2" table:display="true" table:show-details="true"/>
                <table:data-pilot-member table:name="6727,92" table:display="true" table:show-details="true"/>
                <table:data-pilot-member table:name="6809,9" table:display="true" table:show-details="true"/>
                <table:data-pilot-member table:name="6897,68" table:display="true" table:show-details="true"/>
                <table:data-pilot-member table:name="6955,12" table:display="true" table:show-details="true"/>
                <table:data-pilot-member table:name="6972,78" table:display="true" table:show-details="true"/>
                <table:data-pilot-member table:name="7004,13" table:display="true" table:show-details="true"/>
                <table:data-pilot-member table:name="7106,04" table:display="true" table:show-details="true"/>
                <table:data-pilot-member table:name="7107,56" table:display="true" table:show-details="true"/>
                <table:data-pilot-member table:name="7119,56" table:display="true" table:show-details="true"/>
                <table:data-pilot-member table:name="7189,9" table:display="true" table:show-details="true"/>
                <table:data-pilot-member table:name="7191,6" table:display="true" table:show-details="true"/>
                <table:data-pilot-member table:name="7204,22" table:display="true" table:show-details="true"/>
                <table:data-pilot-member table:name="7234,15" table:display="true" table:show-details="true"/>
                <table:data-pilot-member table:name="7238,76" table:display="true" table:show-details="true"/>
                <table:data-pilot-member table:name="7255,86" table:display="true" table:show-details="true"/>
                <table:data-pilot-member table:name="7335,12" table:display="true" table:show-details="true"/>
                <table:data-pilot-member table:name="7347,75" table:display="true" table:show-details="true"/>
                <table:data-pilot-member table:name="7354,74" table:display="true" table:show-details="true"/>
                <table:data-pilot-member table:name="7362,78" table:display="true" table:show-details="true"/>
                <table:data-pilot-member table:name="7365,21" table:display="true" table:show-details="true"/>
                <table:data-pilot-member table:name="7372,28" table:display="true" table:show-details="true"/>
                <table:data-pilot-member table:name="7399,84" table:display="true" table:show-details="true"/>
                <table:data-pilot-member table:name="7481,64" table:display="true" table:show-details="true"/>
                <table:data-pilot-member table:name="7549,11" table:display="true" table:show-details="true"/>
                <table:data-pilot-member table:name="7642,6" table:display="true" table:show-details="true"/>
                <table:data-pilot-member table:name="7716,12" table:display="true" table:show-details="true"/>
                <table:data-pilot-member table:name="7756,5" table:display="true" table:show-details="true"/>
                <table:data-pilot-member table:name="7813,7" table:display="true" table:show-details="true"/>
                <table:data-pilot-member table:name="7827,2" table:display="true" table:show-details="true"/>
                <table:data-pilot-member table:name="7845,62" table:display="true" table:show-details="true"/>
                <table:data-pilot-member table:name="7848,36" table:display="true" table:show-details="true"/>
                <table:data-pilot-member table:name="7858,35" table:display="true" table:show-details="true"/>
                <table:data-pilot-member table:name="7893,44" table:display="true" table:show-details="true"/>
                <table:data-pilot-member table:name="7962,56" table:display="true" table:show-details="true"/>
                <table:data-pilot-member table:name="8007,28" table:display="true" table:show-details="true"/>
                <table:data-pilot-member table:name="8020,7" table:display="true" table:show-details="true"/>
                <table:data-pilot-member table:name="8044,2" table:display="true" table:show-details="true"/>
                <table:data-pilot-member table:name="8079,32" table:display="true" table:show-details="true"/>
                <table:data-pilot-member table:name="8097,68" table:display="true" table:show-details="true"/>
                <table:data-pilot-member table:name="8107,05" table:display="true" table:show-details="true"/>
                <table:data-pilot-member table:name="8169,18" table:display="true" table:show-details="true"/>
                <table:data-pilot-member table:name="8196,08" table:display="true" table:show-details="true"/>
                <table:data-pilot-member table:name="8243,88" table:display="true" table:show-details="true"/>
                <table:data-pilot-member table:name="8267,98" table:display="true" table:show-details="true"/>
                <table:data-pilot-member table:name="8339,68" table:display="true" table:show-details="true"/>
                <table:data-pilot-member table:name="8372,75" table:display="true" table:show-details="true"/>
                <table:data-pilot-member table:name="8399,76" table:display="true" table:show-details="true"/>
                <table:data-pilot-member table:name="8480,5" table:display="true" table:show-details="true"/>
                <table:data-pilot-member table:name="8484,15" table:display="true" table:show-details="true"/>
                <table:data-pilot-member table:name="8492,12" table:display="true" table:show-details="true"/>
                <table:data-pilot-member table:name="8521,1" table:display="true" table:show-details="true"/>
                <table:data-pilot-member table:name="8540,58" table:display="true" table:show-details="true"/>
                <table:data-pilot-member table:name="8615,38" table:display="true" table:show-details="true"/>
                <table:data-pilot-member table:name="8633,94" table:display="true" table:show-details="true"/>
                <table:data-pilot-member table:name="8647" table:display="true" table:show-details="true"/>
                <table:data-pilot-member table:name="8745,9" table:display="true" table:show-details="true"/>
                <table:data-pilot-member table:name="8793,6" table:display="true" table:show-details="true"/>
                <table:data-pilot-member table:name="8812,78" table:display="true" table:show-details="true"/>
                <table:data-pilot-member table:name="8873,34" table:display="true" table:show-details="true"/>
                <table:data-pilot-member table:name="9027,44" table:display="true" table:show-details="true"/>
                <table:data-pilot-member table:name="9068,82" table:display="true" table:show-details="true"/>
                <table:data-pilot-member table:name="9087,93" table:display="true" table:show-details="true"/>
                <table:data-pilot-member table:name="9165,36" table:display="true" table:show-details="true"/>
                <table:data-pilot-member table:name="9177,39" table:display="true" table:show-details="true"/>
                <table:data-pilot-member table:name="9274,36" table:display="true" table:show-details="true"/>
                <table:data-pilot-member table:name="9286,02" table:display="true" table:show-details="true"/>
                <table:data-pilot-member table:name="9288,02" table:display="true" table:show-details="true"/>
                <table:data-pilot-member table:name="9318,68" table:display="true" table:show-details="true"/>
                <table:data-pilot-member table:name="9319,9" table:display="true" table:show-details="true"/>
                <table:data-pilot-member table:name="9337,24" table:display="true" table:show-details="true"/>
                <table:data-pilot-member table:name="9349,44" table:display="true" table:show-details="true"/>
                <table:data-pilot-member table:name="9374,54" table:display="true" table:show-details="true"/>
                <table:data-pilot-member table:name="9412,72" table:display="true" table:show-details="true"/>
                <table:data-pilot-member table:name="9552,3" table:display="true" table:show-details="true"/>
                <table:data-pilot-member table:name="9597,24" table:display="true" table:show-details="true"/>
                <table:data-pilot-member table:name="9749,85" table:display="true" table:show-details="true"/>
                <table:data-pilot-member table:name="9761,16" table:display="true" table:show-details="true"/>
                <table:data-pilot-member table:name="9801,7" table:display="true" table:show-details="true"/>
                <table:data-pilot-member table:name="9805,5" table:display="true" table:show-details="true"/>
                <table:data-pilot-member table:name="9820,8" table:display="true" table:show-details="true"/>
                <table:data-pilot-member table:name="9843,84" table:display="true" table:show-details="true"/>
                <table:data-pilot-member table:name="9898,71" table:display="true" table:show-details="true"/>
                <table:data-pilot-member table:name="9922,36" table:display="true" table:show-details="true"/>
                <table:data-pilot-member table:name="9949,18" table:display="true" table:show-details="true"/>
                <table:data-pilot-member table:name="9971,34" table:display="true" table:show-details="true"/>
                <table:data-pilot-member table:name="10039,88" table:display="true" table:show-details="true"/>
                <table:data-pilot-member table:name="10063,77" table:display="true" table:show-details="true"/>
                <table:data-pilot-member table:name="10252,45" table:display="true" table:show-details="true"/>
                <table:data-pilot-member table:name="10379,94" table:display="true" table:show-details="true"/>
                <table:data-pilot-member table:name="10395,15" table:display="true" table:show-details="true"/>
                <table:data-pilot-member table:name="10479,93" table:display="true" table:show-details="true"/>
                <table:data-pilot-member table:name="10485,35" table:display="true" table:show-details="true"/>
                <table:data-pilot-member table:name="10598,24" table:display="true" table:show-details="true"/>
                <table:data-pilot-member table:name="10635,44" table:display="true" table:show-details="true"/>
                <table:data-pilot-member table:name="10891,16" table:display="true" table:show-details="true"/>
                <table:data-pilot-member table:name="10936,28" table:display="true" table:show-details="true"/>
                <table:data-pilot-member table:name="10943,9" table:display="true" table:show-details="true"/>
                <table:data-pilot-member table:name="10959,9" table:display="true" table:show-details="true"/>
                <table:data-pilot-member table:name="11000,16" table:display="true" table:show-details="true"/>
                <table:data-pilot-member table:name="11062,05" table:display="true" table:show-details="true"/>
                <table:data-pilot-member table:name="11125,25" table:display="true" table:show-details="true"/>
                <table:data-pilot-member table:name="11291,32" table:display="true" table:show-details="true"/>
                <table:data-pilot-member table:name="11307,93" table:display="true" table:show-details="true"/>
                <table:data-pilot-member table:name="11317,4" table:display="true" table:show-details="true"/>
                <table:data-pilot-member table:name="11318,25" table:display="true" table:show-details="true"/>
                <table:data-pilot-member table:name="11355,15" table:display="true" table:show-details="true"/>
                <table:data-pilot-member table:name="11365,77" table:display="true" table:show-details="true"/>
                <table:data-pilot-member table:name="11508,51" table:display="true" table:show-details="true"/>
                <table:data-pilot-member table:name="11517,87" table:display="true" table:show-details="true"/>
                <table:data-pilot-member table:name="11572,95" table:display="true" table:show-details="true"/>
                <table:data-pilot-member table:name="11652,08" table:display="true" table:show-details="true"/>
                <table:data-pilot-member table:name="11683,68" table:display="true" table:show-details="true"/>
                <table:data-pilot-member table:name="11687,4" table:display="true" table:show-details="true"/>
                <table:data-pilot-member table:name="11732,35" table:display="true" table:show-details="true"/>
                <table:data-pilot-member table:name="11763,12" table:display="true" table:show-details="true"/>
                <table:data-pilot-member table:name="11763,85" table:display="true" table:show-details="true"/>
                <table:data-pilot-member table:name="12074,94" table:display="true" table:show-details="true"/>
                <table:data-pilot-member table:name="12109,75" table:display="true" table:show-details="true"/>
                <table:data-pilot-member table:name="12154,1" table:display="true" table:show-details="true"/>
                <table:data-pilot-member table:name="12203,5" table:display="true" table:show-details="true"/>
                <table:data-pilot-member table:name="12294,84" table:display="true" table:show-details="true"/>
                <table:data-pilot-member table:name="12806,04" table:display="true" table:show-details="true"/>
                <table:data-pilot-member table:name="12891,24" table:display="true" table:show-details="true"/>
                <table:data-pilot-member table:name="12911,04" table:display="true" table:show-details="true"/>
                <table:data-pilot-member table:name="12922,8" table:display="true" table:show-details="true"/>
                <table:data-pilot-member table:name="13072,45" table:display="true" table:show-details="true"/>
                <table:data-pilot-member table:name="13143,7" table:display="true" table:show-details="true"/>
                <table:data-pilot-member table:name="13192" table:display="true" table:show-details="true"/>
                <table:data-pilot-member table:name="13255,2" table:display="true" table:show-details="true"/>
                <table:data-pilot-member table:name="13304,4" table:display="true" table:show-details="true"/>
                <table:data-pilot-member table:name="13365,24" table:display="true" table:show-details="true"/>
                <table:data-pilot-member table:name="13397,46" table:display="true" table:show-details="true"/>
                <table:data-pilot-member table:name="13417,48" table:display="true" table:show-details="true"/>
                <table:data-pilot-member table:name="13515,33" table:display="true" table:show-details="true"/>
                <table:data-pilot-member table:name="13607,88" table:display="true" table:show-details="true"/>
                <table:data-pilot-member table:name="13610,61" table:display="true" table:show-details="true"/>
                <table:data-pilot-member table:name="13668,52" table:display="true" table:show-details="true"/>
                <table:data-pilot-member table:name="13852,95" table:display="true" table:show-details="true"/>
                <table:data-pilot-member table:name="13868,1" table:display="true" table:show-details="true"/>
                <table:data-pilot-member table:name="13904,8" table:display="true" table:show-details="true"/>
                <table:data-pilot-member table:name="13916,46" table:display="true" table:show-details="true"/>
                <table:data-pilot-member table:name="13918,59" table:display="true" table:show-details="true"/>
                <table:data-pilot-member table:name="13969,35" table:display="true" table:show-details="true"/>
                <table:data-pilot-member table:name="14070,21" table:display="true" table:show-details="true"/>
                <table:data-pilot-member table:name="14126,35" table:display="true" table:show-details="true"/>
                <table:data-pilot-member table:name="14291" table:display="true" table:show-details="true"/>
                <table:data-pilot-member table:name="14336,73" table:display="true" table:show-details="true"/>
                <table:data-pilot-member table:name="14339,52" table:display="true" table:show-details="true"/>
                <table:data-pilot-member table:name="14354,04" table:display="true" table:show-details="true"/>
                <table:data-pilot-member table:name="14497" table:display="true" table:show-details="true"/>
                <table:data-pilot-member table:name="14522,73" table:display="true" table:show-details="true"/>
                <table:data-pilot-member table:name="14541,92" table:display="true" table:show-details="true"/>
                <table:data-pilot-member table:name="14624,12" table:display="true" table:show-details="true"/>
                <table:data-pilot-member table:name="14768,55" table:display="true" table:show-details="true"/>
                <table:data-pilot-member table:name="14808" table:display="true" table:show-details="true"/>
                <table:data-pilot-member table:name="14950,95" table:display="true" table:show-details="true"/>
                <table:data-pilot-member table:name="15293,24" table:display="true" table:show-details="true"/>
                <table:data-pilot-member table:name="15334,56" table:display="true" table:show-details="true"/>
                <table:data-pilot-member table:name="15371,8" table:display="true" table:show-details="true"/>
                <table:data-pilot-member table:name="15471,55" table:display="true" table:show-details="true"/>
                <table:data-pilot-member table:name="15814,56" table:display="true" table:show-details="true"/>
                <table:data-pilot-member table:name="16092,32" table:display="true" table:show-details="true"/>
                <table:data-pilot-member table:name="16110,45" table:display="true" table:show-details="true"/>
                <table:data-pilot-member table:name="16186,65" table:display="true" table:show-details="true"/>
                <table:data-pilot-member table:name="16531,65" table:display="true" table:show-details="true"/>
                <table:data-pilot-member table:name="16667,6" table:display="true" table:show-details="true"/>
                <table:data-pilot-member table:name="16788,25" table:display="true" table:show-details="true"/>
                <table:data-pilot-member table:name="16828,08" table:display="true" table:show-details="true"/>
                <table:data-pilot-member table:name="16871,56" table:display="true" table:show-details="true"/>
                <table:data-pilot-member table:name="17029,52" table:display="true" table:show-details="true"/>
                <table:data-pilot-member table:name="17283,4" table:display="true" table:show-details="true"/>
                <table:data-pilot-member table:name="17327,6" table:display="true" table:show-details="true"/>
                <table:data-pilot-member table:name="17440,92" table:display="true" table:show-details="true"/>
                <table:data-pilot-member table:name="17462,8" table:display="true" table:show-details="true"/>
                <table:data-pilot-member table:name="17761,12" table:display="true" table:show-details="true"/>
                <table:data-pilot-member table:name="17981" table:display="true" table:show-details="true"/>
                <table:data-pilot-member table:name="18016,72" table:display="true" table:show-details="true"/>
                <table:data-pilot-member table:name="18023,55" table:display="true" table:show-details="true"/>
                <table:data-pilot-member table:name="18218" table:display="true" table:show-details="true"/>
                <table:data-pilot-member table:name="18229,95" table:display="true" table:show-details="true"/>
                <table:data-pilot-member table:name="18305,35" table:display="true" table:show-details="true"/>
                <table:data-pilot-member table:name="18554,6" table:display="true" table:show-details="true"/>
                <table:data-pilot-member table:name="18675,64" table:display="true" table:show-details="true"/>
                <table:data-pilot-member table:name="18701,84" table:display="true" table:show-details="true"/>
                <table:data-pilot-member table:name="18751,76" table:display="true" table:show-details="true"/>
                <table:data-pilot-member table:name="18764,8" table:display="true" table:show-details="true"/>
                <table:data-pilot-member table:name="18937,3" table:display="true" table:show-details="true"/>
                <table:data-pilot-member table:name="19084,5" table:display="true" table:show-details="true"/>
                <table:data-pilot-member table:name="19087,75" table:display="true" table:show-details="true"/>
                <table:data-pilot-member table:name="19140,96" table:display="true" table:show-details="true"/>
                <table:data-pilot-member table:name="19265,96" table:display="true" table:show-details="true"/>
                <table:data-pilot-member table:name="19269,68" table:display="true" table:show-details="true"/>
                <table:data-pilot-member table:name="19376,08" table:display="true" table:show-details="true"/>
                <table:data-pilot-member table:name="19473,6" table:display="true" table:show-details="true"/>
                <table:data-pilot-member table:name="19573,85" table:display="true" table:show-details="true"/>
                <table:data-pilot-member table:name="19676,2" table:display="true" table:show-details="true"/>
                <table:data-pilot-member table:name="19679,15" table:display="true" table:show-details="true"/>
                <table:data-pilot-member table:name="19694,9" table:display="true" table:show-details="true"/>
                <table:data-pilot-member table:name="20196,65" table:display="true" table:show-details="true"/>
                <table:data-pilot-member table:name="20444,7" table:display="true" table:show-details="true"/>
                <table:data-pilot-member table:name="20606,4" table:display="true" table:show-details="true"/>
                <table:data-pilot-member table:name="21090,3" table:display="true" table:show-details="true"/>
                <table:data-pilot-member table:name="21734,4" table:display="true" table:show-details="true"/>
                <table:data-pilot-member table:name="22381,2" table:display="true" table:show-details="true"/>
                <table:data-pilot-member table:name="22993,45" table:display="true" table:show-details="true"/>
                <table:data-pilot-member table:name="24094" table:display="true" table:show-details="true"/>
                <table:data-pilot-member table:name="24396,35" table:display="true" table:show-details="true"/>
                <table:data-pilot-member table:name="24537,1" table:display="true" table:show-details="true"/>
                <table:data-pilot-member table:name="24854,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15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0:27:19.882847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21T14:19:47.236053700</dc:date>
    <meta:editing-duration>PT2H44M26S</meta:editing-duration>
    <meta:editing-cycles>6</meta:editing-cycles>
    <meta:generator>LibreOffice/26.2.2.2$Windows_X86_64 LibreOffice_project/1f77d10d6938fd34972958f64b2bcfa54f8b1ba5</meta:generator>
    <meta:document-statistic meta:table-count="6" meta:cell-count="8648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78cm" svg:height="10.705cm" xlink:href=".." xlink:type="simple" loext:data-pilot-source="DataPilot1" chart:class="chart:bar" chart:style-name="ch1">
        <chart:legend chart:legend-position="end" svg:x="16.187cm" svg:y="3.508cm" style:legend-expansion="high" chart:style-name="ch2"/>
        <chart:plot-area chart:style-name="ch3" svg:x="0.391cm" svg:y="0.214cm" svg:width="15.405cm" svg:height="9.377cm">
          <chart:coordinate-region svg:x="2.114cm" svg:y="0.214cm" svg:width="13.106cm" svg:height="8.7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ular</text:p>
                <draw:g>
                  <svg:desc>PT@categories</svg:desc>
                </draw:g>
              </table:table-cell>
              <table:table-cell office:value-type="float" office:value="610918.38">
                <text:p>610918.3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one</text:p>
              </table:table-cell>
              <table:table-cell office:value-type="float" office:value="577100.16">
                <text:p>577100.16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735933.68">
                <text:p>735933.68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647002.22">
                <text:p>647002.22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591993.6">
                <text:p>591993.6</text:p>
              </table:table-cell>
            </table:table-row>
            <table:table-row>
              <table:table-cell office:value-type="string">
                <text:p>Teclado</text:p>
              </table:table-cell>
              <table:table-cell office:value-type="float" office:value="629371.94">
                <text:p>629371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loext:data-pilot-source="DataPilot2" chart:class="chart:bar" chart:style-name="ch1">
        <chart:legend chart:legend-position="end" svg:x="13.181cm" svg:y="2.952cm" style:legend-expansion="high" chart:style-name="ch2"/>
        <chart:plot-area chart:style-name="ch3" svg:x="0.319cm" svg:y="0.18cm" svg:width="12.543cm" svg:height="7.746cm">
          <chart:coordinate-region svg:x="1.909cm" svg:y="0.379cm" svg:width="10.953cm" svg:height="5.4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sília</text:p>
                <draw:g>
                  <svg:desc>PT@categories</svg:desc>
                </draw:g>
              </table:table-cell>
              <table:table-cell office:value-type="float" office:value="776568.1">
                <text:p>776568.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ão informada</text:p>
              </table:table-cell>
              <table:table-cell office:value-type="float" office:value="819334.8">
                <text:p>819334.8</text:p>
              </table:table-cell>
            </table:table-row>
            <table:table-row>
              <table:table-cell office:value-type="string">
                <text:p>Rio de Janeiro</text:p>
              </table:table-cell>
              <table:table-cell office:value-type="float" office:value="563268.07">
                <text:p>563268.07</text:p>
              </table:table-cell>
            </table:table-row>
            <table:table-row>
              <table:table-cell office:value-type="string">
                <text:p>Salvador</text:p>
              </table:table-cell>
              <table:table-cell office:value-type="float" office:value="719533.56">
                <text:p>719533.56</text:p>
              </table:table-cell>
            </table:table-row>
            <table:table-row>
              <table:table-cell office:value-type="string">
                <text:p>São Paulo</text:p>
              </table:table-cell>
              <table:table-cell office:value-type="float" office:value="913615.45">
                <text:p>913615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loext:data-pilot-source="DataPilot3" chart:class="chart:bar" chart:style-name="ch1">
        <chart:legend chart:legend-position="end" svg:x="13.182cm" svg:y="2.951cm" style:legend-expansion="high" chart:style-name="ch2"/>
        <chart:plot-area chart:style-name="ch3" svg:x="0.319cm" svg:y="0.18cm" svg:width="12.544cm" svg:height="7.745cm">
          <chart:coordinate-region svg:x="1.909cm" svg:y="0.379cm" svg:width="10.954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leto</text:p>
                <draw:g>
                  <svg:desc>PT@categories</svg:desc>
                </draw:g>
              </table:table-cell>
              <table:table-cell office:value-type="float" office:value="576819.37">
                <text:p>576819.3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artão</text:p>
              </table:table-cell>
              <table:table-cell office:value-type="float" office:value="754770.250000001">
                <text:p>754770.250000001</text:p>
              </table:table-cell>
            </table:table-row>
            <table:table-row>
              <table:table-cell office:value-type="string">
                <text:p>Dinheiro</text:p>
              </table:table-cell>
              <table:table-cell office:value-type="float" office:value="845259.1">
                <text:p>845259.1</text:p>
              </table:table-cell>
            </table:table-row>
            <table:table-row>
              <table:table-cell office:value-type="string">
                <text:p>Não informado</text:p>
              </table:table-cell>
              <table:table-cell office:value-type="float" office:value="706326.14">
                <text:p>706326.14</text:p>
              </table:table-cell>
            </table:table-row>
            <table:table-row>
              <table:table-cell office:value-type="string">
                <text:p>Pix</text:p>
              </table:table-cell>
              <table:table-cell office:value-type="float" office:value="909145.12">
                <text:p>909145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87cm" svg:height="10.626cm" xlink:href=".." xlink:type="simple" loext:data-pilot-source="DataPilot4" chart:class="chart:bar" chart:style-name="ch1">
        <chart:legend chart:legend-position="end" svg:x="15.608cm" svg:y="3.483cm" style:legend-expansion="high" chart:style-name="ch2"/>
        <chart:plot-area chart:style-name="ch3" svg:x="0.377cm" svg:y="0.212cm" svg:width="14.854cm" svg:height="9.302cm">
          <chart:coordinate-region svg:x="1.776cm" svg:y="0.411cm" svg:width="13.455cm" svg:height="8.45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6"/>
          </chart:series>
          <chart:series chart:style-name="ch8" chart:values-cell-range-address="PT@data 1" chart:label-cell-address="PT@label 1" chart:class="chart:bar">
            <chart:data-point chart:repeated="6"/>
          </chart:series>
          <chart:series chart:style-name="ch9" chart:values-cell-range-address="PT@data 2" chart:label-cell-address="PT@label 2" chart:class="chart:bar">
            <chart:data-point chart:repeated="6"/>
          </chart:series>
          <chart:series chart:style-name="ch10" chart:values-cell-range-address="PT@data 3" chart:label-cell-address="PT@label 3" chart:class="chart:bar">
            <chart:data-point chart:repeated="6"/>
          </chart:series>
          <chart:series chart:style-name="ch11" chart:values-cell-range-address="PT@data 4" chart:label-cell-address="PT@label 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sília</text:p>
                <draw:g>
                  <svg:desc>PT@label 0</svg:desc>
                </draw:g>
              </table:table-cell>
              <table:table-cell office:value-type="string">
                <text:p>Não informada</text:p>
                <draw:g>
                  <svg:desc>PT@label 1</svg:desc>
                </draw:g>
              </table:table-cell>
              <table:table-cell office:value-type="string">
                <text:p>Rio de Janeiro</text:p>
                <draw:g>
                  <svg:desc>PT@label 2</svg:desc>
                </draw:g>
              </table:table-cell>
              <table:table-cell office:value-type="string">
                <text:p>Salvador</text:p>
                <draw:g>
                  <svg:desc>PT@label 3</svg:desc>
                </draw:g>
              </table:table-cell>
              <table:table-cell office:value-type="string">
                <text:p>São Paulo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ular</text:p>
                <draw:g>
                  <svg:desc>PT@categories</svg:desc>
                </draw:g>
              </table:table-cell>
              <table:table-cell office:value-type="float" office:value="72013.82">
                <text:p>72013.82</text:p>
                <draw:g>
                  <svg:desc>PT@data 0</svg:desc>
                </draw:g>
              </table:table-cell>
              <table:table-cell office:value-type="float" office:value="152135.29">
                <text:p>152135.29</text:p>
                <draw:g>
                  <svg:desc>PT@data 1</svg:desc>
                </draw:g>
              </table:table-cell>
              <table:table-cell office:value-type="float" office:value="123179.6">
                <text:p>123179.6</text:p>
                <draw:g>
                  <svg:desc>PT@data 2</svg:desc>
                </draw:g>
              </table:table-cell>
              <table:table-cell office:value-type="float" office:value="89020.75">
                <text:p>89020.75</text:p>
                <draw:g>
                  <svg:desc>PT@data 3</svg:desc>
                </draw:g>
              </table:table-cell>
              <table:table-cell office:value-type="float" office:value="174568.92">
                <text:p>174568.92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Fone</text:p>
              </table:table-cell>
              <table:table-cell office:value-type="float" office:value="146507.43">
                <text:p>146507.43</text:p>
              </table:table-cell>
              <table:table-cell office:value-type="float" office:value="117799.11">
                <text:p>117799.11</text:p>
              </table:table-cell>
              <table:table-cell office:value-type="float" office:value="103211.95">
                <text:p>103211.95</text:p>
              </table:table-cell>
              <table:table-cell office:value-type="float" office:value="83892.6">
                <text:p>83892.6</text:p>
              </table:table-cell>
              <table:table-cell office:value-type="float" office:value="125689.07">
                <text:p>125689.07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149316.8">
                <text:p>149316.8</text:p>
              </table:table-cell>
              <table:table-cell office:value-type="float" office:value="191341.53">
                <text:p>191341.53</text:p>
              </table:table-cell>
              <table:table-cell office:value-type="float" office:value="100264.54">
                <text:p>100264.54</text:p>
              </table:table-cell>
              <table:table-cell office:value-type="float" office:value="138881.61">
                <text:p>138881.61</text:p>
              </table:table-cell>
              <table:table-cell office:value-type="float" office:value="156129.2">
                <text:p>156129.2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107077.21">
                <text:p>107077.21</text:p>
              </table:table-cell>
              <table:table-cell office:value-type="float" office:value="105376.57">
                <text:p>105376.57</text:p>
              </table:table-cell>
              <table:table-cell office:value-type="float" office:value="74782.16">
                <text:p>74782.16</text:p>
              </table:table-cell>
              <table:table-cell office:value-type="float" office:value="160183.75">
                <text:p>160183.75</text:p>
              </table:table-cell>
              <table:table-cell office:value-type="float" office:value="199582.53">
                <text:p>199582.53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118290.01">
                <text:p>118290.01</text:p>
              </table:table-cell>
              <table:table-cell office:value-type="float" office:value="130664.7">
                <text:p>130664.7</text:p>
              </table:table-cell>
              <table:table-cell office:value-type="float" office:value="107591.05">
                <text:p>107591.05</text:p>
              </table:table-cell>
              <table:table-cell office:value-type="float" office:value="112001">
                <text:p>112001</text:p>
              </table:table-cell>
              <table:table-cell office:value-type="float" office:value="123446.84">
                <text:p>123446.84</text:p>
              </table:table-cell>
            </table:table-row>
            <table:table-row>
              <table:table-cell office:value-type="string">
                <text:p>Teclado</text:p>
              </table:table-cell>
              <table:table-cell office:value-type="float" office:value="183362.83">
                <text:p>183362.83</text:p>
              </table:table-cell>
              <table:table-cell office:value-type="float" office:value="122017.6">
                <text:p>122017.6</text:p>
              </table:table-cell>
              <table:table-cell office:value-type="float" office:value="54238.77">
                <text:p>54238.77</text:p>
              </table:table-cell>
              <table:table-cell office:value-type="float" office:value="135553.85">
                <text:p>135553.85</text:p>
              </table:table-cell>
              <table:table-cell office:value-type="float" office:value="134198.89">
                <text:p>134198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f77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color="#224b12" style:text-position="0% 100%" fo:font-size="14pt" style:letter-kerning="false"/>
    </style:style>
  </office:automatic-styles>
  <office:body>
    <office:chart>
      <chart:chart svg:width="15.229cm" svg:height="10.031cm" xlink:href="." xlink:type="simple" chart:class="chart:bar" chart:style-name="ch1">
        <chart:title svg:x="3.734cm" svg:y="0.269cm" chart:style-name="ch2">
          <text:p><text:span text:style-name="T1">Faturamento por Produto</text:span></text:p>
        </chart:title>
        <chart:plot-area chart:style-name="ch3" svg:x="0.304cm" svg:y="1.388cm" svg:width="14.621cm" svg:height="8.443cm">
          <chart:coordinate-region svg:x="2.027cm" svg:y="1.388cm" svg:width="12.322cm" svg:height="7.79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Celular</text:p>
              </table:table-cell>
              <table:table-cell office:value-type="float" office:value="610918.38">
                <text:p>610918.38</text:p>
              </table:table-cell>
            </table:table-row>
            <table:table-row>
              <table:table-cell office:value-type="string">
                <text:p>Fone</text:p>
              </table:table-cell>
              <table:table-cell office:value-type="float" office:value="577100.16">
                <text:p>577100.16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735933.68">
                <text:p>735933.68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647002.22">
                <text:p>647002.22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591993.6">
                <text:p>591993.6</text:p>
              </table:table-cell>
            </table:table-row>
            <table:table-row>
              <table:table-cell office:value-type="string">
                <text:p>Teclado</text:p>
              </table:table-cell>
              <table:table-cell office:value-type="float" office:value="629371.94">
                <text:p>629371.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f77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color="#224b12" style:text-position="0% 100%" fo:font-size="14pt" style:letter-kerning="false"/>
    </style:style>
  </office:automatic-styles>
  <office:body>
    <office:chart>
      <chart:chart svg:width="17.414cm" svg:height="9.878cm" xlink:href=".." xlink:type="simple" loext:data-pilot-source="DataPilot2" chart:class="chart:bar" chart:style-name="ch1">
        <chart:title svg:x="7.103cm" svg:y="0.223cm" chart:style-name="ch2">
          <text:p><text:span text:style-name="T1">Faturamento por Cidade</text:span></text:p>
        </chart:title>
        <chart:plot-area chart:style-name="ch3" svg:x="3.248cm" svg:y="1.142cm" svg:width="13.324cm" svg:height="7.486cm">
          <chart:coordinate-region svg:x="4.838cm" svg:y="1.341cm" svg:width="11.734cm" svg:height="6.6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sília</text:p>
                <draw:g>
                  <svg:desc>PT@categories</svg:desc>
                </draw:g>
              </table:table-cell>
              <table:table-cell office:value-type="float" office:value="776568.1">
                <text:p>776568.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ão informada</text:p>
              </table:table-cell>
              <table:table-cell office:value-type="float" office:value="819334.8">
                <text:p>819334.8</text:p>
              </table:table-cell>
            </table:table-row>
            <table:table-row>
              <table:table-cell office:value-type="string">
                <text:p>Rio de Janeiro</text:p>
              </table:table-cell>
              <table:table-cell office:value-type="float" office:value="563268.07">
                <text:p>563268.07</text:p>
              </table:table-cell>
            </table:table-row>
            <table:table-row>
              <table:table-cell office:value-type="string">
                <text:p>Salvador</text:p>
              </table:table-cell>
              <table:table-cell office:value-type="float" office:value="719533.56">
                <text:p>719533.56</text:p>
              </table:table-cell>
            </table:table-row>
            <table:table-row>
              <table:table-cell office:value-type="string">
                <text:p>São Paulo</text:p>
              </table:table-cell>
              <table:table-cell office:value-type="float" office:value="913615.45">
                <text:p>913615.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f77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color="#224b12" fo:font-size="14pt"/>
    </style:style>
  </office:automatic-styles>
  <office:body>
    <office:chart>
      <chart:chart svg:width="15.68cm" svg:height="10.646cm" xlink:href=".." xlink:type="simple" loext:data-pilot-source="DataPilot3" chart:class="chart:bar" chart:style-name="ch1">
        <chart:title svg:x="6.817cm" svg:y="0.358cm" chart:style-name="ch2">
          <text:p><text:span text:style-name="T1">Forma de Pagamento</text:span></text:p>
        </chart:title>
        <chart:plot-area chart:style-name="ch3" svg:x="2.953cm" svg:y="1.387cm" svg:width="11.718cm" svg:height="7.264cm">
          <chart:coordinate-region svg:x="4.543cm" svg:y="1.587cm" svg:width="10.128cm" svg:height="6.41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leto</text:p>
                <draw:g>
                  <svg:desc>PT@categories</svg:desc>
                </draw:g>
              </table:table-cell>
              <table:table-cell office:value-type="float" office:value="576819.37">
                <text:p>576819.3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artão</text:p>
              </table:table-cell>
              <table:table-cell office:value-type="float" office:value="754770.250000001">
                <text:p>754770.250000001</text:p>
              </table:table-cell>
            </table:table-row>
            <table:table-row>
              <table:table-cell office:value-type="string">
                <text:p>Dinheiro</text:p>
              </table:table-cell>
              <table:table-cell office:value-type="float" office:value="845259.1">
                <text:p>845259.1</text:p>
              </table:table-cell>
            </table:table-row>
            <table:table-row>
              <table:table-cell office:value-type="string">
                <text:p>Não informado</text:p>
              </table:table-cell>
              <table:table-cell office:value-type="float" office:value="706326.14">
                <text:p>706326.14</text:p>
              </table:table-cell>
            </table:table-row>
            <table:table-row>
              <table:table-cell office:value-type="string">
                <text:p>Pix</text:p>
              </table:table-cell>
              <table:table-cell office:value-type="float" office:value="909145.12">
                <text:p>909145.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color="#224b12" fo:font-size="14pt"/>
    </style:style>
  </office:automatic-styles>
  <office:body>
    <office:chart>
      <chart:chart svg:width="16.479cm" svg:height="8.884cm" xlink:href=".." xlink:type="simple" loext:data-pilot-source="DataPilot4" chart:class="chart:bar" chart:style-name="ch1">
        <chart:title svg:x="5.97cm" svg:y="0.312cm" chart:style-name="ch2">
          <text:p><text:span text:style-name="T1">Produto por Cidade</text:span></text:p>
        </chart:title>
        <chart:legend chart:legend-position="end" svg:x="13.468cm" svg:y="2.647cm" style:legend-expansion="high" chart:style-name="ch3"/>
        <chart:plot-area chart:style-name="ch4" svg:x="0.511cm" svg:y="1.23cm" svg:width="12.227cm" svg:height="6.513cm">
          <chart:coordinate-region svg:x="1.91cm" svg:y="1.429cm" svg:width="10.828cm" svg:height="5.667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6"/>
          </chart:series>
          <chart:series chart:style-name="ch9" chart:values-cell-range-address="PT@data 1" chart:label-cell-address="PT@label 1" chart:class="chart:bar">
            <chart:data-point chart:repeated="6"/>
          </chart:series>
          <chart:series chart:style-name="ch10" chart:values-cell-range-address="PT@data 2" chart:label-cell-address="PT@label 2" chart:class="chart:bar">
            <chart:data-point chart:repeated="6"/>
          </chart:series>
          <chart:series chart:style-name="ch11" chart:values-cell-range-address="PT@data 3" chart:label-cell-address="PT@label 3" chart:class="chart:bar">
            <chart:data-point chart:repeated="6"/>
          </chart:series>
          <chart:series chart:style-name="ch12" chart:values-cell-range-address="PT@data 4" chart:label-cell-address="PT@label 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sília</text:p>
                <draw:g>
                  <svg:desc>PT@label 0</svg:desc>
                </draw:g>
              </table:table-cell>
              <table:table-cell office:value-type="string">
                <text:p>Não informada</text:p>
                <draw:g>
                  <svg:desc>PT@label 1</svg:desc>
                </draw:g>
              </table:table-cell>
              <table:table-cell office:value-type="string">
                <text:p>Rio de Janeiro</text:p>
                <draw:g>
                  <svg:desc>PT@label 2</svg:desc>
                </draw:g>
              </table:table-cell>
              <table:table-cell office:value-type="string">
                <text:p>Salvador</text:p>
                <draw:g>
                  <svg:desc>PT@label 3</svg:desc>
                </draw:g>
              </table:table-cell>
              <table:table-cell office:value-type="string">
                <text:p>São Paulo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ular</text:p>
                <draw:g>
                  <svg:desc>PT@categories</svg:desc>
                </draw:g>
              </table:table-cell>
              <table:table-cell office:value-type="float" office:value="72013.82">
                <text:p>72013.82</text:p>
                <draw:g>
                  <svg:desc>PT@data 0</svg:desc>
                </draw:g>
              </table:table-cell>
              <table:table-cell office:value-type="float" office:value="152135.29">
                <text:p>152135.29</text:p>
                <draw:g>
                  <svg:desc>PT@data 1</svg:desc>
                </draw:g>
              </table:table-cell>
              <table:table-cell office:value-type="float" office:value="123179.6">
                <text:p>123179.6</text:p>
                <draw:g>
                  <svg:desc>PT@data 2</svg:desc>
                </draw:g>
              </table:table-cell>
              <table:table-cell office:value-type="float" office:value="89020.75">
                <text:p>89020.75</text:p>
                <draw:g>
                  <svg:desc>PT@data 3</svg:desc>
                </draw:g>
              </table:table-cell>
              <table:table-cell office:value-type="float" office:value="174568.92">
                <text:p>174568.92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Fone</text:p>
              </table:table-cell>
              <table:table-cell office:value-type="float" office:value="146507.43">
                <text:p>146507.43</text:p>
              </table:table-cell>
              <table:table-cell office:value-type="float" office:value="117799.11">
                <text:p>117799.11</text:p>
              </table:table-cell>
              <table:table-cell office:value-type="float" office:value="103211.95">
                <text:p>103211.95</text:p>
              </table:table-cell>
              <table:table-cell office:value-type="float" office:value="83892.6">
                <text:p>83892.6</text:p>
              </table:table-cell>
              <table:table-cell office:value-type="float" office:value="125689.07">
                <text:p>125689.07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149316.8">
                <text:p>149316.8</text:p>
              </table:table-cell>
              <table:table-cell office:value-type="float" office:value="191341.53">
                <text:p>191341.53</text:p>
              </table:table-cell>
              <table:table-cell office:value-type="float" office:value="100264.54">
                <text:p>100264.54</text:p>
              </table:table-cell>
              <table:table-cell office:value-type="float" office:value="138881.61">
                <text:p>138881.61</text:p>
              </table:table-cell>
              <table:table-cell office:value-type="float" office:value="156129.2">
                <text:p>156129.2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107077.21">
                <text:p>107077.21</text:p>
              </table:table-cell>
              <table:table-cell office:value-type="float" office:value="105376.57">
                <text:p>105376.57</text:p>
              </table:table-cell>
              <table:table-cell office:value-type="float" office:value="74782.16">
                <text:p>74782.16</text:p>
              </table:table-cell>
              <table:table-cell office:value-type="float" office:value="160183.75">
                <text:p>160183.75</text:p>
              </table:table-cell>
              <table:table-cell office:value-type="float" office:value="199582.53">
                <text:p>199582.53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118290.01">
                <text:p>118290.01</text:p>
              </table:table-cell>
              <table:table-cell office:value-type="float" office:value="130664.7">
                <text:p>130664.7</text:p>
              </table:table-cell>
              <table:table-cell office:value-type="float" office:value="107591.05">
                <text:p>107591.05</text:p>
              </table:table-cell>
              <table:table-cell office:value-type="float" office:value="112001">
                <text:p>112001</text:p>
              </table:table-cell>
              <table:table-cell office:value-type="float" office:value="123446.84">
                <text:p>123446.84</text:p>
              </table:table-cell>
            </table:table-row>
            <table:table-row>
              <table:table-cell office:value-type="string">
                <text:p>Teclado</text:p>
              </table:table-cell>
              <table:table-cell office:value-type="float" office:value="183362.83">
                <text:p>183362.83</text:p>
              </table:table-cell>
              <table:table-cell office:value-type="float" office:value="122017.6">
                <text:p>122017.6</text:p>
              </table:table-cell>
              <table:table-cell office:value-type="float" office:value="54238.77">
                <text:p>54238.77</text:p>
              </table:table-cell>
              <table:table-cell office:value-type="float" office:value="135553.85">
                <text:p>135553.85</text:p>
              </table:table-cell>
              <table:table-cell office:value-type="float" office:value="134198.89">
                <text:p>134198.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